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611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547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pad1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column table:style-name="co8" table:default-cell-style-name="Default"/>
        <table:table-column table:style-name="co6" table:number-columns-repeated="24" table:default-cell-style-name="Default"/>
        <table:table-column table:style-name="co9" table:number-columns-repeated="2" table:default-cell-style-name="Default"/>
        <table:table-column table:style-name="co6" table:number-columns-repeated="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number-columns-repeated="13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number-columns-repeated="62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6308555603" calcext:value-type="float">
            <text:p>0.10006308555603</text:p>
          </table:table-cell>
          <table:table-cell office:value-type="float" office:value="0.166771650314331" calcext:value-type="float">
            <text:p>0.166771650314331</text:p>
          </table:table-cell>
          <table:table-cell office:value-type="float" office:value="0.266834259033203" calcext:value-type="float">
            <text:p>0.266834259033203</text:p>
          </table:table-cell>
          <table:table-cell office:value-type="float" office:value="0.333548545837402" calcext:value-type="float">
            <text:p>0.333548545837402</text:p>
          </table:table-cell>
          <table:table-cell office:value-type="float" office:value="0.400262594223022" calcext:value-type="float">
            <text:p>0.400262594223022</text:p>
          </table:table-cell>
          <table:table-cell office:value-type="float" office:value="0.500333786010742" calcext:value-type="float">
            <text:p>0.500333786010742</text:p>
          </table:table-cell>
          <table:table-cell office:value-type="float" office:value="0.60040545463562" calcext:value-type="float">
            <text:p>0.60040545463562</text:p>
          </table:table-cell>
          <table:table-cell office:value-type="float" office:value="0.700476884841919" calcext:value-type="float">
            <text:p>0.700476884841919</text:p>
          </table:table-cell>
          <table:table-cell office:value-type="float" office:value="0.767191410064697" calcext:value-type="float">
            <text:p>0.767191410064697</text:p>
          </table:table-cell>
          <table:table-cell office:value-type="float" office:value="0.833905935287476" calcext:value-type="float">
            <text:p>0.833905935287476</text:p>
          </table:table-cell>
          <table:table-cell office:value-type="float" office:value="0.900620460510254" calcext:value-type="float">
            <text:p>0.900620460510254</text:p>
          </table:table-cell>
          <table:table-cell office:value-type="float" office:value="1.00069236755371" calcext:value-type="float">
            <text:p>1.00069236755371</text:p>
          </table:table-cell>
          <table:table-cell office:value-type="float" office:value="1.06740713119507" calcext:value-type="float">
            <text:p>1.06740713119507</text:p>
          </table:table-cell>
          <table:table-cell office:value-type="float" office:value="1.16747903823853" calcext:value-type="float">
            <text:p>1.16747903823853</text:p>
          </table:table-cell>
          <table:table-cell office:value-type="float" office:value="1.23419404029846" calcext:value-type="float">
            <text:p>1.23419404029846</text:p>
          </table:table-cell>
          <table:table-cell office:value-type="float" office:value="1.33425784111023" calcext:value-type="float">
            <text:p>1.33425784111023</text:p>
          </table:table-cell>
          <table:table-cell office:value-type="float" office:value="1.40096712112427" calcext:value-type="float">
            <text:p>1.40096712112427</text:p>
          </table:table-cell>
          <table:table-cell office:value-type="float" office:value="1.46767640113831" calcext:value-type="float">
            <text:p>1.46767640113831</text:p>
          </table:table-cell>
          <table:table-cell office:value-type="float" office:value="1.53438544273376" calcext:value-type="float">
            <text:p>1.53438544273376</text:p>
          </table:table-cell>
          <table:table-cell office:value-type="float" office:value="1.6344485282898" calcext:value-type="float">
            <text:p>1.6344485282898</text:p>
          </table:table-cell>
          <table:table-cell office:value-type="float" office:value="1.70115756988525" calcext:value-type="float">
            <text:p>1.70115756988525</text:p>
          </table:table-cell>
          <table:table-cell office:value-type="float" office:value="1.76786637306213" calcext:value-type="float">
            <text:p>1.76786637306213</text:p>
          </table:table-cell>
          <table:table-cell office:value-type="float" office:value="1.83457469940186" calcext:value-type="float">
            <text:p>1.83457469940186</text:p>
          </table:table-cell>
          <table:table-cell office:value-type="float" office:value="1.90128350257874" calcext:value-type="float">
            <text:p>1.90128350257874</text:p>
          </table:table-cell>
          <table:table-cell office:value-type="float" office:value="2.00134611129761" calcext:value-type="float">
            <text:p>2.00134611129761</text:p>
          </table:table-cell>
          <table:table-cell office:value-type="float" office:value="2.1014084815979" calcext:value-type="float">
            <text:p>2.1014084815979</text:p>
          </table:table-cell>
          <table:table-cell office:value-type="float" office:value="2.16811680793762" calcext:value-type="float">
            <text:p>2.16811680793762</text:p>
          </table:table-cell>
          <table:table-cell office:value-type="float" office:value="2.23482513427734" calcext:value-type="float">
            <text:p>2.23482513427734</text:p>
          </table:table-cell>
          <table:table-cell office:value-type="float" office:value="2.30153679847717" calcext:value-type="float">
            <text:p>2.30153679847717</text:p>
          </table:table-cell>
          <table:table-cell office:value-type="float" office:value="2.36824655532837" calcext:value-type="float">
            <text:p>2.36824655532837</text:p>
          </table:table-cell>
          <table:table-cell office:value-type="float" office:value="2.43495655059814" calcext:value-type="float">
            <text:p>2.43495655059814</text:p>
          </table:table-cell>
          <table:table-cell office:value-type="float" office:value="2.50166654586792" calcext:value-type="float">
            <text:p>2.50166654586792</text:p>
          </table:table-cell>
          <table:table-cell office:value-type="float" office:value="2.601731300354" calcext:value-type="float">
            <text:p>2.601731300354</text:p>
          </table:table-cell>
          <table:table-cell office:value-type="float" office:value="2.6684410572052" calcext:value-type="float">
            <text:p>2.6684410572052</text:p>
          </table:table-cell>
          <table:table-cell office:value-type="float" office:value="2.7351508140564" calcext:value-type="float">
            <text:p>2.7351508140564</text:p>
          </table:table-cell>
          <table:table-cell office:value-type="float" office:value="2.90192437171936" calcext:value-type="float">
            <text:p>2.90192437171936</text:p>
          </table:table-cell>
          <table:table-cell office:value-type="float" office:value="2.9686336517334" calcext:value-type="float">
            <text:p>2.9686336517334</text:p>
          </table:table-cell>
          <table:table-cell office:value-type="float" office:value="3.10205221176147" calcext:value-type="float">
            <text:p>3.10205221176147</text:p>
          </table:table-cell>
          <table:table-cell office:value-type="float" office:value="3.16876125335693" calcext:value-type="float">
            <text:p>3.16876125335693</text:p>
          </table:table-cell>
          <table:table-cell office:value-type="float" office:value="3.23547029495239" calcext:value-type="float">
            <text:p>3.23547029495239</text:p>
          </table:table-cell>
          <table:table-cell office:value-type="float" office:value="3.30217909812927" calcext:value-type="float">
            <text:p>3.30217909812927</text:p>
          </table:table-cell>
          <table:table-cell office:value-type="float" office:value="3.50230312347412" calcext:value-type="float">
            <text:p>3.50230312347412</text:p>
          </table:table-cell>
          <table:table-cell office:value-type="float" office:value="3.76913356781006" calcext:value-type="float">
            <text:p>3.76913356781006</text:p>
          </table:table-cell>
          <table:table-cell office:value-type="float" office:value="3.83584117889404" calcext:value-type="float">
            <text:p>3.83584117889404</text:p>
          </table:table-cell>
          <table:table-cell office:value-type="float" office:value="4.4028639793396" calcext:value-type="float">
            <text:p>4.4028639793396</text:p>
          </table:table-cell>
          <table:table-cell office:value-type="float" office:value="4.50293397903442" calcext:value-type="float">
            <text:p>4.50293397903442</text:p>
          </table:table-cell>
          <table:table-cell office:value-type="float" office:value="4.60300421714783" calcext:value-type="float">
            <text:p>4.60300421714783</text:p>
          </table:table-cell>
          <table:table-cell office:value-type="float" office:value="4.66971778869629" calcext:value-type="float">
            <text:p>4.66971778869629</text:p>
          </table:table-cell>
          <table:table-cell office:value-type="float" office:value="4.76978802680969" calcext:value-type="float">
            <text:p>4.76978802680969</text:p>
          </table:table-cell>
          <table:table-cell office:value-type="float" office:value="4.83650159835815" calcext:value-type="float">
            <text:p>4.83650159835815</text:p>
          </table:table-cell>
          <table:table-cell office:value-type="float" office:value="4.90321493148804" calcext:value-type="float">
            <text:p>4.90321493148804</text:p>
          </table:table-cell>
          <table:table-cell office:value-type="float" office:value="5.00328516960144" calcext:value-type="float">
            <text:p>5.00328516960144</text:p>
          </table:table-cell>
          <table:table-cell office:value-type="float" office:value="5.10335540771484" calcext:value-type="float">
            <text:p>5.10335540771484</text:p>
          </table:table-cell>
          <table:table-cell office:value-type="float" office:value="5.3034930229187" calcext:value-type="float">
            <text:p>5.3034930229187</text:p>
          </table:table-cell>
          <table:table-cell office:value-type="float" office:value="5.73709344863892" calcext:value-type="float">
            <text:p>5.73709344863892</text:p>
          </table:table-cell>
          <table:table-cell office:value-type="float" office:value="5.83715438842773" calcext:value-type="float">
            <text:p>5.83715438842773</text:p>
          </table:table-cell>
          <table:table-cell office:value-type="float" office:value="5.93721485137939" calcext:value-type="float">
            <text:p>5.93721485137939</text:p>
          </table:table-cell>
          <table:table-cell office:value-type="float" office:value="7.13799214363098" calcext:value-type="float">
            <text:p>7.13799214363098</text:p>
          </table:table-cell>
          <table:table-cell office:value-type="float" office:value="7.23805785179138" calcext:value-type="float">
            <text:p>7.23805785179138</text:p>
          </table:table-cell>
          <table:table-cell office:value-type="float" office:value="7.30476713180542" calcext:value-type="float">
            <text:p>7.30476713180542</text:p>
          </table:table-cell>
          <table:table-cell office:value-type="float" office:value="7.37147521972656" calcext:value-type="float">
            <text:p>7.37147521972656</text:p>
          </table:table-cell>
          <table:table-cell office:value-type="float" office:value="7.43818330764771" calcext:value-type="float">
            <text:p>7.43818330764771</text:p>
          </table:table-cell>
          <table:table-cell office:value-type="float" office:value="7.50489091873169" calcext:value-type="float">
            <text:p>7.50489091873169</text:p>
          </table:table-cell>
          <table:table-cell office:value-type="float" office:value="7.60495257377625" calcext:value-type="float">
            <text:p>7.60495257377625</text:p>
          </table:table-cell>
          <table:table-cell office:value-type="float" office:value="7.67165994644165" calcext:value-type="float">
            <text:p>7.67165994644165</text:p>
          </table:table-cell>
          <table:table-cell office:value-type="float" office:value="7.73836755752564" calcext:value-type="float">
            <text:p>7.73836755752564</text:p>
          </table:table-cell>
          <table:table-cell office:value-type="float" office:value="7.90513586997986" calcext:value-type="float">
            <text:p>7.90513586997986</text:p>
          </table:table-cell>
          <table:table-cell office:value-type="float" office:value="7.97184276580811" calcext:value-type="float">
            <text:p>7.97184276580811</text:p>
          </table:table-cell>
          <table:table-cell office:value-type="float" office:value="8.30539155006409" calcext:value-type="float">
            <text:p>8.30539155006409</text:p>
          </table:table-cell>
          <table:table-cell office:value-type="float" office:value="8.37212705612183" calcext:value-type="float">
            <text:p>8.37212705612183</text:p>
          </table:table-cell>
          <table:table-cell office:value-type="float" office:value="8.4388632774353" calcext:value-type="float">
            <text:p>8.4388632774353</text:p>
          </table:table-cell>
          <table:table-cell office:value-type="float" office:value="8.50560021400452" calcext:value-type="float">
            <text:p>8.50560021400452</text:p>
          </table:table-cell>
          <table:table-cell office:value-type="float" office:value="8.67244458198547" calcext:value-type="float">
            <text:p>8.67244458198547</text:p>
          </table:table-cell>
          <table:table-cell office:value-type="float" office:value="8.7391836643219" calcext:value-type="float">
            <text:p>8.7391836643219</text:p>
          </table:table-cell>
          <table:table-cell office:value-type="float" office:value="8.80592322349548" calcext:value-type="float">
            <text:p>8.80592322349548</text:p>
          </table:table-cell>
          <table:table-cell office:value-type="float" office:value="8.87266349792481" calcext:value-type="float">
            <text:p>8.87266349792481</text:p>
          </table:table-cell>
          <table:table-cell office:value-type="float" office:value="8.93940424919128" calcext:value-type="float">
            <text:p>8.93940424919128</text:p>
          </table:table-cell>
          <table:table-cell office:value-type="float" office:value="9.03951621055603" calcext:value-type="float">
            <text:p>9.03951621055603</text:p>
          </table:table-cell>
          <table:table-cell office:value-type="float" office:value="9.13962984085083" calcext:value-type="float">
            <text:p>9.13962984085083</text:p>
          </table:table-cell>
          <table:table-cell office:value-type="float" office:value="9.70676231384277" calcext:value-type="float">
            <text:p>9.70676231384277</text:p>
          </table:table-cell>
          <table:table-cell office:value-type="float" office:value="9.77347683906555" calcext:value-type="float">
            <text:p>9.77347683906555</text:p>
          </table:table-cell>
          <table:table-cell office:value-type="float" office:value="9.84019184112549" calcext:value-type="float">
            <text:p>9.84019184112549</text:p>
          </table:table-cell>
          <table:table-cell office:value-type="float" office:value="9.94026374816895" calcext:value-type="float">
            <text:p>9.94026374816895</text:p>
          </table:table-cell>
          <table:table-cell office:value-type="float" office:value="10.0069785118103" calcext:value-type="float">
            <text:p>10.0069785118103</text:p>
          </table:table-cell>
          <table:table-cell office:value-type="float" office:value="10.0736935138702" calcext:value-type="float">
            <text:p>10.0736935138702</text:p>
          </table:table-cell>
          <table:table-cell office:value-type="float" office:value="10.1737654209137" calcext:value-type="float">
            <text:p>10.1737654209137</text:p>
          </table:table-cell>
          <table:table-cell office:value-type="float" office:value="10.2404804229736" calcext:value-type="float">
            <text:p>10.2404804229736</text:p>
          </table:table-cell>
          <table:table-cell office:value-type="float" office:value="10.3071949481964" calcext:value-type="float">
            <text:p>10.3071949481964</text:p>
          </table:table-cell>
          <table:table-cell office:value-type="float" office:value="10.8409128189087" calcext:value-type="float">
            <text:p>10.8409128189087</text:p>
          </table:table-cell>
          <table:table-cell office:value-type="float" office:value="10.9076278209686" calcext:value-type="float">
            <text:p>10.9076278209686</text:p>
          </table:table-cell>
          <table:table-cell office:value-type="float" office:value="10.9743423461914" calcext:value-type="float">
            <text:p>10.9743423461914</text:p>
          </table:table-cell>
          <table:table-cell office:value-type="float" office:value="11.1077721118927" calcext:value-type="float">
            <text:p>11.1077721118927</text:p>
          </table:table-cell>
          <table:table-cell office:value-type="float" office:value="11.1744866371155" calcext:value-type="float">
            <text:p>11.1744866371155</text:p>
          </table:table-cell>
          <table:table-cell office:value-type="float" office:value="11.4746968746185" calcext:value-type="float">
            <text:p>11.4746968746185</text:p>
          </table:table-cell>
          <table:table-cell office:value-type="float" office:value="11.5414094924927" calcext:value-type="float">
            <text:p>11.5414094924927</text:p>
          </table:table-cell>
          <table:table-cell office:value-type="float" office:value="11.7081911563873" calcext:value-type="float">
            <text:p>11.7081911563873</text:p>
          </table:table-cell>
          <table:table-cell office:value-type="float" office:value="11.7749037742615" calcext:value-type="float">
            <text:p>11.7749037742615</text:p>
          </table:table-cell>
          <table:table-cell office:value-type="float" office:value="12.0751101970673" calcext:value-type="float">
            <text:p>12.0751101970673</text:p>
          </table:table-cell>
          <table:table-cell office:value-type="float" office:value="12.1751787662506" calcext:value-type="float">
            <text:p>12.1751787662506</text:p>
          </table:table-cell>
          <table:table-cell office:value-type="float" office:value="12.2418911457062" calcext:value-type="float">
            <text:p>12.2418911457062</text:p>
          </table:table-cell>
          <table:table-cell office:value-type="float" office:value="12.3086130619049" calcext:value-type="float">
            <text:p>12.3086130619049</text:p>
          </table:table-cell>
          <table:table-cell office:value-type="float" office:value="12.4754419326782" calcext:value-type="float">
            <text:p>12.4754419326782</text:p>
          </table:table-cell>
          <table:table-cell office:value-type="float" office:value="12.5421738624573" calcext:value-type="float">
            <text:p>12.5421738624573</text:p>
          </table:table-cell>
          <table:table-cell office:value-type="float" office:value="12.6422719955444" calcext:value-type="float">
            <text:p>12.6422719955444</text:p>
          </table:table-cell>
          <table:table-cell office:value-type="float" office:value="12.7090046405792" calcext:value-type="float">
            <text:p>12.7090046405792</text:p>
          </table:table-cell>
          <table:table-cell office:value-type="float" office:value="12.775737285614" calcext:value-type="float">
            <text:p>12.775737285614</text:p>
          </table:table-cell>
          <table:table-cell office:value-type="float" office:value="12.842470407486" calcext:value-type="float">
            <text:p>12.842470407486</text:p>
          </table:table-cell>
          <table:table-cell office:value-type="float" office:value="13.042670249939" calcext:value-type="float">
            <text:p>13.042670249939</text:p>
          </table:table-cell>
          <table:table-cell office:value-type="float" office:value="13.1094038486481" calcext:value-type="float">
            <text:p>13.1094038486481</text:p>
          </table:table-cell>
          <table:table-cell office:value-type="float" office:value="13.1761376857758" calcext:value-type="float">
            <text:p>13.1761376857758</text:p>
          </table:table-cell>
          <table:table-cell office:value-type="float" office:value="13.5430870056152" calcext:value-type="float">
            <text:p>13.5430870056152</text:p>
          </table:table-cell>
          <table:table-cell office:value-type="float" office:value="14.0100693702698" calcext:value-type="float">
            <text:p>14.0100693702698</text:p>
          </table:table-cell>
          <table:table-cell office:value-type="float" office:value="14.1101367473602" calcext:value-type="float">
            <text:p>14.1101367473602</text:p>
          </table:table-cell>
          <table:table-cell office:value-type="float" office:value="14.3102717399597" calcext:value-type="float">
            <text:p>14.3102717399597</text:p>
          </table:table-cell>
          <table:table-cell office:value-type="float" office:value="14.3769838809967" calcext:value-type="float">
            <text:p>14.3769838809967</text:p>
          </table:table-cell>
          <table:table-cell office:value-type="float" office:value="14.6438322067261" calcext:value-type="float">
            <text:p>14.6438322067261</text:p>
          </table:table-cell>
          <table:table-cell office:value-type="float" office:value="14.7105441093445" calcext:value-type="float">
            <text:p>14.7105441093445</text:p>
          </table:table-cell>
          <table:table-cell office:value-type="float" office:value="14.7772560119629" calcext:value-type="float">
            <text:p>14.7772560119629</text:p>
          </table:table-cell>
          <table:table-cell office:value-type="float" office:value="14.8439679145813" calcext:value-type="float">
            <text:p>14.8439679145813</text:p>
          </table:table-cell>
          <table:table-cell office:value-type="float" office:value="14.9106795787811" calcext:value-type="float">
            <text:p>14.9106795787811</text:p>
          </table:table-cell>
          <table:table-cell office:value-type="float" office:value="14.977391242981" calcext:value-type="float">
            <text:p>14.977391242981</text:p>
          </table:table-cell>
          <table:table-cell office:value-type="float" office:value="15.07745885849" calcext:value-type="float">
            <text:p>15.07745885849</text:p>
          </table:table-cell>
          <table:table-cell office:value-type="float" office:value="15.1441705226898" calcext:value-type="float">
            <text:p>15.1441705226898</text:p>
          </table:table-cell>
          <table:table-cell office:value-type="float" office:value="15.2108821868896" calcext:value-type="float">
            <text:p>15.2108821868896</text:p>
          </table:table-cell>
          <table:table-cell office:value-type="float" office:value="15.2775936126709" calcext:value-type="float">
            <text:p>15.2775936126709</text:p>
          </table:table-cell>
          <table:table-cell office:value-type="float" office:value="15.5110886096954" calcext:value-type="float">
            <text:p>15.5110886096954</text:p>
          </table:table-cell>
          <table:table-cell office:value-type="float" office:value="15.6111578941345" calcext:value-type="float">
            <text:p>15.6111578941345</text:p>
          </table:table-cell>
          <table:table-cell office:value-type="float" office:value="16.0114343166351" calcext:value-type="float">
            <text:p>16.0114343166351</text:p>
          </table:table-cell>
          <table:table-cell office:value-type="float" office:value="16.0781471729279" calcext:value-type="float">
            <text:p>16.0781471729279</text:p>
          </table:table-cell>
          <table:table-cell office:value-type="float" office:value="16.1782162189484" calcext:value-type="float">
            <text:p>16.1782162189484</text:p>
          </table:table-cell>
          <table:table-cell office:value-type="float" office:value="16.2449288368225" calcext:value-type="float">
            <text:p>16.2449288368225</text:p>
          </table:table-cell>
          <table:table-cell office:value-type="float" office:value="16.645200252533" calcext:value-type="float">
            <text:p>16.645200252533</text:p>
          </table:table-cell>
          <table:table-cell office:value-type="float" office:value="17.4791042804718" calcext:value-type="float">
            <text:p>17.4791042804718</text:p>
          </table:table-cell>
          <table:table-cell office:value-type="float" office:value="17.5458190441132" calcext:value-type="float">
            <text:p>17.5458190441132</text:p>
          </table:table-cell>
          <table:table-cell office:value-type="float" office:value="17.6125338077545" calcext:value-type="float">
            <text:p>17.6125338077545</text:p>
          </table:table-cell>
          <table:table-cell office:value-type="float" office:value="17.6792483329773" calcext:value-type="float">
            <text:p>17.6792483329773</text:p>
          </table:table-cell>
          <table:table-cell office:value-type="float" office:value="17.7459633350372" calcext:value-type="float">
            <text:p>17.7459633350372</text:p>
          </table:table-cell>
          <table:table-cell office:value-type="float" office:value="17.8460352420807" calcext:value-type="float">
            <text:p>17.8460352420807</text:p>
          </table:table-cell>
          <table:table-cell office:value-type="float" office:value="17.9127497673035" calcext:value-type="float">
            <text:p>17.9127497673035</text:p>
          </table:table-cell>
          <table:table-cell office:value-type="float" office:value="17.9794647693634" calcext:value-type="float">
            <text:p>17.9794647693634</text:p>
          </table:table-cell>
          <table:table-cell office:value-type="float" office:value="18.0795366764069" calcext:value-type="float">
            <text:p>18.0795366764069</text:p>
          </table:table-cell>
          <table:table-cell office:value-type="float" office:value="18.1462512016296" calcext:value-type="float">
            <text:p>18.1462512016296</text:p>
          </table:table-cell>
          <table:table-cell office:value-type="float" office:value="18.2129662036896" calcext:value-type="float">
            <text:p>18.2129662036896</text:p>
          </table:table-cell>
          <table:table-cell office:value-type="float" office:value="18.2796807289124" calcext:value-type="float">
            <text:p>18.2796807289124</text:p>
          </table:table-cell>
          <table:table-cell office:value-type="float" office:value="18.3463933467865" calcext:value-type="float">
            <text:p>18.3463933467865</text:p>
          </table:table-cell>
          <table:table-cell office:value-type="float" office:value="18.4131057262421" calcext:value-type="float">
            <text:p>18.4131057262421</text:p>
          </table:table-cell>
          <table:table-cell office:value-type="float" office:value="18.4798181056976" calcext:value-type="float">
            <text:p>18.4798181056976</text:p>
          </table:table-cell>
          <table:table-cell office:value-type="float" office:value="18.5465309619904" calcext:value-type="float">
            <text:p>18.5465309619904</text:p>
          </table:table-cell>
          <table:table-cell office:value-type="float" office:value="18.6465995311737" calcext:value-type="float">
            <text:p>18.6465995311737</text:p>
          </table:table-cell>
          <table:table-cell office:value-type="float" office:value="18.7133119106293" calcext:value-type="float">
            <text:p>18.7133119106293</text:p>
          </table:table-cell>
          <table:table-cell office:value-type="float" office:value="18.7800242900848" calcext:value-type="float">
            <text:p>18.7800242900848</text:p>
          </table:table-cell>
          <table:table-cell office:value-type="float" office:value="18.8467366695404" calcext:value-type="float">
            <text:p>18.8467366695404</text:p>
          </table:table-cell>
          <table:table-cell office:value-type="float" office:value="18.913449048996" calcext:value-type="float">
            <text:p>18.913449048996</text:p>
          </table:table-cell>
          <table:table-cell office:value-type="float" office:value="18.980161190033" calcext:value-type="float">
            <text:p>18.980161190033</text:p>
          </table:table-cell>
          <table:table-cell office:value-type="float" office:value="19.0468735694885" calcext:value-type="float">
            <text:p>19.0468735694885</text:p>
          </table:table-cell>
          <table:table-cell office:value-type="float" office:value="19.1469419002533" calcext:value-type="float">
            <text:p>19.1469419002533</text:p>
          </table:table-cell>
          <table:table-cell office:value-type="float" office:value="19.2136540412903" calcext:value-type="float">
            <text:p>19.2136540412903</text:p>
          </table:table-cell>
          <table:table-cell office:value-type="float" office:value="19.2803664207458" calcext:value-type="float">
            <text:p>19.2803664207458</text:p>
          </table:table-cell>
          <table:table-cell office:value-type="float" office:value="19.3470816612244" calcext:value-type="float">
            <text:p>19.3470816612244</text:p>
          </table:table-cell>
          <table:table-cell office:value-type="float" office:value="19.4137969017029" calcext:value-type="float">
            <text:p>19.4137969017029</text:p>
          </table:table-cell>
          <table:table-cell office:value-type="float" office:value="19.4805123806" calcext:value-type="float">
            <text:p>19.4805123806</text:p>
          </table:table-cell>
          <table:table-cell office:value-type="float" office:value="19.5472276210785" calcext:value-type="float">
            <text:p>19.5472276210785</text:p>
          </table:table-cell>
          <table:table-cell office:value-type="float" office:value="19.6473007202148" calcext:value-type="float">
            <text:p>19.6473007202148</text:p>
          </table:table-cell>
          <table:table-cell office:value-type="float" office:value="19.7140159606934" calcext:value-type="float">
            <text:p>19.7140159606934</text:p>
          </table:table-cell>
          <table:table-cell office:value-type="float" office:value="19.7807309627533" calcext:value-type="float">
            <text:p>19.7807309627533</text:p>
          </table:table-cell>
          <table:table-cell office:value-type="float" office:value="19.8474464416504" calcext:value-type="float">
            <text:p>19.8474464416504</text:p>
          </table:table-cell>
          <table:table-cell office:value-type="float" office:value="19.9475193023682" calcext:value-type="float">
            <text:p>19.9475193023682</text:p>
          </table:table-cell>
          <table:table-cell office:value-type="float" office:value="20.0142347812653" calcext:value-type="float">
            <text:p>20.0142347812653</text:p>
          </table:table-cell>
          <table:table-cell office:value-type="float" office:value="20.0809500217438" calcext:value-type="float">
            <text:p>20.0809500217438</text:p>
          </table:table-cell>
          <table:table-cell office:value-type="float" office:value="20.1810228824615" calcext:value-type="float">
            <text:p>20.1810228824615</text:p>
          </table:table-cell>
          <table:table-cell office:value-type="float" office:value="20.2477381229401" calcext:value-type="float">
            <text:p>20.2477381229401</text:p>
          </table:table-cell>
          <table:table-cell office:value-type="float" office:value="20.3144519329071" calcext:value-type="float">
            <text:p>20.3144519329071</text:p>
          </table:table-cell>
          <table:table-cell office:value-type="float" office:value="20.3811640739441" calcext:value-type="float">
            <text:p>20.3811640739441</text:p>
          </table:table-cell>
          <table:table-cell office:value-type="float" office:value="20.4812321662903" calcext:value-type="float">
            <text:p>20.4812321662903</text:p>
          </table:table-cell>
          <table:table-cell office:value-type="float" office:value="20.5479445457458" calcext:value-type="float">
            <text:p>20.5479445457458</text:p>
          </table:table-cell>
          <table:table-cell office:value-type="float" office:value="20.648012638092" calcext:value-type="float">
            <text:p>20.648012638092</text:p>
          </table:table-cell>
          <table:table-cell office:value-type="float" office:value="20.7147245407104" calcext:value-type="float">
            <text:p>20.7147245407104</text:p>
          </table:table-cell>
          <table:table-cell office:value-type="float" office:value="20.7814366817474" calcext:value-type="float">
            <text:p>20.7814366817474</text:p>
          </table:table-cell>
          <table:table-cell office:value-type="float" office:value="20.8481485843658" calcext:value-type="float">
            <text:p>20.8481485843658</text:p>
          </table:table-cell>
          <table:table-cell office:value-type="float" office:value="20.9148607254028" calcext:value-type="float">
            <text:p>20.9148607254028</text:p>
          </table:table-cell>
          <table:table-cell office:value-type="float" office:value="21.0149285793304" calcext:value-type="float">
            <text:p>21.0149285793304</text:p>
          </table:table-cell>
          <table:table-cell office:value-type="float" office:value="21.0816404819489" calcext:value-type="float">
            <text:p>21.0816404819489</text:p>
          </table:table-cell>
          <table:table-cell office:value-type="float" office:value="21.1817083358765" calcext:value-type="float">
            <text:p>21.1817083358765</text:p>
          </table:table-cell>
          <table:table-cell office:value-type="float" office:value="21.2484202384949" calcext:value-type="float">
            <text:p>21.2484202384949</text:p>
          </table:table-cell>
          <table:table-cell office:value-type="float" office:value="21.3151347637177" calcext:value-type="float">
            <text:p>21.3151347637177</text:p>
          </table:table-cell>
          <table:table-cell office:value-type="float" office:value="21.4152104854584" calcext:value-type="float">
            <text:p>21.4152104854584</text:p>
          </table:table-cell>
          <table:table-cell office:value-type="float" office:value="21.4819276332855" calcext:value-type="float">
            <text:p>21.4819276332855</text:p>
          </table:table-cell>
          <table:table-cell office:value-type="float" office:value="21.5486447811127" calcext:value-type="float">
            <text:p>21.5486447811127</text:p>
          </table:table-cell>
          <table:table-cell office:value-type="float" office:value="21.6153621673584" calcext:value-type="float">
            <text:p>21.6153621673584</text:p>
          </table:table-cell>
          <table:table-cell office:value-type="float" office:value="21.682079076767" calcext:value-type="float">
            <text:p>21.682079076767</text:p>
          </table:table-cell>
          <table:table-cell office:value-type="float" office:value="21.7487964630127" calcext:value-type="float">
            <text:p>21.7487964630127</text:p>
          </table:table-cell>
          <table:table-cell office:value-type="float" office:value="21.8155138492584" calcext:value-type="float">
            <text:p>21.8155138492584</text:p>
          </table:table-cell>
          <table:table-cell office:value-type="float" office:value="21.9155898094177" calcext:value-type="float">
            <text:p>21.9155898094177</text:p>
          </table:table-cell>
          <table:table-cell office:value-type="float" office:value="22.015665769577" calcext:value-type="float">
            <text:p>22.015665769577</text:p>
          </table:table-cell>
          <table:table-cell office:value-type="float" office:value="22.0823831558228" calcext:value-type="float">
            <text:p>22.0823831558228</text:p>
          </table:table-cell>
          <table:table-cell office:value-type="float" office:value="22.1824591159821" calcext:value-type="float">
            <text:p>22.1824591159821</text:p>
          </table:table-cell>
          <table:table-cell office:value-type="float" office:value="22.2491765022278" calcext:value-type="float">
            <text:p>22.2491765022278</text:p>
          </table:table-cell>
          <table:table-cell office:value-type="float" office:value="22.3158910274506" calcext:value-type="float">
            <text:p>22.3158910274506</text:p>
          </table:table-cell>
          <table:table-cell office:value-type="float" office:value="22.3826026916504" calcext:value-type="float">
            <text:p>22.3826026916504</text:p>
          </table:table-cell>
          <table:table-cell office:value-type="float" office:value="22.4493141174316" calcext:value-type="float">
            <text:p>22.4493141174316</text:p>
          </table:table-cell>
          <table:table-cell office:value-type="float" office:value="22.5160255432129" calcext:value-type="float">
            <text:p>22.5160255432129</text:p>
          </table:table-cell>
          <table:table-cell office:value-type="float" office:value="22.5827367305756" calcext:value-type="float">
            <text:p>22.5827367305756</text:p>
          </table:table-cell>
          <table:table-cell office:value-type="float" office:value="22.6828038692474" calcext:value-type="float">
            <text:p>22.6828038692474</text:p>
          </table:table-cell>
          <table:table-cell office:value-type="float" office:value="22.7495150566101" calcext:value-type="float">
            <text:p>22.7495150566101</text:p>
          </table:table-cell>
          <table:table-cell office:value-type="float" office:value="22.8495819568634" calcext:value-type="float">
            <text:p>22.8495819568634</text:p>
          </table:table-cell>
          <table:table-cell office:value-type="float" office:value="22.9162931442261" calcext:value-type="float">
            <text:p>22.9162931442261</text:p>
          </table:table-cell>
          <table:table-cell office:value-type="float" office:value="22.9830043315887" calcext:value-type="float">
            <text:p>22.9830043315887</text:p>
          </table:table-cell>
          <table:table-cell office:value-type="float" office:value="23.0830709934235" calcext:value-type="float">
            <text:p>23.0830709934235</text:p>
          </table:table-cell>
          <table:table-cell office:value-type="float" office:value="23.1497821807861" calcext:value-type="float">
            <text:p>23.1497821807861</text:p>
          </table:table-cell>
          <table:table-cell office:value-type="float" office:value="23.2164931297302" calcext:value-type="float">
            <text:p>23.2164931297302</text:p>
          </table:table-cell>
          <table:table-cell office:value-type="float" office:value="23.3165590763092" calcext:value-type="float">
            <text:p>23.3165590763092</text:p>
          </table:table-cell>
          <table:table-cell office:value-type="float" office:value="23.383269071579" calcext:value-type="float">
            <text:p>23.383269071579</text:p>
          </table:table-cell>
          <table:table-cell office:value-type="float" office:value="23.4499788284302" calcext:value-type="float">
            <text:p>23.4499788284302</text:p>
          </table:table-cell>
          <table:table-cell table:number-columns-repeated="62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09316984069266" calcext:value-type="float">
            <text:p>0.109316984069266</text:p>
          </table:table-cell>
          <table:table-cell office:value-type="float" office:value="0.109431167655258" calcext:value-type="float">
            <text:p>0.109431167655258</text:p>
          </table:table-cell>
          <table:table-cell office:value-type="float" office:value="0.109323870216932" calcext:value-type="float">
            <text:p>0.109323870216932</text:p>
          </table:table-cell>
          <table:table-cell office:value-type="float" office:value="0.109297524487594" calcext:value-type="float">
            <text:p>0.109297524487594</text:p>
          </table:table-cell>
          <table:table-cell office:value-type="float" office:value="0.109444660011566" calcext:value-type="float">
            <text:p>0.109444660011566</text:p>
          </table:table-cell>
          <table:table-cell office:value-type="float" office:value="0.109292048610963" calcext:value-type="float">
            <text:p>0.109292048610963</text:p>
          </table:table-cell>
          <table:table-cell office:value-type="float" office:value="0.109477812429966" calcext:value-type="float">
            <text:p>0.109477812429966</text:p>
          </table:table-cell>
          <table:table-cell office:value-type="float" office:value="0.109292428584093" calcext:value-type="float">
            <text:p>0.109292428584093</text:p>
          </table:table-cell>
          <table:table-cell office:value-type="float" office:value="0.109314216477067" calcext:value-type="float">
            <text:p>0.109314216477067</text:p>
          </table:table-cell>
          <table:table-cell office:value-type="float" office:value="0.109351778997886" calcext:value-type="float">
            <text:p>0.109351778997886</text:p>
          </table:table-cell>
          <table:table-cell office:value-type="float" office:value="0.109396481901638" calcext:value-type="float">
            <text:p>0.109396481901638</text:p>
          </table:table-cell>
          <table:table-cell office:value-type="float" office:value="0.109371223582314" calcext:value-type="float">
            <text:p>0.109371223582314</text:p>
          </table:table-cell>
          <table:table-cell office:value-type="float" office:value="0.109369320199637" calcext:value-type="float">
            <text:p>0.109369320199637</text:p>
          </table:table-cell>
          <table:table-cell office:value-type="float" office:value="0.109361358454851" calcext:value-type="float">
            <text:p>0.109361358454851</text:p>
          </table:table-cell>
          <table:table-cell office:value-type="float" office:value="0.109396720304821" calcext:value-type="float">
            <text:p>0.109396720304821</text:p>
          </table:table-cell>
          <table:table-cell office:value-type="float" office:value="0.109174168274441" calcext:value-type="float">
            <text:p>0.109174168274441</text:p>
          </table:table-cell>
          <table:table-cell office:value-type="float" office:value="0.109445815934318" calcext:value-type="float">
            <text:p>0.109445815934318</text:p>
          </table:table-cell>
          <table:table-cell office:value-type="float" office:value="0.109415982793905" calcext:value-type="float">
            <text:p>0.109415982793905</text:p>
          </table:table-cell>
          <table:table-cell office:value-type="float" office:value="0.109412155270536" calcext:value-type="float">
            <text:p>0.109412155270536</text:p>
          </table:table-cell>
          <table:table-cell office:value-type="float" office:value="0.109087712728167" calcext:value-type="float">
            <text:p>0.109087712728167</text:p>
          </table:table-cell>
          <table:table-cell office:value-type="float" office:value="0.109207832336723" calcext:value-type="float">
            <text:p>0.109207832336723</text:p>
          </table:table-cell>
          <table:table-cell office:value-type="float" office:value="0.109557690648135" calcext:value-type="float">
            <text:p>0.109557690648135</text:p>
          </table:table-cell>
          <table:table-cell office:value-type="float" office:value="0.109363630390939" calcext:value-type="float">
            <text:p>0.109363630390939</text:p>
          </table:table-cell>
          <table:table-cell office:value-type="float" office:value="0.109527930137359" calcext:value-type="float">
            <text:p>0.109527930137359</text:p>
          </table:table-cell>
          <table:table-cell office:value-type="float" office:value="0.109069989685645" calcext:value-type="float">
            <text:p>0.109069989685645</text:p>
          </table:table-cell>
          <table:table-cell office:value-type="float" office:value="0.109019715405724" calcext:value-type="float">
            <text:p>0.109019715405724</text:p>
          </table:table-cell>
          <table:table-cell office:value-type="float" office:value="0.109822091452497" calcext:value-type="float">
            <text:p>0.109822091452497</text:p>
          </table:table-cell>
          <table:table-cell office:value-type="float" office:value="0.109754395831742" calcext:value-type="float">
            <text:p>0.109754395831742</text:p>
          </table:table-cell>
          <table:table-cell office:value-type="float" office:value="0.109274355186248" calcext:value-type="float">
            <text:p>0.109274355186248</text:p>
          </table:table-cell>
          <table:table-cell office:value-type="float" office:value="0.110067891102641" calcext:value-type="float">
            <text:p>0.110067891102641</text:p>
          </table:table-cell>
          <table:table-cell office:value-type="float" office:value="0.109974222494088" calcext:value-type="float">
            <text:p>0.109974222494088</text:p>
          </table:table-cell>
          <table:table-cell office:value-type="float" office:value="0.109901272047885" calcext:value-type="float">
            <text:p>0.109901272047885</text:p>
          </table:table-cell>
          <table:table-cell office:value-type="float" office:value="0.107844619039855" calcext:value-type="float">
            <text:p>0.107844619039855</text:p>
          </table:table-cell>
          <table:table-cell office:value-type="float" office:value="0.094279218469643" calcext:value-type="float">
            <text:p>0.094279218469643</text:p>
          </table:table-cell>
          <table:table-cell office:value-type="float" office:value="0.0843443799306022" calcext:value-type="float">
            <text:p>0.084344379930602</text:p>
          </table:table-cell>
          <table:table-cell office:value-type="float" office:value="0.0912320839152996" calcext:value-type="float">
            <text:p>0.0912320839153</text:p>
          </table:table-cell>
          <table:table-cell office:value-type="float" office:value="0.128983381863461" calcext:value-type="float">
            <text:p>0.128983381863461</text:p>
          </table:table-cell>
          <table:table-cell office:value-type="float" office:value="0.143669875759741" calcext:value-type="float">
            <text:p>0.143669875759741</text:p>
          </table:table-cell>
          <table:table-cell office:value-type="float" office:value="0.186426111843579" calcext:value-type="float">
            <text:p>0.186426111843579</text:p>
          </table:table-cell>
          <table:table-cell office:value-type="float" office:value="0.191912116783563" calcext:value-type="float">
            <text:p>0.191912116783563</text:p>
          </table:table-cell>
          <table:table-cell office:value-type="float" office:value="0.195597387226704" calcext:value-type="float">
            <text:p>0.195597387226704</text:p>
          </table:table-cell>
          <table:table-cell office:value-type="float" office:value="0.197720853268007" calcext:value-type="float">
            <text:p>0.197720853268007</text:p>
          </table:table-cell>
          <table:table-cell office:value-type="float" office:value="0.210929562341001" calcext:value-type="float">
            <text:p>0.210929562341001</text:p>
          </table:table-cell>
          <table:table-cell office:value-type="float" office:value="0.172850674508516" calcext:value-type="float">
            <text:p>0.172850674508516</text:p>
          </table:table-cell>
          <table:table-cell office:value-type="float" office:value="0.177332063274866" calcext:value-type="float">
            <text:p>0.177332063274866</text:p>
          </table:table-cell>
          <table:table-cell office:value-type="float" office:value="0.144952526756454" calcext:value-type="float">
            <text:p>0.144952526756454</text:p>
          </table:table-cell>
          <table:table-cell office:value-type="float" office:value="0.143064027771375" calcext:value-type="float">
            <text:p>0.143064027771375</text:p>
          </table:table-cell>
          <table:table-cell office:value-type="float" office:value="0.139814145090462" calcext:value-type="float">
            <text:p>0.139814145090462</text:p>
          </table:table-cell>
          <table:table-cell office:value-type="float" office:value="0.137416679256238" calcext:value-type="float">
            <text:p>0.137416679256238</text:p>
          </table:table-cell>
          <table:table-cell office:value-type="float" office:value="0.131527498428636" calcext:value-type="float">
            <text:p>0.131527498428636</text:p>
          </table:table-cell>
          <table:table-cell office:value-type="float" office:value="0.13731590736406" calcext:value-type="float">
            <text:p>0.13731590736406</text:p>
          </table:table-cell>
          <table:table-cell office:value-type="float" office:value="0.147061186988829" calcext:value-type="float">
            <text:p>0.147061186988829</text:p>
          </table:table-cell>
          <table:table-cell office:value-type="float" office:value="0.15347320584328" calcext:value-type="float">
            <text:p>0.15347320584328</text:p>
          </table:table-cell>
          <table:table-cell office:value-type="float" office:value="0.145261749733898" calcext:value-type="float">
            <text:p>0.145261749733898</text:p>
          </table:table-cell>
          <table:table-cell office:value-type="float" office:value="0.0967647264455475" calcext:value-type="float">
            <text:p>0.096764726445548</text:p>
          </table:table-cell>
          <table:table-cell office:value-type="float" office:value="0.207339270831959" calcext:value-type="float">
            <text:p>0.207339270831959</text:p>
          </table:table-cell>
          <table:table-cell office:value-type="float" office:value="0.203624526371292" calcext:value-type="float">
            <text:p>0.203624526371292</text:p>
          </table:table-cell>
          <table:table-cell office:value-type="float" office:value="0.207105334317964" calcext:value-type="float">
            <text:p>0.207105334317964</text:p>
          </table:table-cell>
          <table:table-cell office:value-type="float" office:value="0.113046592127256" calcext:value-type="float">
            <text:p>0.113046592127256</text:p>
          </table:table-cell>
          <table:table-cell office:value-type="float" office:value="0.105805213006651" calcext:value-type="float">
            <text:p>0.105805213006651</text:p>
          </table:table-cell>
          <table:table-cell office:value-type="float" office:value="0.108907528523949" calcext:value-type="float">
            <text:p>0.108907528523949</text:p>
          </table:table-cell>
          <table:table-cell office:value-type="float" office:value="0.115304120272027" calcext:value-type="float">
            <text:p>0.115304120272027</text:p>
          </table:table-cell>
          <table:table-cell office:value-type="float" office:value="0.127280393250681" calcext:value-type="float">
            <text:p>0.127280393250681</text:p>
          </table:table-cell>
          <table:table-cell office:value-type="float" office:value="0.13628019699405" calcext:value-type="float">
            <text:p>0.13628019699405</text:p>
          </table:table-cell>
          <table:table-cell office:value-type="float" office:value="0.142400282694818" calcext:value-type="float">
            <text:p>0.142400282694818</text:p>
          </table:table-cell>
          <table:table-cell office:value-type="float" office:value="0.136400976968368" calcext:value-type="float">
            <text:p>0.136400976968368</text:p>
          </table:table-cell>
          <table:table-cell office:value-type="float" office:value="0.125902425684174" calcext:value-type="float">
            <text:p>0.125902425684174</text:p>
          </table:table-cell>
          <table:table-cell office:value-type="float" office:value="0.0830075183939316" calcext:value-type="float">
            <text:p>0.083007518393932</text:p>
          </table:table-cell>
          <table:table-cell office:value-type="float" office:value="0.0859655494479818" calcext:value-type="float">
            <text:p>0.085965549447982</text:p>
          </table:table-cell>
          <table:table-cell office:value-type="float" office:value="0.199603370312132" calcext:value-type="float">
            <text:p>0.199603370312132</text:p>
          </table:table-cell>
          <table:table-cell office:value-type="float" office:value="0.200502732822798" calcext:value-type="float">
            <text:p>0.200502732822798</text:p>
          </table:table-cell>
          <table:table-cell office:value-type="float" office:value="0.195436367377874" calcext:value-type="float">
            <text:p>0.195436367377874</text:p>
          </table:table-cell>
          <table:table-cell office:value-type="float" office:value="0.198002455317415" calcext:value-type="float">
            <text:p>0.198002455317415</text:p>
          </table:table-cell>
          <table:table-cell office:value-type="float" office:value="0.212094360890278" calcext:value-type="float">
            <text:p>0.212094360890278</text:p>
          </table:table-cell>
          <table:table-cell office:value-type="float" office:value="0.204455696058049" calcext:value-type="float">
            <text:p>0.204455696058049</text:p>
          </table:table-cell>
          <table:table-cell office:value-type="float" office:value="0.198745564920019" calcext:value-type="float">
            <text:p>0.198745564920019</text:p>
          </table:table-cell>
          <table:table-cell office:value-type="float" office:value="0.197741615084517" calcext:value-type="float">
            <text:p>0.197741615084517</text:p>
          </table:table-cell>
          <table:table-cell office:value-type="float" office:value="0.199527130143364" calcext:value-type="float">
            <text:p>0.199527130143364</text:p>
          </table:table-cell>
          <table:table-cell office:value-type="float" office:value="0.207809690681246" calcext:value-type="float">
            <text:p>0.207809690681246</text:p>
          </table:table-cell>
          <table:table-cell office:value-type="float" office:value="0.208338079658004" calcext:value-type="float">
            <text:p>0.208338079658004</text:p>
          </table:table-cell>
          <table:table-cell office:value-type="float" office:value="0.109786817259942" calcext:value-type="float">
            <text:p>0.109786817259942</text:p>
          </table:table-cell>
          <table:table-cell office:value-type="float" office:value="0.109326388382056" calcext:value-type="float">
            <text:p>0.109326388382056</text:p>
          </table:table-cell>
          <table:table-cell office:value-type="float" office:value="0.109056914992569" calcext:value-type="float">
            <text:p>0.109056914992569</text:p>
          </table:table-cell>
          <table:table-cell office:value-type="float" office:value="0.114720365622065" calcext:value-type="float">
            <text:p>0.114720365622065</text:p>
          </table:table-cell>
          <table:table-cell office:value-type="float" office:value="0.129386629704558" calcext:value-type="float">
            <text:p>0.129386629704558</text:p>
          </table:table-cell>
          <table:table-cell office:value-type="float" office:value="0.134979309947114" calcext:value-type="float">
            <text:p>0.134979309947114</text:p>
          </table:table-cell>
          <table:table-cell office:value-type="float" office:value="0.132869033840913" calcext:value-type="float">
            <text:p>0.132869033840913</text:p>
          </table:table-cell>
          <table:table-cell office:value-type="float" office:value="0.122281078129904" calcext:value-type="float">
            <text:p>0.122281078129904</text:p>
          </table:table-cell>
          <table:table-cell office:value-type="float" office:value="0.112713365518789" calcext:value-type="float">
            <text:p>0.112713365518789</text:p>
          </table:table-cell>
          <table:table-cell office:value-type="float" office:value="0.18169847211057" calcext:value-type="float">
            <text:p>0.18169847211057</text:p>
          </table:table-cell>
          <table:table-cell office:value-type="float" office:value="0.189713398532814" calcext:value-type="float">
            <text:p>0.189713398532814</text:p>
          </table:table-cell>
          <table:table-cell office:value-type="float" office:value="0.19675481169416" calcext:value-type="float">
            <text:p>0.19675481169416</text:p>
          </table:table-cell>
          <table:table-cell office:value-type="float" office:value="0.207384555454428" calcext:value-type="float">
            <text:p>0.207384555454428</text:p>
          </table:table-cell>
          <table:table-cell office:value-type="float" office:value="0.206291107019483" calcext:value-type="float">
            <text:p>0.206291107019483</text:p>
          </table:table-cell>
          <table:table-cell office:value-type="float" office:value="0.153829742011394" calcext:value-type="float">
            <text:p>0.153829742011394</text:p>
          </table:table-cell>
          <table:table-cell office:value-type="float" office:value="0.155169704639031" calcext:value-type="float">
            <text:p>0.155169704639031</text:p>
          </table:table-cell>
          <table:table-cell office:value-type="float" office:value="0.180315859151018" calcext:value-type="float">
            <text:p>0.180315859151018</text:p>
          </table:table-cell>
          <table:table-cell office:value-type="float" office:value="0.177556932542183" calcext:value-type="float">
            <text:p>0.177556932542183</text:p>
          </table:table-cell>
          <table:table-cell office:value-type="float" office:value="0.108723938251608" calcext:value-type="float">
            <text:p>0.108723938251608</text:p>
          </table:table-cell>
          <table:table-cell office:value-type="float" office:value="0.110843069625529" calcext:value-type="float">
            <text:p>0.110843069625529</text:p>
          </table:table-cell>
          <table:table-cell office:value-type="float" office:value="0.106166880057932" calcext:value-type="float">
            <text:p>0.106166880057932</text:p>
          </table:table-cell>
          <table:table-cell office:value-type="float" office:value="0.105263273630805" calcext:value-type="float">
            <text:p>0.105263273630805</text:p>
          </table:table-cell>
          <table:table-cell office:value-type="float" office:value="0.12726083781288" calcext:value-type="float">
            <text:p>0.12726083781288</text:p>
          </table:table-cell>
          <table:table-cell office:value-type="float" office:value="0.1324529889135" calcext:value-type="float">
            <text:p>0.1324529889135</text:p>
          </table:table-cell>
          <table:table-cell office:value-type="float" office:value="0.147500749590936" calcext:value-type="float">
            <text:p>0.147500749590936</text:p>
          </table:table-cell>
          <table:table-cell office:value-type="float" office:value="0.154711869018071" calcext:value-type="float">
            <text:p>0.154711869018071</text:p>
          </table:table-cell>
          <table:table-cell office:value-type="float" office:value="0.156038788855175" calcext:value-type="float">
            <text:p>0.156038788855175</text:p>
          </table:table-cell>
          <table:table-cell office:value-type="float" office:value="0.149995359390639" calcext:value-type="float">
            <text:p>0.149995359390639</text:p>
          </table:table-cell>
          <table:table-cell office:value-type="float" office:value="0.094205383917987" calcext:value-type="float">
            <text:p>0.094205383917987</text:p>
          </table:table-cell>
          <table:table-cell office:value-type="float" office:value="0.0871565073689112" calcext:value-type="float">
            <text:p>0.087156507368911</text:p>
          </table:table-cell>
          <table:table-cell office:value-type="float" office:value="0.0818425425275042" calcext:value-type="float">
            <text:p>0.081842542527504</text:p>
          </table:table-cell>
          <table:table-cell office:value-type="float" office:value="0.169787326019559" calcext:value-type="float">
            <text:p>0.169787326019559</text:p>
          </table:table-cell>
          <table:table-cell office:value-type="float" office:value="0.175566005876334" calcext:value-type="float">
            <text:p>0.175566005876334</text:p>
          </table:table-cell>
          <table:table-cell office:value-type="float" office:value="0.168697886504365" calcext:value-type="float">
            <text:p>0.168697886504365</text:p>
          </table:table-cell>
          <table:table-cell office:value-type="float" office:value="0.202753975386796" calcext:value-type="float">
            <text:p>0.202753975386796</text:p>
          </table:table-cell>
          <table:table-cell office:value-type="float" office:value="0.194750022561023" calcext:value-type="float">
            <text:p>0.194750022561023</text:p>
          </table:table-cell>
          <table:table-cell office:value-type="float" office:value="0.121515052722868" calcext:value-type="float">
            <text:p>0.121515052722868</text:p>
          </table:table-cell>
          <table:table-cell office:value-type="float" office:value="0.118089682474269" calcext:value-type="float">
            <text:p>0.118089682474269</text:p>
          </table:table-cell>
          <table:table-cell office:value-type="float" office:value="0.114766654222657" calcext:value-type="float">
            <text:p>0.114766654222657</text:p>
          </table:table-cell>
          <table:table-cell office:value-type="float" office:value="0.112114410436399" calcext:value-type="float">
            <text:p>0.112114410436399</text:p>
          </table:table-cell>
          <table:table-cell office:value-type="float" office:value="0.115094943571336" calcext:value-type="float">
            <text:p>0.115094943571336</text:p>
          </table:table-cell>
          <table:table-cell office:value-type="float" office:value="0.124517983874289" calcext:value-type="float">
            <text:p>0.124517983874289</text:p>
          </table:table-cell>
          <table:table-cell office:value-type="float" office:value="0.137547132799092" calcext:value-type="float">
            <text:p>0.137547132799092</text:p>
          </table:table-cell>
          <table:table-cell office:value-type="float" office:value="0.141582371594533" calcext:value-type="float">
            <text:p>0.141582371594533</text:p>
          </table:table-cell>
          <table:table-cell office:value-type="float" office:value="0.149996083521385" calcext:value-type="float">
            <text:p>0.149996083521385</text:p>
          </table:table-cell>
          <table:table-cell office:value-type="float" office:value="0.153559562747105" calcext:value-type="float">
            <text:p>0.153559562747105</text:p>
          </table:table-cell>
          <table:table-cell office:value-type="float" office:value="0.113045336796574" calcext:value-type="float">
            <text:p>0.113045336796574</text:p>
          </table:table-cell>
          <table:table-cell office:value-type="float" office:value="0.102310912180953" calcext:value-type="float">
            <text:p>0.102310912180953</text:p>
          </table:table-cell>
          <table:table-cell office:value-type="float" office:value="0.205750700845799" calcext:value-type="float">
            <text:p>0.205750700845799</text:p>
          </table:table-cell>
          <table:table-cell office:value-type="float" office:value="0.202006376129912" calcext:value-type="float">
            <text:p>0.202006376129912</text:p>
          </table:table-cell>
          <table:table-cell office:value-type="float" office:value="0.204336299607094" calcext:value-type="float">
            <text:p>0.204336299607094</text:p>
          </table:table-cell>
          <table:table-cell office:value-type="float" office:value="0.210961281432389" calcext:value-type="float">
            <text:p>0.210961281432389</text:p>
          </table:table-cell>
          <table:table-cell office:value-type="float" office:value="0.189065841622648" calcext:value-type="float">
            <text:p>0.189065841622648</text:p>
          </table:table-cell>
          <table:table-cell office:value-type="float" office:value="0.124190018704097" calcext:value-type="float">
            <text:p>0.124190018704097</text:p>
          </table:table-cell>
          <table:table-cell office:value-type="float" office:value="0.114735898314979" calcext:value-type="float">
            <text:p>0.114735898314979</text:p>
          </table:table-cell>
          <table:table-cell office:value-type="float" office:value="0.111929838069691" calcext:value-type="float">
            <text:p>0.111929838069691</text:p>
          </table:table-cell>
          <table:table-cell office:value-type="float" office:value="0.113703411644767" calcext:value-type="float">
            <text:p>0.113703411644767</text:p>
          </table:table-cell>
          <table:table-cell office:value-type="float" office:value="0.119528369232375" calcext:value-type="float">
            <text:p>0.119528369232375</text:p>
          </table:table-cell>
          <table:table-cell office:value-type="float" office:value="0.121798871312347" calcext:value-type="float">
            <text:p>0.121798871312347</text:p>
          </table:table-cell>
          <table:table-cell office:value-type="float" office:value="0.11750524732851" calcext:value-type="float">
            <text:p>0.11750524732851</text:p>
          </table:table-cell>
          <table:table-cell office:value-type="float" office:value="0.118918775661546" calcext:value-type="float">
            <text:p>0.118918775661546</text:p>
          </table:table-cell>
          <table:table-cell office:value-type="float" office:value="0.119296377394191" calcext:value-type="float">
            <text:p>0.119296377394191</text:p>
          </table:table-cell>
          <table:table-cell office:value-type="float" office:value="0.119235967528736" calcext:value-type="float">
            <text:p>0.119235967528736</text:p>
          </table:table-cell>
          <table:table-cell office:value-type="float" office:value="0.119653091957566" calcext:value-type="float">
            <text:p>0.119653091957566</text:p>
          </table:table-cell>
          <table:table-cell office:value-type="float" office:value="0.119591714293247" calcext:value-type="float">
            <text:p>0.119591714293247</text:p>
          </table:table-cell>
          <table:table-cell office:value-type="float" office:value="0.119285009780978" calcext:value-type="float">
            <text:p>0.119285009780978</text:p>
          </table:table-cell>
          <table:table-cell office:value-type="float" office:value="0.119432248125573" calcext:value-type="float">
            <text:p>0.119432248125573</text:p>
          </table:table-cell>
          <table:table-cell office:value-type="float" office:value="0.119509368700857" calcext:value-type="float">
            <text:p>0.119509368700857</text:p>
          </table:table-cell>
          <table:table-cell office:value-type="float" office:value="0.119201646522609" calcext:value-type="float">
            <text:p>0.119201646522609</text:p>
          </table:table-cell>
          <table:table-cell office:value-type="float" office:value="0.119146663072566" calcext:value-type="float">
            <text:p>0.119146663072566</text:p>
          </table:table-cell>
          <table:table-cell office:value-type="float" office:value="0.119254176481608" calcext:value-type="float">
            <text:p>0.119254176481608</text:p>
          </table:table-cell>
          <table:table-cell office:value-type="float" office:value="0.11916968045118" calcext:value-type="float">
            <text:p>0.11916968045118</text:p>
          </table:table-cell>
          <table:table-cell office:value-type="float" office:value="0.119233442134315" calcext:value-type="float">
            <text:p>0.119233442134315</text:p>
          </table:table-cell>
          <table:table-cell office:value-type="float" office:value="0.119177219416912" calcext:value-type="float">
            <text:p>0.119177219416912</text:p>
          </table:table-cell>
          <table:table-cell office:value-type="float" office:value="0.119212194736998" calcext:value-type="float">
            <text:p>0.119212194736998</text:p>
          </table:table-cell>
          <table:table-cell office:value-type="float" office:value="0.119516298601711" calcext:value-type="float">
            <text:p>0.119516298601711</text:p>
          </table:table-cell>
          <table:table-cell office:value-type="float" office:value="0.119196546072229" calcext:value-type="float">
            <text:p>0.119196546072229</text:p>
          </table:table-cell>
          <table:table-cell office:value-type="float" office:value="0.119268638493261" calcext:value-type="float">
            <text:p>0.119268638493261</text:p>
          </table:table-cell>
          <table:table-cell office:value-type="float" office:value="0.119143324202766" calcext:value-type="float">
            <text:p>0.119143324202766</text:p>
          </table:table-cell>
          <table:table-cell office:value-type="float" office:value="0.119171656708716" calcext:value-type="float">
            <text:p>0.119171656708716</text:p>
          </table:table-cell>
          <table:table-cell office:value-type="float" office:value="0.119018403940748" calcext:value-type="float">
            <text:p>0.119018403940748</text:p>
          </table:table-cell>
          <table:table-cell office:value-type="float" office:value="0.119098786408695" calcext:value-type="float">
            <text:p>0.119098786408695</text:p>
          </table:table-cell>
          <table:table-cell office:value-type="float" office:value="0.119148035101258" calcext:value-type="float">
            <text:p>0.119148035101258</text:p>
          </table:table-cell>
          <table:table-cell office:value-type="float" office:value="0.119102785949061" calcext:value-type="float">
            <text:p>0.119102785949061</text:p>
          </table:table-cell>
          <table:table-cell office:value-type="float" office:value="0.118946093572302" calcext:value-type="float">
            <text:p>0.118946093572302</text:p>
          </table:table-cell>
          <table:table-cell office:value-type="float" office:value="0.119135769666261" calcext:value-type="float">
            <text:p>0.119135769666261</text:p>
          </table:table-cell>
          <table:table-cell office:value-type="float" office:value="0.119097089434728" calcext:value-type="float">
            <text:p>0.119097089434728</text:p>
          </table:table-cell>
          <table:table-cell office:value-type="float" office:value="0.119098314054844" calcext:value-type="float">
            <text:p>0.119098314054844</text:p>
          </table:table-cell>
          <table:table-cell office:value-type="float" office:value="0.119052204449262" calcext:value-type="float">
            <text:p>0.119052204449262</text:p>
          </table:table-cell>
          <table:table-cell office:value-type="float" office:value="0.119217566722127" calcext:value-type="float">
            <text:p>0.119217566722127</text:p>
          </table:table-cell>
          <table:table-cell office:value-type="float" office:value="0.119250528460491" calcext:value-type="float">
            <text:p>0.119250528460491</text:p>
          </table:table-cell>
          <table:table-cell office:value-type="float" office:value="0.119167999069961" calcext:value-type="float">
            <text:p>0.119167999069961</text:p>
          </table:table-cell>
          <table:table-cell office:value-type="float" office:value="0.119114446267468" calcext:value-type="float">
            <text:p>0.119114446267468</text:p>
          </table:table-cell>
          <table:table-cell office:value-type="float" office:value="0.119023531502012" calcext:value-type="float">
            <text:p>0.119023531502012</text:p>
          </table:table-cell>
          <table:table-cell office:value-type="float" office:value="0.11913678508971" calcext:value-type="float">
            <text:p>0.11913678508971</text:p>
          </table:table-cell>
          <table:table-cell office:value-type="float" office:value="0.119148924328961" calcext:value-type="float">
            <text:p>0.119148924328961</text:p>
          </table:table-cell>
          <table:table-cell office:value-type="float" office:value="0.119086506673345" calcext:value-type="float">
            <text:p>0.119086506673345</text:p>
          </table:table-cell>
          <table:table-cell office:value-type="float" office:value="0.119124535407385" calcext:value-type="float">
            <text:p>0.119124535407385</text:p>
          </table:table-cell>
          <table:table-cell office:value-type="float" office:value="0.11925949445117" calcext:value-type="float">
            <text:p>0.11925949445117</text:p>
          </table:table-cell>
          <table:table-cell office:value-type="float" office:value="0.119178592960526" calcext:value-type="float">
            <text:p>0.119178592960526</text:p>
          </table:table-cell>
          <table:table-cell office:value-type="float" office:value="0.119082108502585" calcext:value-type="float">
            <text:p>0.119082108502585</text:p>
          </table:table-cell>
          <table:table-cell office:value-type="float" office:value="0.119116279029317" calcext:value-type="float">
            <text:p>0.119116279029317</text:p>
          </table:table-cell>
          <table:table-cell office:value-type="float" office:value="0.119271548231346" calcext:value-type="float">
            <text:p>0.119271548231346</text:p>
          </table:table-cell>
          <table:table-cell office:value-type="float" office:value="0.119221250062017" calcext:value-type="float">
            <text:p>0.119221250062017</text:p>
          </table:table-cell>
          <table:table-cell office:value-type="float" office:value="0.119131440314071" calcext:value-type="float">
            <text:p>0.119131440314071</text:p>
          </table:table-cell>
          <table:table-cell office:value-type="float" office:value="0.119142956616907" calcext:value-type="float">
            <text:p>0.119142956616907</text:p>
          </table:table-cell>
          <table:table-cell office:value-type="float" office:value="0.119133856907845" calcext:value-type="float">
            <text:p>0.119133856907845</text:p>
          </table:table-cell>
          <table:table-cell office:value-type="float" office:value="0.119177688915321" calcext:value-type="float">
            <text:p>0.119177688915321</text:p>
          </table:table-cell>
          <table:table-cell office:value-type="float" office:value="0.119168769473699" calcext:value-type="float">
            <text:p>0.119168769473699</text:p>
          </table:table-cell>
          <table:table-cell office:value-type="float" office:value="0.11917081559124" calcext:value-type="float">
            <text:p>0.11917081559124</text:p>
          </table:table-cell>
          <table:table-cell office:value-type="float" office:value="0.119109259875546" calcext:value-type="float">
            <text:p>0.119109259875546</text:p>
          </table:table-cell>
          <table:table-cell office:value-type="float" office:value="0.119134691703904" calcext:value-type="float">
            <text:p>0.119134691703904</text:p>
          </table:table-cell>
          <table:table-cell office:value-type="float" office:value="0.119106977098008" calcext:value-type="float">
            <text:p>0.119106977098008</text:p>
          </table:table-cell>
          <table:table-cell office:value-type="float" office:value="0.119166458422205" calcext:value-type="float">
            <text:p>0.119166458422205</text:p>
          </table:table-cell>
          <table:table-cell office:value-type="float" office:value="0.119070267733328" calcext:value-type="float">
            <text:p>0.119070267733328</text:p>
          </table:table-cell>
          <table:table-cell office:value-type="float" office:value="0.119099619476466" calcext:value-type="float">
            <text:p>0.119099619476466</text:p>
          </table:table-cell>
          <table:table-cell office:value-type="float" office:value="0.119206795815592" calcext:value-type="float">
            <text:p>0.119206795815592</text:p>
          </table:table-cell>
          <table:table-cell office:value-type="float" office:value="0.119181211477647" calcext:value-type="float">
            <text:p>0.119181211477647</text:p>
          </table:table-cell>
          <table:table-cell office:value-type="float" office:value="0.119135108906052" calcext:value-type="float">
            <text:p>0.119135108906052</text:p>
          </table:table-cell>
          <table:table-cell office:value-type="float" office:value="0.119169545081296" calcext:value-type="float">
            <text:p>0.119169545081296</text:p>
          </table:table-cell>
          <table:table-cell office:value-type="float" office:value="0.119122804972111" calcext:value-type="float">
            <text:p>0.119122804972111</text:p>
          </table:table-cell>
          <table:table-cell office:value-type="float" office:value="0.119072176707223" calcext:value-type="float">
            <text:p>0.119072176707223</text:p>
          </table:table-cell>
          <table:table-cell office:value-type="float" office:value="0.119272124113869" calcext:value-type="float">
            <text:p>0.119272124113869</text:p>
          </table:table-cell>
          <table:table-cell office:value-type="float" office:value="0.119255202412827" calcext:value-type="float">
            <text:p>0.119255202412827</text:p>
          </table:table-cell>
          <table:table-cell office:value-type="float" office:value="0.119101419808462" calcext:value-type="float">
            <text:p>0.119101419808462</text:p>
          </table:table-cell>
          <table:table-cell office:value-type="float" office:value="0.119093127726583" calcext:value-type="float">
            <text:p>0.119093127726583</text:p>
          </table:table-cell>
          <table:table-cell office:value-type="float" office:value="0.119106338078343" calcext:value-type="float">
            <text:p>0.119106338078343</text:p>
          </table:table-cell>
          <table:table-cell office:value-type="float" office:value="0.119033322544554" calcext:value-type="float">
            <text:p>0.119033322544554</text:p>
          </table:table-cell>
          <table:table-cell office:value-type="float" office:value="0.119119072397579" calcext:value-type="float">
            <text:p>0.119119072397579</text:p>
          </table:table-cell>
          <table:table-cell office:value-type="float" office:value="0.119162017613931" calcext:value-type="float">
            <text:p>0.119162017613931</text:p>
          </table:table-cell>
          <table:table-cell office:value-type="float" office:value="0.119130198433137" calcext:value-type="float">
            <text:p>0.119130198433137</text:p>
          </table:table-cell>
          <table:table-cell office:value-type="float" office:value="0.119103088765262" calcext:value-type="float">
            <text:p>0.119103088765262</text:p>
          </table:table-cell>
          <table:table-cell office:value-type="float" office:value="0.119247064887267" calcext:value-type="float">
            <text:p>0.119247064887267</text:p>
          </table:table-cell>
          <table:table-cell office:value-type="float" office:value="0.119067430314634" calcext:value-type="float">
            <text:p>0.119067430314634</text:p>
          </table:table-cell>
          <table:table-cell table:number-columns-repeated="62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99175879428881" calcext:value-type="float">
            <text:p>-0.019917587942888</text:p>
          </table:table-cell>
          <table:table-cell office:value-type="float" office:value="-0.0199324834325683" calcext:value-type="float">
            <text:p>-0.019932483432568</text:p>
          </table:table-cell>
          <table:table-cell office:value-type="float" office:value="-0.0199146159879788" calcext:value-type="float">
            <text:p>-0.019914615987979</text:p>
          </table:table-cell>
          <table:table-cell office:value-type="float" office:value="-0.0199180478959801" calcext:value-type="float">
            <text:p>-0.01991804789598</text:p>
          </table:table-cell>
          <table:table-cell office:value-type="float" office:value="-0.0199424386917747" calcext:value-type="float">
            <text:p>-0.019942438691775</text:p>
          </table:table-cell>
          <table:table-cell office:value-type="float" office:value="-0.0199038266328755" calcext:value-type="float">
            <text:p>-0.019903826632876</text:p>
          </table:table-cell>
          <table:table-cell office:value-type="float" office:value="-0.0199437301354751" calcext:value-type="float">
            <text:p>-0.019943730135475</text:p>
          </table:table-cell>
          <table:table-cell office:value-type="float" office:value="-0.0198972521973458" calcext:value-type="float">
            <text:p>-0.019897252197346</text:p>
          </table:table-cell>
          <table:table-cell office:value-type="float" office:value="-0.0199091898280261" calcext:value-type="float">
            <text:p>-0.019909189828026</text:p>
          </table:table-cell>
          <table:table-cell office:value-type="float" office:value="-0.0199140338075599" calcext:value-type="float">
            <text:p>-0.01991403380756</text:p>
          </table:table-cell>
          <table:table-cell office:value-type="float" office:value="-0.0199248461482952" calcext:value-type="float">
            <text:p>-0.019924846148295</text:p>
          </table:table-cell>
          <table:table-cell office:value-type="float" office:value="-0.0199224816272086" calcext:value-type="float">
            <text:p>-0.019922481627209</text:p>
          </table:table-cell>
          <table:table-cell office:value-type="float" office:value="-0.0199337230523887" calcext:value-type="float">
            <text:p>-0.019933723052389</text:p>
          </table:table-cell>
          <table:table-cell office:value-type="float" office:value="-0.0199476844735691" calcext:value-type="float">
            <text:p>-0.019947684473569</text:p>
          </table:table-cell>
          <table:table-cell office:value-type="float" office:value="-0.0199239622107769" calcext:value-type="float">
            <text:p>-0.019923962210777</text:p>
          </table:table-cell>
          <table:table-cell office:value-type="float" office:value="-0.0199171726175779" calcext:value-type="float">
            <text:p>-0.019917172617578</text:p>
          </table:table-cell>
          <table:table-cell office:value-type="float" office:value="-0.0199468429137958" calcext:value-type="float">
            <text:p>-0.019946842913796</text:p>
          </table:table-cell>
          <table:table-cell office:value-type="float" office:value="-0.0199307345857534" calcext:value-type="float">
            <text:p>-0.019930734585754</text:p>
          </table:table-cell>
          <table:table-cell office:value-type="float" office:value="-0.0199378933987188" calcext:value-type="float">
            <text:p>-0.019937893398719</text:p>
          </table:table-cell>
          <table:table-cell office:value-type="float" office:value="-0.0198978265129321" calcext:value-type="float">
            <text:p>-0.019897826512932</text:p>
          </table:table-cell>
          <table:table-cell office:value-type="float" office:value="-0.0199153782495449" calcext:value-type="float">
            <text:p>-0.019915378249545</text:p>
          </table:table-cell>
          <table:table-cell office:value-type="float" office:value="-0.0199512787828342" calcext:value-type="float">
            <text:p>-0.019951278782834</text:p>
          </table:table-cell>
          <table:table-cell office:value-type="float" office:value="-0.0199401316330229" calcext:value-type="float">
            <text:p>-0.019940131633023</text:p>
          </table:table-cell>
          <table:table-cell office:value-type="float" office:value="-0.0199633440515707" calcext:value-type="float">
            <text:p>-0.019963344051571</text:p>
          </table:table-cell>
          <table:table-cell office:value-type="float" office:value="-0.0198706736007731" calcext:value-type="float">
            <text:p>-0.019870673600773</text:p>
          </table:table-cell>
          <table:table-cell office:value-type="float" office:value="-0.0199050061157727" calcext:value-type="float">
            <text:p>-0.019905006115773</text:p>
          </table:table-cell>
          <table:table-cell office:value-type="float" office:value="-0.0192627806210009" calcext:value-type="float">
            <text:p>-0.019262780621001</text:p>
          </table:table-cell>
          <table:table-cell office:value-type="float" office:value="-0.0192312934330748" calcext:value-type="float">
            <text:p>-0.019231293433075</text:p>
          </table:table-cell>
          <table:table-cell office:value-type="float" office:value="-0.0189024951705375" calcext:value-type="float">
            <text:p>-0.018902495170538</text:p>
          </table:table-cell>
          <table:table-cell office:value-type="float" office:value="-0.0185011452400306" calcext:value-type="float">
            <text:p>-0.018501145240031</text:p>
          </table:table-cell>
          <table:table-cell office:value-type="float" office:value="-0.0182645739477704" calcext:value-type="float">
            <text:p>-0.01826457394777</text:p>
          </table:table-cell>
          <table:table-cell office:value-type="float" office:value="-0.0184673736414437" calcext:value-type="float">
            <text:p>-0.018467373641444</text:p>
          </table:table-cell>
          <table:table-cell office:value-type="float" office:value="-0.0207084808001675" calcext:value-type="float">
            <text:p>-0.020708480800168</text:p>
          </table:table-cell>
          <table:table-cell office:value-type="float" office:value="-0.0298096121165558" calcext:value-type="float">
            <text:p>-0.029809612116556</text:p>
          </table:table-cell>
          <table:table-cell office:value-type="float" office:value="-0.0344214676691849" calcext:value-type="float">
            <text:p>-0.034421467669185</text:p>
          </table:table-cell>
          <table:table-cell office:value-type="float" office:value="-0.0388677255821975" calcext:value-type="float">
            <text:p>-0.038867725582198</text:p>
          </table:table-cell>
          <table:table-cell office:value-type="float" office:value="-0.0370956348557059" calcext:value-type="float">
            <text:p>-0.037095634855706</text:p>
          </table:table-cell>
          <table:table-cell office:value-type="float" office:value="-0.0488124309907474" calcext:value-type="float">
            <text:p>-0.048812430990747</text:p>
          </table:table-cell>
          <table:table-cell office:value-type="float" office:value="-0.0503252042189333" calcext:value-type="float">
            <text:p>-0.050325204218933</text:p>
          </table:table-cell>
          <table:table-cell office:value-type="float" office:value="-0.0459067675767197" calcext:value-type="float">
            <text:p>-0.04590676757672</text:p>
          </table:table-cell>
          <table:table-cell office:value-type="float" office:value="-0.0445792093477822" calcext:value-type="float">
            <text:p>-0.044579209347782</text:p>
          </table:table-cell>
          <table:table-cell office:value-type="float" office:value="-0.0426540936003495" calcext:value-type="float">
            <text:p>-0.04265409360035</text:p>
          </table:table-cell>
          <table:table-cell office:value-type="float" office:value="-0.0275185561633072" calcext:value-type="float">
            <text:p>-0.027518556163307</text:p>
          </table:table-cell>
          <table:table-cell office:value-type="float" office:value="-0.027329953343761" calcext:value-type="float">
            <text:p>-0.027329953343761</text:p>
          </table:table-cell>
          <table:table-cell office:value-type="float" office:value="-0.0300552742886608" calcext:value-type="float">
            <text:p>-0.030055274288661</text:p>
          </table:table-cell>
          <table:table-cell office:value-type="float" office:value="-0.0437354085109666" calcext:value-type="float">
            <text:p>-0.043735408510967</text:p>
          </table:table-cell>
          <table:table-cell office:value-type="float" office:value="-0.0293353347483336" calcext:value-type="float">
            <text:p>-0.029335334748334</text:p>
          </table:table-cell>
          <table:table-cell office:value-type="float" office:value="-0.0201183208585478" calcext:value-type="float">
            <text:p>-0.020118320858548</text:p>
          </table:table-cell>
          <table:table-cell office:value-type="float" office:value="-0.0143865732748393" calcext:value-type="float">
            <text:p>-0.014386573274839</text:p>
          </table:table-cell>
          <table:table-cell office:value-type="float" office:value="-0.0185363355309238" calcext:value-type="float">
            <text:p>-0.018536335530924</text:p>
          </table:table-cell>
          <table:table-cell office:value-type="float" office:value="-0.0203797020883324" calcext:value-type="float">
            <text:p>-0.020379702088333</text:p>
          </table:table-cell>
          <table:table-cell office:value-type="float" office:value="-0.0193882606400663" calcext:value-type="float">
            <text:p>-0.019388260640066</text:p>
          </table:table-cell>
          <table:table-cell office:value-type="float" office:value="-0.0197344194285961" calcext:value-type="float">
            <text:p>-0.019734419428596</text:p>
          </table:table-cell>
          <table:table-cell office:value-type="float" office:value="-0.0237895774158839" calcext:value-type="float">
            <text:p>-0.023789577415884</text:p>
          </table:table-cell>
          <table:table-cell office:value-type="float" office:value="-0.0350884419127255" calcext:value-type="float">
            <text:p>-0.035088441912726</text:p>
          </table:table-cell>
          <table:table-cell office:value-type="float" office:value="-0.0543676861306737" calcext:value-type="float">
            <text:p>-0.054367686130674</text:p>
          </table:table-cell>
          <table:table-cell office:value-type="float" office:value="-0.0540079241704099" calcext:value-type="float">
            <text:p>-0.05400792417041</text:p>
          </table:table-cell>
          <table:table-cell office:value-type="float" office:value="-0.0526691166743075" calcext:value-type="float">
            <text:p>-0.052669116674308</text:p>
          </table:table-cell>
          <table:table-cell office:value-type="float" office:value="-0.0194771066169664" calcext:value-type="float">
            <text:p>-0.019477106616966</text:p>
          </table:table-cell>
          <table:table-cell office:value-type="float" office:value="-0.00664913811032754" calcext:value-type="float">
            <text:p>-0.006649138110328</text:p>
          </table:table-cell>
          <table:table-cell office:value-type="float" office:value="-0.0142687282217112" calcext:value-type="float">
            <text:p>-0.014268728221711</text:p>
          </table:table-cell>
          <table:table-cell office:value-type="float" office:value="-0.020078306495488" calcext:value-type="float">
            <text:p>-0.020078306495488</text:p>
          </table:table-cell>
          <table:table-cell office:value-type="float" office:value="-0.0209283550534745" calcext:value-type="float">
            <text:p>-0.020928355053475</text:p>
          </table:table-cell>
          <table:table-cell office:value-type="float" office:value="-0.0212476025229192" calcext:value-type="float">
            <text:p>-0.021247602522919</text:p>
          </table:table-cell>
          <table:table-cell office:value-type="float" office:value="-0.0226474929103163" calcext:value-type="float">
            <text:p>-0.022647492910316</text:p>
          </table:table-cell>
          <table:table-cell office:value-type="float" office:value="-0.0248716020809121" calcext:value-type="float">
            <text:p>-0.024871602080912</text:p>
          </table:table-cell>
          <table:table-cell office:value-type="float" office:value="-0.032790566185191" calcext:value-type="float">
            <text:p>-0.032790566185191</text:p>
          </table:table-cell>
          <table:table-cell office:value-type="float" office:value="-0.0458290057546932" calcext:value-type="float">
            <text:p>-0.045829005754693</text:p>
          </table:table-cell>
          <table:table-cell office:value-type="float" office:value="-0.0493438944300653" calcext:value-type="float">
            <text:p>-0.049343894430065</text:p>
          </table:table-cell>
          <table:table-cell office:value-type="float" office:value="-0.0505306943800551" calcext:value-type="float">
            <text:p>-0.050530694380055</text:p>
          </table:table-cell>
          <table:table-cell office:value-type="float" office:value="-0.0511378566025294" calcext:value-type="float">
            <text:p>-0.051137856602529</text:p>
          </table:table-cell>
          <table:table-cell office:value-type="float" office:value="-0.0519775915359095" calcext:value-type="float">
            <text:p>-0.05197759153591</text:p>
          </table:table-cell>
          <table:table-cell office:value-type="float" office:value="-0.049483920323703" calcext:value-type="float">
            <text:p>-0.049483920323703</text:p>
          </table:table-cell>
          <table:table-cell office:value-type="float" office:value="-0.0286284705056068" calcext:value-type="float">
            <text:p>-0.028628470505607</text:p>
          </table:table-cell>
          <table:table-cell office:value-type="float" office:value="-0.025371211376845" calcext:value-type="float">
            <text:p>-0.025371211376845</text:p>
          </table:table-cell>
          <table:table-cell office:value-type="float" office:value="-0.0220356742627737" calcext:value-type="float">
            <text:p>-0.022035674262774</text:p>
          </table:table-cell>
          <table:table-cell office:value-type="float" office:value="-0.0188946162707257" calcext:value-type="float">
            <text:p>-0.018894616270726</text:p>
          </table:table-cell>
          <table:table-cell office:value-type="float" office:value="-0.0170509651042515" calcext:value-type="float">
            <text:p>-0.017050965104252</text:p>
          </table:table-cell>
          <table:table-cell office:value-type="float" office:value="-0.013804041991964" calcext:value-type="float">
            <text:p>-0.013804041991964</text:p>
          </table:table-cell>
          <table:table-cell office:value-type="float" office:value="-0.0129198282502953" calcext:value-type="float">
            <text:p>-0.012919828250295</text:p>
          </table:table-cell>
          <table:table-cell office:value-type="float" office:value="-0.0132794548412518" calcext:value-type="float">
            <text:p>-0.013279454841252</text:p>
          </table:table-cell>
          <table:table-cell office:value-type="float" office:value="-0.00631370536108239" calcext:value-type="float">
            <text:p>-0.006313705361082</text:p>
          </table:table-cell>
          <table:table-cell office:value-type="float" office:value="-0.00608661138638123" calcext:value-type="float">
            <text:p>-0.006086611386381</text:p>
          </table:table-cell>
          <table:table-cell office:value-type="float" office:value="-0.0202333879099267" calcext:value-type="float">
            <text:p>-0.020233387909927</text:p>
          </table:table-cell>
          <table:table-cell office:value-type="float" office:value="-0.022571908928252" calcext:value-type="float">
            <text:p>-0.022571908928252</text:p>
          </table:table-cell>
          <table:table-cell office:value-type="float" office:value="-0.0230031253992328" calcext:value-type="float">
            <text:p>-0.023003125399233</text:p>
          </table:table-cell>
          <table:table-cell office:value-type="float" office:value="-0.0215747047417324" calcext:value-type="float">
            <text:p>-0.021574704741732</text:p>
          </table:table-cell>
          <table:table-cell office:value-type="float" office:value="-0.0237406446877572" calcext:value-type="float">
            <text:p>-0.023740644687757</text:p>
          </table:table-cell>
          <table:table-cell office:value-type="float" office:value="-0.0310951520589175" calcext:value-type="float">
            <text:p>-0.031095152058918</text:p>
          </table:table-cell>
          <table:table-cell office:value-type="float" office:value="-0.0462162961794222" calcext:value-type="float">
            <text:p>-0.046216296179422</text:p>
          </table:table-cell>
          <table:table-cell office:value-type="float" office:value="-0.0409956718306015" calcext:value-type="float">
            <text:p>-0.040995671830602</text:p>
          </table:table-cell>
          <table:table-cell office:value-type="float" office:value="-0.0378104668170758" calcext:value-type="float">
            <text:p>-0.037810466817076</text:p>
          </table:table-cell>
          <table:table-cell office:value-type="float" office:value="-0.0287182979246784" calcext:value-type="float">
            <text:p>-0.028718297924678</text:p>
          </table:table-cell>
          <table:table-cell office:value-type="float" office:value="-0.0285075910895875" calcext:value-type="float">
            <text:p>-0.028507591089588</text:p>
          </table:table-cell>
          <table:table-cell office:value-type="float" office:value="-0.0197864797425308" calcext:value-type="float">
            <text:p>-0.019786479742531</text:p>
          </table:table-cell>
          <table:table-cell office:value-type="float" office:value="-0.0192979222372638" calcext:value-type="float">
            <text:p>-0.019297922237264</text:p>
          </table:table-cell>
          <table:table-cell office:value-type="float" office:value="-0.015584347188402" calcext:value-type="float">
            <text:p>-0.015584347188402</text:p>
          </table:table-cell>
          <table:table-cell office:value-type="float" office:value="-0.0147817590915278" calcext:value-type="float">
            <text:p>-0.014781759091528</text:p>
          </table:table-cell>
          <table:table-cell office:value-type="float" office:value="-0.0486582194346048" calcext:value-type="float">
            <text:p>-0.048658219434605</text:p>
          </table:table-cell>
          <table:table-cell office:value-type="float" office:value="-0.0472010592922364" calcext:value-type="float">
            <text:p>-0.047201059292237</text:p>
          </table:table-cell>
          <table:table-cell office:value-type="float" office:value="-0.0380961036634539" calcext:value-type="float">
            <text:p>-0.038096103663454</text:p>
          </table:table-cell>
          <table:table-cell office:value-type="float" office:value="-0.0289962223354134" calcext:value-type="float">
            <text:p>-0.028996222335413</text:p>
          </table:table-cell>
          <table:table-cell office:value-type="float" office:value="-0.0135991537574274" calcext:value-type="float">
            <text:p>-0.013599153757428</text:p>
          </table:table-cell>
          <table:table-cell office:value-type="float" office:value="-0.0229561686592756" calcext:value-type="float">
            <text:p>-0.022956168659276</text:p>
          </table:table-cell>
          <table:table-cell office:value-type="float" office:value="-0.0227496520336387" calcext:value-type="float">
            <text:p>-0.022749652033639</text:p>
          </table:table-cell>
          <table:table-cell office:value-type="float" office:value="-0.0243686132182393" calcext:value-type="float">
            <text:p>-0.024368613218239</text:p>
          </table:table-cell>
          <table:table-cell office:value-type="float" office:value="-0.0277474389156887" calcext:value-type="float">
            <text:p>-0.027747438915689</text:p>
          </table:table-cell>
          <table:table-cell office:value-type="float" office:value="-0.0352780511199224" calcext:value-type="float">
            <text:p>-0.035278051119922</text:p>
          </table:table-cell>
          <table:table-cell office:value-type="float" office:value="-0.0511141840329984" calcext:value-type="float">
            <text:p>-0.051114184032999</text:p>
          </table:table-cell>
          <table:table-cell office:value-type="float" office:value="-0.0476447157503184" calcext:value-type="float">
            <text:p>-0.047644715750318</text:p>
          </table:table-cell>
          <table:table-cell office:value-type="float" office:value="-0.041506467201959" calcext:value-type="float">
            <text:p>-0.041506467201959</text:p>
          </table:table-cell>
          <table:table-cell office:value-type="float" office:value="-0.0456986888016964" calcext:value-type="float">
            <text:p>-0.045698688801696</text:p>
          </table:table-cell>
          <table:table-cell office:value-type="float" office:value="-0.021961573093376" calcext:value-type="float">
            <text:p>-0.021961573093376</text:p>
          </table:table-cell>
          <table:table-cell office:value-type="float" office:value="-0.0229500421003329" calcext:value-type="float">
            <text:p>-0.022950042100333</text:p>
          </table:table-cell>
          <table:table-cell office:value-type="float" office:value="-0.0152162544742793" calcext:value-type="float">
            <text:p>-0.015216254474279</text:p>
          </table:table-cell>
          <table:table-cell office:value-type="float" office:value="-0.014599395447959" calcext:value-type="float">
            <text:p>-0.014599395447959</text:p>
          </table:table-cell>
          <table:table-cell office:value-type="float" office:value="-0.0511975719477441" calcext:value-type="float">
            <text:p>-0.051197571947744</text:p>
          </table:table-cell>
          <table:table-cell office:value-type="float" office:value="-0.0495510337726039" calcext:value-type="float">
            <text:p>-0.049551033772604</text:p>
          </table:table-cell>
          <table:table-cell office:value-type="float" office:value="-0.0424152772723898" calcext:value-type="float">
            <text:p>-0.04241527727239</text:p>
          </table:table-cell>
          <table:table-cell office:value-type="float" office:value="-0.0363364361100489" calcext:value-type="float">
            <text:p>-0.036336436110049</text:p>
          </table:table-cell>
          <table:table-cell office:value-type="float" office:value="-0.0316301140589645" calcext:value-type="float">
            <text:p>-0.031630114058965</text:p>
          </table:table-cell>
          <table:table-cell office:value-type="float" office:value="-0.0258578973615877" calcext:value-type="float">
            <text:p>-0.025857897361588</text:p>
          </table:table-cell>
          <table:table-cell office:value-type="float" office:value="-0.017506039016075" calcext:value-type="float">
            <text:p>-0.017506039016075</text:p>
          </table:table-cell>
          <table:table-cell office:value-type="float" office:value="-0.0213531097751696" calcext:value-type="float">
            <text:p>-0.02135310977517</text:p>
          </table:table-cell>
          <table:table-cell office:value-type="float" office:value="-0.0198451826397423" calcext:value-type="float">
            <text:p>-0.019845182639742</text:p>
          </table:table-cell>
          <table:table-cell office:value-type="float" office:value="-0.0209161634961005" calcext:value-type="float">
            <text:p>-0.020916163496101</text:p>
          </table:table-cell>
          <table:table-cell office:value-type="float" office:value="-0.0359858229485724" calcext:value-type="float">
            <text:p>-0.035985822948572</text:p>
          </table:table-cell>
          <table:table-cell office:value-type="float" office:value="-0.0368054347637718" calcext:value-type="float">
            <text:p>-0.036805434763772</text:p>
          </table:table-cell>
          <table:table-cell office:value-type="float" office:value="-0.0487676912869409" calcext:value-type="float">
            <text:p>-0.048767691286941</text:p>
          </table:table-cell>
          <table:table-cell office:value-type="float" office:value="-0.0445009634776015" calcext:value-type="float">
            <text:p>-0.044500963477602</text:p>
          </table:table-cell>
          <table:table-cell office:value-type="float" office:value="-0.0439748591487636" calcext:value-type="float">
            <text:p>-0.043974859148764</text:p>
          </table:table-cell>
          <table:table-cell office:value-type="float" office:value="-0.0405483233263402" calcext:value-type="float">
            <text:p>-0.04054832332634</text:p>
          </table:table-cell>
          <table:table-cell office:value-type="float" office:value="-0.0245905108173476" calcext:value-type="float">
            <text:p>-0.024590510817348</text:p>
          </table:table-cell>
          <table:table-cell office:value-type="float" office:value="-0.00186697596266517" calcext:value-type="float">
            <text:p>-0.001866975962665</text:p>
          </table:table-cell>
          <table:table-cell office:value-type="float" office:value="-0.00180823472175573" calcext:value-type="float">
            <text:p>-0.001808234721756</text:p>
          </table:table-cell>
          <table:table-cell office:value-type="float" office:value="-0.0120508725972014" calcext:value-type="float">
            <text:p>-0.012050872597202</text:p>
          </table:table-cell>
          <table:table-cell office:value-type="float" office:value="-0.0211394785110941" calcext:value-type="float">
            <text:p>-0.021139478511094</text:p>
          </table:table-cell>
          <table:table-cell office:value-type="float" office:value="-0.020438200305346" calcext:value-type="float">
            <text:p>-0.020438200305346</text:p>
          </table:table-cell>
          <table:table-cell office:value-type="float" office:value="-0.0201566248042059" calcext:value-type="float">
            <text:p>-0.020156624804206</text:p>
          </table:table-cell>
          <table:table-cell office:value-type="float" office:value="-0.0191162449711112" calcext:value-type="float">
            <text:p>-0.019116244971111</text:p>
          </table:table-cell>
          <table:table-cell office:value-type="float" office:value="-0.0189854021881316" calcext:value-type="float">
            <text:p>-0.018985402188132</text:p>
          </table:table-cell>
          <table:table-cell office:value-type="float" office:value="-0.0193270756793795" calcext:value-type="float">
            <text:p>-0.01932707567938</text:p>
          </table:table-cell>
          <table:table-cell office:value-type="float" office:value="-0.0192974638982521" calcext:value-type="float">
            <text:p>-0.019297463898252</text:p>
          </table:table-cell>
          <table:table-cell office:value-type="float" office:value="-0.0193370679277382" calcext:value-type="float">
            <text:p>-0.019337067927738</text:p>
          </table:table-cell>
          <table:table-cell office:value-type="float" office:value="-0.0193659049234455" calcext:value-type="float">
            <text:p>-0.019365904923446</text:p>
          </table:table-cell>
          <table:table-cell office:value-type="float" office:value="-0.0194921926020848" calcext:value-type="float">
            <text:p>-0.019492192602085</text:p>
          </table:table-cell>
          <table:table-cell office:value-type="float" office:value="-0.0196748967228193" calcext:value-type="float">
            <text:p>-0.019674896722819</text:p>
          </table:table-cell>
          <table:table-cell office:value-type="float" office:value="-0.0196861575022098" calcext:value-type="float">
            <text:p>-0.01968615750221</text:p>
          </table:table-cell>
          <table:table-cell office:value-type="float" office:value="-0.0195962052613062" calcext:value-type="float">
            <text:p>-0.019596205261306</text:p>
          </table:table-cell>
          <table:table-cell office:value-type="float" office:value="-0.0196221052009028" calcext:value-type="float">
            <text:p>-0.019622105200903</text:p>
          </table:table-cell>
          <table:table-cell office:value-type="float" office:value="-0.0196173562012937" calcext:value-type="float">
            <text:p>-0.019617356201294</text:p>
          </table:table-cell>
          <table:table-cell office:value-type="float" office:value="-0.0196192618374443" calcext:value-type="float">
            <text:p>-0.019619261837444</text:p>
          </table:table-cell>
          <table:table-cell office:value-type="float" office:value="-0.0196201807594408" calcext:value-type="float">
            <text:p>-0.019620180759441</text:p>
          </table:table-cell>
          <table:table-cell office:value-type="float" office:value="-0.0196197593349013" calcext:value-type="float">
            <text:p>-0.019619759334901</text:p>
          </table:table-cell>
          <table:table-cell office:value-type="float" office:value="-0.019625355417972" calcext:value-type="float">
            <text:p>-0.019625355417972</text:p>
          </table:table-cell>
          <table:table-cell office:value-type="float" office:value="-0.0196634118915997" calcext:value-type="float">
            <text:p>-0.0196634118916</text:p>
          </table:table-cell>
          <table:table-cell office:value-type="float" office:value="-0.0196114161615906" calcext:value-type="float">
            <text:p>-0.019611416161591</text:p>
          </table:table-cell>
          <table:table-cell office:value-type="float" office:value="-0.0196223929479882" calcext:value-type="float">
            <text:p>-0.019622392947988</text:p>
          </table:table-cell>
          <table:table-cell office:value-type="float" office:value="-0.0196061250108469" calcext:value-type="float">
            <text:p>-0.019606125010847</text:p>
          </table:table-cell>
          <table:table-cell office:value-type="float" office:value="-0.0196108187513164" calcext:value-type="float">
            <text:p>-0.019610818751317</text:p>
          </table:table-cell>
          <table:table-cell office:value-type="float" office:value="-0.0195883378288826" calcext:value-type="float">
            <text:p>-0.019588337828883</text:p>
          </table:table-cell>
          <table:table-cell office:value-type="float" office:value="-0.0195969579330312" calcext:value-type="float">
            <text:p>-0.019596957933031</text:p>
          </table:table-cell>
          <table:table-cell office:value-type="float" office:value="-0.0196076607639468" calcext:value-type="float">
            <text:p>-0.019607660763947</text:p>
          </table:table-cell>
          <table:table-cell office:value-type="float" office:value="-0.0196051079706561" calcext:value-type="float">
            <text:p>-0.019605107970656</text:p>
          </table:table-cell>
          <table:table-cell office:value-type="float" office:value="-0.0195798085689508" calcext:value-type="float">
            <text:p>-0.019579808568951</text:p>
          </table:table-cell>
          <table:table-cell office:value-type="float" office:value="-0.019612457613249" calcext:value-type="float">
            <text:p>-0.019612457613249</text:p>
          </table:table-cell>
          <table:table-cell office:value-type="float" office:value="-0.0196044865168214" calcext:value-type="float">
            <text:p>-0.019604486516821</text:p>
          </table:table-cell>
          <table:table-cell office:value-type="float" office:value="-0.0196063385635808" calcext:value-type="float">
            <text:p>-0.019606338563581</text:p>
          </table:table-cell>
          <table:table-cell office:value-type="float" office:value="-0.0195856049371145" calcext:value-type="float">
            <text:p>-0.019585604937115</text:p>
          </table:table-cell>
          <table:table-cell office:value-type="float" office:value="-0.0196118882790442" calcext:value-type="float">
            <text:p>-0.019611888279044</text:p>
          </table:table-cell>
          <table:table-cell office:value-type="float" office:value="-0.0196228071439065" calcext:value-type="float">
            <text:p>-0.019622807143907</text:p>
          </table:table-cell>
          <table:table-cell office:value-type="float" office:value="-0.019605151716714" calcext:value-type="float">
            <text:p>-0.019605151716714</text:p>
          </table:table-cell>
          <table:table-cell office:value-type="float" office:value="-0.0196038784205204" calcext:value-type="float">
            <text:p>-0.01960387842052</text:p>
          </table:table-cell>
          <table:table-cell office:value-type="float" office:value="-0.0195823781435664" calcext:value-type="float">
            <text:p>-0.019582378143566</text:p>
          </table:table-cell>
          <table:table-cell office:value-type="float" office:value="-0.019597325328095" calcext:value-type="float">
            <text:p>-0.019597325328095</text:p>
          </table:table-cell>
          <table:table-cell office:value-type="float" office:value="-0.0196058579456869" calcext:value-type="float">
            <text:p>-0.019605857945687</text:p>
          </table:table-cell>
          <table:table-cell office:value-type="float" office:value="-0.0195917205947141" calcext:value-type="float">
            <text:p>-0.019591720594714</text:p>
          </table:table-cell>
          <table:table-cell office:value-type="float" office:value="-0.0196005976012534" calcext:value-type="float">
            <text:p>-0.019600597601253</text:p>
          </table:table-cell>
          <table:table-cell office:value-type="float" office:value="-0.0196188109786228" calcext:value-type="float">
            <text:p>-0.019618810978623</text:p>
          </table:table-cell>
          <table:table-cell office:value-type="float" office:value="-0.0196060312090817" calcext:value-type="float">
            <text:p>-0.019606031209082</text:p>
          </table:table-cell>
          <table:table-cell office:value-type="float" office:value="-0.0196016376936614" calcext:value-type="float">
            <text:p>-0.019601637693662</text:p>
          </table:table-cell>
          <table:table-cell office:value-type="float" office:value="-0.0196015175745261" calcext:value-type="float">
            <text:p>-0.019601517574526</text:p>
          </table:table-cell>
          <table:table-cell office:value-type="float" office:value="-0.0196172784918874" calcext:value-type="float">
            <text:p>-0.019617278491887</text:p>
          </table:table-cell>
          <table:table-cell office:value-type="float" office:value="-0.0196134566743215" calcext:value-type="float">
            <text:p>-0.019613456674322</text:p>
          </table:table-cell>
          <table:table-cell office:value-type="float" office:value="-0.0196023634916858" calcext:value-type="float">
            <text:p>-0.019602363491686</text:p>
          </table:table-cell>
          <table:table-cell office:value-type="float" office:value="-0.0196000304839062" calcext:value-type="float">
            <text:p>-0.019600030483906</text:p>
          </table:table-cell>
          <table:table-cell office:value-type="float" office:value="-0.0195868321110792" calcext:value-type="float">
            <text:p>-0.019586832111079</text:p>
          </table:table-cell>
          <table:table-cell office:value-type="float" office:value="-0.0196097742298659" calcext:value-type="float">
            <text:p>-0.019609774229866</text:p>
          </table:table-cell>
          <table:table-cell office:value-type="float" office:value="-0.0196275026749381" calcext:value-type="float">
            <text:p>-0.019627502674938</text:p>
          </table:table-cell>
          <table:table-cell office:value-type="float" office:value="-0.0196117850804949" calcext:value-type="float">
            <text:p>-0.019611785080495</text:p>
          </table:table-cell>
          <table:table-cell office:value-type="float" office:value="-0.0196029353138962" calcext:value-type="float">
            <text:p>-0.019602935313896</text:p>
          </table:table-cell>
          <table:table-cell office:value-type="float" office:value="-0.0196096055207811" calcext:value-type="float">
            <text:p>-0.019609605520781</text:p>
          </table:table-cell>
          <table:table-cell office:value-type="float" office:value="-0.0195912627744401" calcext:value-type="float">
            <text:p>-0.01959126277444</text:p>
          </table:table-cell>
          <table:table-cell office:value-type="float" office:value="-0.019619889176163" calcext:value-type="float">
            <text:p>-0.019619889176163</text:p>
          </table:table-cell>
          <table:table-cell office:value-type="float" office:value="-0.0195988042588065" calcext:value-type="float">
            <text:p>-0.019598804258807</text:p>
          </table:table-cell>
          <table:table-cell office:value-type="float" office:value="-0.0195968668077922" calcext:value-type="float">
            <text:p>-0.019596866807792</text:p>
          </table:table-cell>
          <table:table-cell office:value-type="float" office:value="-0.0196214794041635" calcext:value-type="float">
            <text:p>-0.019621479404164</text:p>
          </table:table-cell>
          <table:table-cell office:value-type="float" office:value="-0.0196112404291193" calcext:value-type="float">
            <text:p>-0.019611240429119</text:p>
          </table:table-cell>
          <table:table-cell office:value-type="float" office:value="-0.0196055406292732" calcext:value-type="float">
            <text:p>-0.019605540629273</text:p>
          </table:table-cell>
          <table:table-cell office:value-type="float" office:value="-0.0196189018065164" calcext:value-type="float">
            <text:p>-0.019618901806517</text:p>
          </table:table-cell>
          <table:table-cell office:value-type="float" office:value="-0.0196033879841415" calcext:value-type="float">
            <text:p>-0.019603387984142</text:p>
          </table:table-cell>
          <table:table-cell office:value-type="float" office:value="-0.0195859400371303" calcext:value-type="float">
            <text:p>-0.01958594003713</text:p>
          </table:table-cell>
          <table:table-cell office:value-type="float" office:value="-0.0196238033828338" calcext:value-type="float">
            <text:p>-0.019623803382834</text:p>
          </table:table-cell>
          <table:table-cell office:value-type="float" office:value="-0.0196218665017752" calcext:value-type="float">
            <text:p>-0.019621866501775</text:p>
          </table:table-cell>
          <table:table-cell office:value-type="float" office:value="-0.0196018967865689" calcext:value-type="float">
            <text:p>-0.019601896786569</text:p>
          </table:table-cell>
          <table:table-cell office:value-type="float" office:value="-0.019595368432433" calcext:value-type="float">
            <text:p>-0.019595368432433</text:p>
          </table:table-cell>
          <table:table-cell office:value-type="float" office:value="-0.0195971015470626" calcext:value-type="float">
            <text:p>-0.019597101547063</text:p>
          </table:table-cell>
          <table:table-cell office:value-type="float" office:value="-0.0195915542323947" calcext:value-type="float">
            <text:p>-0.019591554232395</text:p>
          </table:table-cell>
          <table:table-cell office:value-type="float" office:value="-0.019594623836603" calcext:value-type="float">
            <text:p>-0.019594623836603</text:p>
          </table:table-cell>
          <table:table-cell office:value-type="float" office:value="-0.0196033801390788" calcext:value-type="float">
            <text:p>-0.019603380139079</text:p>
          </table:table-cell>
          <table:table-cell office:value-type="float" office:value="-0.0195982364644809" calcext:value-type="float">
            <text:p>-0.019598236464481</text:p>
          </table:table-cell>
          <table:table-cell office:value-type="float" office:value="-0.0195984727401636" calcext:value-type="float">
            <text:p>-0.019598472740164</text:p>
          </table:table-cell>
          <table:table-cell office:value-type="float" office:value="-0.0196168316420278" calcext:value-type="float">
            <text:p>-0.019616831642028</text:p>
          </table:table-cell>
          <table:table-cell office:value-type="float" office:value="-0.0195913279554298" calcext:value-type="float">
            <text:p>-0.01959132795543</text:p>
          </table:table-cell>
          <table:table-cell table:number-columns-repeated="62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02441266441421" calcext:value-type="float">
            <text:p>0.602441266441421</text:p>
          </table:table-cell>
          <table:table-cell office:value-type="float" office:value="0.603001367665854" calcext:value-type="float">
            <text:p>0.603001367665854</text:p>
          </table:table-cell>
          <table:table-cell office:value-type="float" office:value="0.602432279126689" calcext:value-type="float">
            <text:p>0.602432279126689</text:p>
          </table:table-cell>
          <table:table-cell office:value-type="float" office:value="0.602310827673444" calcext:value-type="float">
            <text:p>0.602310827673444</text:p>
          </table:table-cell>
          <table:table-cell office:value-type="float" office:value="0.603116905362413" calcext:value-type="float">
            <text:p>0.603116905362413</text:p>
          </table:table-cell>
          <table:table-cell office:value-type="float" office:value="0.60221589307139" calcext:value-type="float">
            <text:p>0.60221589307139</text:p>
          </table:table-cell>
          <table:table-cell office:value-type="float" office:value="0.603230153353587" calcext:value-type="float">
            <text:p>0.603230153353587</text:p>
          </table:table-cell>
          <table:table-cell office:value-type="float" office:value="0.602227641771867" calcext:value-type="float">
            <text:p>0.602227641771867</text:p>
          </table:table-cell>
          <table:table-cell office:value-type="float" office:value="0.602387150655759" calcext:value-type="float">
            <text:p>0.602387150655759</text:p>
          </table:table-cell>
          <table:table-cell office:value-type="float" office:value="0.602543518497696" calcext:value-type="float">
            <text:p>0.602543518497696</text:p>
          </table:table-cell>
          <table:table-cell office:value-type="float" office:value="0.602870037132082" calcext:value-type="float">
            <text:p>0.602870037132082</text:p>
          </table:table-cell>
          <table:table-cell office:value-type="float" office:value="0.602752914780471" calcext:value-type="float">
            <text:p>0.602752914780471</text:p>
          </table:table-cell>
          <table:table-cell office:value-type="float" office:value="0.602799621008888" calcext:value-type="float">
            <text:p>0.602799621008888</text:p>
          </table:table-cell>
          <table:table-cell office:value-type="float" office:value="0.602488307135698" calcext:value-type="float">
            <text:p>0.602488307135698</text:p>
          </table:table-cell>
          <table:table-cell office:value-type="float" office:value="0.60277404086423" calcext:value-type="float">
            <text:p>0.60277404086423</text:p>
          </table:table-cell>
          <table:table-cell office:value-type="float" office:value="0.601575636012322" calcext:value-type="float">
            <text:p>0.601575636012322</text:p>
          </table:table-cell>
          <table:table-cell office:value-type="float" office:value="0.603179193230833" calcext:value-type="float">
            <text:p>0.603179193230833</text:p>
          </table:table-cell>
          <table:table-cell office:value-type="float" office:value="0.60295701048757" calcext:value-type="float">
            <text:p>0.60295701048757</text:p>
          </table:table-cell>
          <table:table-cell office:value-type="float" office:value="0.60294991371721" calcext:value-type="float">
            <text:p>0.60294991371721</text:p>
          </table:table-cell>
          <table:table-cell office:value-type="float" office:value="0.601099078779422" calcext:value-type="float">
            <text:p>0.601099078779422</text:p>
          </table:table-cell>
          <table:table-cell office:value-type="float" office:value="0.601813597614831" calcext:value-type="float">
            <text:p>0.601813597614831</text:p>
          </table:table-cell>
          <table:table-cell office:value-type="float" office:value="0.603712828776041" calcext:value-type="float">
            <text:p>0.603712828776041</text:p>
          </table:table-cell>
          <table:table-cell office:value-type="float" office:value="0.602578899251595" calcext:value-type="float">
            <text:p>0.602578899251595</text:p>
          </table:table-cell>
          <table:table-cell office:value-type="float" office:value="0.60361043565365" calcext:value-type="float">
            <text:p>0.60361043565365</text:p>
          </table:table-cell>
          <table:table-cell office:value-type="float" office:value="0.601015002285025" calcext:value-type="float">
            <text:p>0.601015002285025</text:p>
          </table:table-cell>
          <table:table-cell office:value-type="float" office:value="0.600957821624584" calcext:value-type="float">
            <text:p>0.600957821624584</text:p>
          </table:table-cell>
          <table:table-cell office:value-type="float" office:value="0.602181834047536" calcext:value-type="float">
            <text:p>0.602181834047536</text:p>
          </table:table-cell>
          <table:table-cell office:value-type="float" office:value="0.602992162314773" calcext:value-type="float">
            <text:p>0.602992162314773</text:p>
          </table:table-cell>
          <table:table-cell office:value-type="float" office:value="0.602857741550009" calcext:value-type="float">
            <text:p>0.602857741550009</text:p>
          </table:table-cell>
          <table:table-cell office:value-type="float" office:value="0.604899359740656" calcext:value-type="float">
            <text:p>0.604899359740656</text:p>
          </table:table-cell>
          <table:table-cell office:value-type="float" office:value="0.604854426095534" calcext:value-type="float">
            <text:p>0.604854426095534</text:p>
          </table:table-cell>
          <table:table-cell office:value-type="float" office:value="0.606685726798113" calcext:value-type="float">
            <text:p>0.606685726798113</text:p>
          </table:table-cell>
          <table:table-cell office:value-type="float" office:value="0.613136277637556" calcext:value-type="float">
            <text:p>0.613136277637556</text:p>
          </table:table-cell>
          <table:table-cell office:value-type="float" office:value="0.603225213344924" calcext:value-type="float">
            <text:p>0.603225213344924</text:p>
          </table:table-cell>
          <table:table-cell office:value-type="float" office:value="0.567144425124431" calcext:value-type="float">
            <text:p>0.567144425124431</text:p>
          </table:table-cell>
          <table:table-cell office:value-type="float" office:value="0.586528359285635" calcext:value-type="float">
            <text:p>0.586528359285635</text:p>
          </table:table-cell>
          <table:table-cell office:value-type="float" office:value="0.530869278164118" calcext:value-type="float">
            <text:p>0.530869278164118</text:p>
          </table:table-cell>
          <table:table-cell office:value-type="float" office:value="0.547269301215936" calcext:value-type="float">
            <text:p>0.547269301215936</text:p>
          </table:table-cell>
          <table:table-cell office:value-type="float" office:value="0.594841261310158" calcext:value-type="float">
            <text:p>0.594841261310158</text:p>
          </table:table-cell>
          <table:table-cell office:value-type="float" office:value="0.60681029716732" calcext:value-type="float">
            <text:p>0.60681029716732</text:p>
          </table:table-cell>
          <table:table-cell office:value-type="float" office:value="0.619662312562477" calcext:value-type="float">
            <text:p>0.619662312562477</text:p>
          </table:table-cell>
          <table:table-cell office:value-type="float" office:value="0.613706467703631" calcext:value-type="float">
            <text:p>0.613706467703631</text:p>
          </table:table-cell>
          <table:table-cell office:value-type="float" office:value="0.580186343658021" calcext:value-type="float">
            <text:p>0.580186343658021</text:p>
          </table:table-cell>
          <table:table-cell office:value-type="float" office:value="0.605568323725119" calcext:value-type="float">
            <text:p>0.605568323725119</text:p>
          </table:table-cell>
          <table:table-cell office:value-type="float" office:value="0.610151493147989" calcext:value-type="float">
            <text:p>0.610151493147989</text:p>
          </table:table-cell>
          <table:table-cell office:value-type="float" office:value="0.552631841010528" calcext:value-type="float">
            <text:p>0.552631841010528</text:p>
          </table:table-cell>
          <table:table-cell office:value-type="float" office:value="0.54725730263415" calcext:value-type="float">
            <text:p>0.54725730263415</text:p>
          </table:table-cell>
          <table:table-cell office:value-type="float" office:value="0.505859004944669" calcext:value-type="float">
            <text:p>0.505859004944669</text:p>
          </table:table-cell>
          <table:table-cell office:value-type="float" office:value="0.51819463807112" calcext:value-type="float">
            <text:p>0.51819463807112</text:p>
          </table:table-cell>
          <table:table-cell office:value-type="float" office:value="0.513509494811656" calcext:value-type="float">
            <text:p>0.513509494811656</text:p>
          </table:table-cell>
          <table:table-cell office:value-type="float" office:value="0.525405154249257" calcext:value-type="float">
            <text:p>0.525405154249257</text:p>
          </table:table-cell>
          <table:table-cell office:value-type="float" office:value="0.541481242558887" calcext:value-type="float">
            <text:p>0.541481242558887</text:p>
          </table:table-cell>
          <table:table-cell office:value-type="float" office:value="0.558300013375277" calcext:value-type="float">
            <text:p>0.558300013375277</text:p>
          </table:table-cell>
          <table:table-cell office:value-type="float" office:value="0.573538436805918" calcext:value-type="float">
            <text:p>0.573538436805918</text:p>
          </table:table-cell>
          <table:table-cell office:value-type="float" office:value="0.537506296374505" calcext:value-type="float">
            <text:p>0.537506296374505</text:p>
          </table:table-cell>
          <table:table-cell office:value-type="float" office:value="0.605912040765349" calcext:value-type="float">
            <text:p>0.605912040765349</text:p>
          </table:table-cell>
          <table:table-cell office:value-type="float" office:value="0.6235844451526" calcext:value-type="float">
            <text:p>0.6235844451526</text:p>
          </table:table-cell>
          <table:table-cell office:value-type="float" office:value="0.630693296837625" calcext:value-type="float">
            <text:p>0.630693296837625</text:p>
          </table:table-cell>
          <table:table-cell office:value-type="float" office:value="0.538870384172312" calcext:value-type="float">
            <text:p>0.538870384172312</text:p>
          </table:table-cell>
          <table:table-cell office:value-type="float" office:value="0.507860059003551" calcext:value-type="float">
            <text:p>0.507860059003551</text:p>
          </table:table-cell>
          <table:table-cell office:value-type="float" office:value="0.518378759789103" calcext:value-type="float">
            <text:p>0.518378759789103</text:p>
          </table:table-cell>
          <table:table-cell office:value-type="float" office:value="0.526621339848444" calcext:value-type="float">
            <text:p>0.526621339848444</text:p>
          </table:table-cell>
          <table:table-cell office:value-type="float" office:value="0.552489636538672" calcext:value-type="float">
            <text:p>0.552489636538672</text:p>
          </table:table-cell>
          <table:table-cell office:value-type="float" office:value="0.56479255474373" calcext:value-type="float">
            <text:p>0.56479255474373</text:p>
          </table:table-cell>
          <table:table-cell office:value-type="float" office:value="0.591998767262632" calcext:value-type="float">
            <text:p>0.591998767262632</text:p>
          </table:table-cell>
          <table:table-cell office:value-type="float" office:value="0.603879913042965" calcext:value-type="float">
            <text:p>0.603879913042965</text:p>
          </table:table-cell>
          <table:table-cell office:value-type="float" office:value="0.60888206670625" calcext:value-type="float">
            <text:p>0.60888206670625</text:p>
          </table:table-cell>
          <table:table-cell office:value-type="float" office:value="0.591156112971985" calcext:value-type="float">
            <text:p>0.591156112971985</text:p>
          </table:table-cell>
          <table:table-cell office:value-type="float" office:value="0.592515310245137" calcext:value-type="float">
            <text:p>0.592515310245137</text:p>
          </table:table-cell>
          <table:table-cell office:value-type="float" office:value="0.636584404375514" calcext:value-type="float">
            <text:p>0.636584404375514</text:p>
          </table:table-cell>
          <table:table-cell office:value-type="float" office:value="0.656492645592389" calcext:value-type="float">
            <text:p>0.656492645592389</text:p>
          </table:table-cell>
          <table:table-cell office:value-type="float" office:value="0.655320278265543" calcext:value-type="float">
            <text:p>0.655320278265543</text:p>
          </table:table-cell>
          <table:table-cell office:value-type="float" office:value="0.650953180871338" calcext:value-type="float">
            <text:p>0.650953180871338</text:p>
          </table:table-cell>
          <table:table-cell office:value-type="float" office:value="0.597208790583371" calcext:value-type="float">
            <text:p>0.597208790583371</text:p>
          </table:table-cell>
          <table:table-cell office:value-type="float" office:value="0.587065328917083" calcext:value-type="float">
            <text:p>0.587065328917083</text:p>
          </table:table-cell>
          <table:table-cell office:value-type="float" office:value="0.57664244791153" calcext:value-type="float">
            <text:p>0.57664244791153</text:p>
          </table:table-cell>
          <table:table-cell office:value-type="float" office:value="0.57561071382114" calcext:value-type="float">
            <text:p>0.57561071382114</text:p>
          </table:table-cell>
          <table:table-cell office:value-type="float" office:value="0.577552978606381" calcext:value-type="float">
            <text:p>0.577552978606381</text:p>
          </table:table-cell>
          <table:table-cell office:value-type="float" office:value="0.57631214701459" calcext:value-type="float">
            <text:p>0.57631214701459</text:p>
          </table:table-cell>
          <table:table-cell office:value-type="float" office:value="0.577934966274924" calcext:value-type="float">
            <text:p>0.577934966274924</text:p>
          </table:table-cell>
          <table:table-cell office:value-type="float" office:value="0.571355683905294" calcext:value-type="float">
            <text:p>0.571355683905294</text:p>
          </table:table-cell>
          <table:table-cell office:value-type="float" office:value="0.542245039878075" calcext:value-type="float">
            <text:p>0.542245039878075</text:p>
          </table:table-cell>
          <table:table-cell office:value-type="float" office:value="0.542225898762879" calcext:value-type="float">
            <text:p>0.542225898762879</text:p>
          </table:table-cell>
          <table:table-cell office:value-type="float" office:value="0.560867126320441" calcext:value-type="float">
            <text:p>0.560867126320441</text:p>
          </table:table-cell>
          <table:table-cell office:value-type="float" office:value="0.596476992906981" calcext:value-type="float">
            <text:p>0.596476992906981</text:p>
          </table:table-cell>
          <table:table-cell office:value-type="float" office:value="0.597299569134732" calcext:value-type="float">
            <text:p>0.597299569134732</text:p>
          </table:table-cell>
          <table:table-cell office:value-type="float" office:value="0.633491951683157" calcext:value-type="float">
            <text:p>0.633491951683157</text:p>
          </table:table-cell>
          <table:table-cell office:value-type="float" office:value="0.638058850998591" calcext:value-type="float">
            <text:p>0.638058850998591</text:p>
          </table:table-cell>
          <table:table-cell office:value-type="float" office:value="0.652669797503557" calcext:value-type="float">
            <text:p>0.652669797503557</text:p>
          </table:table-cell>
          <table:table-cell office:value-type="float" office:value="0.608572015890229" calcext:value-type="float">
            <text:p>0.608572015890229</text:p>
          </table:table-cell>
          <table:table-cell office:value-type="float" office:value="0.628909280677365" calcext:value-type="float">
            <text:p>0.628909280677365</text:p>
          </table:table-cell>
          <table:table-cell office:value-type="float" office:value="0.641955948347314" calcext:value-type="float">
            <text:p>0.641955948347314</text:p>
          </table:table-cell>
          <table:table-cell office:value-type="float" office:value="0.643992694261847" calcext:value-type="float">
            <text:p>0.643992694261847</text:p>
          </table:table-cell>
          <table:table-cell office:value-type="float" office:value="0.627992641140725" calcext:value-type="float">
            <text:p>0.627992641140725</text:p>
          </table:table-cell>
          <table:table-cell office:value-type="float" office:value="0.669680263526922" calcext:value-type="float">
            <text:p>0.669680263526922</text:p>
          </table:table-cell>
          <table:table-cell office:value-type="float" office:value="0.658418580959901" calcext:value-type="float">
            <text:p>0.658418580959901</text:p>
          </table:table-cell>
          <table:table-cell office:value-type="float" office:value="0.626270116233897" calcext:value-type="float">
            <text:p>0.626270116233897</text:p>
          </table:table-cell>
          <table:table-cell office:value-type="float" office:value="0.62978589996738" calcext:value-type="float">
            <text:p>0.62978589996738</text:p>
          </table:table-cell>
          <table:table-cell office:value-type="float" office:value="0.678142690945984" calcext:value-type="float">
            <text:p>0.678142690945984</text:p>
          </table:table-cell>
          <table:table-cell office:value-type="float" office:value="0.689062617780251" calcext:value-type="float">
            <text:p>0.689062617780251</text:p>
          </table:table-cell>
          <table:table-cell office:value-type="float" office:value="0.659154702755354" calcext:value-type="float">
            <text:p>0.659154702755354</text:p>
          </table:table-cell>
          <table:table-cell office:value-type="float" office:value="0.62531410142444" calcext:value-type="float">
            <text:p>0.62531410142444</text:p>
          </table:table-cell>
          <table:table-cell office:value-type="float" office:value="0.593790127537414" calcext:value-type="float">
            <text:p>0.593790127537414</text:p>
          </table:table-cell>
          <table:table-cell office:value-type="float" office:value="0.580714804797464" calcext:value-type="float">
            <text:p>0.580714804797464</text:p>
          </table:table-cell>
          <table:table-cell office:value-type="float" office:value="0.597390457953172" calcext:value-type="float">
            <text:p>0.597390457953172</text:p>
          </table:table-cell>
          <table:table-cell office:value-type="float" office:value="0.620039992933025" calcext:value-type="float">
            <text:p>0.620039992933025</text:p>
          </table:table-cell>
          <table:table-cell office:value-type="float" office:value="0.637870543908913" calcext:value-type="float">
            <text:p>0.637870543908913</text:p>
          </table:table-cell>
          <table:table-cell office:value-type="float" office:value="0.656855091963631" calcext:value-type="float">
            <text:p>0.656855091963631</text:p>
          </table:table-cell>
          <table:table-cell office:value-type="float" office:value="0.633286044283071" calcext:value-type="float">
            <text:p>0.633286044283071</text:p>
          </table:table-cell>
          <table:table-cell office:value-type="float" office:value="0.601636821119241" calcext:value-type="float">
            <text:p>0.601636821119241</text:p>
          </table:table-cell>
          <table:table-cell office:value-type="float" office:value="0.603308307239429" calcext:value-type="float">
            <text:p>0.603308307239429</text:p>
          </table:table-cell>
          <table:table-cell office:value-type="float" office:value="0.636924218133563" calcext:value-type="float">
            <text:p>0.636924218133563</text:p>
          </table:table-cell>
          <table:table-cell office:value-type="float" office:value="0.679549630176711" calcext:value-type="float">
            <text:p>0.679549630176711</text:p>
          </table:table-cell>
          <table:table-cell office:value-type="float" office:value="0.662914378916447" calcext:value-type="float">
            <text:p>0.662914378916447</text:p>
          </table:table-cell>
          <table:table-cell office:value-type="float" office:value="0.606145700351891" calcext:value-type="float">
            <text:p>0.606145700351891</text:p>
          </table:table-cell>
          <table:table-cell office:value-type="float" office:value="0.610962380635116" calcext:value-type="float">
            <text:p>0.610962380635116</text:p>
          </table:table-cell>
          <table:table-cell office:value-type="float" office:value="0.630573394137429" calcext:value-type="float">
            <text:p>0.630573394137429</text:p>
          </table:table-cell>
          <table:table-cell office:value-type="float" office:value="0.621989442447945" calcext:value-type="float">
            <text:p>0.621989442447945</text:p>
          </table:table-cell>
          <table:table-cell office:value-type="float" office:value="0.617088375389953" calcext:value-type="float">
            <text:p>0.617088375389953</text:p>
          </table:table-cell>
          <table:table-cell office:value-type="float" office:value="0.596242154137035" calcext:value-type="float">
            <text:p>0.596242154137035</text:p>
          </table:table-cell>
          <table:table-cell office:value-type="float" office:value="0.576021113737435" calcext:value-type="float">
            <text:p>0.576021113737435</text:p>
          </table:table-cell>
          <table:table-cell office:value-type="float" office:value="0.555239135539935" calcext:value-type="float">
            <text:p>0.555239135539935</text:p>
          </table:table-cell>
          <table:table-cell office:value-type="float" office:value="0.529192377067058" calcext:value-type="float">
            <text:p>0.529192377067058</text:p>
          </table:table-cell>
          <table:table-cell office:value-type="float" office:value="0.514648474533169" calcext:value-type="float">
            <text:p>0.514648474533169</text:p>
          </table:table-cell>
          <table:table-cell office:value-type="float" office:value="0.532111531078371" calcext:value-type="float">
            <text:p>0.532111531078371</text:p>
          </table:table-cell>
          <table:table-cell office:value-type="float" office:value="0.55079869866511" calcext:value-type="float">
            <text:p>0.55079869866511</text:p>
          </table:table-cell>
          <table:table-cell office:value-type="float" office:value="0.575953794425725" calcext:value-type="float">
            <text:p>0.575953794425725</text:p>
          </table:table-cell>
          <table:table-cell office:value-type="float" office:value="0.542009636829105" calcext:value-type="float">
            <text:p>0.542009636829105</text:p>
          </table:table-cell>
          <table:table-cell office:value-type="float" office:value="0.595388021313614" calcext:value-type="float">
            <text:p>0.595388021313614</text:p>
          </table:table-cell>
          <table:table-cell office:value-type="float" office:value="0.601142362484582" calcext:value-type="float">
            <text:p>0.601142362484582</text:p>
          </table:table-cell>
          <table:table-cell office:value-type="float" office:value="0.604333501452119" calcext:value-type="float">
            <text:p>0.604333501452119</text:p>
          </table:table-cell>
          <table:table-cell office:value-type="float" office:value="0.600965944479284" calcext:value-type="float">
            <text:p>0.600965944479284</text:p>
          </table:table-cell>
          <table:table-cell office:value-type="float" office:value="0.583782291756764" calcext:value-type="float">
            <text:p>0.583782291756764</text:p>
          </table:table-cell>
          <table:table-cell office:value-type="float" office:value="0.523082408434764" calcext:value-type="float">
            <text:p>0.523082408434764</text:p>
          </table:table-cell>
          <table:table-cell office:value-type="float" office:value="0.507719149138871" calcext:value-type="float">
            <text:p>0.507719149138871</text:p>
          </table:table-cell>
          <table:table-cell office:value-type="float" office:value="0.515203350158112" calcext:value-type="float">
            <text:p>0.515203350158112</text:p>
          </table:table-cell>
          <table:table-cell office:value-type="float" office:value="0.538196641938772" calcext:value-type="float">
            <text:p>0.538196641938772</text:p>
          </table:table-cell>
          <table:table-cell office:value-type="float" office:value="0.56591719880776" calcext:value-type="float">
            <text:p>0.56591719880776</text:p>
          </table:table-cell>
          <table:table-cell office:value-type="float" office:value="0.598177293164184" calcext:value-type="float">
            <text:p>0.598177293164184</text:p>
          </table:table-cell>
          <table:table-cell office:value-type="float" office:value="0.581496074040273" calcext:value-type="float">
            <text:p>0.581496074040273</text:p>
          </table:table-cell>
          <table:table-cell office:value-type="float" office:value="0.576303611338013" calcext:value-type="float">
            <text:p>0.576303611338013</text:p>
          </table:table-cell>
          <table:table-cell office:value-type="float" office:value="0.577546289469704" calcext:value-type="float">
            <text:p>0.577546289469704</text:p>
          </table:table-cell>
          <table:table-cell office:value-type="float" office:value="0.577202258529441" calcext:value-type="float">
            <text:p>0.577202258529441</text:p>
          </table:table-cell>
          <table:table-cell office:value-type="float" office:value="0.576356882483451" calcext:value-type="float">
            <text:p>0.576356882483451</text:p>
          </table:table-cell>
          <table:table-cell office:value-type="float" office:value="0.575693786558532" calcext:value-type="float">
            <text:p>0.575693786558532</text:p>
          </table:table-cell>
          <table:table-cell office:value-type="float" office:value="0.574775960471566" calcext:value-type="float">
            <text:p>0.574775960471566</text:p>
          </table:table-cell>
          <table:table-cell office:value-type="float" office:value="0.573922120764873" calcext:value-type="float">
            <text:p>0.573922120764873</text:p>
          </table:table-cell>
          <table:table-cell office:value-type="float" office:value="0.572879263866816" calcext:value-type="float">
            <text:p>0.572879263866816</text:p>
          </table:table-cell>
          <table:table-cell office:value-type="float" office:value="0.57307224820598" calcext:value-type="float">
            <text:p>0.57307224820598</text:p>
          </table:table-cell>
          <table:table-cell office:value-type="float" office:value="0.573666953786948" calcext:value-type="float">
            <text:p>0.573666953786948</text:p>
          </table:table-cell>
          <table:table-cell office:value-type="float" office:value="0.5733604634952" calcext:value-type="float">
            <text:p>0.5733604634952</text:p>
          </table:table-cell>
          <table:table-cell office:value-type="float" office:value="0.573140634841602" calcext:value-type="float">
            <text:p>0.573140634841602</text:p>
          </table:table-cell>
          <table:table-cell office:value-type="float" office:value="0.574097653854542" calcext:value-type="float">
            <text:p>0.574097653854542</text:p>
          </table:table-cell>
          <table:table-cell office:value-type="float" office:value="0.573411026271429" calcext:value-type="float">
            <text:p>0.573411026271429</text:p>
          </table:table-cell>
          <table:table-cell office:value-type="float" office:value="0.573477717634155" calcext:value-type="float">
            <text:p>0.573477717634155</text:p>
          </table:table-cell>
          <table:table-cell office:value-type="float" office:value="0.575047232271529" calcext:value-type="float">
            <text:p>0.575047232271529</text:p>
          </table:table-cell>
          <table:table-cell office:value-type="float" office:value="0.573504516224861" calcext:value-type="float">
            <text:p>0.573504516224861</text:p>
          </table:table-cell>
          <table:table-cell office:value-type="float" office:value="0.573907660526247" calcext:value-type="float">
            <text:p>0.573907660526247</text:p>
          </table:table-cell>
          <table:table-cell office:value-type="float" office:value="0.573474164780878" calcext:value-type="float">
            <text:p>0.573474164780878</text:p>
          </table:table-cell>
          <table:table-cell office:value-type="float" office:value="0.573472653950485" calcext:value-type="float">
            <text:p>0.573472653950485</text:p>
          </table:table-cell>
          <table:table-cell office:value-type="float" office:value="0.572714977680673" calcext:value-type="float">
            <text:p>0.572714977680673</text:p>
          </table:table-cell>
          <table:table-cell office:value-type="float" office:value="0.573236848916949" calcext:value-type="float">
            <text:p>0.573236848916949</text:p>
          </table:table-cell>
          <table:table-cell office:value-type="float" office:value="0.573409556878598" calcext:value-type="float">
            <text:p>0.573409556878598</text:p>
          </table:table-cell>
          <table:table-cell office:value-type="float" office:value="0.573219217388049" calcext:value-type="float">
            <text:p>0.573219217388049</text:p>
          </table:table-cell>
          <table:table-cell office:value-type="float" office:value="0.572431920706207" calcext:value-type="float">
            <text:p>0.572431920706207</text:p>
          </table:table-cell>
          <table:table-cell office:value-type="float" office:value="0.573313684372402" calcext:value-type="float">
            <text:p>0.573313684372402</text:p>
          </table:table-cell>
          <table:table-cell office:value-type="float" office:value="0.573136808618328" calcext:value-type="float">
            <text:p>0.573136808618328</text:p>
          </table:table-cell>
          <table:table-cell office:value-type="float" office:value="0.57317545967083" calcext:value-type="float">
            <text:p>0.57317545967083</text:p>
          </table:table-cell>
          <table:table-cell office:value-type="float" office:value="0.572957633252004" calcext:value-type="float">
            <text:p>0.572957633252004</text:p>
          </table:table-cell>
          <table:table-cell office:value-type="float" office:value="0.573706397440731" calcext:value-type="float">
            <text:p>0.573706397440731</text:p>
          </table:table-cell>
          <table:table-cell office:value-type="float" office:value="0.573820831146886" calcext:value-type="float">
            <text:p>0.573820831146886</text:p>
          </table:table-cell>
          <table:table-cell office:value-type="float" office:value="0.573442197316577" calcext:value-type="float">
            <text:p>0.573442197316577</text:p>
          </table:table-cell>
          <table:table-cell office:value-type="float" office:value="0.573299342398905" calcext:value-type="float">
            <text:p>0.573299342398905</text:p>
          </table:table-cell>
          <table:table-cell office:value-type="float" office:value="0.572822355319845" calcext:value-type="float">
            <text:p>0.572822355319845</text:p>
          </table:table-cell>
          <table:table-cell office:value-type="float" office:value="0.573334073147272" calcext:value-type="float">
            <text:p>0.573334073147272</text:p>
          </table:table-cell>
          <table:table-cell office:value-type="float" office:value="0.57342403632587" calcext:value-type="float">
            <text:p>0.57342403632587</text:p>
          </table:table-cell>
          <table:table-cell office:value-type="float" office:value="0.573080264059696" calcext:value-type="float">
            <text:p>0.573080264059696</text:p>
          </table:table-cell>
          <table:table-cell office:value-type="float" office:value="0.573289772715507" calcext:value-type="float">
            <text:p>0.573289772715507</text:p>
          </table:table-cell>
          <table:table-cell office:value-type="float" office:value="0.573910108214139" calcext:value-type="float">
            <text:p>0.573910108214139</text:p>
          </table:table-cell>
          <table:table-cell office:value-type="float" office:value="0.573548712405483" calcext:value-type="float">
            <text:p>0.573548712405483</text:p>
          </table:table-cell>
          <table:table-cell office:value-type="float" office:value="0.573073628621485" calcext:value-type="float">
            <text:p>0.573073628621485</text:p>
          </table:table-cell>
          <table:table-cell office:value-type="float" office:value="0.573190309832378" calcext:value-type="float">
            <text:p>0.573190309832378</text:p>
          </table:table-cell>
          <table:table-cell office:value-type="float" office:value="0.573860500370339" calcext:value-type="float">
            <text:p>0.573860500370339</text:p>
          </table:table-cell>
          <table:table-cell office:value-type="float" office:value="0.573727499441655" calcext:value-type="float">
            <text:p>0.573727499441655</text:p>
          </table:table-cell>
          <table:table-cell office:value-type="float" office:value="0.573312561572957" calcext:value-type="float">
            <text:p>0.573312561572957</text:p>
          </table:table-cell>
          <table:table-cell office:value-type="float" office:value="0.573414803470539" calcext:value-type="float">
            <text:p>0.573414803470539</text:p>
          </table:table-cell>
          <table:table-cell office:value-type="float" office:value="0.573406266609991" calcext:value-type="float">
            <text:p>0.573406266609991</text:p>
          </table:table-cell>
          <table:table-cell office:value-type="float" office:value="0.573555060659179" calcext:value-type="float">
            <text:p>0.573555060659179</text:p>
          </table:table-cell>
          <table:table-cell office:value-type="float" office:value="0.573548271788444" calcext:value-type="float">
            <text:p>0.573548271788444</text:p>
          </table:table-cell>
          <table:table-cell office:value-type="float" office:value="0.573592749307619" calcext:value-type="float">
            <text:p>0.573592749307619</text:p>
          </table:table-cell>
          <table:table-cell office:value-type="float" office:value="0.573259101980039" calcext:value-type="float">
            <text:p>0.573259101980039</text:p>
          </table:table-cell>
          <table:table-cell office:value-type="float" office:value="0.573396312285409" calcext:value-type="float">
            <text:p>0.573396312285409</text:p>
          </table:table-cell>
          <table:table-cell office:value-type="float" office:value="0.573245509958185" calcext:value-type="float">
            <text:p>0.573245509958185</text:p>
          </table:table-cell>
          <table:table-cell office:value-type="float" office:value="0.57353699842453" calcext:value-type="float">
            <text:p>0.57353699842453</text:p>
          </table:table-cell>
          <table:table-cell office:value-type="float" office:value="0.57306297215685" calcext:value-type="float">
            <text:p>0.57306297215685</text:p>
          </table:table-cell>
          <table:table-cell office:value-type="float" office:value="0.573213046158315" calcext:value-type="float">
            <text:p>0.573213046158315</text:p>
          </table:table-cell>
          <table:table-cell office:value-type="float" office:value="0.573764959842515" calcext:value-type="float">
            <text:p>0.573764959842515</text:p>
          </table:table-cell>
          <table:table-cell office:value-type="float" office:value="0.573678338743337" calcext:value-type="float">
            <text:p>0.573678338743337</text:p>
          </table:table-cell>
          <table:table-cell office:value-type="float" office:value="0.573419322586956" calcext:value-type="float">
            <text:p>0.573419322586956</text:p>
          </table:table-cell>
          <table:table-cell office:value-type="float" office:value="0.573536863410995" calcext:value-type="float">
            <text:p>0.573536863410995</text:p>
          </table:table-cell>
          <table:table-cell office:value-type="float" office:value="0.573321548486318" calcext:value-type="float">
            <text:p>0.573321548486318</text:p>
          </table:table-cell>
          <table:table-cell office:value-type="float" office:value="0.573097788470182" calcext:value-type="float">
            <text:p>0.573097788470182</text:p>
          </table:table-cell>
          <table:table-cell office:value-type="float" office:value="0.574056995039667" calcext:value-type="float">
            <text:p>0.574056995039667</text:p>
          </table:table-cell>
          <table:table-cell office:value-type="float" office:value="0.573932306079114" calcext:value-type="float">
            <text:p>0.573932306079114</text:p>
          </table:table-cell>
          <table:table-cell office:value-type="float" office:value="0.573195208399501" calcext:value-type="float">
            <text:p>0.573195208399501</text:p>
          </table:table-cell>
          <table:table-cell office:value-type="float" office:value="0.573179824861404" calcext:value-type="float">
            <text:p>0.573179824861404</text:p>
          </table:table-cell>
          <table:table-cell office:value-type="float" office:value="0.573291609658948" calcext:value-type="float">
            <text:p>0.573291609658948</text:p>
          </table:table-cell>
          <table:table-cell office:value-type="float" office:value="0.572934232243056" calcext:value-type="float">
            <text:p>0.572934232243056</text:p>
          </table:table-cell>
          <table:table-cell office:value-type="float" office:value="0.573308786409365" calcext:value-type="float">
            <text:p>0.573308786409365</text:p>
          </table:table-cell>
          <table:table-cell office:value-type="float" office:value="0.573522906438129" calcext:value-type="float">
            <text:p>0.573522906438129</text:p>
          </table:table-cell>
          <table:table-cell office:value-type="float" office:value="0.573336372282648" calcext:value-type="float">
            <text:p>0.573336372282648</text:p>
          </table:table-cell>
          <table:table-cell office:value-type="float" office:value="0.573246214349379" calcext:value-type="float">
            <text:p>0.573246214349379</text:p>
          </table:table-cell>
          <table:table-cell office:value-type="float" office:value="0.573913368969845" calcext:value-type="float">
            <text:p>0.573913368969845</text:p>
          </table:table-cell>
          <table:table-cell office:value-type="float" office:value="0.573130008879507" calcext:value-type="float">
            <text:p>0.573130008879507</text:p>
          </table:table-cell>
          <table:table-cell table:number-columns-repeated="62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72841102820436" calcext:value-type="float">
            <text:p>-0.172841102820436</text:p>
          </table:table-cell>
          <table:table-cell office:value-type="float" office:value="-0.172947389954842" calcext:value-type="float">
            <text:p>-0.172947389954842</text:p>
          </table:table-cell>
          <table:table-cell office:value-type="float" office:value="-0.172839803952052" calcext:value-type="float">
            <text:p>-0.172839803952052</text:p>
          </table:table-cell>
          <table:table-cell office:value-type="float" office:value="-0.172824166318759" calcext:value-type="float">
            <text:p>-0.172824166318759</text:p>
          </table:table-cell>
          <table:table-cell office:value-type="float" office:value="-0.172953012099872" calcext:value-type="float">
            <text:p>-0.172953012099872</text:p>
          </table:table-cell>
          <table:table-cell office:value-type="float" office:value="-0.172805799491088" calcext:value-type="float">
            <text:p>-0.172805799491088</text:p>
          </table:table-cell>
          <table:table-cell office:value-type="float" office:value="-0.173025420262436" calcext:value-type="float">
            <text:p>-0.173025420262436</text:p>
          </table:table-cell>
          <table:table-cell office:value-type="float" office:value="-0.172816125474192" calcext:value-type="float">
            <text:p>-0.172816125474192</text:p>
          </table:table-cell>
          <table:table-cell office:value-type="float" office:value="-0.17283666069462" calcext:value-type="float">
            <text:p>-0.17283666069462</text:p>
          </table:table-cell>
          <table:table-cell office:value-type="float" office:value="-0.172874780416164" calcext:value-type="float">
            <text:p>-0.172874780416164</text:p>
          </table:table-cell>
          <table:table-cell office:value-type="float" office:value="-0.172916616585819" calcext:value-type="float">
            <text:p>-0.172916616585819</text:p>
          </table:table-cell>
          <table:table-cell office:value-type="float" office:value="-0.172893568880722" calcext:value-type="float">
            <text:p>-0.172893568880722</text:p>
          </table:table-cell>
          <table:table-cell office:value-type="float" office:value="-0.172895316834023" calcext:value-type="float">
            <text:p>-0.172895316834023</text:p>
          </table:table-cell>
          <table:table-cell office:value-type="float" office:value="-0.172886698648339" calcext:value-type="float">
            <text:p>-0.172886698648339</text:p>
          </table:table-cell>
          <table:table-cell office:value-type="float" office:value="-0.172913577473474" calcext:value-type="float">
            <text:p>-0.172913577473474</text:p>
          </table:table-cell>
          <table:table-cell office:value-type="float" office:value="-0.172690480288767" calcext:value-type="float">
            <text:p>-0.172690480288767</text:p>
          </table:table-cell>
          <table:table-cell office:value-type="float" office:value="-0.172978235062196" calcext:value-type="float">
            <text:p>-0.172978235062196</text:p>
          </table:table-cell>
          <table:table-cell office:value-type="float" office:value="-0.172939113413848" calcext:value-type="float">
            <text:p>-0.172939113413848</text:p>
          </table:table-cell>
          <table:table-cell office:value-type="float" office:value="-0.172936801620341" calcext:value-type="float">
            <text:p>-0.172936801620341</text:p>
          </table:table-cell>
          <table:table-cell office:value-type="float" office:value="-0.17262680137971" calcext:value-type="float">
            <text:p>-0.17262680137971</text:p>
          </table:table-cell>
          <table:table-cell office:value-type="float" office:value="-0.172726009998125" calcext:value-type="float">
            <text:p>-0.172726009998125</text:p>
          </table:table-cell>
          <table:table-cell office:value-type="float" office:value="-0.173086703541368" calcext:value-type="float">
            <text:p>-0.173086703541368</text:p>
          </table:table-cell>
          <table:table-cell office:value-type="float" office:value="-0.172882160372059" calcext:value-type="float">
            <text:p>-0.172882160372059</text:p>
          </table:table-cell>
          <table:table-cell office:value-type="float" office:value="-0.173061514430148" calcext:value-type="float">
            <text:p>-0.173061514430148</text:p>
          </table:table-cell>
          <table:table-cell office:value-type="float" office:value="-0.17258129611045" calcext:value-type="float">
            <text:p>-0.17258129611045</text:p>
          </table:table-cell>
          <table:table-cell office:value-type="float" office:value="-0.172550995909289" calcext:value-type="float">
            <text:p>-0.172550995909289</text:p>
          </table:table-cell>
          <table:table-cell office:value-type="float" office:value="-0.173350447755187" calcext:value-type="float">
            <text:p>-0.173350447755187</text:p>
          </table:table-cell>
          <table:table-cell office:value-type="float" office:value="-0.173283537165981" calcext:value-type="float">
            <text:p>-0.173283537165981</text:p>
          </table:table-cell>
          <table:table-cell office:value-type="float" office:value="-0.172791128356228" calcext:value-type="float">
            <text:p>-0.172791128356228</text:p>
          </table:table-cell>
          <table:table-cell office:value-type="float" office:value="-0.173591154989329" calcext:value-type="float">
            <text:p>-0.173591154989329</text:p>
          </table:table-cell>
          <table:table-cell office:value-type="float" office:value="-0.173495363067696" calcext:value-type="float">
            <text:p>-0.173495363067696</text:p>
          </table:table-cell>
          <table:table-cell office:value-type="float" office:value="-0.173426045171451" calcext:value-type="float">
            <text:p>-0.173426045171451</text:p>
          </table:table-cell>
          <table:table-cell office:value-type="float" office:value="-0.171363714985817" calcext:value-type="float">
            <text:p>-0.171363714985817</text:p>
          </table:table-cell>
          <table:table-cell office:value-type="float" office:value="-0.157804486136585" calcext:value-type="float">
            <text:p>-0.157804486136585</text:p>
          </table:table-cell>
          <table:table-cell office:value-type="float" office:value="-0.147858874566478" calcext:value-type="float">
            <text:p>-0.147858874566478</text:p>
          </table:table-cell>
          <table:table-cell office:value-type="float" office:value="-0.154755349610382" calcext:value-type="float">
            <text:p>-0.154755349610382</text:p>
          </table:table-cell>
          <table:table-cell office:value-type="float" office:value="-0.192532164468946" calcext:value-type="float">
            <text:p>-0.192532164468946</text:p>
          </table:table-cell>
          <table:table-cell office:value-type="float" office:value="-0.207202035378689" calcext:value-type="float">
            <text:p>-0.207202035378689</text:p>
          </table:table-cell>
          <table:table-cell office:value-type="float" office:value="-0.249970453792646" calcext:value-type="float">
            <text:p>-0.249970453792646</text:p>
          </table:table-cell>
          <table:table-cell office:value-type="float" office:value="-0.255437091859534" calcext:value-type="float">
            <text:p>-0.255437091859534</text:p>
          </table:table-cell>
          <table:table-cell office:value-type="float" office:value="-0.259153293862429" calcext:value-type="float">
            <text:p>-0.259153293862429</text:p>
          </table:table-cell>
          <table:table-cell office:value-type="float" office:value="-0.261257982189551" calcext:value-type="float">
            <text:p>-0.261257982189551</text:p>
          </table:table-cell>
          <table:table-cell office:value-type="float" office:value="-0.274481844843064" calcext:value-type="float">
            <text:p>-0.274481844843064</text:p>
          </table:table-cell>
          <table:table-cell office:value-type="float" office:value="-0.236391880843678" calcext:value-type="float">
            <text:p>-0.236391880843678</text:p>
          </table:table-cell>
          <table:table-cell office:value-type="float" office:value="-0.240866069220249" calcext:value-type="float">
            <text:p>-0.240866069220249</text:p>
          </table:table-cell>
          <table:table-cell office:value-type="float" office:value="-0.208502620986011" calcext:value-type="float">
            <text:p>-0.208502620986011</text:p>
          </table:table-cell>
          <table:table-cell office:value-type="float" office:value="-0.206602048787505" calcext:value-type="float">
            <text:p>-0.206602048787505</text:p>
          </table:table-cell>
          <table:table-cell office:value-type="float" office:value="-0.203341983041271" calcext:value-type="float">
            <text:p>-0.203341983041271</text:p>
          </table:table-cell>
          <table:table-cell office:value-type="float" office:value="-0.200957115562551" calcext:value-type="float">
            <text:p>-0.200957115562551</text:p>
          </table:table-cell>
          <table:table-cell office:value-type="float" office:value="-0.195083351143759" calcext:value-type="float">
            <text:p>-0.195083351143759</text:p>
          </table:table-cell>
          <table:table-cell office:value-type="float" office:value="-0.200852968440711" calcext:value-type="float">
            <text:p>-0.200852968440711</text:p>
          </table:table-cell>
          <table:table-cell office:value-type="float" office:value="-0.210602346154022" calcext:value-type="float">
            <text:p>-0.210602346154022</text:p>
          </table:table-cell>
          <table:table-cell office:value-type="float" office:value="-0.217011811348312" calcext:value-type="float">
            <text:p>-0.217011811348312</text:p>
          </table:table-cell>
          <table:table-cell office:value-type="float" office:value="-0.208808531574785" calcext:value-type="float">
            <text:p>-0.208808531574785</text:p>
          </table:table-cell>
          <table:table-cell office:value-type="float" office:value="-0.160307614438659" calcext:value-type="float">
            <text:p>-0.160307614438659</text:p>
          </table:table-cell>
          <table:table-cell office:value-type="float" office:value="-0.270902232081435" calcext:value-type="float">
            <text:p>-0.270902232081435</text:p>
          </table:table-cell>
          <table:table-cell office:value-type="float" office:value="-0.267174345268842" calcext:value-type="float">
            <text:p>-0.267174345268842</text:p>
          </table:table-cell>
          <table:table-cell office:value-type="float" office:value="-0.270644990201494" calcext:value-type="float">
            <text:p>-0.270644990201494</text:p>
          </table:table-cell>
          <table:table-cell office:value-type="float" office:value="-0.176590758115782" calcext:value-type="float">
            <text:p>-0.176590758115782</text:p>
          </table:table-cell>
          <table:table-cell office:value-type="float" office:value="-0.169358862492819" calcext:value-type="float">
            <text:p>-0.169358862492819</text:p>
          </table:table-cell>
          <table:table-cell office:value-type="float" office:value="-0.172452994850736" calcext:value-type="float">
            <text:p>-0.172452994850736</text:p>
          </table:table-cell>
          <table:table-cell office:value-type="float" office:value="-0.178850426152826" calcext:value-type="float">
            <text:p>-0.178850426152826</text:p>
          </table:table-cell>
          <table:table-cell office:value-type="float" office:value="-0.190824080320612" calcext:value-type="float">
            <text:p>-0.190824080320612</text:p>
          </table:table-cell>
          <table:table-cell office:value-type="float" office:value="-0.199834923646647" calcext:value-type="float">
            <text:p>-0.199834923646647</text:p>
          </table:table-cell>
          <table:table-cell office:value-type="float" office:value="-0.205940648143785" calcext:value-type="float">
            <text:p>-0.205940648143785</text:p>
          </table:table-cell>
          <table:table-cell office:value-type="float" office:value="-0.199936389359078" calcext:value-type="float">
            <text:p>-0.199936389359078</text:p>
          </table:table-cell>
          <table:table-cell office:value-type="float" office:value="-0.189438081032079" calcext:value-type="float">
            <text:p>-0.189438081032079</text:p>
          </table:table-cell>
          <table:table-cell office:value-type="float" office:value="-0.146534837229528" calcext:value-type="float">
            <text:p>-0.146534837229528</text:p>
          </table:table-cell>
          <table:table-cell office:value-type="float" office:value="-0.149510133326731" calcext:value-type="float">
            <text:p>-0.149510133326731</text:p>
          </table:table-cell>
          <table:table-cell office:value-type="float" office:value="-0.263147444447598" calcext:value-type="float">
            <text:p>-0.263147444447598</text:p>
          </table:table-cell>
          <table:table-cell office:value-type="float" office:value="-0.264046030555724" calcext:value-type="float">
            <text:p>-0.264046030555724</text:p>
          </table:table-cell>
          <table:table-cell office:value-type="float" office:value="-0.25898084318138" calcext:value-type="float">
            <text:p>-0.25898084318138</text:p>
          </table:table-cell>
          <table:table-cell office:value-type="float" office:value="-0.261550343110138" calcext:value-type="float">
            <text:p>-0.261550343110138</text:p>
          </table:table-cell>
          <table:table-cell office:value-type="float" office:value="-0.2756380763005" calcext:value-type="float">
            <text:p>-0.2756380763005</text:p>
          </table:table-cell>
          <table:table-cell office:value-type="float" office:value="-0.268004904792634" calcext:value-type="float">
            <text:p>-0.268004904792634</text:p>
          </table:table-cell>
          <table:table-cell office:value-type="float" office:value="-0.262293259441255" calcext:value-type="float">
            <text:p>-0.262293259441255</text:p>
          </table:table-cell>
          <table:table-cell office:value-type="float" office:value="-0.261281704825987" calcext:value-type="float">
            <text:p>-0.261281704825987</text:p>
          </table:table-cell>
          <table:table-cell office:value-type="float" office:value="-0.263053864378831" calcext:value-type="float">
            <text:p>-0.263053864378831</text:p>
          </table:table-cell>
          <table:table-cell office:value-type="float" office:value="-0.271356931145397" calcext:value-type="float">
            <text:p>-0.271356931145397</text:p>
          </table:table-cell>
          <table:table-cell office:value-type="float" office:value="-0.27188213814786" calcext:value-type="float">
            <text:p>-0.27188213814786</text:p>
          </table:table-cell>
          <table:table-cell office:value-type="float" office:value="-0.173339305375188" calcext:value-type="float">
            <text:p>-0.173339305375188</text:p>
          </table:table-cell>
          <table:table-cell office:value-type="float" office:value="-0.172878925341722" calcext:value-type="float">
            <text:p>-0.172878925341722</text:p>
          </table:table-cell>
          <table:table-cell office:value-type="float" office:value="-0.172616527354295" calcext:value-type="float">
            <text:p>-0.172616527354295</text:p>
          </table:table-cell>
          <table:table-cell office:value-type="float" office:value="-0.178277389956554" calcext:value-type="float">
            <text:p>-0.178277389956554</text:p>
          </table:table-cell>
          <table:table-cell office:value-type="float" office:value="-0.192942394925046" calcext:value-type="float">
            <text:p>-0.192942394925046</text:p>
          </table:table-cell>
          <table:table-cell office:value-type="float" office:value="-0.19851762858246" calcext:value-type="float">
            <text:p>-0.19851762858246</text:p>
          </table:table-cell>
          <table:table-cell office:value-type="float" office:value="-0.196415176901362" calcext:value-type="float">
            <text:p>-0.196415176901362</text:p>
          </table:table-cell>
          <table:table-cell office:value-type="float" office:value="-0.185828738873015" calcext:value-type="float">
            <text:p>-0.185828738873015</text:p>
          </table:table-cell>
          <table:table-cell office:value-type="float" office:value="-0.176251755220039" calcext:value-type="float">
            <text:p>-0.176251755220039</text:p>
          </table:table-cell>
          <table:table-cell office:value-type="float" office:value="-0.245240391277944" calcext:value-type="float">
            <text:p>-0.245240391277944</text:p>
          </table:table-cell>
          <table:table-cell office:value-type="float" office:value="-0.253252851627245" calcext:value-type="float">
            <text:p>-0.253252851627245</text:p>
          </table:table-cell>
          <table:table-cell office:value-type="float" office:value="-0.260293199110506" calcext:value-type="float">
            <text:p>-0.260293199110506</text:p>
          </table:table-cell>
          <table:table-cell office:value-type="float" office:value="-0.270925780001244" calcext:value-type="float">
            <text:p>-0.270925780001244</text:p>
          </table:table-cell>
          <table:table-cell office:value-type="float" office:value="-0.269828027364572" calcext:value-type="float">
            <text:p>-0.269828027364572</text:p>
          </table:table-cell>
          <table:table-cell office:value-type="float" office:value="-0.217374810306868" calcext:value-type="float">
            <text:p>-0.217374810306868</text:p>
          </table:table-cell>
          <table:table-cell office:value-type="float" office:value="-0.218696650250526" calcext:value-type="float">
            <text:p>-0.218696650250526</text:p>
          </table:table-cell>
          <table:table-cell office:value-type="float" office:value="-0.243827425905723" calcext:value-type="float">
            <text:p>-0.243827425905723</text:p>
          </table:table-cell>
          <table:table-cell office:value-type="float" office:value="-0.241073218248566" calcext:value-type="float">
            <text:p>-0.241073218248566</text:p>
          </table:table-cell>
          <table:table-cell office:value-type="float" office:value="-0.172248458218612" calcext:value-type="float">
            <text:p>-0.172248458218612</text:p>
          </table:table-cell>
          <table:table-cell office:value-type="float" office:value="-0.174351853911224" calcext:value-type="float">
            <text:p>-0.174351853911224</text:p>
          </table:table-cell>
          <table:table-cell office:value-type="float" office:value="-0.16970375964009" calcext:value-type="float">
            <text:p>-0.16970375964009</text:p>
          </table:table-cell>
          <table:table-cell office:value-type="float" office:value="-0.168775762761369" calcext:value-type="float">
            <text:p>-0.168775762761369</text:p>
          </table:table-cell>
          <table:table-cell office:value-type="float" office:value="-0.190794473831075" calcext:value-type="float">
            <text:p>-0.190794473831075</text:p>
          </table:table-cell>
          <table:table-cell office:value-type="float" office:value="-0.195979604784326" calcext:value-type="float">
            <text:p>-0.195979604784326</text:p>
          </table:table-cell>
          <table:table-cell office:value-type="float" office:value="-0.211011168900475" calcext:value-type="float">
            <text:p>-0.211011168900475</text:p>
          </table:table-cell>
          <table:table-cell office:value-type="float" office:value="-0.218228884120325" calcext:value-type="float">
            <text:p>-0.218228884120325</text:p>
          </table:table-cell>
          <table:table-cell office:value-type="float" office:value="-0.219553198677255" calcext:value-type="float">
            <text:p>-0.219553198677255</text:p>
          </table:table-cell>
          <table:table-cell office:value-type="float" office:value="-0.213510717598745" calcext:value-type="float">
            <text:p>-0.213510717598745</text:p>
          </table:table-cell>
          <table:table-cell office:value-type="float" office:value="-0.157725659963907" calcext:value-type="float">
            <text:p>-0.157725659963907</text:p>
          </table:table-cell>
          <table:table-cell office:value-type="float" office:value="-0.150679909645208" calcext:value-type="float">
            <text:p>-0.150679909645208</text:p>
          </table:table-cell>
          <table:table-cell office:value-type="float" office:value="-0.145362043320099" calcext:value-type="float">
            <text:p>-0.145362043320099</text:p>
          </table:table-cell>
          <table:table-cell office:value-type="float" office:value="-0.233297463251551" calcext:value-type="float">
            <text:p>-0.233297463251551</text:p>
          </table:table-cell>
          <table:table-cell office:value-type="float" office:value="-0.239083961261436" calcext:value-type="float">
            <text:p>-0.239083961261436</text:p>
          </table:table-cell>
          <table:table-cell office:value-type="float" office:value="-0.232210136378066" calcext:value-type="float">
            <text:p>-0.232210136378066</text:p>
          </table:table-cell>
          <table:table-cell office:value-type="float" office:value="-0.266254893303896" calcext:value-type="float">
            <text:p>-0.266254893303896</text:p>
          </table:table-cell>
          <table:table-cell office:value-type="float" office:value="-0.258247152651459" calcext:value-type="float">
            <text:p>-0.258247152651459</text:p>
          </table:table-cell>
          <table:table-cell office:value-type="float" office:value="-0.185020057969674" calcext:value-type="float">
            <text:p>-0.185020057969674</text:p>
          </table:table-cell>
          <table:table-cell office:value-type="float" office:value="-0.181608207776908" calcext:value-type="float">
            <text:p>-0.181608207776908</text:p>
          </table:table-cell>
          <table:table-cell office:value-type="float" office:value="-0.178265704208908" calcext:value-type="float">
            <text:p>-0.178265704208908</text:p>
          </table:table-cell>
          <table:table-cell office:value-type="float" office:value="-0.175626335570845" calcext:value-type="float">
            <text:p>-0.175626335570845</text:p>
          </table:table-cell>
          <table:table-cell office:value-type="float" office:value="-0.178606534676609" calcext:value-type="float">
            <text:p>-0.178606534676609</text:p>
          </table:table-cell>
          <table:table-cell office:value-type="float" office:value="-0.188027094819959" calcext:value-type="float">
            <text:p>-0.188027094819959</text:p>
          </table:table-cell>
          <table:table-cell office:value-type="float" office:value="-0.201064943110015" calcext:value-type="float">
            <text:p>-0.201064943110015</text:p>
          </table:table-cell>
          <table:table-cell office:value-type="float" office:value="-0.20509220406614" calcext:value-type="float">
            <text:p>-0.20509220406614</text:p>
          </table:table-cell>
          <table:table-cell office:value-type="float" office:value="-0.213506973584814" calcext:value-type="float">
            <text:p>-0.213506973584814</text:p>
          </table:table-cell>
          <table:table-cell office:value-type="float" office:value="-0.217084851575174" calcext:value-type="float">
            <text:p>-0.217084851575174</text:p>
          </table:table-cell>
          <table:table-cell office:value-type="float" office:value="-0.176565177498357" calcext:value-type="float">
            <text:p>-0.176565177498357</text:p>
          </table:table-cell>
          <table:table-cell office:value-type="float" office:value="-0.165802092105784" calcext:value-type="float">
            <text:p>-0.165802092105784</text:p>
          </table:table-cell>
          <table:table-cell office:value-type="float" office:value="-0.269273234849552" calcext:value-type="float">
            <text:p>-0.269273234849552</text:p>
          </table:table-cell>
          <table:table-cell office:value-type="float" office:value="-0.265510777168799" calcext:value-type="float">
            <text:p>-0.265510777168799</text:p>
          </table:table-cell>
          <table:table-cell office:value-type="float" office:value="-0.267853897647807" calcext:value-type="float">
            <text:p>-0.267853897647807</text:p>
          </table:table-cell>
          <table:table-cell office:value-type="float" office:value="-0.27447565480598" calcext:value-type="float">
            <text:p>-0.27447565480598</text:p>
          </table:table-cell>
          <table:table-cell office:value-type="float" office:value="-0.252580175267242" calcext:value-type="float">
            <text:p>-0.252580175267242</text:p>
          </table:table-cell>
          <table:table-cell office:value-type="float" office:value="-0.187706897570787" calcext:value-type="float">
            <text:p>-0.187706897570787</text:p>
          </table:table-cell>
          <table:table-cell office:value-type="float" office:value="-0.178266176057555" calcext:value-type="float">
            <text:p>-0.178266176057555</text:p>
          </table:table-cell>
          <table:table-cell office:value-type="float" office:value="-0.175451433573557" calcext:value-type="float">
            <text:p>-0.175451433573557</text:p>
          </table:table-cell>
          <table:table-cell office:value-type="float" office:value="-0.177212938577221" calcext:value-type="float">
            <text:p>-0.177212938577221</text:p>
          </table:table-cell>
          <table:table-cell office:value-type="float" office:value="-0.183053836382472" calcext:value-type="float">
            <text:p>-0.183053836382472</text:p>
          </table:table-cell>
          <table:table-cell office:value-type="float" office:value="-0.185302432543989" calcext:value-type="float">
            <text:p>-0.185302432543989</text:p>
          </table:table-cell>
          <table:table-cell office:value-type="float" office:value="-0.181016307522444" calcext:value-type="float">
            <text:p>-0.181016307522444</text:p>
          </table:table-cell>
          <table:table-cell office:value-type="float" office:value="-0.182431497971133" calcext:value-type="float">
            <text:p>-0.182431497971133</text:p>
          </table:table-cell>
          <table:table-cell office:value-type="float" office:value="-0.18281776713442" calcext:value-type="float">
            <text:p>-0.18281776713442</text:p>
          </table:table-cell>
          <table:table-cell office:value-type="float" office:value="-0.182745574231148" calcext:value-type="float">
            <text:p>-0.182745574231148</text:p>
          </table:table-cell>
          <table:table-cell office:value-type="float" office:value="-0.183169193895394" calcext:value-type="float">
            <text:p>-0.183169193895394</text:p>
          </table:table-cell>
          <table:table-cell office:value-type="float" office:value="-0.183104177429986" calcext:value-type="float">
            <text:p>-0.183104177429986</text:p>
          </table:table-cell>
          <table:table-cell office:value-type="float" office:value="-0.182792260794837" calcext:value-type="float">
            <text:p>-0.182792260794837</text:p>
          </table:table-cell>
          <table:table-cell office:value-type="float" office:value="-0.182961637082599" calcext:value-type="float">
            <text:p>-0.182961637082599</text:p>
          </table:table-cell>
          <table:table-cell office:value-type="float" office:value="-0.183024704742323" calcext:value-type="float">
            <text:p>-0.183024704742323</text:p>
          </table:table-cell>
          <table:table-cell office:value-type="float" office:value="-0.18270817901633" calcext:value-type="float">
            <text:p>-0.18270817901633</text:p>
          </table:table-cell>
          <table:table-cell office:value-type="float" office:value="-0.18266798327019" calcext:value-type="float">
            <text:p>-0.18266798327019</text:p>
          </table:table-cell>
          <table:table-cell office:value-type="float" office:value="-0.18276379892504" calcext:value-type="float">
            <text:p>-0.18276379892504</text:p>
          </table:table-cell>
          <table:table-cell office:value-type="float" office:value="-0.182699734899833" calcext:value-type="float">
            <text:p>-0.182699734899833</text:p>
          </table:table-cell>
          <table:table-cell office:value-type="float" office:value="-0.182732286576704" calcext:value-type="float">
            <text:p>-0.182732286576704</text:p>
          </table:table-cell>
          <table:table-cell office:value-type="float" office:value="-0.182680034135744" calcext:value-type="float">
            <text:p>-0.182680034135744</text:p>
          </table:table-cell>
          <table:table-cell office:value-type="float" office:value="-0.182724810410446" calcext:value-type="float">
            <text:p>-0.182724810410446</text:p>
          </table:table-cell>
          <table:table-cell office:value-type="float" office:value="-0.183012260871898" calcext:value-type="float">
            <text:p>-0.183012260871898</text:p>
          </table:table-cell>
          <table:table-cell office:value-type="float" office:value="-0.182711933690111" calcext:value-type="float">
            <text:p>-0.182711933690111</text:p>
          </table:table-cell>
          <table:table-cell office:value-type="float" office:value="-0.182786982474942" calcext:value-type="float">
            <text:p>-0.182786982474942</text:p>
          </table:table-cell>
          <table:table-cell office:value-type="float" office:value="-0.182654267758643" calcext:value-type="float">
            <text:p>-0.182654267758643</text:p>
          </table:table-cell>
          <table:table-cell office:value-type="float" office:value="-0.182677023196937" calcext:value-type="float">
            <text:p>-0.182677023196937</text:p>
          </table:table-cell>
          <table:table-cell office:value-type="float" office:value="-0.182518393559118" calcext:value-type="float">
            <text:p>-0.182518393559118</text:p>
          </table:table-cell>
          <table:table-cell office:value-type="float" office:value="-0.182600042726022" calcext:value-type="float">
            <text:p>-0.182600042726022</text:p>
          </table:table-cell>
          <table:table-cell office:value-type="float" office:value="-0.182657310130709" calcext:value-type="float">
            <text:p>-0.182657310130709</text:p>
          </table:table-cell>
          <table:table-cell office:value-type="float" office:value="-0.18261160929357" calcext:value-type="float">
            <text:p>-0.18261160929357</text:p>
          </table:table-cell>
          <table:table-cell office:value-type="float" office:value="-0.182453136098084" calcext:value-type="float">
            <text:p>-0.182453136098084</text:p>
          </table:table-cell>
          <table:table-cell office:value-type="float" office:value="-0.182639338817159" calcext:value-type="float">
            <text:p>-0.182639338817159</text:p>
          </table:table-cell>
          <table:table-cell office:value-type="float" office:value="-0.182606760285603" calcext:value-type="float">
            <text:p>-0.182606760285603</text:p>
          </table:table-cell>
          <table:table-cell office:value-type="float" office:value="-0.182602613121922" calcext:value-type="float">
            <text:p>-0.182602613121922</text:p>
          </table:table-cell>
          <table:table-cell office:value-type="float" office:value="-0.18256472270004" calcext:value-type="float">
            <text:p>-0.18256472270004</text:p>
          </table:table-cell>
          <table:table-cell office:value-type="float" office:value="-0.182725367292812" calcext:value-type="float">
            <text:p>-0.182725367292812</text:p>
          </table:table-cell>
          <table:table-cell office:value-type="float" office:value="-0.182769250508683" calcext:value-type="float">
            <text:p>-0.182769250508683</text:p>
          </table:table-cell>
          <table:table-cell office:value-type="float" office:value="-0.182686000461777" calcext:value-type="float">
            <text:p>-0.182686000461777</text:p>
          </table:table-cell>
          <table:table-cell office:value-type="float" office:value="-0.182627059233479" calcext:value-type="float">
            <text:p>-0.182627059233479</text:p>
          </table:table-cell>
          <table:table-cell office:value-type="float" office:value="-0.182518171780079" calcext:value-type="float">
            <text:p>-0.182518171780079</text:p>
          </table:table-cell>
          <table:table-cell office:value-type="float" office:value="-0.182653518664069" calcext:value-type="float">
            <text:p>-0.182653518664069</text:p>
          </table:table-cell>
          <table:table-cell office:value-type="float" office:value="-0.182642215910521" calcext:value-type="float">
            <text:p>-0.182642215910521</text:p>
          </table:table-cell>
          <table:table-cell office:value-type="float" office:value="-0.182604470296902" calcext:value-type="float">
            <text:p>-0.182604470296902</text:p>
          </table:table-cell>
          <table:table-cell office:value-type="float" office:value="-0.182624194672132" calcext:value-type="float">
            <text:p>-0.182624194672132</text:p>
          </table:table-cell>
          <table:table-cell office:value-type="float" office:value="-0.182738319172208" calcext:value-type="float">
            <text:p>-0.182738319172208</text:p>
          </table:table-cell>
          <table:table-cell office:value-type="float" office:value="-0.182689876517689" calcext:value-type="float">
            <text:p>-0.182689876517689</text:p>
          </table:table-cell>
          <table:table-cell office:value-type="float" office:value="-0.1825972780733" calcext:value-type="float">
            <text:p>-0.1825972780733</text:p>
          </table:table-cell>
          <table:table-cell office:value-type="float" office:value="-0.182632835904697" calcext:value-type="float">
            <text:p>-0.182632835904697</text:p>
          </table:table-cell>
          <table:table-cell office:value-type="float" office:value="-0.182776531027446" calcext:value-type="float">
            <text:p>-0.182776531027446</text:p>
          </table:table-cell>
          <table:table-cell office:value-type="float" office:value="-0.182730238615689" calcext:value-type="float">
            <text:p>-0.182730238615689</text:p>
          </table:table-cell>
          <table:table-cell office:value-type="float" office:value="-0.182624748308843" calcext:value-type="float">
            <text:p>-0.182624748308843</text:p>
          </table:table-cell>
          <table:table-cell office:value-type="float" office:value="-0.182655425413396" calcext:value-type="float">
            <text:p>-0.182655425413396</text:p>
          </table:table-cell>
          <table:table-cell office:value-type="float" office:value="-0.182643737289992" calcext:value-type="float">
            <text:p>-0.182643737289992</text:p>
          </table:table-cell>
          <table:table-cell office:value-type="float" office:value="-0.182688858541589" calcext:value-type="float">
            <text:p>-0.182688858541589</text:p>
          </table:table-cell>
          <table:table-cell office:value-type="float" office:value="-0.18267112222496" calcext:value-type="float">
            <text:p>-0.18267112222496</text:p>
          </table:table-cell>
          <table:table-cell office:value-type="float" office:value="-0.182683499862648" calcext:value-type="float">
            <text:p>-0.182683499862648</text:p>
          </table:table-cell>
          <table:table-cell office:value-type="float" office:value="-0.182616315939176" calcext:value-type="float">
            <text:p>-0.182616315939176</text:p>
          </table:table-cell>
          <table:table-cell office:value-type="float" office:value="-0.182627083330189" calcext:value-type="float">
            <text:p>-0.182627083330189</text:p>
          </table:table-cell>
          <table:table-cell office:value-type="float" office:value="-0.182609257711997" calcext:value-type="float">
            <text:p>-0.182609257711997</text:p>
          </table:table-cell>
          <table:table-cell office:value-type="float" office:value="-0.182650783729899" calcext:value-type="float">
            <text:p>-0.182650783729899</text:p>
          </table:table-cell>
          <table:table-cell office:value-type="float" office:value="-0.18257913210089" calcext:value-type="float">
            <text:p>-0.18257913210089</text:p>
          </table:table-cell>
          <table:table-cell office:value-type="float" office:value="-0.182618230573794" calcext:value-type="float">
            <text:p>-0.182618230573794</text:p>
          </table:table-cell>
          <table:table-cell office:value-type="float" office:value="-0.182725879897476" calcext:value-type="float">
            <text:p>-0.182725879897476</text:p>
          </table:table-cell>
          <table:table-cell office:value-type="float" office:value="-0.182670690086365" calcext:value-type="float">
            <text:p>-0.182670690086365</text:p>
          </table:table-cell>
          <table:table-cell office:value-type="float" office:value="-0.18264152785354" calcext:value-type="float">
            <text:p>-0.18264152785354</text:p>
          </table:table-cell>
          <table:table-cell office:value-type="float" office:value="-0.182673913310817" calcext:value-type="float">
            <text:p>-0.182673913310817</text:p>
          </table:table-cell>
          <table:table-cell office:value-type="float" office:value="-0.182622037487103" calcext:value-type="float">
            <text:p>-0.182622037487103</text:p>
          </table:table-cell>
          <table:table-cell office:value-type="float" office:value="-0.182589092495822" calcext:value-type="float">
            <text:p>-0.182589092495822</text:p>
          </table:table-cell>
          <table:table-cell office:value-type="float" office:value="-0.182784759506104" calcext:value-type="float">
            <text:p>-0.182784759506104</text:p>
          </table:table-cell>
          <table:table-cell office:value-type="float" office:value="-0.182755046103792" calcext:value-type="float">
            <text:p>-0.182755046103792</text:p>
          </table:table-cell>
          <table:table-cell office:value-type="float" office:value="-0.182600035215942" calcext:value-type="float">
            <text:p>-0.182600035215942</text:p>
          </table:table-cell>
          <table:table-cell office:value-type="float" office:value="-0.182604627432548" calcext:value-type="float">
            <text:p>-0.182604627432548</text:p>
          </table:table-cell>
          <table:table-cell office:value-type="float" office:value="-0.182601293160123" calcext:value-type="float">
            <text:p>-0.182601293160123</text:p>
          </table:table-cell>
          <table:table-cell office:value-type="float" office:value="-0.18252948729218" calcext:value-type="float">
            <text:p>-0.18252948729218</text:p>
          </table:table-cell>
          <table:table-cell office:value-type="float" office:value="-0.18261495108219" calcext:value-type="float">
            <text:p>-0.18261495108219</text:p>
          </table:table-cell>
          <table:table-cell office:value-type="float" office:value="-0.18266067181609" calcext:value-type="float">
            <text:p>-0.18266067181609</text:p>
          </table:table-cell>
          <table:table-cell office:value-type="float" office:value="-0.182636161740186" calcext:value-type="float">
            <text:p>-0.182636161740186</text:p>
          </table:table-cell>
          <table:table-cell office:value-type="float" office:value="-0.182614816294773" calcext:value-type="float">
            <text:p>-0.182614816294773</text:p>
          </table:table-cell>
          <table:table-cell office:value-type="float" office:value="-0.182739102823593" calcext:value-type="float">
            <text:p>-0.182739102823593</text:p>
          </table:table-cell>
          <table:table-cell office:value-type="float" office:value="-0.182579468186612" calcext:value-type="float">
            <text:p>-0.182579468186612</text:p>
          </table:table-cell>
          <table:table-cell table:number-columns-repeated="62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6000324702814" calcext:value-type="float">
            <text:p>0.306000324702814</text:p>
          </table:table-cell>
          <table:table-cell office:value-type="float" office:value="0.306013867628646" calcext:value-type="float">
            <text:p>0.306013867628646</text:p>
          </table:table-cell>
          <table:table-cell office:value-type="float" office:value="0.305990007831926" calcext:value-type="float">
            <text:p>0.305990007831926</text:p>
          </table:table-cell>
          <table:table-cell office:value-type="float" office:value="0.306007092794971" calcext:value-type="float">
            <text:p>0.306007092794971</text:p>
          </table:table-cell>
          <table:table-cell office:value-type="float" office:value="0.306014672895075" calcext:value-type="float">
            <text:p>0.306014672895075</text:p>
          </table:table-cell>
          <table:table-cell office:value-type="float" office:value="0.305979461769536" calcext:value-type="float">
            <text:p>0.305979461769536</text:p>
          </table:table-cell>
          <table:table-cell office:value-type="float" office:value="0.306034191113858" calcext:value-type="float">
            <text:p>0.306034191113858</text:p>
          </table:table-cell>
          <table:table-cell office:value-type="float" office:value="0.305979731582235" calcext:value-type="float">
            <text:p>0.305979731582235</text:p>
          </table:table-cell>
          <table:table-cell office:value-type="float" office:value="0.305988879886887" calcext:value-type="float">
            <text:p>0.305988879886887</text:p>
          </table:table-cell>
          <table:table-cell office:value-type="float" office:value="0.305986224140914" calcext:value-type="float">
            <text:p>0.305986224140914</text:p>
          </table:table-cell>
          <table:table-cell office:value-type="float" office:value="0.306007520430206" calcext:value-type="float">
            <text:p>0.306007520430206</text:p>
          </table:table-cell>
          <table:table-cell office:value-type="float" office:value="0.305993517403359" calcext:value-type="float">
            <text:p>0.305993517403359</text:p>
          </table:table-cell>
          <table:table-cell office:value-type="float" office:value="0.306020726339228" calcext:value-type="float">
            <text:p>0.306020726339228</text:p>
          </table:table-cell>
          <table:table-cell office:value-type="float" office:value="0.306031054953649" calcext:value-type="float">
            <text:p>0.306031054953649</text:p>
          </table:table-cell>
          <table:table-cell office:value-type="float" office:value="0.305998234910256" calcext:value-type="float">
            <text:p>0.305998234910256</text:p>
          </table:table-cell>
          <table:table-cell office:value-type="float" office:value="0.305991585105614" calcext:value-type="float">
            <text:p>0.305991585105614</text:p>
          </table:table-cell>
          <table:table-cell office:value-type="float" office:value="0.306024454492993" calcext:value-type="float">
            <text:p>0.306024454492993</text:p>
          </table:table-cell>
          <table:table-cell office:value-type="float" office:value="0.30600962873531" calcext:value-type="float">
            <text:p>0.30600962873531</text:p>
          </table:table-cell>
          <table:table-cell office:value-type="float" office:value="0.306010523993249" calcext:value-type="float">
            <text:p>0.306010523993249</text:p>
          </table:table-cell>
          <table:table-cell office:value-type="float" office:value="0.305977895003219" calcext:value-type="float">
            <text:p>0.305977895003219</text:p>
          </table:table-cell>
          <table:table-cell office:value-type="float" office:value="0.305991277343996" calcext:value-type="float">
            <text:p>0.305991277343996</text:p>
          </table:table-cell>
          <table:table-cell office:value-type="float" office:value="0.306031802188097" calcext:value-type="float">
            <text:p>0.306031802188097</text:p>
          </table:table-cell>
          <table:table-cell office:value-type="float" office:value="0.30601813454079" calcext:value-type="float">
            <text:p>0.30601813454079</text:p>
          </table:table-cell>
          <table:table-cell office:value-type="float" office:value="0.306047842659825" calcext:value-type="float">
            <text:p>0.306047842659825</text:p>
          </table:table-cell>
          <table:table-cell office:value-type="float" office:value="0.305945178749219" calcext:value-type="float">
            <text:p>0.305945178749219</text:p>
          </table:table-cell>
          <table:table-cell office:value-type="float" office:value="0.305989491612209" calcext:value-type="float">
            <text:p>0.305989491612209</text:p>
          </table:table-cell>
          <table:table-cell office:value-type="float" office:value="0.305341960945297" calcext:value-type="float">
            <text:p>0.305341960945297</text:p>
          </table:table-cell>
          <table:table-cell office:value-type="float" office:value="0.305311587652282" calcext:value-type="float">
            <text:p>0.305311587652282</text:p>
          </table:table-cell>
          <table:table-cell office:value-type="float" office:value="0.304984145864237" calcext:value-type="float">
            <text:p>0.304984145864237</text:p>
          </table:table-cell>
          <table:table-cell office:value-type="float" office:value="0.30458427083171" calcext:value-type="float">
            <text:p>0.30458427083171</text:p>
          </table:table-cell>
          <table:table-cell office:value-type="float" office:value="0.304341228796501" calcext:value-type="float">
            <text:p>0.304341228796501</text:p>
          </table:table-cell>
          <table:table-cell office:value-type="float" office:value="0.304546694549373" calcext:value-type="float">
            <text:p>0.304546694549373</text:p>
          </table:table-cell>
          <table:table-cell office:value-type="float" office:value="0.306784289594322" calcext:value-type="float">
            <text:p>0.306784289594322</text:p>
          </table:table-cell>
          <table:table-cell office:value-type="float" office:value="0.315881085217202" calcext:value-type="float">
            <text:p>0.315881085217202</text:p>
          </table:table-cell>
          <table:table-cell office:value-type="float" office:value="0.32049166783597" calcext:value-type="float">
            <text:p>0.32049166783597</text:p>
          </table:table-cell>
          <table:table-cell office:value-type="float" office:value="0.32493642549758" calcext:value-type="float">
            <text:p>0.32493642549758</text:p>
          </table:table-cell>
          <table:table-cell office:value-type="float" office:value="0.323174641254671" calcext:value-type="float">
            <text:p>0.323174641254671</text:p>
          </table:table-cell>
          <table:table-cell office:value-type="float" office:value="0.334894957513906" calcext:value-type="float">
            <text:p>0.334894957513906</text:p>
          </table:table-cell>
          <table:table-cell office:value-type="float" office:value="0.336407214686233" calcext:value-type="float">
            <text:p>0.336407214686233</text:p>
          </table:table-cell>
          <table:table-cell office:value-type="float" office:value="0.331978929918785" calcext:value-type="float">
            <text:p>0.331978929918785</text:p>
          </table:table-cell>
          <table:table-cell office:value-type="float" office:value="0.330665244099065" calcext:value-type="float">
            <text:p>0.330665244099065</text:p>
          </table:table-cell>
          <table:table-cell office:value-type="float" office:value="0.328744154373915" calcext:value-type="float">
            <text:p>0.328744154373915</text:p>
          </table:table-cell>
          <table:table-cell office:value-type="float" office:value="0.313610765133736" calcext:value-type="float">
            <text:p>0.313610765133736</text:p>
          </table:table-cell>
          <table:table-cell office:value-type="float" office:value="0.313405795352517" calcext:value-type="float">
            <text:p>0.313405795352517</text:p>
          </table:table-cell>
          <table:table-cell office:value-type="float" office:value="0.316133209475257" calcext:value-type="float">
            <text:p>0.316133209475257</text:p>
          </table:table-cell>
          <table:table-cell office:value-type="float" office:value="0.329816711676873" calcext:value-type="float">
            <text:p>0.329816711676873</text:p>
          </table:table-cell>
          <table:table-cell office:value-type="float" office:value="0.315407033847811" calcext:value-type="float">
            <text:p>0.315407033847811</text:p>
          </table:table-cell>
          <table:table-cell office:value-type="float" office:value="0.306178673574778" calcext:value-type="float">
            <text:p>0.306178673574778</text:p>
          </table:table-cell>
          <table:table-cell office:value-type="float" office:value="0.300459923086152" calcext:value-type="float">
            <text:p>0.300459923086152</text:p>
          </table:table-cell>
          <table:table-cell office:value-type="float" office:value="0.304627814294623" calcext:value-type="float">
            <text:p>0.304627814294623</text:p>
          </table:table-cell>
          <table:table-cell office:value-type="float" office:value="0.306451392691838" calcext:value-type="float">
            <text:p>0.306451392691838</text:p>
          </table:table-cell>
          <table:table-cell office:value-type="float" office:value="0.305463111710712" calcext:value-type="float">
            <text:p>0.305463111710712</text:p>
          </table:table-cell>
          <table:table-cell office:value-type="float" office:value="0.305810227029932" calcext:value-type="float">
            <text:p>0.305810227029932</text:p>
          </table:table-cell>
          <table:table-cell office:value-type="float" office:value="0.309866252388366" calcext:value-type="float">
            <text:p>0.309866252388366</text:p>
          </table:table-cell>
          <table:table-cell office:value-type="float" office:value="0.321135772708777" calcext:value-type="float">
            <text:p>0.321135772708777</text:p>
          </table:table-cell>
          <table:table-cell office:value-type="float" office:value="0.340441042761704" calcext:value-type="float">
            <text:p>0.340441042761704</text:p>
          </table:table-cell>
          <table:table-cell office:value-type="float" office:value="0.340065924412843" calcext:value-type="float">
            <text:p>0.340065924412843</text:p>
          </table:table-cell>
          <table:table-cell office:value-type="float" office:value="0.338726741513123" calcext:value-type="float">
            <text:p>0.338726741513123</text:p>
          </table:table-cell>
          <table:table-cell office:value-type="float" office:value="0.305521187350031" calcext:value-type="float">
            <text:p>0.305521187350031</text:p>
          </table:table-cell>
          <table:table-cell office:value-type="float" office:value="0.292697086794177" calcext:value-type="float">
            <text:p>0.292697086794177</text:p>
          </table:table-cell>
          <table:table-cell office:value-type="float" office:value="0.300323856242626" calcext:value-type="float">
            <text:p>0.300323856242626</text:p>
          </table:table-cell>
          <table:table-cell office:value-type="float" office:value="0.306138574500468" calcext:value-type="float">
            <text:p>0.306138574500468</text:p>
          </table:table-cell>
          <table:table-cell office:value-type="float" office:value="0.306981731356475" calcext:value-type="float">
            <text:p>0.306981731356475</text:p>
          </table:table-cell>
          <table:table-cell office:value-type="float" office:value="0.307300068396644" calcext:value-type="float">
            <text:p>0.307300068396644</text:p>
          </table:table-cell>
          <table:table-cell office:value-type="float" office:value="0.308682505485043" calcext:value-type="float">
            <text:p>0.308682505485043</text:p>
          </table:table-cell>
          <table:table-cell office:value-type="float" office:value="0.310903130757492" calcext:value-type="float">
            <text:p>0.310903130757492</text:p>
          </table:table-cell>
          <table:table-cell office:value-type="float" office:value="0.318813044507907" calcext:value-type="float">
            <text:p>0.318813044507907</text:p>
          </table:table-cell>
          <table:table-cell office:value-type="float" office:value="0.33186144067088" calcext:value-type="float">
            <text:p>0.33186144067088</text:p>
          </table:table-cell>
          <table:table-cell office:value-type="float" office:value="0.335379536892205" calcext:value-type="float">
            <text:p>0.335379536892205</text:p>
          </table:table-cell>
          <table:table-cell office:value-type="float" office:value="0.336584525585144" calcext:value-type="float">
            <text:p>0.336584525585144</text:p>
          </table:table-cell>
          <table:table-cell office:value-type="float" office:value="0.337183285107979" calcext:value-type="float">
            <text:p>0.337183285107979</text:p>
          </table:table-cell>
          <table:table-cell office:value-type="float" office:value="0.338022404688955" calcext:value-type="float">
            <text:p>0.338022404688955</text:p>
          </table:table-cell>
          <table:table-cell office:value-type="float" office:value="0.335523578734016" calcext:value-type="float">
            <text:p>0.335523578734016</text:p>
          </table:table-cell>
          <table:table-cell office:value-type="float" office:value="0.314661034154254" calcext:value-type="float">
            <text:p>0.314661034154254</text:p>
          </table:table-cell>
          <table:table-cell office:value-type="float" office:value="0.311414665775326" calcext:value-type="float">
            <text:p>0.311414665775326</text:p>
          </table:table-cell>
          <table:table-cell office:value-type="float" office:value="0.308072652530101" calcext:value-type="float">
            <text:p>0.308072652530101</text:p>
          </table:table-cell>
          <table:table-cell office:value-type="float" office:value="0.304939746005524" calcext:value-type="float">
            <text:p>0.304939746005524</text:p>
          </table:table-cell>
          <table:table-cell office:value-type="float" office:value="0.303082541733978" calcext:value-type="float">
            <text:p>0.303082541733978</text:p>
          </table:table-cell>
          <table:table-cell office:value-type="float" office:value="0.299828790337686" calcext:value-type="float">
            <text:p>0.299828790337686</text:p>
          </table:table-cell>
          <table:table-cell office:value-type="float" office:value="0.298960393447414" calcext:value-type="float">
            <text:p>0.298960393447414</text:p>
          </table:table-cell>
          <table:table-cell office:value-type="float" office:value="0.299303924632292" calcext:value-type="float">
            <text:p>0.299303924632292</text:p>
          </table:table-cell>
          <table:table-cell office:value-type="float" office:value="0.292343095013612" calcext:value-type="float">
            <text:p>0.292343095013612</text:p>
          </table:table-cell>
          <table:table-cell office:value-type="float" office:value="0.29213261876323" calcext:value-type="float">
            <text:p>0.29213261876323</text:p>
          </table:table-cell>
          <table:table-cell office:value-type="float" office:value="0.306278897803738" calcext:value-type="float">
            <text:p>0.306278897803738</text:p>
          </table:table-cell>
          <table:table-cell office:value-type="float" office:value="0.308629641695296" calcext:value-type="float">
            <text:p>0.308629641695296</text:p>
          </table:table-cell>
          <table:table-cell office:value-type="float" office:value="0.309036857380734" calcext:value-type="float">
            <text:p>0.309036857380734</text:p>
          </table:table-cell>
          <table:table-cell office:value-type="float" office:value="0.307596792195734" calcext:value-type="float">
            <text:p>0.307596792195734</text:p>
          </table:table-cell>
          <table:table-cell office:value-type="float" office:value="0.309771360571232" calcext:value-type="float">
            <text:p>0.309771360571232</text:p>
          </table:table-cell>
          <table:table-cell office:value-type="float" office:value="0.31713245492038" calcext:value-type="float">
            <text:p>0.31713245492038</text:p>
          </table:table-cell>
          <table:table-cell office:value-type="float" office:value="0.33227267019087" calcext:value-type="float">
            <text:p>0.33227267019087</text:p>
          </table:table-cell>
          <table:table-cell office:value-type="float" office:value="0.327027313485396" calcext:value-type="float">
            <text:p>0.327027313485396</text:p>
          </table:table-cell>
          <table:table-cell office:value-type="float" office:value="0.323857626775876" calcext:value-type="float">
            <text:p>0.323857626775876</text:p>
          </table:table-cell>
          <table:table-cell office:value-type="float" office:value="0.314754866305585" calcext:value-type="float">
            <text:p>0.314754866305585</text:p>
          </table:table-cell>
          <table:table-cell office:value-type="float" office:value="0.314538109244189" calcext:value-type="float">
            <text:p>0.314538109244189</text:p>
          </table:table-cell>
          <table:table-cell office:value-type="float" office:value="0.30584400307901" calcext:value-type="float">
            <text:p>0.30584400307901</text:p>
          </table:table-cell>
          <table:table-cell office:value-type="float" office:value="0.305343886686696" calcext:value-type="float">
            <text:p>0.305343886686696</text:p>
          </table:table-cell>
          <table:table-cell office:value-type="float" office:value="0.301621728607132" calcext:value-type="float">
            <text:p>0.301621728607132</text:p>
          </table:table-cell>
          <table:table-cell office:value-type="float" office:value="0.300804010111564" calcext:value-type="float">
            <text:p>0.300804010111564</text:p>
          </table:table-cell>
          <table:table-cell office:value-type="float" office:value="0.334708258069594" calcext:value-type="float">
            <text:p>0.334708258069594</text:p>
          </table:table-cell>
          <table:table-cell office:value-type="float" office:value="0.333257253524691" calcext:value-type="float">
            <text:p>0.333257253524691</text:p>
          </table:table-cell>
          <table:table-cell office:value-type="float" office:value="0.324156542829731" calcext:value-type="float">
            <text:p>0.324156542829731</text:p>
          </table:table-cell>
          <table:table-cell office:value-type="float" office:value="0.31504017831477" calcext:value-type="float">
            <text:p>0.31504017831477</text:p>
          </table:table-cell>
          <table:table-cell office:value-type="float" office:value="0.299662233313766" calcext:value-type="float">
            <text:p>0.299662233313766</text:p>
          </table:table-cell>
          <table:table-cell office:value-type="float" office:value="0.309004676066687" calcext:value-type="float">
            <text:p>0.309004676066687</text:p>
          </table:table-cell>
          <table:table-cell office:value-type="float" office:value="0.308796305970307" calcext:value-type="float">
            <text:p>0.308796305970307</text:p>
          </table:table-cell>
          <table:table-cell office:value-type="float" office:value="0.310412530929942" calcext:value-type="float">
            <text:p>0.310412530929942</text:p>
          </table:table-cell>
          <table:table-cell office:value-type="float" office:value="0.313793917484227" calcext:value-type="float">
            <text:p>0.313793917484227</text:p>
          </table:table-cell>
          <table:table-cell office:value-type="float" office:value="0.321327096242223" calcext:value-type="float">
            <text:p>0.321327096242223</text:p>
          </table:table-cell>
          <table:table-cell office:value-type="float" office:value="0.337157633114587" calcext:value-type="float">
            <text:p>0.337157633114587</text:p>
          </table:table-cell>
          <table:table-cell office:value-type="float" office:value="0.333694300719033" calcext:value-type="float">
            <text:p>0.333694300719033</text:p>
          </table:table-cell>
          <table:table-cell office:value-type="float" office:value="0.327552710386122" calcext:value-type="float">
            <text:p>0.327552710386122</text:p>
          </table:table-cell>
          <table:table-cell office:value-type="float" office:value="0.331744695217994" calcext:value-type="float">
            <text:p>0.331744695217994</text:p>
          </table:table-cell>
          <table:table-cell office:value-type="float" office:value="0.308005759669154" calcext:value-type="float">
            <text:p>0.308005759669154</text:p>
          </table:table-cell>
          <table:table-cell office:value-type="float" office:value="0.308995401990192" calcext:value-type="float">
            <text:p>0.308995401990192</text:p>
          </table:table-cell>
          <table:table-cell office:value-type="float" office:value="0.301251138695394" calcext:value-type="float">
            <text:p>0.301251138695394</text:p>
          </table:table-cell>
          <table:table-cell office:value-type="float" office:value="0.300626783009" calcext:value-type="float">
            <text:p>0.300626783009</text:p>
          </table:table-cell>
          <table:table-cell office:value-type="float" office:value="0.337246972552974" calcext:value-type="float">
            <text:p>0.337246972552974</text:p>
          </table:table-cell>
          <table:table-cell office:value-type="float" office:value="0.335594997740653" calcext:value-type="float">
            <text:p>0.335594997740653</text:p>
          </table:table-cell>
          <table:table-cell office:value-type="float" office:value="0.32845152271389" calcext:value-type="float">
            <text:p>0.32845152271389</text:p>
          </table:table-cell>
          <table:table-cell office:value-type="float" office:value="0.322382449088645" calcext:value-type="float">
            <text:p>0.322382449088645</text:p>
          </table:table-cell>
          <table:table-cell office:value-type="float" office:value="0.317668327009234" calcext:value-type="float">
            <text:p>0.317668327009234</text:p>
          </table:table-cell>
          <table:table-cell office:value-type="float" office:value="0.311903603326585" calcext:value-type="float">
            <text:p>0.311903603326585</text:p>
          </table:table-cell>
          <table:table-cell office:value-type="float" office:value="0.303550555610273" calcext:value-type="float">
            <text:p>0.303550555610273</text:p>
          </table:table-cell>
          <table:table-cell office:value-type="float" office:value="0.307399029112927" calcext:value-type="float">
            <text:p>0.307399029112927</text:p>
          </table:table-cell>
          <table:table-cell office:value-type="float" office:value="0.305886158704302" calcext:value-type="float">
            <text:p>0.305886158704302</text:p>
          </table:table-cell>
          <table:table-cell office:value-type="float" office:value="0.306955719033731" calcext:value-type="float">
            <text:p>0.306955719033731</text:p>
          </table:table-cell>
          <table:table-cell office:value-type="float" office:value="0.322021483706803" calcext:value-type="float">
            <text:p>0.322021483706803</text:p>
          </table:table-cell>
          <table:table-cell office:value-type="float" office:value="0.322826302267246" calcext:value-type="float">
            <text:p>0.322826302267246</text:p>
          </table:table-cell>
          <table:table-cell office:value-type="float" office:value="0.334826222836716" calcext:value-type="float">
            <text:p>0.334826222836716</text:p>
          </table:table-cell>
          <table:table-cell office:value-type="float" office:value="0.330543040885689" calcext:value-type="float">
            <text:p>0.330543040885689</text:p>
          </table:table-cell>
          <table:table-cell office:value-type="float" office:value="0.330018964799512" calcext:value-type="float">
            <text:p>0.330018964799512</text:p>
          </table:table-cell>
          <table:table-cell office:value-type="float" office:value="0.326596547052646" calcext:value-type="float">
            <text:p>0.326596547052646</text:p>
          </table:table-cell>
          <table:table-cell office:value-type="float" office:value="0.310625894145607" calcext:value-type="float">
            <text:p>0.310625894145607</text:p>
          </table:table-cell>
          <table:table-cell office:value-type="float" office:value="0.287875491404262" calcext:value-type="float">
            <text:p>0.287875491404262</text:p>
          </table:table-cell>
          <table:table-cell office:value-type="float" office:value="0.287844628234284" calcext:value-type="float">
            <text:p>0.287844628234284</text:p>
          </table:table-cell>
          <table:table-cell office:value-type="float" office:value="0.298092714170935" calcext:value-type="float">
            <text:p>0.298092714170935</text:p>
          </table:table-cell>
          <table:table-cell office:value-type="float" office:value="0.307177370320915" calcext:value-type="float">
            <text:p>0.307177370320915</text:p>
          </table:table-cell>
          <table:table-cell office:value-type="float" office:value="0.306477465606233" calcext:value-type="float">
            <text:p>0.306477465606233</text:p>
          </table:table-cell>
          <table:table-cell office:value-type="float" office:value="0.3061870453371" calcext:value-type="float">
            <text:p>0.3061870453371</text:p>
          </table:table-cell>
          <table:table-cell office:value-type="float" office:value="0.30514808815561" calcext:value-type="float">
            <text:p>0.30514808815561</text:p>
          </table:table-cell>
          <table:table-cell office:value-type="float" office:value="0.305014877648315" calcext:value-type="float">
            <text:p>0.305014877648315</text:p>
          </table:table-cell>
          <table:table-cell office:value-type="float" office:value="0.305359503504399" calcext:value-type="float">
            <text:p>0.305359503504399</text:p>
          </table:table-cell>
          <table:table-cell office:value-type="float" office:value="0.305331454099853" calcext:value-type="float">
            <text:p>0.305331454099853</text:p>
          </table:table-cell>
          <table:table-cell office:value-type="float" office:value="0.305365570026844" calcext:value-type="float">
            <text:p>0.305365570026844</text:p>
          </table:table-cell>
          <table:table-cell office:value-type="float" office:value="0.305392553479641" calcext:value-type="float">
            <text:p>0.305392553479641</text:p>
          </table:table-cell>
          <table:table-cell office:value-type="float" office:value="0.305515016225442" calcext:value-type="float">
            <text:p>0.305515016225442</text:p>
          </table:table-cell>
          <table:table-cell office:value-type="float" office:value="0.305713044625702" calcext:value-type="float">
            <text:p>0.305713044625702</text:p>
          </table:table-cell>
          <table:table-cell office:value-type="float" office:value="0.305713352721555" calcext:value-type="float">
            <text:p>0.305713352721555</text:p>
          </table:table-cell>
          <table:table-cell office:value-type="float" office:value="0.305623439575667" calcext:value-type="float">
            <text:p>0.305623439575667</text:p>
          </table:table-cell>
          <table:table-cell office:value-type="float" office:value="0.305664871830329" calcext:value-type="float">
            <text:p>0.305664871830329</text:p>
          </table:table-cell>
          <table:table-cell office:value-type="float" office:value="0.305645897177442" calcext:value-type="float">
            <text:p>0.305645897177442</text:p>
          </table:table-cell>
          <table:table-cell office:value-type="float" office:value="0.305656602809968" calcext:value-type="float">
            <text:p>0.305656602809968</text:p>
          </table:table-cell>
          <table:table-cell office:value-type="float" office:value="0.305638654308291" calcext:value-type="float">
            <text:p>0.305638654308291</text:p>
          </table:table-cell>
          <table:table-cell office:value-type="float" office:value="0.305646394564306" calcext:value-type="float">
            <text:p>0.305646394564306</text:p>
          </table:table-cell>
          <table:table-cell office:value-type="float" office:value="0.305648644130147" calcext:value-type="float">
            <text:p>0.305648644130147</text:p>
          </table:table-cell>
          <table:table-cell office:value-type="float" office:value="0.305689838512802" calcext:value-type="float">
            <text:p>0.305689838512802</text:p>
          </table:table-cell>
          <table:table-cell office:value-type="float" office:value="0.305643729619205" calcext:value-type="float">
            <text:p>0.305643729619205</text:p>
          </table:table-cell>
          <table:table-cell office:value-type="float" office:value="0.305653093546358" calcext:value-type="float">
            <text:p>0.305653093546358</text:p>
          </table:table-cell>
          <table:table-cell office:value-type="float" office:value="0.305637525427684" calcext:value-type="float">
            <text:p>0.305637525427684</text:p>
          </table:table-cell>
          <table:table-cell office:value-type="float" office:value="0.305638234896274" calcext:value-type="float">
            <text:p>0.305638234896274</text:p>
          </table:table-cell>
          <table:table-cell office:value-type="float" office:value="0.305610319294951" calcext:value-type="float">
            <text:p>0.305610319294951</text:p>
          </table:table-cell>
          <table:table-cell office:value-type="float" office:value="0.305624398653328" calcext:value-type="float">
            <text:p>0.305624398653328</text:p>
          </table:table-cell>
          <table:table-cell office:value-type="float" office:value="0.30564139670061" calcext:value-type="float">
            <text:p>0.30564139670061</text:p>
          </table:table-cell>
          <table:table-cell office:value-type="float" office:value="0.305636925280658" calcext:value-type="float">
            <text:p>0.305636925280658</text:p>
          </table:table-cell>
          <table:table-cell office:value-type="float" office:value="0.305592156314477" calcext:value-type="float">
            <text:p>0.305592156314477</text:p>
          </table:table-cell>
          <table:table-cell office:value-type="float" office:value="0.305640426110236" calcext:value-type="float">
            <text:p>0.305640426110236</text:p>
          </table:table-cell>
          <table:table-cell office:value-type="float" office:value="0.305629104035395" calcext:value-type="float">
            <text:p>0.305629104035395</text:p>
          </table:table-cell>
          <table:table-cell office:value-type="float" office:value="0.305634707258494" calcext:value-type="float">
            <text:p>0.305634707258494</text:p>
          </table:table-cell>
          <table:table-cell office:value-type="float" office:value="0.305616264964171" calcext:value-type="float">
            <text:p>0.305616264964171</text:p>
          </table:table-cell>
          <table:table-cell office:value-type="float" office:value="0.305637739001675" calcext:value-type="float">
            <text:p>0.305637739001675</text:p>
          </table:table-cell>
          <table:table-cell office:value-type="float" office:value="0.305649464091185" calcext:value-type="float">
            <text:p>0.305649464091185</text:p>
          </table:table-cell>
          <table:table-cell office:value-type="float" office:value="0.305639567513526" calcext:value-type="float">
            <text:p>0.305639567513526</text:p>
          </table:table-cell>
          <table:table-cell office:value-type="float" office:value="0.305645795947664" calcext:value-type="float">
            <text:p>0.305645795947664</text:p>
          </table:table-cell>
          <table:table-cell office:value-type="float" office:value="0.305600959229377" calcext:value-type="float">
            <text:p>0.305600959229377</text:p>
          </table:table-cell>
          <table:table-cell office:value-type="float" office:value="0.305624043608737" calcext:value-type="float">
            <text:p>0.305624043608737</text:p>
          </table:table-cell>
          <table:table-cell office:value-type="float" office:value="0.305628030074714" calcext:value-type="float">
            <text:p>0.305628030074714</text:p>
          </table:table-cell>
          <table:table-cell office:value-type="float" office:value="0.305620973870977" calcext:value-type="float">
            <text:p>0.305620973870977</text:p>
          </table:table-cell>
          <table:table-cell office:value-type="float" office:value="0.305629962797184" calcext:value-type="float">
            <text:p>0.305629962797184</text:p>
          </table:table-cell>
          <table:table-cell office:value-type="float" office:value="0.30563499372273" calcext:value-type="float">
            <text:p>0.30563499372273</text:p>
          </table:table-cell>
          <table:table-cell office:value-type="float" office:value="0.305631828613066" calcext:value-type="float">
            <text:p>0.305631828613066</text:p>
          </table:table-cell>
          <table:table-cell office:value-type="float" office:value="0.305627171963193" calcext:value-type="float">
            <text:p>0.305627171963193</text:p>
          </table:table-cell>
          <table:table-cell office:value-type="float" office:value="0.305631201388745" calcext:value-type="float">
            <text:p>0.305631201388745</text:p>
          </table:table-cell>
          <table:table-cell office:value-type="float" office:value="0.305638912143864" calcext:value-type="float">
            <text:p>0.305638912143864</text:p>
          </table:table-cell>
          <table:table-cell office:value-type="float" office:value="0.305633062344325" calcext:value-type="float">
            <text:p>0.305633062344325</text:p>
          </table:table-cell>
          <table:table-cell office:value-type="float" office:value="0.305624719666628" calcext:value-type="float">
            <text:p>0.305624719666628</text:p>
          </table:table-cell>
          <table:table-cell office:value-type="float" office:value="0.305636873849754" calcext:value-type="float">
            <text:p>0.305636873849754</text:p>
          </table:table-cell>
          <table:table-cell office:value-type="float" office:value="0.305614160641348" calcext:value-type="float">
            <text:p>0.305614160641348</text:p>
          </table:table-cell>
          <table:table-cell office:value-type="float" office:value="0.305633293559654" calcext:value-type="float">
            <text:p>0.305633293559654</text:p>
          </table:table-cell>
          <table:table-cell office:value-type="float" office:value="0.305650189394448" calcext:value-type="float">
            <text:p>0.305650189394448</text:p>
          </table:table-cell>
          <table:table-cell office:value-type="float" office:value="0.305634186502285" calcext:value-type="float">
            <text:p>0.305634186502285</text:p>
          </table:table-cell>
          <table:table-cell office:value-type="float" office:value="0.305630560271414" calcext:value-type="float">
            <text:p>0.305630560271414</text:p>
          </table:table-cell>
          <table:table-cell office:value-type="float" office:value="0.305623494716468" calcext:value-type="float">
            <text:p>0.305623494716468</text:p>
          </table:table-cell>
          <table:table-cell office:value-type="float" office:value="0.305615870207404" calcext:value-type="float">
            <text:p>0.305615870207404</text:p>
          </table:table-cell>
          <table:table-cell office:value-type="float" office:value="0.305641192461061" calcext:value-type="float">
            <text:p>0.305641192461061</text:p>
          </table:table-cell>
          <table:table-cell office:value-type="float" office:value="0.305624403270518" calcext:value-type="float">
            <text:p>0.305624403270518</text:p>
          </table:table-cell>
          <table:table-cell office:value-type="float" office:value="0.305628453641054" calcext:value-type="float">
            <text:p>0.305628453641054</text:p>
          </table:table-cell>
          <table:table-cell office:value-type="float" office:value="0.305657383389744" calcext:value-type="float">
            <text:p>0.305657383389744</text:p>
          </table:table-cell>
          <table:table-cell office:value-type="float" office:value="0.305628065499335" calcext:value-type="float">
            <text:p>0.305628065499335</text:p>
          </table:table-cell>
          <table:table-cell office:value-type="float" office:value="0.305631346852795" calcext:value-type="float">
            <text:p>0.305631346852795</text:p>
          </table:table-cell>
          <table:table-cell office:value-type="float" office:value="0.305639129852138" calcext:value-type="float">
            <text:p>0.305639129852138</text:p>
          </table:table-cell>
          <table:table-cell office:value-type="float" office:value="0.30562925764641" calcext:value-type="float">
            <text:p>0.30562925764641</text:p>
          </table:table-cell>
          <table:table-cell office:value-type="float" office:value="0.305611327309861" calcext:value-type="float">
            <text:p>0.305611327309861</text:p>
          </table:table-cell>
          <table:table-cell office:value-type="float" office:value="0.305647086615854" calcext:value-type="float">
            <text:p>0.305647086615854</text:p>
          </table:table-cell>
          <table:table-cell office:value-type="float" office:value="0.305645218632168" calcext:value-type="float">
            <text:p>0.305645218632168</text:p>
          </table:table-cell>
          <table:table-cell office:value-type="float" office:value="0.305632539763256" calcext:value-type="float">
            <text:p>0.305632539763256</text:p>
          </table:table-cell>
          <table:table-cell office:value-type="float" office:value="0.305631605448007" calcext:value-type="float">
            <text:p>0.305631605448007</text:p>
          </table:table-cell>
          <table:table-cell office:value-type="float" office:value="0.30561738527696" calcext:value-type="float">
            <text:p>0.30561738527696</text:p>
          </table:table-cell>
          <table:table-cell office:value-type="float" office:value="0.305612642761957" calcext:value-type="float">
            <text:p>0.305612642761957</text:p>
          </table:table-cell>
          <table:table-cell office:value-type="float" office:value="0.305610670763875" calcext:value-type="float">
            <text:p>0.305610670763875</text:p>
          </table:table-cell>
          <table:table-cell office:value-type="float" office:value="0.305616364835324" calcext:value-type="float">
            <text:p>0.305616364835324</text:p>
          </table:table-cell>
          <table:table-cell office:value-type="float" office:value="0.305632294950661" calcext:value-type="float">
            <text:p>0.305632294950661</text:p>
          </table:table-cell>
          <table:table-cell office:value-type="float" office:value="0.305619173292299" calcext:value-type="float">
            <text:p>0.305619173292299</text:p>
          </table:table-cell>
          <table:table-cell office:value-type="float" office:value="0.305632998066878" calcext:value-type="float">
            <text:p>0.305632998066878</text:p>
          </table:table-cell>
          <table:table-cell office:value-type="float" office:value="0.305624172586387" calcext:value-type="float">
            <text:p>0.305624172586387</text:p>
          </table:table-cell>
          <table:table-cell table:number-columns-repeated="62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01517733311897" calcext:value-type="float">
            <text:p>-0.401517733311897</text:p>
          </table:table-cell>
          <table:table-cell office:value-type="float" office:value="-0.40211872984986" calcext:value-type="float">
            <text:p>-0.40211872984986</text:p>
          </table:table-cell>
          <table:table-cell office:value-type="float" office:value="-0.401571372911553" calcext:value-type="float">
            <text:p>-0.401571372911553</text:p>
          </table:table-cell>
          <table:table-cell office:value-type="float" office:value="-0.401393478521723" calcext:value-type="float">
            <text:p>-0.401393478521723</text:p>
          </table:table-cell>
          <table:table-cell office:value-type="float" office:value="-0.402248589090592" calcext:value-type="float">
            <text:p>-0.402248589090592</text:p>
          </table:table-cell>
          <table:table-cell office:value-type="float" office:value="-0.40134528235121" calcext:value-type="float">
            <text:p>-0.40134528235121</text:p>
          </table:table-cell>
          <table:table-cell office:value-type="float" office:value="-0.402267842889918" calcext:value-type="float">
            <text:p>-0.402267842889918</text:p>
          </table:table-cell>
          <table:table-cell office:value-type="float" office:value="-0.401319324038309" calcext:value-type="float">
            <text:p>-0.401319324038309</text:p>
          </table:table-cell>
          <table:table-cell office:value-type="float" office:value="-0.401473243532177" calcext:value-type="float">
            <text:p>-0.401473243532177</text:p>
          </table:table-cell>
          <table:table-cell office:value-type="float" office:value="-0.401645685204429" calcext:value-type="float">
            <text:p>-0.401645685204429</text:p>
          </table:table-cell>
          <table:table-cell office:value-type="float" office:value="-0.401969066003038" calcext:value-type="float">
            <text:p>-0.401969066003038</text:p>
          </table:table-cell>
          <table:table-cell office:value-type="float" office:value="-0.401854556693598" calcext:value-type="float">
            <text:p>-0.401854556693598</text:p>
          </table:table-cell>
          <table:table-cell office:value-type="float" office:value="-0.401862199876909" calcext:value-type="float">
            <text:p>-0.401862199876909</text:p>
          </table:table-cell>
          <table:table-cell office:value-type="float" office:value="-0.401576394761999" calcext:value-type="float">
            <text:p>-0.401576394761999</text:p>
          </table:table-cell>
          <table:table-cell office:value-type="float" office:value="-0.401887263619735" calcext:value-type="float">
            <text:p>-0.401887263619735</text:p>
          </table:table-cell>
          <table:table-cell office:value-type="float" office:value="-0.400682750307778" calcext:value-type="float">
            <text:p>-0.400682750307778</text:p>
          </table:table-cell>
          <table:table-cell office:value-type="float" office:value="-0.402255592942796" calcext:value-type="float">
            <text:p>-0.402255592942796</text:p>
          </table:table-cell>
          <table:table-cell office:value-type="float" office:value="-0.40205165457986" calcext:value-type="float">
            <text:p>-0.40205165457986</text:p>
          </table:table-cell>
          <table:table-cell office:value-type="float" office:value="-0.402048694886749" calcext:value-type="float">
            <text:p>-0.402048694886749</text:p>
          </table:table-cell>
          <table:table-cell office:value-type="float" office:value="-0.400151065811041" calcext:value-type="float">
            <text:p>-0.400151065811041</text:p>
          </table:table-cell>
          <table:table-cell office:value-type="float" office:value="-0.400907557585611" calcext:value-type="float">
            <text:p>-0.400907557585611</text:p>
          </table:table-cell>
          <table:table-cell office:value-type="float" office:value="-0.402796757161499" calcext:value-type="float">
            <text:p>-0.402796757161499</text:p>
          </table:table-cell>
          <table:table-cell office:value-type="float" office:value="-0.401687718740031" calcext:value-type="float">
            <text:p>-0.401687718740031</text:p>
          </table:table-cell>
          <table:table-cell office:value-type="float" office:value="-0.402684839623471" calcext:value-type="float">
            <text:p>-0.402684839623471</text:p>
          </table:table-cell>
          <table:table-cell office:value-type="float" office:value="-0.400160956677366" calcext:value-type="float">
            <text:p>-0.400160956677366</text:p>
          </table:table-cell>
          <table:table-cell office:value-type="float" office:value="-0.400023483149434" calcext:value-type="float">
            <text:p>-0.400023483149434</text:p>
          </table:table-cell>
          <table:table-cell office:value-type="float" office:value="-0.401266931721676" calcext:value-type="float">
            <text:p>-0.401266931721676</text:p>
          </table:table-cell>
          <table:table-cell office:value-type="float" office:value="-0.402067791861378" calcext:value-type="float">
            <text:p>-0.402067791861378</text:p>
          </table:table-cell>
          <table:table-cell office:value-type="float" office:value="-0.401977779531834" calcext:value-type="float">
            <text:p>-0.401977779531834</text:p>
          </table:table-cell>
          <table:table-cell office:value-type="float" office:value="-0.403989976891414" calcext:value-type="float">
            <text:p>-0.403989976891414</text:p>
          </table:table-cell>
          <table:table-cell office:value-type="float" office:value="-0.403951873774799" calcext:value-type="float">
            <text:p>-0.403951873774799</text:p>
          </table:table-cell>
          <table:table-cell office:value-type="float" office:value="-0.405782668428841" calcext:value-type="float">
            <text:p>-0.405782668428841</text:p>
          </table:table-cell>
          <table:table-cell office:value-type="float" office:value="-0.41224620775847" calcext:value-type="float">
            <text:p>-0.41224620775847</text:p>
          </table:table-cell>
          <table:table-cell office:value-type="float" office:value="-0.402305035302919" calcext:value-type="float">
            <text:p>-0.402305035302919</text:p>
          </table:table-cell>
          <table:table-cell office:value-type="float" office:value="-0.366249755751268" calcext:value-type="float">
            <text:p>-0.366249755751268</text:p>
          </table:table-cell>
          <table:table-cell office:value-type="float" office:value="-0.385640683134257" calcext:value-type="float">
            <text:p>-0.385640683134257</text:p>
          </table:table-cell>
          <table:table-cell office:value-type="float" office:value="-0.329905149588127" calcext:value-type="float">
            <text:p>-0.329905149588127</text:p>
          </table:table-cell>
          <table:table-cell office:value-type="float" office:value="-0.346359549869705" calcext:value-type="float">
            <text:p>-0.346359549869705</text:p>
          </table:table-cell>
          <table:table-cell office:value-type="float" office:value="-0.393954357110544" calcext:value-type="float">
            <text:p>-0.393954357110544</text:p>
          </table:table-cell>
          <table:table-cell office:value-type="float" office:value="-0.405964801454026" calcext:value-type="float">
            <text:p>-0.405964801454026</text:p>
          </table:table-cell>
          <table:table-cell office:value-type="float" office:value="-0.41876123117366" calcext:value-type="float">
            <text:p>-0.41876123117366</text:p>
          </table:table-cell>
          <table:table-cell office:value-type="float" office:value="-0.412825073665527" calcext:value-type="float">
            <text:p>-0.412825073665527</text:p>
          </table:table-cell>
          <table:table-cell office:value-type="float" office:value="-0.379278076340407" calcext:value-type="float">
            <text:p>-0.379278076340407</text:p>
          </table:table-cell>
          <table:table-cell office:value-type="float" office:value="-0.404736699602268" calcext:value-type="float">
            <text:p>-0.404736699602268</text:p>
          </table:table-cell>
          <table:table-cell office:value-type="float" office:value="-0.40928763295046" calcext:value-type="float">
            <text:p>-0.40928763295046</text:p>
          </table:table-cell>
          <table:table-cell office:value-type="float" office:value="-0.351764076756074" calcext:value-type="float">
            <text:p>-0.351764076756074</text:p>
          </table:table-cell>
          <table:table-cell office:value-type="float" office:value="-0.346417817187161" calcext:value-type="float">
            <text:p>-0.346417817187161</text:p>
          </table:table-cell>
          <table:table-cell office:value-type="float" office:value="-0.305048040552273" calcext:value-type="float">
            <text:p>-0.305048040552273</text:p>
          </table:table-cell>
          <table:table-cell office:value-type="float" office:value="-0.317337351581206" calcext:value-type="float">
            <text:p>-0.317337351581206</text:p>
          </table:table-cell>
          <table:table-cell office:value-type="float" office:value="-0.312638742888261" calcext:value-type="float">
            <text:p>-0.312638742888261</text:p>
          </table:table-cell>
          <table:table-cell office:value-type="float" office:value="-0.32457609641402" calcext:value-type="float">
            <text:p>-0.32457609641402</text:p>
          </table:table-cell>
          <table:table-cell office:value-type="float" office:value="-0.34063171943986" calcext:value-type="float">
            <text:p>-0.34063171943986</text:p>
          </table:table-cell>
          <table:table-cell office:value-type="float" office:value="-0.35743812426695" calcext:value-type="float">
            <text:p>-0.35743812426695</text:p>
          </table:table-cell>
          <table:table-cell office:value-type="float" office:value="-0.372689505613177" calcext:value-type="float">
            <text:p>-0.372689505613177</text:p>
          </table:table-cell>
          <table:table-cell office:value-type="float" office:value="-0.336624188627643" calcext:value-type="float">
            <text:p>-0.336624188627643</text:p>
          </table:table-cell>
          <table:table-cell office:value-type="float" office:value="-0.405041437080673" calcext:value-type="float">
            <text:p>-0.405041437080673</text:p>
          </table:table-cell>
          <table:table-cell office:value-type="float" office:value="-0.422692425033536" calcext:value-type="float">
            <text:p>-0.422692425033536</text:p>
          </table:table-cell>
          <table:table-cell office:value-type="float" office:value="-0.4298504153076" calcext:value-type="float">
            <text:p>-0.4298504153076</text:p>
          </table:table-cell>
          <table:table-cell office:value-type="float" office:value="-0.338022035806116" calcext:value-type="float">
            <text:p>-0.338022035806116</text:p>
          </table:table-cell>
          <table:table-cell office:value-type="float" office:value="-0.307003347697732" calcext:value-type="float">
            <text:p>-0.307003347697732</text:p>
          </table:table-cell>
          <table:table-cell office:value-type="float" office:value="-0.31756590757948" calcext:value-type="float">
            <text:p>-0.31756590757948</text:p>
          </table:table-cell>
          <table:table-cell office:value-type="float" office:value="-0.325815516895251" calcext:value-type="float">
            <text:p>-0.325815516895251</text:p>
          </table:table-cell>
          <table:table-cell office:value-type="float" office:value="-0.351670310681173" calcext:value-type="float">
            <text:p>-0.351670310681173</text:p>
          </table:table-cell>
          <table:table-cell office:value-type="float" office:value="-0.363932594088017" calcext:value-type="float">
            <text:p>-0.363932594088017</text:p>
          </table:table-cell>
          <table:table-cell office:value-type="float" office:value="-0.391166379439742" calcext:value-type="float">
            <text:p>-0.391166379439742</text:p>
          </table:table-cell>
          <table:table-cell office:value-type="float" office:value="-0.403038690838054" calcext:value-type="float">
            <text:p>-0.403038690838054</text:p>
          </table:table-cell>
          <table:table-cell office:value-type="float" office:value="-0.40804596523272" calcext:value-type="float">
            <text:p>-0.40804596523272</text:p>
          </table:table-cell>
          <table:table-cell office:value-type="float" office:value="-0.390365136318887" calcext:value-type="float">
            <text:p>-0.390365136318887</text:p>
          </table:table-cell>
          <table:table-cell office:value-type="float" office:value="-0.391644758047823" calcext:value-type="float">
            <text:p>-0.391644758047823</text:p>
          </table:table-cell>
          <table:table-cell office:value-type="float" office:value="-0.435780756650725" calcext:value-type="float">
            <text:p>-0.435780756650725</text:p>
          </table:table-cell>
          <table:table-cell office:value-type="float" office:value="-0.455650537530465" calcext:value-type="float">
            <text:p>-0.455650537530465</text:p>
          </table:table-cell>
          <table:table-cell office:value-type="float" office:value="-0.454499574694494" calcext:value-type="float">
            <text:p>-0.454499574694494</text:p>
          </table:table-cell>
          <table:table-cell office:value-type="float" office:value="-0.450086677243754" calcext:value-type="float">
            <text:p>-0.450086677243754</text:p>
          </table:table-cell>
          <table:table-cell office:value-type="float" office:value="-0.396308657804641" calcext:value-type="float">
            <text:p>-0.396308657804641</text:p>
          </table:table-cell>
          <table:table-cell office:value-type="float" office:value="-0.386205765271192" calcext:value-type="float">
            <text:p>-0.386205765271192</text:p>
          </table:table-cell>
          <table:table-cell office:value-type="float" office:value="-0.375826597632581" calcext:value-type="float">
            <text:p>-0.375826597632581</text:p>
          </table:table-cell>
          <table:table-cell office:value-type="float" office:value="-0.374761007765379" calcext:value-type="float">
            <text:p>-0.374761007765379</text:p>
          </table:table-cell>
          <table:table-cell office:value-type="float" office:value="-0.376769973144848" calcext:value-type="float">
            <text:p>-0.376769973144848</text:p>
          </table:table-cell>
          <table:table-cell office:value-type="float" office:value="-0.375489127373818" calcext:value-type="float">
            <text:p>-0.375489127373818</text:p>
          </table:table-cell>
          <table:table-cell office:value-type="float" office:value="-0.377115462176214" calcext:value-type="float">
            <text:p>-0.377115462176214</text:p>
          </table:table-cell>
          <table:table-cell office:value-type="float" office:value="-0.370469525332629" calcext:value-type="float">
            <text:p>-0.370469525332629</text:p>
          </table:table-cell>
          <table:table-cell office:value-type="float" office:value="-0.34134604092279" calcext:value-type="float">
            <text:p>-0.34134604092279</text:p>
          </table:table-cell>
          <table:table-cell office:value-type="float" office:value="-0.34139892187041" calcext:value-type="float">
            <text:p>-0.34139892187041</text:p>
          </table:table-cell>
          <table:table-cell office:value-type="float" office:value="-0.360047957732121" calcext:value-type="float">
            <text:p>-0.360047957732121</text:p>
          </table:table-cell>
          <table:table-cell office:value-type="float" office:value="-0.395620031122579" calcext:value-type="float">
            <text:p>-0.395620031122579</text:p>
          </table:table-cell>
          <table:table-cell office:value-type="float" office:value="-0.396501139270129" calcext:value-type="float">
            <text:p>-0.396501139270129</text:p>
          </table:table-cell>
          <table:table-cell office:value-type="float" office:value="-0.432635881683952" calcext:value-type="float">
            <text:p>-0.432635881683952</text:p>
          </table:table-cell>
          <table:table-cell office:value-type="float" office:value="-0.437169995486851" calcext:value-type="float">
            <text:p>-0.437169995486851</text:p>
          </table:table-cell>
          <table:table-cell office:value-type="float" office:value="-0.451810412225078" calcext:value-type="float">
            <text:p>-0.451810412225078</text:p>
          </table:table-cell>
          <table:table-cell office:value-type="float" office:value="-0.407733411198668" calcext:value-type="float">
            <text:p>-0.407733411198668</text:p>
          </table:table-cell>
          <table:table-cell office:value-type="float" office:value="-0.428053520187052" calcext:value-type="float">
            <text:p>-0.428053520187052</text:p>
          </table:table-cell>
          <table:table-cell office:value-type="float" office:value="-0.441126129338624" calcext:value-type="float">
            <text:p>-0.441126129338624</text:p>
          </table:table-cell>
          <table:table-cell office:value-type="float" office:value="-0.443140430849506" calcext:value-type="float">
            <text:p>-0.443140430849506</text:p>
          </table:table-cell>
          <table:table-cell office:value-type="float" office:value="-0.427138006640043" calcext:value-type="float">
            <text:p>-0.427138006640043</text:p>
          </table:table-cell>
          <table:table-cell office:value-type="float" office:value="-0.468853638003732" calcext:value-type="float">
            <text:p>-0.468853638003732</text:p>
          </table:table-cell>
          <table:table-cell office:value-type="float" office:value="-0.457602864227416" calcext:value-type="float">
            <text:p>-0.457602864227416</text:p>
          </table:table-cell>
          <table:table-cell office:value-type="float" office:value="-0.425482224666927" calcext:value-type="float">
            <text:p>-0.425482224666927</text:p>
          </table:table-cell>
          <table:table-cell office:value-type="float" office:value="-0.42896115253722" calcext:value-type="float">
            <text:p>-0.42896115253722</text:p>
          </table:table-cell>
          <table:table-cell office:value-type="float" office:value="-0.477299281235968" calcext:value-type="float">
            <text:p>-0.477299281235968</text:p>
          </table:table-cell>
          <table:table-cell office:value-type="float" office:value="-0.488301480965005" calcext:value-type="float">
            <text:p>-0.488301480965005</text:p>
          </table:table-cell>
          <table:table-cell office:value-type="float" office:value="-0.458247628543813" calcext:value-type="float">
            <text:p>-0.458247628543813</text:p>
          </table:table-cell>
          <table:table-cell office:value-type="float" office:value="-0.424461407202346" calcext:value-type="float">
            <text:p>-0.424461407202346</text:p>
          </table:table-cell>
          <table:table-cell office:value-type="float" office:value="-0.392952415846348" calcext:value-type="float">
            <text:p>-0.392952415846348</text:p>
          </table:table-cell>
          <table:table-cell office:value-type="float" office:value="-0.379921918086065" calcext:value-type="float">
            <text:p>-0.379921918086065</text:p>
          </table:table-cell>
          <table:table-cell office:value-type="float" office:value="-0.396595008712738" calcext:value-type="float">
            <text:p>-0.396595008712738</text:p>
          </table:table-cell>
          <table:table-cell office:value-type="float" office:value="-0.419205814405753" calcext:value-type="float">
            <text:p>-0.419205814405753</text:p>
          </table:table-cell>
          <table:table-cell office:value-type="float" office:value="-0.437057619655034" calcext:value-type="float">
            <text:p>-0.437057619655034</text:p>
          </table:table-cell>
          <table:table-cell office:value-type="float" office:value="-0.456048344091264" calcext:value-type="float">
            <text:p>-0.456048344091264</text:p>
          </table:table-cell>
          <table:table-cell office:value-type="float" office:value="-0.432427013472155" calcext:value-type="float">
            <text:p>-0.432427013472155</text:p>
          </table:table-cell>
          <table:table-cell office:value-type="float" office:value="-0.400751317048745" calcext:value-type="float">
            <text:p>-0.400751317048745</text:p>
          </table:table-cell>
          <table:table-cell office:value-type="float" office:value="-0.402453648842351" calcext:value-type="float">
            <text:p>-0.402453648842351</text:p>
          </table:table-cell>
          <table:table-cell office:value-type="float" office:value="-0.43614078051349" calcext:value-type="float">
            <text:p>-0.43614078051349</text:p>
          </table:table-cell>
          <table:table-cell office:value-type="float" office:value="-0.478735661138942" calcext:value-type="float">
            <text:p>-0.478735661138942</text:p>
          </table:table-cell>
          <table:table-cell office:value-type="float" office:value="-0.462095323648144" calcext:value-type="float">
            <text:p>-0.462095323648144</text:p>
          </table:table-cell>
          <table:table-cell office:value-type="float" office:value="-0.405309927682398" calcext:value-type="float">
            <text:p>-0.405309927682398</text:p>
          </table:table-cell>
          <table:table-cell office:value-type="float" office:value="-0.410143173078343" calcext:value-type="float">
            <text:p>-0.410143173078343</text:p>
          </table:table-cell>
          <table:table-cell office:value-type="float" office:value="-0.42979949723455" calcext:value-type="float">
            <text:p>-0.42979949723455</text:p>
          </table:table-cell>
          <table:table-cell office:value-type="float" office:value="-0.421144878646041" calcext:value-type="float">
            <text:p>-0.421144878646041</text:p>
          </table:table-cell>
          <table:table-cell office:value-type="float" office:value="-0.416338940068424" calcext:value-type="float">
            <text:p>-0.416338940068424</text:p>
          </table:table-cell>
          <table:table-cell office:value-type="float" office:value="-0.395452489049766" calcext:value-type="float">
            <text:p>-0.395452489049766</text:p>
          </table:table-cell>
          <table:table-cell office:value-type="float" office:value="-0.375220564316207" calcext:value-type="float">
            <text:p>-0.375220564316207</text:p>
          </table:table-cell>
          <table:table-cell office:value-type="float" office:value="-0.354451763535385" calcext:value-type="float">
            <text:p>-0.354451763535385</text:p>
          </table:table-cell>
          <table:table-cell office:value-type="float" office:value="-0.328410951346396" calcext:value-type="float">
            <text:p>-0.328410951346396</text:p>
          </table:table-cell>
          <table:table-cell office:value-type="float" office:value="-0.313867362905713" calcext:value-type="float">
            <text:p>-0.313867362905713</text:p>
          </table:table-cell>
          <table:table-cell office:value-type="float" office:value="-0.331318497165019" calcext:value-type="float">
            <text:p>-0.331318497165019</text:p>
          </table:table-cell>
          <table:table-cell office:value-type="float" office:value="-0.349963018976767" calcext:value-type="float">
            <text:p>-0.349963018976767</text:p>
          </table:table-cell>
          <table:table-cell office:value-type="float" office:value="-0.375155551335354" calcext:value-type="float">
            <text:p>-0.375155551335354</text:p>
          </table:table-cell>
          <table:table-cell office:value-type="float" office:value="-0.341284432286921" calcext:value-type="float">
            <text:p>-0.341284432286921</text:p>
          </table:table-cell>
          <table:table-cell office:value-type="float" office:value="-0.394625888216695" calcext:value-type="float">
            <text:p>-0.394625888216695</text:p>
          </table:table-cell>
          <table:table-cell office:value-type="float" office:value="-0.400377337523428" calcext:value-type="float">
            <text:p>-0.400377337523428</text:p>
          </table:table-cell>
          <table:table-cell office:value-type="float" office:value="-0.403550902371415" calcext:value-type="float">
            <text:p>-0.403550902371415</text:p>
          </table:table-cell>
          <table:table-cell office:value-type="float" office:value="-0.400174812322958" calcext:value-type="float">
            <text:p>-0.400174812322958</text:p>
          </table:table-cell>
          <table:table-cell office:value-type="float" office:value="-0.38303426429199" calcext:value-type="float">
            <text:p>-0.38303426429199</text:p>
          </table:table-cell>
          <table:table-cell office:value-type="float" office:value="-0.322221225054255" calcext:value-type="float">
            <text:p>-0.322221225054255</text:p>
          </table:table-cell>
          <table:table-cell office:value-type="float" office:value="-0.306905988398601" calcext:value-type="float">
            <text:p>-0.306905988398601</text:p>
          </table:table-cell>
          <table:table-cell office:value-type="float" office:value="-0.31443900147042" calcext:value-type="float">
            <text:p>-0.31443900147042</text:p>
          </table:table-cell>
          <table:table-cell office:value-type="float" office:value="-0.337483428809487" calcext:value-type="float">
            <text:p>-0.337483428809487</text:p>
          </table:table-cell>
          <table:table-cell office:value-type="float" office:value="-0.365205468903738" calcext:value-type="float">
            <text:p>-0.365205468903738</text:p>
          </table:table-cell>
          <table:table-cell office:value-type="float" office:value="-0.39746347414358" calcext:value-type="float">
            <text:p>-0.39746347414358</text:p>
          </table:table-cell>
          <table:table-cell office:value-type="float" office:value="-0.380725332598891" calcext:value-type="float">
            <text:p>-0.380725332598891</text:p>
          </table:table-cell>
          <table:table-cell office:value-type="float" office:value="-0.375530928882759" calcext:value-type="float">
            <text:p>-0.375530928882759</text:p>
          </table:table-cell>
          <table:table-cell office:value-type="float" office:value="-0.376772369010042" calcext:value-type="float">
            <text:p>-0.376772369010042</text:p>
          </table:table-cell>
          <table:table-cell office:value-type="float" office:value="-0.376438596512962" calcext:value-type="float">
            <text:p>-0.376438596512962</text:p>
          </table:table-cell>
          <table:table-cell office:value-type="float" office:value="-0.375573874315587" calcext:value-type="float">
            <text:p>-0.375573874315587</text:p>
          </table:table-cell>
          <table:table-cell office:value-type="float" office:value="-0.374931268077201" calcext:value-type="float">
            <text:p>-0.374931268077201</text:p>
          </table:table-cell>
          <table:table-cell office:value-type="float" office:value="-0.374034540470544" calcext:value-type="float">
            <text:p>-0.374034540470544</text:p>
          </table:table-cell>
          <table:table-cell office:value-type="float" office:value="-0.373105152456709" calcext:value-type="float">
            <text:p>-0.373105152456709</text:p>
          </table:table-cell>
          <table:table-cell office:value-type="float" office:value="-0.37213608322735" calcext:value-type="float">
            <text:p>-0.37213608322735</text:p>
          </table:table-cell>
          <table:table-cell office:value-type="float" office:value="-0.372325020235984" calcext:value-type="float">
            <text:p>-0.372325020235984</text:p>
          </table:table-cell>
          <table:table-cell office:value-type="float" office:value="-0.37287634392223" calcext:value-type="float">
            <text:p>-0.37287634392223</text:p>
          </table:table-cell>
          <table:table-cell office:value-type="float" office:value="-0.372613716202184" calcext:value-type="float">
            <text:p>-0.372613716202184</text:p>
          </table:table-cell>
          <table:table-cell office:value-type="float" office:value="-0.372329562182513" calcext:value-type="float">
            <text:p>-0.372329562182513</text:p>
          </table:table-cell>
          <table:table-cell office:value-type="float" office:value="-0.373375182620905" calcext:value-type="float">
            <text:p>-0.373375182620905</text:p>
          </table:table-cell>
          <table:table-cell office:value-type="float" office:value="-0.37266912938305" calcext:value-type="float">
            <text:p>-0.37266912938305</text:p>
          </table:table-cell>
          <table:table-cell office:value-type="float" office:value="-0.372731379253424" calcext:value-type="float">
            <text:p>-0.372731379253424</text:p>
          </table:table-cell>
          <table:table-cell office:value-type="float" office:value="-0.374336142909276" calcext:value-type="float">
            <text:p>-0.374336142909276</text:p>
          </table:table-cell>
          <table:table-cell office:value-type="float" office:value="-0.372738575382723" calcext:value-type="float">
            <text:p>-0.372738575382723</text:p>
          </table:table-cell>
          <table:table-cell office:value-type="float" office:value="-0.37314117303506" calcext:value-type="float">
            <text:p>-0.37314117303506</text:p>
          </table:table-cell>
          <table:table-cell office:value-type="float" office:value="-0.372723250299584" calcext:value-type="float">
            <text:p>-0.372723250299584</text:p>
          </table:table-cell>
          <table:table-cell office:value-type="float" office:value="-0.372727457862195" calcext:value-type="float">
            <text:p>-0.372727457862195</text:p>
          </table:table-cell>
          <table:table-cell office:value-type="float" office:value="-0.37200202838118" calcext:value-type="float">
            <text:p>-0.37200202838118</text:p>
          </table:table-cell>
          <table:table-cell office:value-type="float" office:value="-0.372527937888273" calcext:value-type="float">
            <text:p>-0.372527937888273</text:p>
          </table:table-cell>
          <table:table-cell office:value-type="float" office:value="-0.372653319943035" calcext:value-type="float">
            <text:p>-0.372653319943035</text:p>
          </table:table-cell>
          <table:table-cell office:value-type="float" office:value="-0.372466585222345" calcext:value-type="float">
            <text:p>-0.372466585222345</text:p>
          </table:table-cell>
          <table:table-cell office:value-type="float" office:value="-0.37169153190086" calcext:value-type="float">
            <text:p>-0.37169153190086</text:p>
          </table:table-cell>
          <table:table-cell office:value-type="float" office:value="-0.372575681091429" calcext:value-type="float">
            <text:p>-0.372575681091429</text:p>
          </table:table-cell>
          <table:table-cell office:value-type="float" office:value="-0.372407855694995" calcext:value-type="float">
            <text:p>-0.372407855694995</text:p>
          </table:table-cell>
          <table:table-cell office:value-type="float" office:value="-0.372434485771571" calcext:value-type="float">
            <text:p>-0.372434485771571</text:p>
          </table:table-cell>
          <table:table-cell office:value-type="float" office:value="-0.372204301243398" calcext:value-type="float">
            <text:p>-0.372204301243398</text:p>
          </table:table-cell>
          <table:table-cell office:value-type="float" office:value="-0.372969818228055" calcext:value-type="float">
            <text:p>-0.372969818228055</text:p>
          </table:table-cell>
          <table:table-cell office:value-type="float" office:value="-0.373045049656264" calcext:value-type="float">
            <text:p>-0.373045049656264</text:p>
          </table:table-cell>
          <table:table-cell office:value-type="float" office:value="-0.372648640516373" calcext:value-type="float">
            <text:p>-0.372648640516373</text:p>
          </table:table-cell>
          <table:table-cell office:value-type="float" office:value="-0.37251503933186" calcext:value-type="float">
            <text:p>-0.37251503933186</text:p>
          </table:table-cell>
          <table:table-cell office:value-type="float" office:value="-0.372122238839066" calcext:value-type="float">
            <text:p>-0.372122238839066</text:p>
          </table:table-cell>
          <table:table-cell office:value-type="float" office:value="-0.372572690399468" calcext:value-type="float">
            <text:p>-0.372572690399468</text:p>
          </table:table-cell>
          <table:table-cell office:value-type="float" office:value="-0.372726160359511" calcext:value-type="float">
            <text:p>-0.372726160359511</text:p>
          </table:table-cell>
          <table:table-cell office:value-type="float" office:value="-0.372307189911359" calcext:value-type="float">
            <text:p>-0.372307189911359</text:p>
          </table:table-cell>
          <table:table-cell office:value-type="float" office:value="-0.372554107934511" calcext:value-type="float">
            <text:p>-0.372554107934511</text:p>
          </table:table-cell>
          <table:table-cell office:value-type="float" office:value="-0.373252484868966" calcext:value-type="float">
            <text:p>-0.373252484868966</text:p>
          </table:table-cell>
          <table:table-cell office:value-type="float" office:value="-0.372816060455074" calcext:value-type="float">
            <text:p>-0.372816060455074</text:p>
          </table:table-cell>
          <table:table-cell office:value-type="float" office:value="-0.372304796928381" calcext:value-type="float">
            <text:p>-0.372304796928381</text:p>
          </table:table-cell>
          <table:table-cell office:value-type="float" office:value="-0.372411209357331" calcext:value-type="float">
            <text:p>-0.372411209357331</text:p>
          </table:table-cell>
          <table:table-cell office:value-type="float" office:value="-0.373120444557612" calcext:value-type="float">
            <text:p>-0.373120444557612</text:p>
          </table:table-cell>
          <table:table-cell office:value-type="float" office:value="-0.372989457328796" calcext:value-type="float">
            <text:p>-0.372989457328796</text:p>
          </table:table-cell>
          <table:table-cell office:value-type="float" office:value="-0.372607650124573" calcext:value-type="float">
            <text:p>-0.372607650124573</text:p>
          </table:table-cell>
          <table:table-cell office:value-type="float" office:value="-0.372634925578932" calcext:value-type="float">
            <text:p>-0.372634925578932</text:p>
          </table:table-cell>
          <table:table-cell office:value-type="float" office:value="-0.372659620498703" calcext:value-type="float">
            <text:p>-0.372659620498703</text:p>
          </table:table-cell>
          <table:table-cell office:value-type="float" office:value="-0.372806692945632" calcext:value-type="float">
            <text:p>-0.372806692945632</text:p>
          </table:table-cell>
          <table:table-cell office:value-type="float" office:value="-0.372813769348028" calcext:value-type="float">
            <text:p>-0.372813769348028</text:p>
          </table:table-cell>
          <table:table-cell office:value-type="float" office:value="-0.372847555826248" calcext:value-type="float">
            <text:p>-0.372847555826248</text:p>
          </table:table-cell>
          <table:table-cell office:value-type="float" office:value="-0.372501446187107" calcext:value-type="float">
            <text:p>-0.372501446187107</text:p>
          </table:table-cell>
          <table:table-cell office:value-type="float" office:value="-0.372723802757863" calcext:value-type="float">
            <text:p>-0.372723802757863</text:p>
          </table:table-cell>
          <table:table-cell office:value-type="float" office:value="-0.372525967075254" calcext:value-type="float">
            <text:p>-0.372525967075254</text:p>
          </table:table-cell>
          <table:table-cell office:value-type="float" office:value="-0.372852633582551" calcext:value-type="float">
            <text:p>-0.372852633582551</text:p>
          </table:table-cell>
          <table:table-cell office:value-type="float" office:value="-0.372317456177525" calcext:value-type="float">
            <text:p>-0.372317456177525</text:p>
          </table:table-cell>
          <table:table-cell office:value-type="float" office:value="-0.372432777091449" calcext:value-type="float">
            <text:p>-0.372432777091449</text:p>
          </table:table-cell>
          <table:table-cell office:value-type="float" office:value="-0.372990191849728" calcext:value-type="float">
            <text:p>-0.372990191849728</text:p>
          </table:table-cell>
          <table:table-cell office:value-type="float" office:value="-0.373001531379005" calcext:value-type="float">
            <text:p>-0.373001531379005</text:p>
          </table:table-cell>
          <table:table-cell office:value-type="float" office:value="-0.372694098894521" calcext:value-type="float">
            <text:p>-0.372694098894521</text:p>
          </table:table-cell>
          <table:table-cell office:value-type="float" office:value="-0.37281361409414" calcext:value-type="float">
            <text:p>-0.37281361409414</text:p>
          </table:table-cell>
          <table:table-cell office:value-type="float" office:value="-0.372600643757166" calcext:value-type="float">
            <text:p>-0.372600643757166</text:p>
          </table:table-cell>
          <table:table-cell office:value-type="float" office:value="-0.372328611480844" calcext:value-type="float">
            <text:p>-0.372328611480844</text:p>
          </table:table-cell>
          <table:table-cell office:value-type="float" office:value="-0.373298986465204" calcext:value-type="float">
            <text:p>-0.373298986465204</text:p>
          </table:table-cell>
          <table:table-cell office:value-type="float" office:value="-0.373187474546483" calcext:value-type="float">
            <text:p>-0.373187474546483</text:p>
          </table:table-cell>
          <table:table-cell office:value-type="float" office:value="-0.372467899148259" calcext:value-type="float">
            <text:p>-0.372467899148259</text:p>
          </table:table-cell>
          <table:table-cell office:value-type="float" office:value="-0.372409940934948" calcext:value-type="float">
            <text:p>-0.372409940934948</text:p>
          </table:table-cell>
          <table:table-cell office:value-type="float" office:value="-0.372555744047776" calcext:value-type="float">
            <text:p>-0.372555744047776</text:p>
          </table:table-cell>
          <table:table-cell office:value-type="float" office:value="-0.372212554903601" calcext:value-type="float">
            <text:p>-0.372212554903601</text:p>
          </table:table-cell>
          <table:table-cell office:value-type="float" office:value="-0.372614334688947" calcext:value-type="float">
            <text:p>-0.372614334688947</text:p>
          </table:table-cell>
          <table:table-cell office:value-type="float" office:value="-0.372797803808362" calcext:value-type="float">
            <text:p>-0.372797803808362</text:p>
          </table:table-cell>
          <table:table-cell office:value-type="float" office:value="-0.37257143839735" calcext:value-type="float">
            <text:p>-0.37257143839735</text:p>
          </table:table-cell>
          <table:table-cell office:value-type="float" office:value="-0.372501182441444" calcext:value-type="float">
            <text:p>-0.372501182441444</text:p>
          </table:table-cell>
          <table:table-cell office:value-type="float" office:value="-0.373214403319413" calcext:value-type="float">
            <text:p>-0.373214403319413</text:p>
          </table:table-cell>
          <table:table-cell office:value-type="float" office:value="-0.372382210004314" calcext:value-type="float">
            <text:p>-0.372382210004314</text:p>
          </table:table-cell>
          <table:table-cell table:number-columns-repeated="62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144419584330313" calcext:value-type="float">
            <text:p>1.44419584330313E-06</text:p>
          </table:table-cell>
          <table:table-cell office:value-type="float" office:value="0.0000135429258319442" calcext:value-type="float">
            <text:p>1.35429258319442E-05</text:p>
          </table:table-cell>
          <table:table-cell office:value-type="float" office:value="-0.0000238597967200382" calcext:value-type="float">
            <text:p>-2.38597967200382E-05</text:p>
          </table:table-cell>
          <table:table-cell office:value-type="float" office:value="0.0000170849630445891" calcext:value-type="float">
            <text:p>1.70849630445891E-05</text:p>
          </table:table-cell>
          <table:table-cell office:value-type="float" office:value="0.0000075801001040432" calcext:value-type="float">
            <text:p>7.5801001040432E-06</text:p>
          </table:table-cell>
          <table:table-cell office:value-type="float" office:value="-0.0000352111255382259" calcext:value-type="float">
            <text:p>-3.52111255382259E-05</text:p>
          </table:table-cell>
          <table:table-cell office:value-type="float" office:value="0.0000547293443213803" calcext:value-type="float">
            <text:p>5.47293443213803E-05</text:p>
          </table:table-cell>
          <table:table-cell office:value-type="float" office:value="-0.0000544595316224195" calcext:value-type="float">
            <text:p>-5.44595316224195E-05</text:p>
          </table:table-cell>
          <table:table-cell office:value-type="float" office:value="0.00000914830465120753" calcext:value-type="float">
            <text:p>9.14830465120753E-06</text:p>
          </table:table-cell>
          <table:table-cell office:value-type="float" office:value="-0.00000265574597263507" calcext:value-type="float">
            <text:p>-2.65574597263507E-06</text:p>
          </table:table-cell>
          <table:table-cell office:value-type="float" office:value="0.0000212962892917057" calcext:value-type="float">
            <text:p>2.12962892917057E-05</text:p>
          </table:table-cell>
          <table:table-cell office:value-type="float" office:value="-0.0000140030268465652" calcext:value-type="float">
            <text:p>-1.40030268465652E-05</text:p>
          </table:table-cell>
          <table:table-cell office:value-type="float" office:value="0.0000272089358692718" calcext:value-type="float">
            <text:p>2.72089358692718E-05</text:p>
          </table:table-cell>
          <table:table-cell office:value-type="float" office:value="0.0000103286144208514" calcext:value-type="float">
            <text:p>1.03286144208514E-05</text:p>
          </table:table-cell>
          <table:table-cell office:value-type="float" office:value="-0.0000328200433930559" calcext:value-type="float">
            <text:p>-3.28200433930559E-05</text:p>
          </table:table-cell>
          <table:table-cell office:value-type="float" office:value="-0.00000664980464260001" calcext:value-type="float">
            <text:p>-6.64980464260001E-06</text:p>
          </table:table-cell>
          <table:table-cell office:value-type="float" office:value="0.0000328693873795083" calcext:value-type="float">
            <text:p>3.28693873795083E-05</text:p>
          </table:table-cell>
          <table:table-cell office:value-type="float" office:value="-0.0000148257576835786" calcext:value-type="float">
            <text:p>-1.48257576835786E-05</text:p>
          </table:table-cell>
          <table:table-cell office:value-type="float" office:value="0.000000895257939892424" calcext:value-type="float">
            <text:p>8.95257939892424E-07</text:p>
          </table:table-cell>
          <table:table-cell office:value-type="float" office:value="-0.0000326289900308696" calcext:value-type="float">
            <text:p>-3.26289900308696E-05</text:p>
          </table:table-cell>
          <table:table-cell office:value-type="float" office:value="0.0000133823407776346" calcext:value-type="float">
            <text:p>1.33823407776346E-05</text:p>
          </table:table-cell>
          <table:table-cell office:value-type="float" office:value="0.00004052484410072" calcext:value-type="float">
            <text:p>4.052484410072E-05</text:p>
          </table:table-cell>
          <table:table-cell office:value-type="float" office:value="-0.0000136676473065922" calcext:value-type="float">
            <text:p>-1.36676473065922E-05</text:p>
          </table:table-cell>
          <table:table-cell office:value-type="float" office:value="0.0000297081190342996" calcext:value-type="float">
            <text:p>2.97081190342996E-05</text:p>
          </table:table-cell>
          <table:table-cell office:value-type="float" office:value="-0.000102663910605705" calcext:value-type="float">
            <text:p>-0.000102663910606</text:p>
          </table:table-cell>
          <table:table-cell office:value-type="float" office:value="0.0000443128629902256" calcext:value-type="float">
            <text:p>4.43128629902256E-05</text:p>
          </table:table-cell>
          <table:table-cell office:value-type="float" office:value="-0.000647530666912199" calcext:value-type="float">
            <text:p>-0.000647530666912</text:p>
          </table:table-cell>
          <table:table-cell office:value-type="float" office:value="-0.0000303732930145295" calcext:value-type="float">
            <text:p>-3.03732930145295E-05</text:p>
          </table:table-cell>
          <table:table-cell office:value-type="float" office:value="-0.000327441788045224" calcext:value-type="float">
            <text:p>-0.000327441788045</text:p>
          </table:table-cell>
          <table:table-cell office:value-type="float" office:value="-0.000399875032527253" calcext:value-type="float">
            <text:p>-0.000399875032527</text:p>
          </table:table-cell>
          <table:table-cell office:value-type="float" office:value="-0.000243042035209251" calcext:value-type="float">
            <text:p>-0.000243042035209</text:p>
          </table:table-cell>
          <table:table-cell office:value-type="float" office:value="0.00020546575287278" calcext:value-type="float">
            <text:p>0.000205465752873</text:p>
          </table:table-cell>
          <table:table-cell office:value-type="float" office:value="0.00223759504494808" calcext:value-type="float">
            <text:p>0.002237595044948</text:p>
          </table:table-cell>
          <table:table-cell office:value-type="float" office:value="0.00909679562288024" calcext:value-type="float">
            <text:p>0.00909679562288</text:p>
          </table:table-cell>
          <table:table-cell office:value-type="float" office:value="0.00461058261876773" calcext:value-type="float">
            <text:p>0.004610582618768</text:p>
          </table:table-cell>
          <table:table-cell office:value-type="float" office:value="0.00444475766161062" calcext:value-type="float">
            <text:p>0.004444757661611</text:p>
          </table:table-cell>
          <table:table-cell office:value-type="float" office:value="-0.00176178424290957" calcext:value-type="float">
            <text:p>-0.00176178424291</text:p>
          </table:table-cell>
          <table:table-cell office:value-type="float" office:value="0.0117203162592351" calcext:value-type="float">
            <text:p>0.011720316259235</text:p>
          </table:table-cell>
          <table:table-cell office:value-type="float" office:value="0.00151225717232767" calcext:value-type="float">
            <text:p>0.001512257172328</text:p>
          </table:table-cell>
          <table:table-cell office:value-type="float" office:value="-0.00442828476744828" calcext:value-type="float">
            <text:p>-0.004428284767448</text:p>
          </table:table-cell>
          <table:table-cell office:value-type="float" office:value="-0.00131368581971997" calcext:value-type="float">
            <text:p>-0.00131368581972</text:p>
          </table:table-cell>
          <table:table-cell office:value-type="float" office:value="-0.00192108972515059" calcext:value-type="float">
            <text:p>-0.001921089725151</text:p>
          </table:table-cell>
          <table:table-cell office:value-type="float" office:value="-0.0151333892401781" calcext:value-type="float">
            <text:p>-0.015133389240178</text:p>
          </table:table-cell>
          <table:table-cell office:value-type="float" office:value="-0.000204969781219533" calcext:value-type="float">
            <text:p>-0.00020496978122</text:p>
          </table:table-cell>
          <table:table-cell office:value-type="float" office:value="0.0027274141227403" calcext:value-type="float">
            <text:p>0.00272741412274</text:p>
          </table:table-cell>
          <table:table-cell office:value-type="float" office:value="0.013683502201616" calcext:value-type="float">
            <text:p>0.013683502201616</text:p>
          </table:table-cell>
          <table:table-cell office:value-type="float" office:value="-0.0144096778290618" calcext:value-type="float">
            <text:p>-0.014409677829062</text:p>
          </table:table-cell>
          <table:table-cell office:value-type="float" office:value="-0.0092283602730332" calcext:value-type="float">
            <text:p>-0.009228360273033</text:p>
          </table:table-cell>
          <table:table-cell office:value-type="float" office:value="-0.00571875048862647" calcext:value-type="float">
            <text:p>-0.005718750488626</text:p>
          </table:table-cell>
          <table:table-cell office:value-type="float" office:value="0.00416789120847166" calcext:value-type="float">
            <text:p>0.004167891208472</text:p>
          </table:table-cell>
          <table:table-cell office:value-type="float" office:value="0.00182357839721436" calcext:value-type="float">
            <text:p>0.001823578397214</text:p>
          </table:table-cell>
          <table:table-cell office:value-type="float" office:value="-0.000988280981125578" calcext:value-type="float">
            <text:p>-0.000988280981126</text:p>
          </table:table-cell>
          <table:table-cell office:value-type="float" office:value="0.000347115319220104" calcext:value-type="float">
            <text:p>0.00034711531922</text:p>
          </table:table-cell>
          <table:table-cell office:value-type="float" office:value="0.00405602535843336" calcext:value-type="float">
            <text:p>0.004056025358433</text:p>
          </table:table-cell>
          <table:table-cell office:value-type="float" office:value="0.0112695203204111" calcext:value-type="float">
            <text:p>0.011269520320411</text:p>
          </table:table-cell>
          <table:table-cell office:value-type="float" office:value="0.0193052700529275" calcext:value-type="float">
            <text:p>0.019305270052928</text:p>
          </table:table-cell>
          <table:table-cell office:value-type="float" office:value="-0.000375118348861336" calcext:value-type="float">
            <text:p>-0.000375118348861</text:p>
          </table:table-cell>
          <table:table-cell office:value-type="float" office:value="-0.00133918289971979" calcext:value-type="float">
            <text:p>-0.00133918289972</text:p>
          </table:table-cell>
          <table:table-cell office:value-type="float" office:value="-0.0332055541630916" calcext:value-type="float">
            <text:p>-0.033205554163092</text:p>
          </table:table-cell>
          <table:table-cell office:value-type="float" office:value="-0.0128241005558549" calcext:value-type="float">
            <text:p>-0.012824100555855</text:p>
          </table:table-cell>
          <table:table-cell office:value-type="float" office:value="0.00762676944844942" calcext:value-type="float">
            <text:p>0.007626769448449</text:p>
          </table:table-cell>
          <table:table-cell office:value-type="float" office:value="0.00581471825784197" calcext:value-type="float">
            <text:p>0.005814718257842</text:p>
          </table:table-cell>
          <table:table-cell office:value-type="float" office:value="0.000843156856006999" calcext:value-type="float">
            <text:p>0.000843156856007</text:p>
          </table:table-cell>
          <table:table-cell office:value-type="float" office:value="0.000318337040169148" calcext:value-type="float">
            <text:p>0.000318337040169</text:p>
          </table:table-cell>
          <table:table-cell office:value-type="float" office:value="0.00138243708839897" calcext:value-type="float">
            <text:p>0.001382437088399</text:p>
          </table:table-cell>
          <table:table-cell office:value-type="float" office:value="0.00222062527244843" calcext:value-type="float">
            <text:p>0.002220625272448</text:p>
          </table:table-cell>
          <table:table-cell office:value-type="float" office:value="0.007909913750415" calcext:value-type="float">
            <text:p>0.007909913750415</text:p>
          </table:table-cell>
          <table:table-cell office:value-type="float" office:value="0.0130483961629739" calcext:value-type="float">
            <text:p>0.013048396162974</text:p>
          </table:table-cell>
          <table:table-cell office:value-type="float" office:value="0.00351809622132426" calcext:value-type="float">
            <text:p>0.003518096221324</text:p>
          </table:table-cell>
          <table:table-cell office:value-type="float" office:value="0.0012049886929395" calcext:value-type="float">
            <text:p>0.00120498869294</text:p>
          </table:table-cell>
          <table:table-cell office:value-type="float" office:value="0.000598759522834669" calcext:value-type="float">
            <text:p>0.000598759522835</text:p>
          </table:table-cell>
          <table:table-cell office:value-type="float" office:value="0.000839119580976155" calcext:value-type="float">
            <text:p>0.000839119580976</text:p>
          </table:table-cell>
          <table:table-cell office:value-type="float" office:value="-0.00249882595493883" calcext:value-type="float">
            <text:p>-0.002498825954939</text:p>
          </table:table-cell>
          <table:table-cell office:value-type="float" office:value="-0.0208625445797622" calcext:value-type="float">
            <text:p>-0.020862544579762</text:p>
          </table:table-cell>
          <table:table-cell office:value-type="float" office:value="-0.00324636837892833" calcext:value-type="float">
            <text:p>-0.003246368378928</text:p>
          </table:table-cell>
          <table:table-cell office:value-type="float" office:value="-0.00334201324522515" calcext:value-type="float">
            <text:p>-0.003342013245225</text:p>
          </table:table-cell>
          <table:table-cell office:value-type="float" office:value="-0.00313290652457654" calcext:value-type="float">
            <text:p>-0.003132906524577</text:p>
          </table:table-cell>
          <table:table-cell office:value-type="float" office:value="-0.00185720427154584" calcext:value-type="float">
            <text:p>-0.001857204271546</text:p>
          </table:table-cell>
          <table:table-cell office:value-type="float" office:value="-0.00325375139629214" calcext:value-type="float">
            <text:p>-0.003253751396292</text:p>
          </table:table-cell>
          <table:table-cell office:value-type="float" office:value="-0.000868396890272294" calcext:value-type="float">
            <text:p>-0.000868396890272</text:p>
          </table:table-cell>
          <table:table-cell office:value-type="float" office:value="0.000343531184878287" calcext:value-type="float">
            <text:p>0.000343531184878</text:p>
          </table:table-cell>
          <table:table-cell office:value-type="float" office:value="-0.00696082961868028" calcext:value-type="float">
            <text:p>-0.00696082961868</text:p>
          </table:table-cell>
          <table:table-cell office:value-type="float" office:value="-0.000210476250382008" calcext:value-type="float">
            <text:p>-0.000210476250382</text:p>
          </table:table-cell>
          <table:table-cell office:value-type="float" office:value="0.0141462790405083" calcext:value-type="float">
            <text:p>0.014146279040508</text:p>
          </table:table-cell>
          <table:table-cell office:value-type="float" office:value="0.00235074389155787" calcext:value-type="float">
            <text:p>0.002350743891558</text:p>
          </table:table-cell>
          <table:table-cell office:value-type="float" office:value="0.000407215685438556" calcext:value-type="float">
            <text:p>0.000407215685439</text:p>
          </table:table-cell>
          <table:table-cell office:value-type="float" office:value="-0.00144006518500056" calcext:value-type="float">
            <text:p>-0.001440065185001</text:p>
          </table:table-cell>
          <table:table-cell office:value-type="float" office:value="0.00217456837549834" calcext:value-type="float">
            <text:p>0.002174568375498</text:p>
          </table:table-cell>
          <table:table-cell office:value-type="float" office:value="0.00736109434914822" calcext:value-type="float">
            <text:p>0.007361094349148</text:p>
          </table:table-cell>
          <table:table-cell office:value-type="float" office:value="0.0151402152704894" calcext:value-type="float">
            <text:p>0.01514021527049</text:p>
          </table:table-cell>
          <table:table-cell office:value-type="float" office:value="-0.0052453567054741" calcext:value-type="float">
            <text:p>-0.005245356705474</text:p>
          </table:table-cell>
          <table:table-cell office:value-type="float" office:value="-0.00316968670951995" calcext:value-type="float">
            <text:p>-0.00316968670952</text:p>
          </table:table-cell>
          <table:table-cell office:value-type="float" office:value="-0.00910276047029079" calcext:value-type="float">
            <text:p>-0.009102760470291</text:p>
          </table:table-cell>
          <table:table-cell office:value-type="float" office:value="-0.000216757061396344" calcext:value-type="float">
            <text:p>-0.000216757061396</text:p>
          </table:table-cell>
          <table:table-cell office:value-type="float" office:value="-0.00869410616517907" calcext:value-type="float">
            <text:p>-0.008694106165179</text:p>
          </table:table-cell>
          <table:table-cell office:value-type="float" office:value="-0.000500116392313177" calcext:value-type="float">
            <text:p>-0.000500116392313</text:p>
          </table:table-cell>
          <table:table-cell office:value-type="float" office:value="-0.00372215807956444" calcext:value-type="float">
            <text:p>-0.003722158079564</text:p>
          </table:table-cell>
          <table:table-cell office:value-type="float" office:value="-0.000817718495567499" calcext:value-type="float">
            <text:p>-0.000817718495567</text:p>
          </table:table-cell>
          <table:table-cell office:value-type="float" office:value="0.0339042479580299" calcext:value-type="float">
            <text:p>0.03390424795803</text:p>
          </table:table-cell>
          <table:table-cell office:value-type="float" office:value="-0.00145100454490366" calcext:value-type="float">
            <text:p>-0.001451004544904</text:p>
          </table:table-cell>
          <table:table-cell office:value-type="float" office:value="-0.0091007106949601" calcext:value-type="float">
            <text:p>-0.00910071069496</text:p>
          </table:table-cell>
          <table:table-cell office:value-type="float" office:value="-0.00911636451496045" calcext:value-type="float">
            <text:p>-0.00911636451496</text:p>
          </table:table-cell>
          <table:table-cell office:value-type="float" office:value="-0.0153779450010044" calcext:value-type="float">
            <text:p>-0.015377945001004</text:p>
          </table:table-cell>
          <table:table-cell office:value-type="float" office:value="0.00934244275292095" calcext:value-type="float">
            <text:p>0.009342442752921</text:p>
          </table:table-cell>
          <table:table-cell office:value-type="float" office:value="-0.000208370096379307" calcext:value-type="float">
            <text:p>-0.000208370096379</text:p>
          </table:table-cell>
          <table:table-cell office:value-type="float" office:value="0.00161622495963509" calcext:value-type="float">
            <text:p>0.001616224959635</text:p>
          </table:table-cell>
          <table:table-cell office:value-type="float" office:value="0.00338138655428483" calcext:value-type="float">
            <text:p>0.003381386554285</text:p>
          </table:table-cell>
          <table:table-cell office:value-type="float" office:value="0.00753317875799569" calcext:value-type="float">
            <text:p>0.007533178757996</text:p>
          </table:table-cell>
          <table:table-cell office:value-type="float" office:value="0.0158305368723639" calcext:value-type="float">
            <text:p>0.015830536872364</text:p>
          </table:table-cell>
          <table:table-cell office:value-type="float" office:value="-0.00346333239555419" calcext:value-type="float">
            <text:p>-0.003463332395554</text:p>
          </table:table-cell>
          <table:table-cell office:value-type="float" office:value="-0.00614159033291117" calcext:value-type="float">
            <text:p>-0.006141590332911</text:p>
          </table:table-cell>
          <table:table-cell office:value-type="float" office:value="0.00419198483187211" calcext:value-type="float">
            <text:p>0.004191984831872</text:p>
          </table:table-cell>
          <table:table-cell office:value-type="float" office:value="-0.0237389355488397" calcext:value-type="float">
            <text:p>-0.02373893554884</text:p>
          </table:table-cell>
          <table:table-cell office:value-type="float" office:value="0.00098964232103832" calcext:value-type="float">
            <text:p>0.000989642321038</text:p>
          </table:table-cell>
          <table:table-cell office:value-type="float" office:value="-0.00774426329479866" calcext:value-type="float">
            <text:p>-0.007744263294799</text:p>
          </table:table-cell>
          <table:table-cell office:value-type="float" office:value="-0.000624355686393241" calcext:value-type="float">
            <text:p>-0.000624355686393</text:p>
          </table:table-cell>
          <table:table-cell office:value-type="float" office:value="0.0366201895439738" calcext:value-type="float">
            <text:p>0.036620189543974</text:p>
          </table:table-cell>
          <table:table-cell office:value-type="float" office:value="-0.00165197481232165" calcext:value-type="float">
            <text:p>-0.001651974812322</text:p>
          </table:table-cell>
          <table:table-cell office:value-type="float" office:value="-0.00714347502676271" calcext:value-type="float">
            <text:p>-0.007143475026763</text:p>
          </table:table-cell>
          <table:table-cell office:value-type="float" office:value="-0.006069073625245" calcext:value-type="float">
            <text:p>-0.006069073625245</text:p>
          </table:table-cell>
          <table:table-cell office:value-type="float" office:value="-0.0047141220794108" calcext:value-type="float">
            <text:p>-0.004714122079411</text:p>
          </table:table-cell>
          <table:table-cell office:value-type="float" office:value="-0.00576472368264885" calcext:value-type="float">
            <text:p>-0.005764723682649</text:p>
          </table:table-cell>
          <table:table-cell office:value-type="float" office:value="-0.00835304771631173" calcext:value-type="float">
            <text:p>-0.008353047716312</text:p>
          </table:table-cell>
          <table:table-cell office:value-type="float" office:value="0.00384847350265327" calcext:value-type="float">
            <text:p>0.003848473502653</text:p>
          </table:table-cell>
          <table:table-cell office:value-type="float" office:value="-0.00151287040862419" calcext:value-type="float">
            <text:p>-0.001512870408624</text:p>
          </table:table-cell>
          <table:table-cell office:value-type="float" office:value="0.00106956032942807" calcext:value-type="float">
            <text:p>0.001069560329428</text:p>
          </table:table-cell>
          <table:table-cell office:value-type="float" office:value="0.0150657646730724" calcext:value-type="float">
            <text:p>0.015065764673072</text:p>
          </table:table-cell>
          <table:table-cell office:value-type="float" office:value="0.000804818560442677" calcext:value-type="float">
            <text:p>0.000804818560443</text:p>
          </table:table-cell>
          <table:table-cell office:value-type="float" office:value="0.01199992056947" calcext:value-type="float">
            <text:p>0.01199992056947</text:p>
          </table:table-cell>
          <table:table-cell office:value-type="float" office:value="-0.00428318195102639" calcext:value-type="float">
            <text:p>-0.004283181951026</text:p>
          </table:table-cell>
          <table:table-cell office:value-type="float" office:value="-0.000524076086176883" calcext:value-type="float">
            <text:p>-0.000524076086177</text:p>
          </table:table-cell>
          <table:table-cell office:value-type="float" office:value="-0.00342241774686614" calcext:value-type="float">
            <text:p>-0.003422417746866</text:p>
          </table:table-cell>
          <table:table-cell office:value-type="float" office:value="-0.015970652907039" calcext:value-type="float">
            <text:p>-0.015970652907039</text:p>
          </table:table-cell>
          <table:table-cell office:value-type="float" office:value="-0.0227504027413448" calcext:value-type="float">
            <text:p>-0.022750402741345</text:p>
          </table:table-cell>
          <table:table-cell office:value-type="float" office:value="-0.0000308631699780237" calcext:value-type="float">
            <text:p>-3.08631699780237E-05</text:p>
          </table:table-cell>
          <table:table-cell office:value-type="float" office:value="0.0102480859366503" calcext:value-type="float">
            <text:p>0.01024808593665</text:p>
          </table:table-cell>
          <table:table-cell office:value-type="float" office:value="0.00908465614998005" calcext:value-type="float">
            <text:p>0.00908465614998</text:p>
          </table:table-cell>
          <table:table-cell office:value-type="float" office:value="-0.000699904714682065" calcext:value-type="float">
            <text:p>-0.000699904714682</text:p>
          </table:table-cell>
          <table:table-cell office:value-type="float" office:value="-0.000290420269132119" calcext:value-type="float">
            <text:p>-0.000290420269132</text:p>
          </table:table-cell>
          <table:table-cell office:value-type="float" office:value="-0.00103895718149033" calcext:value-type="float">
            <text:p>-0.00103895718149</text:p>
          </table:table-cell>
          <table:table-cell office:value-type="float" office:value="-0.000133210507294923" calcext:value-type="float">
            <text:p>-0.000133210507295</text:p>
          </table:table-cell>
          <table:table-cell office:value-type="float" office:value="0.000344625856083636" calcext:value-type="float">
            <text:p>0.000344625856084</text:p>
          </table:table-cell>
          <table:table-cell office:value-type="float" office:value="-0.0000280494045458712" calcext:value-type="float">
            <text:p>-2.80494045458712E-05</text:p>
          </table:table-cell>
          <table:table-cell office:value-type="float" office:value="0.0000341159269905966" calcext:value-type="float">
            <text:p>3.41159269905966E-05</text:p>
          </table:table-cell>
          <table:table-cell office:value-type="float" office:value="0.0000269834527976132" calcext:value-type="float">
            <text:p>2.69834527976132E-05</text:p>
          </table:table-cell>
          <table:table-cell office:value-type="float" office:value="0.000122462745801022" calcext:value-type="float">
            <text:p>0.000122462745801</text:p>
          </table:table-cell>
          <table:table-cell office:value-type="float" office:value="0.000198028400259842" calcext:value-type="float">
            <text:p>0.00019802840026</text:p>
          </table:table-cell>
          <table:table-cell office:value-type="float" office:value="0.000000308095852941115" calcext:value-type="float">
            <text:p>3.08095852941115E-07</text:p>
          </table:table-cell>
          <table:table-cell office:value-type="float" office:value="-0.0000899131458879654" calcext:value-type="float">
            <text:p>-8.99131458879654E-05</text:p>
          </table:table-cell>
          <table:table-cell office:value-type="float" office:value="0.0000414322546624102" calcext:value-type="float">
            <text:p>4.14322546624102E-05</text:p>
          </table:table-cell>
          <table:table-cell office:value-type="float" office:value="-0.0000189746528879153" calcext:value-type="float">
            <text:p>-1.89746528879153E-05</text:p>
          </table:table-cell>
          <table:table-cell office:value-type="float" office:value="0.0000107056325259758" calcext:value-type="float">
            <text:p>1.07056325259758E-05</text:p>
          </table:table-cell>
          <table:table-cell office:value-type="float" office:value="-0.0000179485016761349" calcext:value-type="float">
            <text:p>-1.79485016761349E-05</text:p>
          </table:table-cell>
          <table:table-cell office:value-type="float" office:value="0.00000774025601435469" calcext:value-type="float">
            <text:p>7.74025601435469E-06</text:p>
          </table:table-cell>
          <table:table-cell office:value-type="float" office:value="0.00000224956584143898" calcext:value-type="float">
            <text:p>2.24956584143898E-06</text:p>
          </table:table-cell>
          <table:table-cell office:value-type="float" office:value="0.0000411943826549854" calcext:value-type="float">
            <text:p>4.11943826549854E-05</text:p>
          </table:table-cell>
          <table:table-cell office:value-type="float" office:value="-0.0000461088935970189" calcext:value-type="float">
            <text:p>-4.61088935970189E-05</text:p>
          </table:table-cell>
          <table:table-cell office:value-type="float" office:value="0.00000936392715261691" calcext:value-type="float">
            <text:p>9.36392715261691E-06</text:p>
          </table:table-cell>
          <table:table-cell office:value-type="float" office:value="-0.0000155681186737588" calcext:value-type="float">
            <text:p>-1.55681186737588E-05</text:p>
          </table:table-cell>
          <table:table-cell office:value-type="float" office:value="0.000000709468590320839" calcext:value-type="float">
            <text:p>7.09468590320839E-07</text:p>
          </table:table-cell>
          <table:table-cell office:value-type="float" office:value="-0.0000279156013230364" calcext:value-type="float">
            <text:p>-2.79156013230364E-05</text:p>
          </table:table-cell>
          <table:table-cell office:value-type="float" office:value="0.0000140793583767729" calcext:value-type="float">
            <text:p>1.40793583767729E-05</text:p>
          </table:table-cell>
          <table:table-cell office:value-type="float" office:value="0.0000169980472822795" calcext:value-type="float">
            <text:p>1.69980472822795E-05</text:p>
          </table:table-cell>
          <table:table-cell office:value-type="float" office:value="-0.000004471419952079" calcext:value-type="float">
            <text:p>-4.471419952079E-06</text:p>
          </table:table-cell>
          <table:table-cell office:value-type="float" office:value="-0.0000447689661816075" calcext:value-type="float">
            <text:p>-4.47689661816075E-05</text:p>
          </table:table-cell>
          <table:table-cell office:value-type="float" office:value="0.0000482697957592815" calcext:value-type="float">
            <text:p>4.82697957592815E-05</text:p>
          </table:table-cell>
          <table:table-cell office:value-type="float" office:value="-0.000011322074840836" calcext:value-type="float">
            <text:p>-1.1322074840836E-05</text:p>
          </table:table-cell>
          <table:table-cell office:value-type="float" office:value="0.00000560322309861583" calcext:value-type="float">
            <text:p>5.60322309861583E-06</text:p>
          </table:table-cell>
          <table:table-cell office:value-type="float" office:value="-0.0000184422943227958" calcext:value-type="float">
            <text:p>-1.84422943227958E-05</text:p>
          </table:table-cell>
          <table:table-cell office:value-type="float" office:value="0.0000214740375042988" calcext:value-type="float">
            <text:p>2.14740375042988E-05</text:p>
          </table:table-cell>
          <table:table-cell office:value-type="float" office:value="0.0000117250895097509" calcext:value-type="float">
            <text:p>1.17250895097509E-05</text:p>
          </table:table-cell>
          <table:table-cell office:value-type="float" office:value="-0.00000989657765865237" calcext:value-type="float">
            <text:p>-9.89657765865237E-06</text:p>
          </table:table-cell>
          <table:table-cell office:value-type="float" office:value="0.00000622843413727869" calcext:value-type="float">
            <text:p>6.22843413727869E-06</text:p>
          </table:table-cell>
          <table:table-cell office:value-type="float" office:value="-0.0000448367182863674" calcext:value-type="float">
            <text:p>-4.48367182863674E-05</text:p>
          </table:table-cell>
          <table:table-cell office:value-type="float" office:value="0.0000230843793600499" calcext:value-type="float">
            <text:p>2.30843793600499E-05</text:p>
          </table:table-cell>
          <table:table-cell office:value-type="float" office:value="0.0000039864659765465" calcext:value-type="float">
            <text:p>3.9864659765465E-06</text:p>
          </table:table-cell>
          <table:table-cell office:value-type="float" office:value="-0.00000705620373653293" calcext:value-type="float">
            <text:p>-7.05620373653293E-06</text:p>
          </table:table-cell>
          <table:table-cell office:value-type="float" office:value="0.00000898892620698755" calcext:value-type="float">
            <text:p>8.98892620698755E-06</text:p>
          </table:table-cell>
          <table:table-cell office:value-type="float" office:value="0.00000503092554587914" calcext:value-type="float">
            <text:p>5.03092554587914E-06</text:p>
          </table:table-cell>
          <table:table-cell office:value-type="float" office:value="-0.00000316510966430483" calcext:value-type="float">
            <text:p>-3.16510966430483E-06</text:p>
          </table:table-cell>
          <table:table-cell office:value-type="float" office:value="-0.00000465664987259196" calcext:value-type="float">
            <text:p>-4.65664987259196E-06</text:p>
          </table:table-cell>
          <table:table-cell office:value-type="float" office:value="0.00000402942555161046" calcext:value-type="float">
            <text:p>4.02942555161046E-06</text:p>
          </table:table-cell>
          <table:table-cell office:value-type="float" office:value="0.00000771075511929453" calcext:value-type="float">
            <text:p>7.71075511929453E-06</text:p>
          </table:table-cell>
          <table:table-cell office:value-type="float" office:value="-0.00000584979953899278" calcext:value-type="float">
            <text:p>-5.84979953899278E-06</text:p>
          </table:table-cell>
          <table:table-cell office:value-type="float" office:value="-0.00000834267769767028" calcext:value-type="float">
            <text:p>-8.34267769767028E-06</text:p>
          </table:table-cell>
          <table:table-cell office:value-type="float" office:value="0.0000121541831263894" calcext:value-type="float">
            <text:p>1.21541831263894E-05</text:p>
          </table:table-cell>
          <table:table-cell office:value-type="float" office:value="-0.0000227132084055781" calcext:value-type="float">
            <text:p>-2.27132084055781E-05</text:p>
          </table:table-cell>
          <table:table-cell office:value-type="float" office:value="0.0000191329183057976" calcext:value-type="float">
            <text:p>1.91329183057976E-05</text:p>
          </table:table-cell>
          <table:table-cell office:value-type="float" office:value="0.0000168958347938064" calcext:value-type="float">
            <text:p>1.68958347938064E-05</text:p>
          </table:table-cell>
          <table:table-cell office:value-type="float" office:value="-0.000016002892162581" calcext:value-type="float">
            <text:p>-1.6002892162581E-05</text:p>
          </table:table-cell>
          <table:table-cell office:value-type="float" office:value="-0.00000362623087118985" calcext:value-type="float">
            <text:p>-3.62623087118985E-06</text:p>
          </table:table-cell>
          <table:table-cell office:value-type="float" office:value="-0.00000706555494617289" calcext:value-type="float">
            <text:p>-7.06555494617289E-06</text:p>
          </table:table-cell>
          <table:table-cell office:value-type="float" office:value="-0.0000076245090643301" calcext:value-type="float">
            <text:p>-7.6245090643301E-06</text:p>
          </table:table-cell>
          <table:table-cell office:value-type="float" office:value="0.0000253222536572562" calcext:value-type="float">
            <text:p>2.53222536572562E-05</text:p>
          </table:table-cell>
          <table:table-cell office:value-type="float" office:value="-0.0000167891905428208" calcext:value-type="float">
            <text:p>-1.67891905428208E-05</text:p>
          </table:table-cell>
          <table:table-cell office:value-type="float" office:value="0.0000040503705356354" calcext:value-type="float">
            <text:p>4.0503705356354E-06</text:p>
          </table:table-cell>
          <table:table-cell office:value-type="float" office:value="0.0000289297486899542" calcext:value-type="float">
            <text:p>2.89297486899542E-05</text:p>
          </table:table-cell>
          <table:table-cell office:value-type="float" office:value="-0.000029317890409053" calcext:value-type="float">
            <text:p>-2.9317890409053E-05</text:p>
          </table:table-cell>
          <table:table-cell office:value-type="float" office:value="0.0000032813534608378" calcext:value-type="float">
            <text:p>3.2813534608378E-06</text:p>
          </table:table-cell>
          <table:table-cell office:value-type="float" office:value="0.00000778299934278692" calcext:value-type="float">
            <text:p>7.78299934278692E-06</text:p>
          </table:table-cell>
          <table:table-cell office:value-type="float" office:value="-0.00000987220572834513" calcext:value-type="float">
            <text:p>-9.87220572834513E-06</text:p>
          </table:table-cell>
          <table:table-cell office:value-type="float" office:value="-0.0000179303365489547" calcext:value-type="float">
            <text:p>-1.79303365489547E-05</text:p>
          </table:table-cell>
          <table:table-cell office:value-type="float" office:value="0.0000357593059933658" calcext:value-type="float">
            <text:p>3.57593059933658E-05</text:p>
          </table:table-cell>
          <table:table-cell office:value-type="float" office:value="-0.00000186798368645436" calcext:value-type="float">
            <text:p>-1.86798368645436E-06</text:p>
          </table:table-cell>
          <table:table-cell office:value-type="float" office:value="-0.0000126788689114865" calcext:value-type="float">
            <text:p>-1.26788689114865E-05</text:p>
          </table:table-cell>
          <table:table-cell office:value-type="float" office:value="-0.000000934315249612183" calcext:value-type="float">
            <text:p>-9.34315249612183E-07</text:p>
          </table:table-cell>
          <table:table-cell office:value-type="float" office:value="-0.000014220171046575" calcext:value-type="float">
            <text:p>-1.4220171046575E-05</text:p>
          </table:table-cell>
          <table:table-cell office:value-type="float" office:value="-0.0000047425150028757" calcext:value-type="float">
            <text:p>-4.7425150028757E-06</text:p>
          </table:table-cell>
          <table:table-cell office:value-type="float" office:value="-0.00000197199808216197" calcext:value-type="float">
            <text:p>-1.97199808216197E-06</text:p>
          </table:table-cell>
          <table:table-cell office:value-type="float" office:value="0.00000569407144923595" calcext:value-type="float">
            <text:p>5.69407144923595E-06</text:p>
          </table:table-cell>
          <table:table-cell office:value-type="float" office:value="0.0000159301153365154" calcext:value-type="float">
            <text:p>1.59301153365154E-05</text:p>
          </table:table-cell>
          <table:table-cell office:value-type="float" office:value="-0.0000131216583620919" calcext:value-type="float">
            <text:p>-1.31216583620919E-05</text:p>
          </table:table-cell>
          <table:table-cell office:value-type="float" office:value="0.0000138247745789521" calcext:value-type="float">
            <text:p>1.38247745789521E-05</text:p>
          </table:table-cell>
          <table:table-cell office:value-type="float" office:value="-0.00000882548049074838" calcext:value-type="float">
            <text:p>-8.82548049074838E-06</text:p>
          </table:table-cell>
          <table:table-cell table:number-columns-repeated="62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691410928567209" calcext:value-type="float">
            <text:p>0.691410928567209</text:p>
          </table:table-cell>
          <table:table-cell table:formula="of:=[.B9]*9.8" office:value-type="float" office:value="6.77582709995865" calcext:value-type="float">
            <text:p>6.77582709995865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97447511152775" calcext:value-type="float">
            <text:p>1.97447511152775E-06</text:p>
          </table:table-cell>
          <table:table-cell table:formula="of:=0.5*[.D12]*(([.D5]-[.C5])/([.D1]-[.C1]))^2" office:value-type="float" office:value="0.00000455183383118179" calcext:value-type="float">
            <text:p>4.55183383118179E-06</text:p>
          </table:table-cell>
          <table:table-cell table:formula="of:=0.5*[.E12]*(([.E5]-[.D5])/([.E1]-[.D1]))^2" office:value-type="float" office:value="0.0000000427401906981011" calcext:value-type="float">
            <text:p>4.27401906981011E-08</text:p>
          </table:table-cell>
          <table:table-cell table:formula="of:=0.5*[.F12]*(([.F5]-[.E5])/([.F1]-[.E1]))^2" office:value-type="float" office:value="0.00000652740799104332" calcext:value-type="float">
            <text:p>6.52740799104332E-06</text:p>
          </table:table-cell>
          <table:table-cell table:formula="of:=0.5*[.G12]*(([.G5]-[.F5])/([.G1]-[.F1]))^2" office:value-type="float" office:value="0.0000085210570986071" calcext:value-type="float">
            <text:p>8.5210570986071E-06</text:p>
          </table:table-cell>
          <table:table-cell table:formula="of:=0.5*[.H12]*(([.H5]-[.G5])/([.H1]-[.G1]))^2" office:value-type="float" office:value="0.00000842881903544003" calcext:value-type="float">
            <text:p>8.42881903544003E-06</text:p>
          </table:table-cell>
          <table:table-cell table:formula="of:=0.5*[.I12]*(([.I5]-[.H5])/([.I1]-[.H1]))^2" office:value-type="float" office:value="0.00000765477788764603" calcext:value-type="float">
            <text:p>7.65477788764603E-06</text:p>
          </table:table-cell>
          <table:table-cell table:formula="of:=0.5*[.J12]*(([.J5]-[.I5])/([.J1]-[.I1]))^2" office:value-type="float" office:value="0.0000000736913602767258" calcext:value-type="float">
            <text:p>7.36913602767258E-08</text:p>
          </table:table-cell>
          <table:table-cell table:formula="of:=0.5*[.K12]*(([.K5]-[.J5])/([.K1]-[.J1]))^2" office:value-type="float" office:value="0.000000571342707357995" calcext:value-type="float">
            <text:p>5.71342707357995E-07</text:p>
          </table:table-cell>
          <table:table-cell table:formula="of:=0.5*[.L12]*(([.L5]-[.K5])/([.L1]-[.K1]))^2" office:value-type="float" office:value="0.000000688178468250317" calcext:value-type="float">
            <text:p>6.88178468250317E-07</text:p>
          </table:table-cell>
          <table:table-cell table:formula="of:=0.5*[.M12]*(([.M5]-[.L5])/([.M1]-[.L1]))^2" office:value-type="float" office:value="0.000000208858726708497" calcext:value-type="float">
            <text:p>2.08858726708497E-07</text:p>
          </table:table-cell>
          <table:table-cell table:formula="of:=0.5*[.N12]*(([.N5]-[.M5])/([.N1]-[.M1]))^2" office:value-type="float" office:value="0.000000000533916507015485" calcext:value-type="float">
            <text:p>5.33916507015485E-10</text:p>
          </table:table-cell>
          <table:table-cell table:formula="of:=0.5*[.O12]*(([.O5]-[.N5])/([.O1]-[.N1]))^2" office:value-type="float" office:value="0.0000000292028904515225" calcext:value-type="float">
            <text:p>2.92028904515225E-08</text:p>
          </table:table-cell>
          <table:table-cell table:formula="of:=0.5*[.P12]*(([.P5]-[.O5])/([.P1]-[.O1]))^2" office:value-type="float" office:value="0.00000012625083535432" calcext:value-type="float">
            <text:p>1.2625083535432E-07</text:p>
          </table:table-cell>
          <table:table-cell table:formula="of:=0.5*[.Q12]*(([.Q5]-[.P5])/([.Q1]-[.P1]))^2" office:value-type="float" office:value="0.000019569477080133" calcext:value-type="float">
            <text:p>1.9569477080133E-05</text:p>
          </table:table-cell>
          <table:table-cell table:formula="of:=0.5*[.R12]*(([.R5]-[.Q5])/([.R1]-[.Q1]))^2" office:value-type="float" office:value="0.0000144720192630237" calcext:value-type="float">
            <text:p>1.44720192630237E-05</text:p>
          </table:table-cell>
          <table:table-cell table:formula="of:=0.5*[.S12]*(([.S5]-[.R5])/([.S1]-[.R1]))^2" office:value-type="float" office:value="0.000000601866030046043" calcext:value-type="float">
            <text:p>6.01866030046043E-07</text:p>
          </table:table-cell>
          <table:table-cell table:formula="of:=0.5*[.T12]*(([.T5]-[.S5])/([.T1]-[.S1]))^2" office:value-type="float" office:value="0.00000000210166562498755" calcext:value-type="float">
            <text:p>2.10166562498755E-09</text:p>
          </table:table-cell>
          <table:table-cell table:formula="of:=0.5*[.U12]*(([.U5]-[.T5])/([.U1]-[.T1]))^2" office:value-type="float" office:value="0.0000377913762694462" calcext:value-type="float">
            <text:p>3.77913762694462E-05</text:p>
          </table:table-cell>
          <table:table-cell table:formula="of:=0.5*[.V12]*(([.V5]-[.U5])/([.V1]-[.U1]))^2" office:value-type="float" office:value="0.00000172024011366977" calcext:value-type="float">
            <text:p>1.72024011366977E-06</text:p>
          </table:table-cell>
          <table:table-cell table:formula="of:=0.5*[.W12]*(([.W5]-[.V5])/([.W1]-[.V1]))^2" office:value-type="float" office:value="0.0000511617489697096" calcext:value-type="float">
            <text:p>5.11617489697096E-05</text:p>
          </table:table-cell>
          <table:table-cell table:formula="of:=0.5*[.X12]*(([.X5]-[.W5])/([.X1]-[.W1]))^2" office:value-type="float" office:value="0.000016452871748107" calcext:value-type="float">
            <text:p>1.6452871748107E-05</text:p>
          </table:table-cell>
          <table:table-cell table:formula="of:=0.5*[.Y12]*(([.Y5]-[.X5])/([.Y1]-[.X1]))^2" office:value-type="float" office:value="0.0000126502868784148" calcext:value-type="float">
            <text:p>1.26502868784148E-05</text:p>
          </table:table-cell>
          <table:table-cell table:formula="of:=0.5*[.Z12]*(([.Z5]-[.Y5])/([.Z1]-[.Y1]))^2" office:value-type="float" office:value="0.0000906878692748494" calcext:value-type="float">
            <text:p>9.06878692748494E-05</text:p>
          </table:table-cell>
          <table:table-cell table:formula="of:=0.5*[.AA12]*(([.AA5]-[.Z5])/([.AA1]-[.Z1]))^2" office:value-type="float" office:value="0.000000160466887891504" calcext:value-type="float">
            <text:p>1.60466887891504E-07</text:p>
          </table:table-cell>
          <table:table-cell table:formula="of:=0.5*[.AB12]*(([.AB5]-[.AA5])/([.AB1]-[.AA1]))^2" office:value-type="float" office:value="0.000111707181769806" calcext:value-type="float">
            <text:p>0.00011170718177</text:p>
          </table:table-cell>
          <table:table-cell table:formula="of:=0.5*[.AC12]*(([.AC5]-[.AB5])/([.AC1]-[.AB1]))^2" office:value-type="float" office:value="0.00000176062825724159" calcext:value-type="float">
            <text:p>1.76062825724159E-06</text:p>
          </table:table-cell>
          <table:table-cell table:formula="of:=0.5*[.AD12]*(([.AD5]-[.AC5])/([.AD1]-[.AC1]))^2" office:value-type="float" office:value="0.0000953519519760504" calcext:value-type="float">
            <text:p>9.53519519760504E-05</text:p>
          </table:table-cell>
          <table:table-cell table:formula="of:=0.5*[.AE12]*(([.AE5]-[.AD5])/([.AE1]-[.AD1]))^2" office:value-type="float" office:value="0.000251676919259756" calcext:value-type="float">
            <text:p>0.00025167691926</text:p>
          </table:table-cell>
          <table:table-cell table:formula="of:=0.5*[.AF12]*(([.AF5]-[.AE5])/([.AF1]-[.AE1]))^2" office:value-type="float" office:value="0.00000360842019125298" calcext:value-type="float">
            <text:p>3.60842019125298E-06</text:p>
          </table:table-cell>
          <table:table-cell table:formula="of:=0.5*[.AG12]*(([.AG5]-[.AF5])/([.AG1]-[.AF1]))^2" office:value-type="float" office:value="0.00000188950034831356" calcext:value-type="float">
            <text:p>1.88950034831356E-06</text:p>
          </table:table-cell>
          <table:table-cell table:formula="of:=0.5*[.AH12]*(([.AH5]-[.AG5])/([.AH1]-[.AG1]))^2" office:value-type="float" office:value="0.00167252502993146" calcext:value-type="float">
            <text:p>0.001672525029931</text:p>
          </table:table-cell>
          <table:table-cell table:formula="of:=0.5*[.AI12]*(([.AI5]-[.AH5])/([.AI1]-[.AH1]))^2" office:value-type="float" office:value="0.0321325921590323" calcext:value-type="float">
            <text:p>0.032132592159032</text:p>
          </table:table-cell>
          <table:table-cell table:formula="of:=0.5*[.AJ12]*(([.AJ5]-[.AI5])/([.AJ1]-[.AI1]))^2" office:value-type="float" office:value="0.038897556530017" calcext:value-type="float">
            <text:p>0.038897556530017</text:p>
          </table:table-cell>
          <table:table-cell table:formula="of:=0.5*[.AK12]*(([.AK5]-[.AJ5])/([.AK1]-[.AJ1]))^2" office:value-type="float" office:value="0.01870310324355" calcext:value-type="float">
            <text:p>0.01870310324355</text:p>
          </table:table-cell>
          <table:table-cell table:formula="of:=0.5*[.AL12]*(([.AL5]-[.AK5])/([.AL1]-[.AK1]))^2" office:value-type="float" office:value="0.0897913161417926" calcext:value-type="float">
            <text:p>0.089791316141793</text:p>
          </table:table-cell>
          <table:table-cell table:formula="of:=0.5*[.AM12]*(([.AM5]-[.AL5])/([.AM1]-[.AL1]))^2" office:value-type="float" office:value="0.0846287889933702" calcext:value-type="float">
            <text:p>0.08462878899337</text:p>
          </table:table-cell>
          <table:table-cell table:formula="of:=0.5*[.AN12]*(([.AN5]-[.AM5])/([.AN1]-[.AM1]))^2" office:value-type="float" office:value="0.179825771027761" calcext:value-type="float">
            <text:p>0.179825771027761</text:p>
          </table:table-cell>
          <table:table-cell table:formula="of:=0.5*[.AO12]*(([.AO5]-[.AN5])/([.AO1]-[.AN1]))^2" office:value-type="float" office:value="0.0117519325111826" calcext:value-type="float">
            <text:p>0.011751932511183</text:p>
          </table:table-cell>
          <table:table-cell table:formula="of:=0.5*[.AP12]*(([.AP5]-[.AO5])/([.AP1]-[.AO1]))^2" office:value-type="float" office:value="0.00543084330513181" calcext:value-type="float">
            <text:p>0.005430843305132</text:p>
          </table:table-cell>
          <table:table-cell table:formula="of:=0.5*[.AQ12]*(([.AQ5]-[.AP5])/([.AQ1]-[.AP1]))^2" office:value-type="float" office:value="0.00174199672997542" calcext:value-type="float">
            <text:p>0.001741996729975</text:p>
          </table:table-cell>
          <table:table-cell table:formula="of:=0.5*[.AR12]*(([.AR5]-[.AQ5])/([.AR1]-[.AQ1]))^2" office:value-type="float" office:value="0.00764110643016285" calcext:value-type="float">
            <text:p>0.007641106430163</text:p>
          </table:table-cell>
          <table:table-cell table:formula="of:=0.5*[.AS12]*(([.AS5]-[.AR5])/([.AS1]-[.AR1]))^2" office:value-type="float" office:value="0.0356605809666555" calcext:value-type="float">
            <text:p>0.035660580966656</text:p>
          </table:table-cell>
          <table:table-cell table:formula="of:=0.5*[.AT12]*(([.AT5]-[.AS5])/([.AT1]-[.AS1]))^2" office:value-type="float" office:value="0.00787255680437015" calcext:value-type="float">
            <text:p>0.00787255680437</text:p>
          </table:table-cell>
          <table:table-cell table:formula="of:=0.5*[.AU12]*(([.AU5]-[.AT5])/([.AU1]-[.AT1]))^2" office:value-type="float" office:value="0.00570094144120797" calcext:value-type="float">
            <text:p>0.005700941441208</text:p>
          </table:table-cell>
          <table:table-cell table:formula="of:=0.5*[.AV12]*(([.AV5]-[.AU5])/([.AV1]-[.AU1]))^2" office:value-type="float" office:value="0.000631246518721976" calcext:value-type="float">
            <text:p>0.000631246518722</text:p>
          </table:table-cell>
          <table:table-cell table:formula="of:=0.5*[.AW12]*(([.AW5]-[.AV5])/([.AW1]-[.AV1]))^2" office:value-type="float" office:value="0.00185729504293638" calcext:value-type="float">
            <text:p>0.001857295042936</text:p>
          </table:table-cell>
          <table:table-cell table:formula="of:=0.5*[.AX12]*(([.AX5]-[.AW5])/([.AX1]-[.AW1]))^2" office:value-type="float" office:value="0.00223634173348949" calcext:value-type="float">
            <text:p>0.002236341733489</text:p>
          </table:table-cell>
          <table:table-cell table:formula="of:=0.5*[.AY12]*(([.AY5]-[.AX5])/([.AY1]-[.AX1]))^2" office:value-type="float" office:value="0.0060292213811526" calcext:value-type="float">
            <text:p>0.006029221381153</text:p>
          </table:table-cell>
          <table:table-cell table:formula="of:=0.5*[.AZ12]*(([.AZ5]-[.AY5])/([.AZ1]-[.AY1]))^2" office:value-type="float" office:value="0.0130889159769401" calcext:value-type="float">
            <text:p>0.01308891597694</text:p>
          </table:table-cell>
          <table:table-cell table:formula="of:=0.5*[.BA12]*(([.BA5]-[.AZ5])/([.BA1]-[.AZ1]))^2" office:value-type="float" office:value="0.037373740211335" calcext:value-type="float">
            <text:p>0.037373740211335</text:p>
          </table:table-cell>
          <table:table-cell table:formula="of:=0.5*[.BB12]*(([.BB5]-[.BA5])/([.BB1]-[.BA1]))^2" office:value-type="float" office:value="0.00717912920187624" calcext:value-type="float">
            <text:p>0.007179129201876</text:p>
          </table:table-cell>
          <table:table-cell table:formula="of:=0.5*[.BC12]*(([.BC5]-[.BB5])/([.BC1]-[.BB1]))^2" office:value-type="float" office:value="0.0117598891822671" calcext:value-type="float">
            <text:p>0.011759889182267</text:p>
          </table:table-cell>
          <table:table-cell table:formula="of:=0.5*[.BD12]*(([.BD5]-[.BC5])/([.BD1]-[.BC1]))^2" office:value-type="float" office:value="0.102773349221292" calcext:value-type="float">
            <text:p>0.102773349221292</text:p>
          </table:table-cell>
          <table:table-cell table:formula="of:=0.5*[.BE12]*(([.BE5]-[.BD5])/([.BE1]-[.BD1]))^2" office:value-type="float" office:value="0.113848321426549" calcext:value-type="float">
            <text:p>0.113848321426549</text:p>
          </table:table-cell>
          <table:table-cell table:formula="of:=0.5*[.BF12]*(([.BF5]-[.BE5])/([.BF1]-[.BE1]))^2" office:value-type="float" office:value="0.00242903811185997" calcext:value-type="float">
            <text:p>0.00242903811186</text:p>
          </table:table-cell>
          <table:table-cell table:formula="of:=0.5*[.BG12]*(([.BG5]-[.BF5])/([.BG1]-[.BF1]))^2" office:value-type="float" office:value="0.00210539410696941" calcext:value-type="float">
            <text:p>0.002105394106969</text:p>
          </table:table-cell>
          <table:table-cell table:formula="of:=0.5*[.BH12]*(([.BH5]-[.BG5])/([.BH1]-[.BG1]))^2" office:value-type="float" office:value="0.0107366748154849" calcext:value-type="float">
            <text:p>0.010736674815485</text:p>
          </table:table-cell>
          <table:table-cell table:formula="of:=0.5*[.BI12]*(([.BI5]-[.BH5])/([.BI1]-[.BH1]))^2" office:value-type="float" office:value="0.00914053889634585" calcext:value-type="float">
            <text:p>0.009140538896346</text:p>
          </table:table-cell>
          <table:table-cell table:formula="of:=0.5*[.BJ12]*(([.BJ5]-[.BI5])/([.BJ1]-[.BI1]))^2" office:value-type="float" office:value="0.00376481219955538" calcext:value-type="float">
            <text:p>0.003764812199555</text:p>
          </table:table-cell>
          <table:table-cell table:formula="of:=0.5*[.BK12]*(([.BK5]-[.BJ5])/([.BK1]-[.BJ1]))^2" office:value-type="float" office:value="0.0160950498326423" calcext:value-type="float">
            <text:p>0.016095049832642</text:p>
          </table:table-cell>
          <table:table-cell table:formula="of:=0.5*[.BL12]*(([.BL5]-[.BK5])/([.BL1]-[.BK1]))^2" office:value-type="float" office:value="0.0563812219950298" calcext:value-type="float">
            <text:p>0.05638122199503</text:p>
          </table:table-cell>
          <table:table-cell table:formula="of:=0.5*[.BM12]*(([.BM5]-[.BL5])/([.BM1]-[.BL1]))^2" office:value-type="float" office:value="0.0319314139308385" calcext:value-type="float">
            <text:p>0.031931413930839</text:p>
          </table:table-cell>
          <table:table-cell table:formula="of:=0.5*[.BN12]*(([.BN5]-[.BM5])/([.BN1]-[.BM1]))^2" office:value-type="float" office:value="0.00651594024745613" calcext:value-type="float">
            <text:p>0.006515940247456</text:p>
          </table:table-cell>
          <table:table-cell table:formula="of:=0.5*[.BO12]*(([.BO5]-[.BN5])/([.BO1]-[.BN1]))^2" office:value-type="float" office:value="0.0141778109548593" calcext:value-type="float">
            <text:p>0.014177810954859</text:p>
          </table:table-cell>
          <table:table-cell table:formula="of:=0.5*[.BP12]*(([.BP5]-[.BO5])/([.BP1]-[.BO1]))^2" office:value-type="float" office:value="0.0433436937878486" calcext:value-type="float">
            <text:p>0.043343693787849</text:p>
          </table:table-cell>
          <table:table-cell table:formula="of:=0.5*[.BQ12]*(([.BQ5]-[.BP5])/([.BQ1]-[.BP1]))^2" office:value-type="float" office:value="0.115822047754401" calcext:value-type="float">
            <text:p>0.115822047754401</text:p>
          </table:table-cell>
          <table:table-cell table:formula="of:=0.5*[.BR12]*(([.BR5]-[.BQ5])/([.BR1]-[.BQ1]))^2" office:value-type="float" office:value="0.00348142441722323" calcext:value-type="float">
            <text:p>0.003481424417223</text:p>
          </table:table-cell>
          <table:table-cell table:formula="of:=0.5*[.BS12]*(([.BS5]-[.BR5])/([.BS1]-[.BR1]))^2" office:value-type="float" office:value="0.203123991672793" calcext:value-type="float">
            <text:p>0.203123991672793</text:p>
          </table:table-cell>
          <table:table-cell table:formula="of:=0.5*[.BT12]*(([.BT5]-[.BS5])/([.BT1]-[.BS1]))^2" office:value-type="float" office:value="0.000317280610855847" calcext:value-type="float">
            <text:p>0.000317280610856</text:p>
          </table:table-cell>
          <table:table-cell table:formula="of:=0.5*[.BU12]*(([.BU5]-[.BT5])/([.BU1]-[.BT1]))^2" office:value-type="float" office:value="0.0100810519915704" calcext:value-type="float">
            <text:p>0.01008105199157</text:p>
          </table:table-cell>
          <table:table-cell table:formula="of:=0.5*[.BV12]*(([.BV5]-[.BU5])/([.BV1]-[.BU1]))^2" office:value-type="float" office:value="0.00259419569322638" calcext:value-type="float">
            <text:p>0.002594195693226</text:p>
          </table:table-cell>
          <table:table-cell table:formula="of:=0.5*[.BW12]*(([.BW5]-[.BV5])/([.BW1]-[.BV1]))^2" office:value-type="float" office:value="0.0124766267268712" calcext:value-type="float">
            <text:p>0.012476626726871</text:p>
          </table:table-cell>
          <table:table-cell table:formula="of:=0.5*[.BX12]*(([.BX5]-[.BW5])/([.BX1]-[.BW1]))^2" office:value-type="float" office:value="0.0228922050953829" calcext:value-type="float">
            <text:p>0.022892205095383</text:p>
          </table:table-cell>
          <table:table-cell table:formula="of:=0.5*[.BY12]*(([.BY5]-[.BX5])/([.BY1]-[.BX1]))^2" office:value-type="float" office:value="0.012817220266647" calcext:value-type="float">
            <text:p>0.012817220266647</text:p>
          </table:table-cell>
          <table:table-cell table:formula="of:=0.5*[.BZ12]*(([.BZ5]-[.BY5])/([.BZ1]-[.BY1]))^2" office:value-type="float" office:value="0.000402013599013356" calcext:value-type="float">
            <text:p>0.000402013599013</text:p>
          </table:table-cell>
          <table:table-cell table:formula="of:=0.5*[.CA12]*(([.CA5]-[.BZ5])/([.CA1]-[.BZ1]))^2" office:value-type="float" office:value="0.00123384756125326" calcext:value-type="float">
            <text:p>0.001233847561253</text:p>
          </table:table-cell>
          <table:table-cell table:formula="of:=0.5*[.CB12]*(([.CB5]-[.CA5])/([.CB1]-[.CA1]))^2" office:value-type="float" office:value="0.0120376903882116" calcext:value-type="float">
            <text:p>0.012037690388212</text:p>
          </table:table-cell>
          <table:table-cell table:formula="of:=0.5*[.CC12]*(([.CC5]-[.CB5])/([.CC1]-[.CB1]))^2" office:value-type="float" office:value="0.0000481629017197165" calcext:value-type="float">
            <text:p>4.81629017197165E-05</text:p>
          </table:table-cell>
          <table:table-cell table:formula="of:=0.5*[.CD12]*(([.CD5]-[.CC5])/([.CD1]-[.CC1]))^2" office:value-type="float" office:value="0.0528346827565691" calcext:value-type="float">
            <text:p>0.052834682756569</text:p>
          </table:table-cell>
          <table:table-cell table:formula="of:=0.5*[.CE12]*(([.CE5]-[.CD5])/([.CE1]-[.CD1]))^2" office:value-type="float" office:value="0.0000833355314971222" calcext:value-type="float">
            <text:p>8.33355314971222E-05</text:p>
          </table:table-cell>
          <table:table-cell table:formula="of:=0.5*[.CF12]*(([.CF5]-[.CE5])/([.CF1]-[.CE1]))^2" office:value-type="float" office:value="0.0000270714825701103" calcext:value-type="float">
            <text:p>2.70714825701103E-05</text:p>
          </table:table-cell>
          <table:table-cell table:formula="of:=0.5*[.CG12]*(([.CG5]-[.CF5])/([.CG1]-[.CF1]))^2" office:value-type="float" office:value="0.00559988262972856" calcext:value-type="float">
            <text:p>0.005599882629729</text:p>
          </table:table-cell>
          <table:table-cell table:formula="of:=0.5*[.CH12]*(([.CH5]-[.CG5])/([.CH1]-[.CG1]))^2" office:value-type="float" office:value="0.0845587538534425" calcext:value-type="float">
            <text:p>0.084558753853443</text:p>
          </table:table-cell>
          <table:table-cell table:formula="of:=0.5*[.CI12]*(([.CI5]-[.CH5])/([.CI1]-[.CH1]))^2" office:value-type="float" office:value="0.0122212938885556" calcext:value-type="float">
            <text:p>0.012221293888556</text:p>
          </table:table-cell>
          <table:table-cell table:formula="of:=0.5*[.CJ12]*(([.CJ5]-[.CI5])/([.CJ1]-[.CI1]))^2" office:value-type="float" office:value="0.000772441758024705" calcext:value-type="float">
            <text:p>0.000772441758025</text:p>
          </table:table-cell>
          <table:table-cell table:formula="of:=0.5*[.CK12]*(([.CK5]-[.CJ5])/([.CK1]-[.CJ1]))^2" office:value-type="float" office:value="0.0440646941697754" calcext:value-type="float">
            <text:p>0.044064694169775</text:p>
          </table:table-cell>
          <table:table-cell table:formula="of:=0.5*[.CL12]*(([.CL5]-[.CK5])/([.CL1]-[.CK1]))^2" office:value-type="float" office:value="0.0360624095761356" calcext:value-type="float">
            <text:p>0.036062409576136</text:p>
          </table:table-cell>
          <table:table-cell table:formula="of:=0.5*[.CM12]*(([.CM5]-[.CL5])/([.CM1]-[.CL1]))^2" office:value-type="float" office:value="0.029239482158011" calcext:value-type="float">
            <text:p>0.029239482158011</text:p>
          </table:table-cell>
          <table:table-cell table:formula="of:=0.5*[.CN12]*(([.CN5]-[.CM5])/([.CN1]-[.CM1]))^2" office:value-type="float" office:value="0.0252419456842682" calcext:value-type="float">
            <text:p>0.025241945684268</text:p>
          </table:table-cell>
          <table:table-cell table:formula="of:=0.5*[.CO12]*(([.CO5]-[.CN5])/([.CO1]-[.CN1]))^2" office:value-type="float" office:value="0.0194888152544418" calcext:value-type="float">
            <text:p>0.019488815254442</text:p>
          </table:table-cell>
          <table:table-cell table:formula="of:=0.5*[.CP12]*(([.CP5]-[.CO5])/([.CP1]-[.CO1]))^2" office:value-type="float" office:value="0.0111124544220761" calcext:value-type="float">
            <text:p>0.011112454422076</text:p>
          </table:table-cell>
          <table:table-cell table:formula="of:=0.5*[.CQ12]*(([.CQ5]-[.CP5])/([.CQ1]-[.CP1]))^2" office:value-type="float" office:value="0.000473812187014579" calcext:value-type="float">
            <text:p>0.000473812187015</text:p>
          </table:table-cell>
          <table:table-cell table:formula="of:=0.5*[.CR12]*(([.CR5]-[.CQ5])/([.CR1]-[.CQ1]))^2" office:value-type="float" office:value="0.0534233738349426" calcext:value-type="float">
            <text:p>0.053423373834943</text:p>
          </table:table-cell>
          <table:table-cell table:formula="of:=0.5*[.CS12]*(([.CS5]-[.CR5])/([.CS1]-[.CR1]))^2" office:value-type="float" office:value="0.000687036523290799" calcext:value-type="float">
            <text:p>0.000687036523291</text:p>
          </table:table-cell>
          <table:table-cell table:formula="of:=0.5*[.CT12]*(([.CT5]-[.CS5])/([.CT1]-[.CS1]))^2" office:value-type="float" office:value="0.0397331713861329" calcext:value-type="float">
            <text:p>0.039733171386133</text:p>
          </table:table-cell>
          <table:table-cell table:formula="of:=0.5*[.CU12]*(([.CU5]-[.CT5])/([.CU1]-[.CT1]))^2" office:value-type="float" office:value="0.00298274032097714" calcext:value-type="float">
            <text:p>0.002982740320977</text:p>
          </table:table-cell>
          <table:table-cell table:formula="of:=0.5*[.CV12]*(([.CV5]-[.CU5])/([.CV1]-[.CU1]))^2" office:value-type="float" office:value="0.0919787495764571" calcext:value-type="float">
            <text:p>0.091978749576457</text:p>
          </table:table-cell>
          <table:table-cell table:formula="of:=0.5*[.CW12]*(([.CW5]-[.CV5])/([.CW1]-[.CV1]))^2" office:value-type="float" office:value="0.000773187152183073" calcext:value-type="float">
            <text:p>0.000773187152183</text:p>
          </table:table-cell>
          <table:table-cell table:formula="of:=0.5*[.CX12]*(([.CX5]-[.CW5])/([.CX1]-[.CW1]))^2" office:value-type="float" office:value="0.00849522805290157" calcext:value-type="float">
            <text:p>0.008495228052902</text:p>
          </table:table-cell>
          <table:table-cell table:formula="of:=0.5*[.CY12]*(([.CY5]-[.CX5])/([.CY1]-[.CX1]))^2" office:value-type="float" office:value="0.000338527581752788" calcext:value-type="float">
            <text:p>0.000338527581753</text:p>
          </table:table-cell>
          <table:table-cell table:formula="of:=0.5*[.CZ12]*(([.CZ5]-[.CY5])/([.CZ1]-[.CY1]))^2" office:value-type="float" office:value="0.0304845236886946" calcext:value-type="float">
            <text:p>0.030484523688695</text:p>
          </table:table-cell>
          <table:table-cell table:formula="of:=0.5*[.DA12]*(([.DA5]-[.CZ5])/([.DA1]-[.CZ1]))^2" office:value-type="float" office:value="0.0105655020554336" calcext:value-type="float">
            <text:p>0.010565502055434</text:p>
          </table:table-cell>
          <table:table-cell table:formula="of:=0.5*[.DB12]*(([.DB5]-[.DA5])/([.DB1]-[.DA1]))^2" office:value-type="float" office:value="0.0394633946625143" calcext:value-type="float">
            <text:p>0.039463394662514</text:p>
          </table:table-cell>
          <table:table-cell table:formula="of:=0.5*[.DC12]*(([.DC5]-[.DB5])/([.DC1]-[.DB1]))^2" office:value-type="float" office:value="0.0204720274862679" calcext:value-type="float">
            <text:p>0.020472027486268</text:p>
          </table:table-cell>
          <table:table-cell table:formula="of:=0.5*[.DD12]*(([.DD5]-[.DC5])/([.DD1]-[.DC1]))^2" office:value-type="float" office:value="0.000689197472966113" calcext:value-type="float">
            <text:p>0.000689197472966</text:p>
          </table:table-cell>
          <table:table-cell table:formula="of:=0.5*[.DE12]*(([.DE5]-[.DD5])/([.DE1]-[.DD1]))^2" office:value-type="float" office:value="0.014347814807469" calcext:value-type="float">
            <text:p>0.014347814807469</text:p>
          </table:table-cell>
          <table:table-cell table:formula="of:=0.5*[.DF12]*(([.DF5]-[.DE5])/([.DF1]-[.DE1]))^2" office:value-type="float" office:value="0.135877127821895" calcext:value-type="float">
            <text:p>0.135877127821895</text:p>
          </table:table-cell>
          <table:table-cell table:formula="of:=0.5*[.DG12]*(([.DG5]-[.DF5])/([.DG1]-[.DF1]))^2" office:value-type="float" office:value="0.019507582652969" calcext:value-type="float">
            <text:p>0.019507582652969</text:p>
          </table:table-cell>
          <table:table-cell table:formula="of:=0.5*[.DH12]*(([.DH5]-[.DG5])/([.DH1]-[.DG1]))^2" office:value-type="float" office:value="0.0111127280682769" calcext:value-type="float">
            <text:p>0.011112728068277</text:p>
          </table:table-cell>
          <table:table-cell table:formula="of:=0.5*[.DI12]*(([.DI5]-[.DH5])/([.DI1]-[.DH1]))^2" office:value-type="float" office:value="0.100497106631254" calcext:value-type="float">
            <text:p>0.100497106631254</text:p>
          </table:table-cell>
          <table:table-cell table:formula="of:=0.5*[.DJ12]*(([.DJ5]-[.DI5])/([.DJ1]-[.DI1]))^2" office:value-type="float" office:value="0.000268700642525766" calcext:value-type="float">
            <text:p>0.000268700642526</text:p>
          </table:table-cell>
          <table:table-cell table:formula="of:=0.5*[.DK12]*(([.DK5]-[.DJ5])/([.DK1]-[.DJ1]))^2" office:value-type="float" office:value="0.0082575258822545" calcext:value-type="float">
            <text:p>0.008257525882255</text:p>
          </table:table-cell>
          <table:table-cell table:formula="of:=0.5*[.DL12]*(([.DL5]-[.DK5])/([.DL1]-[.DK1]))^2" office:value-type="float" office:value="0.0506398563648378" calcext:value-type="float">
            <text:p>0.050639856364838</text:p>
          </table:table-cell>
          <table:table-cell table:formula="of:=0.5*[.DM12]*(([.DM5]-[.DL5])/([.DM1]-[.DL1]))^2" office:value-type="float" office:value="0.0252143797299269" calcext:value-type="float">
            <text:p>0.025214379729927</text:p>
          </table:table-cell>
          <table:table-cell table:formula="of:=0.5*[.DN12]*(([.DN5]-[.DM5])/([.DN1]-[.DM1]))^2" office:value-type="float" office:value="0.131780967417188" calcext:value-type="float">
            <text:p>0.131780967417188</text:p>
          </table:table-cell>
          <table:table-cell table:formula="of:=0.5*[.DO12]*(([.DO5]-[.DN5])/([.DO1]-[.DN1]))^2" office:value-type="float" office:value="0.00457732029362268" calcext:value-type="float">
            <text:p>0.004577320293623</text:p>
          </table:table-cell>
          <table:table-cell table:formula="of:=0.5*[.DP12]*(([.DP5]-[.DO5])/([.DP1]-[.DO1]))^2" office:value-type="float" office:value="0.0043931411174421" calcext:value-type="float">
            <text:p>0.004393141117442</text:p>
          </table:table-cell>
          <table:table-cell table:formula="of:=0.5*[.DQ12]*(([.DQ5]-[.DP5])/([.DQ1]-[.DP1]))^2" office:value-type="float" office:value="0.00273924891833801" calcext:value-type="float">
            <text:p>0.002739248918338</text:p>
          </table:table-cell>
          <table:table-cell table:formula="of:=0.5*[.DR12]*(([.DR5]-[.DQ5])/([.DR1]-[.DQ1]))^2" office:value-type="float" office:value="0.00349240868274152" calcext:value-type="float">
            <text:p>0.003492408682742</text:p>
          </table:table-cell>
          <table:table-cell table:formula="of:=0.5*[.DS12]*(([.DS5]-[.DR5])/([.DS1]-[.DR1]))^2" office:value-type="float" office:value="0.0348969886566219" calcext:value-type="float">
            <text:p>0.034896988656622</text:p>
          </table:table-cell>
          <table:table-cell table:formula="of:=0.5*[.DT12]*(([.DT5]-[.DS5])/([.DT1]-[.DS1]))^2" office:value-type="float" office:value="0.0297072733760733" calcext:value-type="float">
            <text:p>0.029707273376073</text:p>
          </table:table-cell>
          <table:table-cell table:formula="of:=0.5*[.DU12]*(([.DU5]-[.DT5])/([.DU1]-[.DT1]))^2" office:value-type="float" office:value="0.00637755250157524" calcext:value-type="float">
            <text:p>0.006377552501575</text:p>
          </table:table-cell>
          <table:table-cell table:formula="of:=0.5*[.DV12]*(([.DV5]-[.DU5])/([.DV1]-[.DU1]))^2" office:value-type="float" office:value="0.0278431873311146" calcext:value-type="float">
            <text:p>0.027843187331115</text:p>
          </table:table-cell>
          <table:table-cell table:formula="of:=0.5*[.DW12]*(([.DW5]-[.DV5])/([.DW1]-[.DV1]))^2" office:value-type="float" office:value="0.00503371538903521" calcext:value-type="float">
            <text:p>0.005033715389035</text:p>
          </table:table-cell>
          <table:table-cell table:formula="of:=0.5*[.DX12]*(([.DX5]-[.DW5])/([.DX1]-[.DW1]))^2" office:value-type="float" office:value="0.0527005049378854" calcext:value-type="float">
            <text:p>0.052700504937885</text:p>
          </table:table-cell>
          <table:table-cell table:formula="of:=0.5*[.DY12]*(([.DY5]-[.DX5])/([.DY1]-[.DX1]))^2" office:value-type="float" office:value="0.020244638767434" calcext:value-type="float">
            <text:p>0.020244638767434</text:p>
          </table:table-cell>
          <table:table-cell table:formula="of:=0.5*[.DZ12]*(([.DZ5]-[.DY5])/([.DZ1]-[.DY1]))^2" office:value-type="float" office:value="0.116938231215097" calcext:value-type="float">
            <text:p>0.116938231215097</text:p>
          </table:table-cell>
          <table:table-cell table:formula="of:=0.5*[.EA12]*(([.EA5]-[.DZ5])/([.EA1]-[.DZ1]))^2" office:value-type="float" office:value="0.00556624381743776" calcext:value-type="float">
            <text:p>0.005566243817438</text:p>
          </table:table-cell>
          <table:table-cell table:formula="of:=0.5*[.EB12]*(([.EB5]-[.EA5])/([.EB1]-[.EA1]))^2" office:value-type="float" office:value="0.000959461978312594" calcext:value-type="float">
            <text:p>0.000959461978313</text:p>
          </table:table-cell>
          <table:table-cell table:formula="of:=0.5*[.EC12]*(([.EC5]-[.EB5])/([.EC1]-[.EB1]))^2" office:value-type="float" office:value="0.0172412433509262" calcext:value-type="float">
            <text:p>0.017241243350926</text:p>
          </table:table-cell>
          <table:table-cell table:formula="of:=0.5*[.ED12]*(([.ED5]-[.EC5])/([.ED1]-[.EC1]))^2" office:value-type="float" office:value="0.0052364603160972" calcext:value-type="float">
            <text:p>0.005236460316097</text:p>
          </table:table-cell>
          <table:table-cell table:formula="of:=0.5*[.EE12]*(([.EE5]-[.ED5])/([.EE1]-[.ED1]))^2" office:value-type="float" office:value="0.0105910151092759" calcext:value-type="float">
            <text:p>0.010591015109276</text:p>
          </table:table-cell>
          <table:table-cell table:formula="of:=0.5*[.EF12]*(([.EF5]-[.EE5])/([.EF1]-[.EE1]))^2" office:value-type="float" office:value="0.0350432614486758" calcext:value-type="float">
            <text:p>0.035043261448676</text:p>
          </table:table-cell>
          <table:table-cell table:formula="of:=0.5*[.EG12]*(([.EG5]-[.EF5])/([.EG1]-[.EF1]))^2" office:value-type="float" office:value="0.00311509633248686" calcext:value-type="float">
            <text:p>0.003115096332487</text:p>
          </table:table-cell>
          <table:table-cell table:formula="of:=0.5*[.EH12]*(([.EH5]-[.EG5])/([.EH1]-[.EG1]))^2" office:value-type="float" office:value="0.00122001455415288" calcext:value-type="float">
            <text:p>0.001220014554153</text:p>
          </table:table-cell>
          <table:table-cell table:formula="of:=0.5*[.EI12]*(([.EI5]-[.EH5])/([.EI1]-[.EH1]))^2" office:value-type="float" office:value="0.0134137515039019" calcext:value-type="float">
            <text:p>0.013413751503902</text:p>
          </table:table-cell>
          <table:table-cell table:formula="of:=0.5*[.EJ12]*(([.EJ5]-[.EI5])/([.EJ1]-[.EI1]))^2" office:value-type="float" office:value="0.000883561179779348" calcext:value-type="float">
            <text:p>0.000883561179779</text:p>
          </table:table-cell>
          <table:table-cell table:formula="of:=0.5*[.EK12]*(([.EK5]-[.EJ5])/([.EK1]-[.EJ1]))^2" office:value-type="float" office:value="0.00722315474185505" calcext:value-type="float">
            <text:p>0.007223154741855</text:p>
          </table:table-cell>
          <table:table-cell table:formula="of:=0.5*[.EL12]*(([.EL5]-[.EK5])/([.EL1]-[.EK1]))^2" office:value-type="float" office:value="0.000787446067988154" calcext:value-type="float">
            <text:p>0.000787446067988</text:p>
          </table:table-cell>
          <table:table-cell table:formula="of:=0.5*[.EM12]*(([.EM5]-[.EL5])/([.EM1]-[.EL1]))^2" office:value-type="float" office:value="0.0000260731662711682" calcext:value-type="float">
            <text:p>2.60731662711682E-05</text:p>
          </table:table-cell>
          <table:table-cell table:formula="of:=0.5*[.EN12]*(([.EN5]-[.EM5])/([.EN1]-[.EM1]))^2" office:value-type="float" office:value="0.0000020492090459914" calcext:value-type="float">
            <text:p>2.0492090459914E-06</text:p>
          </table:table-cell>
          <table:table-cell table:formula="of:=0.5*[.EO12]*(([.EO5]-[.EN5])/([.EO1]-[.EN1]))^2" office:value-type="float" office:value="0.000070557513005859" calcext:value-type="float">
            <text:p>7.0557513005859E-05</text:p>
          </table:table-cell>
          <table:table-cell table:formula="of:=0.5*[.EP12]*(([.EP5]-[.EO5])/([.EP1]-[.EO1]))^2" office:value-type="float" office:value="0.00000166204952458044" calcext:value-type="float">
            <text:p>1.66204952458044E-06</text:p>
          </table:table-cell>
          <table:table-cell table:formula="of:=0.5*[.EQ12]*(([.EQ5]-[.EP5])/([.EQ1]-[.EP1]))^2" office:value-type="float" office:value="0.0000382559645844977" calcext:value-type="float">
            <text:p>3.82559645844977E-05</text:p>
          </table:table-cell>
          <table:table-cell table:formula="of:=0.5*[.ER12]*(([.ER5]-[.EQ5])/([.ER1]-[.EQ1]))^2" office:value-type="float" office:value="0.0000112805534289749" calcext:value-type="float">
            <text:p>1.12805534289749E-05</text:p>
          </table:table-cell>
          <table:table-cell table:formula="of:=0.5*[.ES12]*(([.ES5]-[.ER5])/([.ES1]-[.ER1]))^2" office:value-type="float" office:value="0.00000156400673195297" calcext:value-type="float">
            <text:p>1.56400673195297E-06</text:p>
          </table:table-cell>
          <table:table-cell table:formula="of:=0.5*[.ET12]*(([.ET5]-[.ES5])/([.ET1]-[.ES1]))^2" office:value-type="float" office:value="0.0000393946281360578" calcext:value-type="float">
            <text:p>3.93946281360578E-05</text:p>
          </table:table-cell>
          <table:table-cell table:formula="of:=0.5*[.EU12]*(([.EU5]-[.ET5])/([.EU1]-[.ET1]))^2" office:value-type="float" office:value="0.00000028235979498471" calcext:value-type="float">
            <text:p>2.8235979498471E-07</text:p>
          </table:table-cell>
          <table:table-cell table:formula="of:=0.5*[.EV12]*(([.EV5]-[.EU5])/([.EV1]-[.EU1]))^2" office:value-type="float" office:value="0.00000360992459858756" calcext:value-type="float">
            <text:p>3.60992459858756E-06</text:p>
          </table:table-cell>
          <table:table-cell table:formula="of:=0.5*[.EW12]*(([.EW5]-[.EV5])/([.EW1]-[.EV1]))^2" office:value-type="float" office:value="0.00000161381456683197" calcext:value-type="float">
            <text:p>1.61381456683197E-06</text:p>
          </table:table-cell>
          <table:table-cell table:formula="of:=0.5*[.EX12]*(([.EX5]-[.EW5])/([.EX1]-[.EW1]))^2" office:value-type="float" office:value="0.00000041665051032764" calcext:value-type="float">
            <text:p>4.1665051032764E-07</text:p>
          </table:table-cell>
          <table:table-cell table:formula="of:=0.5*[.EY12]*(([.EY5]-[.EX5])/([.EY1]-[.EX1]))^2" office:value-type="float" office:value="0.00000107358974137237" calcext:value-type="float">
            <text:p>1.07358974137237E-06</text:p>
          </table:table-cell>
          <table:table-cell table:formula="of:=0.5*[.EZ12]*(([.EZ5]-[.EY5])/([.EZ1]-[.EY1]))^2" office:value-type="float" office:value="0.000000788359321983378" calcext:value-type="float">
            <text:p>7.88359321983378E-07</text:p>
          </table:table-cell>
          <table:table-cell table:formula="of:=0.5*[.FA12]*(([.FA5]-[.EZ5])/([.FA1]-[.EZ1]))^2" office:value-type="float" office:value="0.0000324901118822583" calcext:value-type="float">
            <text:p>3.24901118822583E-05</text:p>
          </table:table-cell>
          <table:table-cell table:formula="of:=0.5*[.FB12]*(([.FB5]-[.FA5])/([.FB1]-[.FA1]))^2" office:value-type="float" office:value="0.0000157628237451846" calcext:value-type="float">
            <text:p>1.57628237451846E-05</text:p>
          </table:table-cell>
          <table:table-cell table:formula="of:=0.5*[.FC12]*(([.FC5]-[.FB5])/([.FC1]-[.FB1]))^2" office:value-type="float" office:value="0.00000221470364314684" calcext:value-type="float">
            <text:p>2.21470364314684E-06</text:p>
          </table:table-cell>
          <table:table-cell table:formula="of:=0.5*[.FD12]*(([.FD5]-[.FC5])/([.FD1]-[.FC1]))^2" office:value-type="float" office:value="0.00000692569485337431" calcext:value-type="float">
            <text:p>6.92569485337431E-06</text:p>
          </table:table-cell>
          <table:table-cell table:formula="of:=0.5*[.FE12]*(([.FE5]-[.FD5])/([.FE1]-[.FD1]))^2" office:value-type="float" office:value="0.000000203590892798501" calcext:value-type="float">
            <text:p>2.03590892798501E-07</text:p>
          </table:table-cell>
          <table:table-cell table:formula="of:=0.5*[.FF12]*(([.FF5]-[.FE5])/([.FF1]-[.FE1]))^2" office:value-type="float" office:value="0.00000989365136229466" calcext:value-type="float">
            <text:p>9.89365136229466E-06</text:p>
          </table:table-cell>
          <table:table-cell table:formula="of:=0.5*[.FG12]*(([.FG5]-[.FF5])/([.FG1]-[.FF1]))^2" office:value-type="float" office:value="0.00000262112871773716" calcext:value-type="float">
            <text:p>2.62112871773716E-06</text:p>
          </table:table-cell>
          <table:table-cell table:formula="of:=0.5*[.FH12]*(([.FH5]-[.FG5])/([.FH1]-[.FG1]))^2" office:value-type="float" office:value="0.00000128944535028462" calcext:value-type="float">
            <text:p>1.28944535028462E-06</text:p>
          </table:table-cell>
          <table:table-cell table:formula="of:=0.5*[.FI12]*(([.FI5]-[.FH5])/([.FI1]-[.FH1]))^2" office:value-type="float" office:value="0.000000364965372065364" calcext:value-type="float">
            <text:p>3.64965372065364E-07</text:p>
          </table:table-cell>
          <table:table-cell table:formula="of:=0.5*[.FJ12]*(([.FJ5]-[.FI5])/([.FJ1]-[.FI1]))^2" office:value-type="float" office:value="0.00000987414652462878" calcext:value-type="float">
            <text:p>9.87414652462878E-06</text:p>
          </table:table-cell>
          <table:table-cell table:formula="of:=0.5*[.FK12]*(([.FK5]-[.FJ5])/([.FK1]-[.FJ1]))^2" office:value-type="float" office:value="0.0000136321098900496" calcext:value-type="float">
            <text:p>1.36321098900496E-05</text:p>
          </table:table-cell>
          <table:table-cell table:formula="of:=0.5*[.FL12]*(([.FL5]-[.FK5])/([.FL1]-[.FK1]))^2" office:value-type="float" office:value="0.000000417299479597275" calcext:value-type="float">
            <text:p>4.17299479597275E-07</text:p>
          </table:table-cell>
          <table:table-cell table:formula="of:=0.5*[.FM12]*(([.FM5]-[.FL5])/([.FM1]-[.FL1]))^2" office:value-type="float" office:value="0.00000000300543799227513" calcext:value-type="float">
            <text:p>3.00543799227513E-09</text:p>
          </table:table-cell>
          <table:table-cell table:formula="of:=0.5*[.FN12]*(([.FN5]-[.FM5])/([.FN1]-[.FM1]))^2" office:value-type="float" office:value="0.000000564473703470922" calcext:value-type="float">
            <text:p>5.64473703470922E-07</text:p>
          </table:table-cell>
          <table:table-cell table:formula="of:=0.5*[.FO12]*(([.FO5]-[.FN5])/([.FO1]-[.FN1]))^2" office:value-type="float" office:value="0.0000101465911475698" calcext:value-type="float">
            <text:p>1.01465911475698E-05</text:p>
          </table:table-cell>
          <table:table-cell table:formula="of:=0.5*[.FP12]*(([.FP5]-[.FO5])/([.FP1]-[.FO1]))^2" office:value-type="float" office:value="0.000000336513360406491" calcext:value-type="float">
            <text:p>3.36513360406491E-07</text:p>
          </table:table-cell>
          <table:table-cell table:formula="of:=0.5*[.FQ12]*(([.FQ5]-[.FP5])/([.FQ1]-[.FP1]))^2" office:value-type="float" office:value="0.00000272493979155285" calcext:value-type="float">
            <text:p>2.72493979155285E-06</text:p>
          </table:table-cell>
          <table:table-cell table:formula="of:=0.5*[.FR12]*(([.FR5]-[.FQ5])/([.FR1]-[.FQ1]))^2" office:value-type="float" office:value="0.00000136598183998528" calcext:value-type="float">
            <text:p>1.36598183998528E-06</text:p>
          </table:table-cell>
          <table:table-cell table:formula="of:=0.5*[.FS12]*(([.FS5]-[.FR5])/([.FS1]-[.FR1]))^2" office:value-type="float" office:value="0.00000466212563273919" calcext:value-type="float">
            <text:p>4.66212563273919E-06</text:p>
          </table:table-cell>
          <table:table-cell table:formula="of:=0.5*[.FT12]*(([.FT5]-[.FS5])/([.FT1]-[.FS1]))^2" office:value-type="float" office:value="0.00000320142499087744" calcext:value-type="float">
            <text:p>3.20142499087744E-06</text:p>
          </table:table-cell>
          <table:table-cell table:formula="of:=0.5*[.FU12]*(([.FU5]-[.FT5])/([.FU1]-[.FT1]))^2" office:value-type="float" office:value="0.0000000502335305642416" calcext:value-type="float">
            <text:p>5.02335305642416E-08</text:p>
          </table:table-cell>
          <table:table-cell table:formula="of:=0.5*[.FV12]*(([.FV5]-[.FU5])/([.FV1]-[.FU1]))^2" office:value-type="float" office:value="0.000000248988785749285" calcext:value-type="float">
            <text:p>2.48988785749285E-07</text:p>
          </table:table-cell>
          <table:table-cell table:formula="of:=0.5*[.FW12]*(([.FW5]-[.FV5])/([.FW1]-[.FV1]))^2" office:value-type="float" office:value="0.000000152981144806049" calcext:value-type="float">
            <text:p>1.52981144806049E-07</text:p>
          </table:table-cell>
          <table:table-cell table:formula="of:=0.5*[.FX12]*(([.FX5]-[.FW5])/([.FX1]-[.FW1]))^2" office:value-type="float" office:value="0.00000512136898381091" calcext:value-type="float">
            <text:p>5.12136898381091E-06</text:p>
          </table:table-cell>
          <table:table-cell table:formula="of:=0.5*[.FY12]*(([.FY5]-[.FX5])/([.FY1]-[.FX1]))^2" office:value-type="float" office:value="0.000000922756815033653" calcext:value-type="float">
            <text:p>9.22756815033653E-07</text:p>
          </table:table-cell>
          <table:table-cell table:formula="of:=0.5*[.FZ12]*(([.FZ5]-[.FY5])/([.FZ1]-[.FY1]))^2" office:value-type="float" office:value="0.00000337159710553111" calcext:value-type="float">
            <text:p>3.37159710553111E-06</text:p>
          </table:table-cell>
          <table:table-cell table:formula="of:=0.5*[.GA12]*(([.GA5]-[.FZ5])/([.GA1]-[.FZ1]))^2" office:value-type="float" office:value="0.000000220962924610479" calcext:value-type="float">
            <text:p>2.20962924610479E-07</text:p>
          </table:table-cell>
          <table:table-cell table:formula="of:=0.5*[.GB12]*(([.GB5]-[.GA5])/([.GB1]-[.GA1]))^2" office:value-type="float" office:value="0.00000811924133232506" calcext:value-type="float">
            <text:p>8.11924133232506E-06</text:p>
          </table:table-cell>
          <table:table-cell table:formula="of:=0.5*[.GC12]*(([.GC5]-[.GB5])/([.GC1]-[.GB1]))^2" office:value-type="float" office:value="0.000000374514374743805" calcext:value-type="float">
            <text:p>3.74514374743805E-07</text:p>
          </table:table-cell>
          <table:table-cell table:formula="of:=0.5*[.GD12]*(([.GD5]-[.GC5])/([.GD1]-[.GC1]))^2" office:value-type="float" office:value="0.00000437579034922917" calcext:value-type="float">
            <text:p>4.37579034922917E-06</text:p>
          </table:table-cell>
          <table:table-cell table:formula="of:=0.5*[.GE12]*(([.GE5]-[.GD5])/([.GE1]-[.GD1]))^2" office:value-type="float" office:value="0.000000370020667517828" calcext:value-type="float">
            <text:p>3.70020667517828E-07</text:p>
          </table:table-cell>
          <table:table-cell table:formula="of:=0.5*[.GF12]*(([.GF5]-[.GE5])/([.GF1]-[.GE1]))^2" office:value-type="float" office:value="0.0000000238709752996581" calcext:value-type="float">
            <text:p>2.38709752996581E-08</text:p>
          </table:table-cell>
          <table:table-cell table:formula="of:=0.5*[.GG12]*(([.GG5]-[.GF5])/([.GG1]-[.GF1]))^2" office:value-type="float" office:value="0.000000800433728703844" calcext:value-type="float">
            <text:p>8.00433728703844E-07</text:p>
          </table:table-cell>
          <table:table-cell table:formula="of:=0.5*[.GH12]*(([.GH5]-[.GG5])/([.GH1]-[.GG1]))^2" office:value-type="float" office:value="0.000000123677293115168" calcext:value-type="float">
            <text:p>1.23677293115168E-07</text:p>
          </table:table-cell>
          <table:table-cell table:formula="of:=0.5*[.GI12]*(([.GI5]-[.GH5])/([.GI1]-[.GH1]))^2" office:value-type="float" office:value="0.000000060233144075219" calcext:value-type="float">
            <text:p>6.0233144075219E-08</text:p>
          </table:table-cell>
          <table:table-cell table:formula="of:=0.5*[.GJ12]*(([.GJ5]-[.GI5])/([.GJ1]-[.GI1]))^2" office:value-type="float" office:value="0.00000177458552274297" calcext:value-type="float">
            <text:p>1.77458552274297E-06</text:p>
          </table:table-cell>
          <table:table-cell table:formula="of:=0.5*[.GK12]*(([.GK5]-[.GJ5])/([.GK1]-[.GJ1]))^2" office:value-type="float" office:value="0.0000000455806978608567" calcext:value-type="float">
            <text:p>4.55806978608567E-08</text:p>
          </table:table-cell>
          <table:table-cell table:formula="of:=0.5*[.GL12]*(([.GL5]-[.GK5])/([.GL1]-[.GK1]))^2" office:value-type="float" office:value="0.000000124924954873367" calcext:value-type="float">
            <text:p>1.24924954873367E-07</text:p>
          </table:table-cell>
          <table:table-cell table:formula="of:=0.5*[.GM12]*(([.GM5]-[.GL5])/([.GM1]-[.GL1]))^2" office:value-type="float" office:value="0.000000301313847671635" calcext:value-type="float">
            <text:p>3.01313847671635E-07</text:p>
          </table:table-cell>
          <table:table-cell table:formula="of:=0.5*[.GN12]*(([.GN5]-[.GM5])/([.GN1]-[.GM1]))^2" office:value-type="float" office:value="0.00000089707892666692" calcext:value-type="float">
            <text:p>8.9707892666692E-07</text:p>
          </table:table-cell>
          <table:table-cell table:formula="of:=0.5*[.GO12]*(([.GO5]-[.GN5])/([.GO1]-[.GN1]))^2" office:value-type="float" office:value="0.000000601007084560444" calcext:value-type="float">
            <text:p>6.01007084560444E-07</text:p>
          </table:table-cell>
          <table:table-cell table:formula="of:=0.5*[.GP12]*(([.GP5]-[.GO5])/([.GP1]-[.GO1]))^2" office:value-type="float" office:value="0.00000202488857009023" calcext:value-type="float">
            <text:p>2.02488857009023E-06</text:p>
          </table:table-cell>
          <table:table-cell table:formula="of:=0.5*[.GQ12]*(([.GQ5]-[.GP5])/([.GQ1]-[.GP1]))^2" office:value-type="float" office:value="0.0000011975063262367" calcext:value-type="float">
            <text:p>1.1975063262367E-06</text:p>
          </table:table-cell>
          <table:table-cell table:formula="of:=0.5*[.GR12]*(([.GR5]-[.GQ5])/([.GR1]-[.GQ1]))^2" office:value-type="float" office:value="0.000000334378846441283" calcext:value-type="float">
            <text:p>3.34378846441283E-07</text:p>
          </table:table-cell>
          <table:table-cell table:formula="of:=0.5*[.GS12]*(([.GS5]-[.GR5])/([.GS1]-[.GR1]))^2" office:value-type="float" office:value="0.00000041241510793457" calcext:value-type="float">
            <text:p>4.1241510793457E-07</text:p>
          </table:table-cell>
          <table:table-cell table:formula="of:=0.5*[.GT12]*(([.GT5]-[.GS5])/([.GT1]-[.GS1]))^2" office:value-type="float" office:value="0.00000105819965325141" calcext:value-type="float">
            <text:p>1.05819965325141E-06</text:p>
          </table:table-cell>
          <table:table-cell table:formula="of:=0.5*[.GU12]*(([.GU5]-[.GT5])/([.GU1]-[.GT1]))^2" office:value-type="float" office:value="0.000000426792124869233" calcext:value-type="float">
            <text:p>4.26792124869233E-07</text:p>
          </table:table-cell>
          <table:table-cell table:formula="of:=0.5*[.GV12]*(([.GV5]-[.GU5])/([.GV1]-[.GU1]))^2" office:value-type="float" office:value="0.000015054832434237" calcext:value-type="float">
            <text:p>1.5054832434237E-05</text:p>
          </table:table-cell>
          <table:table-cell table:formula="of:=0.5*[.GW12]*(([.GW5]-[.GV5])/([.GW1]-[.GV1]))^2" office:value-type="float" office:value="0.000000154297841864496" calcext:value-type="float">
            <text:p>1.54297841864496E-07</text:p>
          </table:table-cell>
          <table:table-cell table:formula="of:=0.5*[.GX12]*(([.GX5]-[.GW5])/([.GX1]-[.GW1]))^2" office:value-type="float" office:value="0.00000944854890192789" calcext:value-type="float">
            <text:p>9.44854890192789E-06</text:p>
          </table:table-cell>
          <table:table-cell table:formula="of:=0.5*[.GY12]*(([.GY5]-[.GX5])/([.GY1]-[.GX1]))^2" office:value-type="float" office:value="0.00000000368554640814823" calcext:value-type="float">
            <text:p>3.68554640814823E-09</text:p>
          </table:table-cell>
          <table:table-cell table:formula="of:=0.5*[.GZ12]*(([.GZ5]-[.GY5])/([.GZ1]-[.GY1]))^2" office:value-type="float" office:value="0.00000000437162467952285" calcext:value-type="float">
            <text:p>4.37162467952285E-09</text:p>
          </table:table-cell>
          <table:table-cell table:formula="of:=0.5*[.HA12]*(([.HA5]-[.GZ5])/([.HA1]-[.GZ1]))^2" office:value-type="float" office:value="0.00000202749867795129" calcext:value-type="float">
            <text:p>2.02749867795129E-06</text:p>
          </table:table-cell>
          <table:table-cell table:formula="of:=0.5*[.HB12]*(([.HB5]-[.HA5])/([.HB1]-[.HA1]))^2" office:value-type="float" office:value="0.00000127650794101512" calcext:value-type="float">
            <text:p>1.27650794101512E-06</text:p>
          </table:table-cell>
          <table:table-cell table:formula="of:=0.5*[.HC12]*(([.HC5]-[.HB5])/([.HC1]-[.HB1]))^2" office:value-type="float" office:value="0.000000821991058889947" calcext:value-type="float">
            <text:p>8.21991058889947E-07</text:p>
          </table:table-cell>
          <table:table-cell table:formula="of:=0.5*[.HD12]*(([.HD5]-[.HC5])/([.HD1]-[.HC1]))^2" office:value-type="float" office:value="0.000000236228952535892" calcext:value-type="float">
            <text:p>2.36228952535892E-07</text:p>
          </table:table-cell>
          <table:table-cell table:formula="of:=0.5*[.HE12]*(([.HE5]-[.HD5])/([.HE1]-[.HD1]))^2" office:value-type="float" office:value="0.0000000796298460277133" calcext:value-type="float">
            <text:p>7.96298460277133E-08</text:p>
          </table:table-cell>
          <table:table-cell table:formula="of:=0.5*[.HF12]*(([.HF5]-[.HE5])/([.HF1]-[.HE1]))^2" office:value-type="float" office:value="0.00000607441342430798" calcext:value-type="float">
            <text:p>6.07441342430798E-06</text:p>
          </table:table-cell>
          <table:table-cell table:formula="of:=0.5*[.HG12]*(([.HG5]-[.HF5])/([.HG1]-[.HF1]))^2" office:value-type="float" office:value="0.000010021058357201" calcext:value-type="float">
            <text:p>1.0021058357201E-05</text:p>
          </table:table-cell>
          <table:table-cell table:formula="of:=0.5*[.HH12]*(([.HH5]-[.HG5])/([.HH1]-[.HG1]))^2" office:value-type="float" office:value="0.00010608574100539" calcext:value-type="float">
            <text:p>0.000106085741005</text:p>
          </table:table-cell>
          <table:table-cell table:formula="of:=0.5*[.HI12]*(([.HI5]-[.HH5])/([.HI1]-[.HH1]))^2" office:value-type="string" office:string-value="" calcext:value-type="error">
            <text:p>#DIV/0!</text:p>
          </table:table-cell>
          <table:table-cell table:formula="of:=0.5*[.HJ12]*(([.HJ5]-[.HI5])/([.HJ1]-[.HI1]))^2" office:value-type="string" office:string-value="" calcext:value-type="error">
            <text:p>#DIV/0!</text:p>
          </table:table-cell>
          <table:table-cell table:formula="of:=0.5*[.HK12]*(([.HK5]-[.HJ5])/([.HK1]-[.HJ1]))^2" office:value-type="string" office:string-value="" calcext:value-type="error">
            <text:p>#DIV/0!</text:p>
          </table:table-cell>
          <table:table-cell table:formula="of:=0.5*[.HL12]*(([.HL5]-[.HK5])/([.HL1]-[.HK1]))^2" office:value-type="string" office:string-value="" calcext:value-type="error">
            <text:p>#DIV/0!</text:p>
          </table:table-cell>
          <table:table-cell table:formula="of:=0.5*[.HM12]*(([.HM5]-[.HL5])/([.HM1]-[.HL1]))^2" office:value-type="string" office:string-value="" calcext:value-type="error">
            <text:p>#DIV/0!</text:p>
          </table:table-cell>
          <table:table-cell table:formula="of:=0.5*[.HN12]*(([.HN5]-[.HM5])/([.HN1]-[.HM1]))^2" office:value-type="string" office:string-value="" calcext:value-type="error">
            <text:p>#DIV/0!</text:p>
          </table:table-cell>
          <table:table-cell table:formula="of:=0.5*[.HO12]*(([.HO5]-[.HN5])/([.HO1]-[.HN1]))^2" office:value-type="string" office:string-value="" calcext:value-type="error">
            <text:p>#DIV/0!</text:p>
          </table:table-cell>
          <table:table-cell table:formula="of:=0.5*[.HP12]*(([.HP5]-[.HO5])/([.HP1]-[.HO1]))^2" office:value-type="string" office:string-value="" calcext:value-type="error">
            <text:p>#DIV/0!</text:p>
          </table:table-cell>
          <table:table-cell table:formula="of:=0.5*[.HQ12]*(([.HQ5]-[.HP5])/([.HQ1]-[.HP1]))^2" office:value-type="string" office:string-value="" calcext:value-type="error">
            <text:p>#DIV/0!</text:p>
          </table:table-cell>
          <table:table-cell table:formula="of:=0.5*[.HR12]*(([.HR5]-[.HQ5])/([.HR1]-[.HQ1]))^2" office:value-type="string" office:string-value="" calcext:value-type="error">
            <text:p>#DIV/0!</text:p>
          </table:table-cell>
          <table:table-cell table:formula="of:=0.5*[.HS12]*(([.HS5]-[.HR5])/([.HS1]-[.HR1]))^2" office:value-type="string" office:string-value="" calcext:value-type="error">
            <text:p>#DIV/0!</text:p>
          </table:table-cell>
          <table:table-cell table:formula="of:=0.5*[.HT12]*(([.HT5]-[.HS5])/([.HT1]-[.HS1]))^2" office:value-type="string" office:string-value="" calcext:value-type="error">
            <text:p>#DIV/0!</text:p>
          </table:table-cell>
          <table:table-cell table:formula="of:=0.5*[.HU12]*(([.HU5]-[.HT5])/([.HU1]-[.HT1]))^2" office:value-type="string" office:string-value="" calcext:value-type="error">
            <text:p>#DIV/0!</text:p>
          </table:table-cell>
          <table:table-cell table:formula="of:=0.5*[.HV12]*(([.HV5]-[.HU5])/([.HV1]-[.HU1]))^2" office:value-type="string" office:string-value="" calcext:value-type="error">
            <text:p>#DIV/0!</text:p>
          </table:table-cell>
          <table:table-cell table:formula="of:=0.5*[.HW12]*(([.HW5]-[.HV5])/([.HW1]-[.HV1]))^2" office:value-type="string" office:string-value="" calcext:value-type="error">
            <text:p>#DIV/0!</text:p>
          </table:table-cell>
          <table:table-cell table:formula="of:=0.5*[.HX12]*(([.HX5]-[.HW5])/([.HX1]-[.HW1]))^2" office:value-type="string" office:string-value="" calcext:value-type="error">
            <text:p>#DIV/0!</text:p>
          </table:table-cell>
          <table:table-cell table:formula="of:=0.5*[.HY12]*(([.HY5]-[.HX5])/([.HY1]-[.HX1]))^2" office:value-type="string" office:string-value="" calcext:value-type="error">
            <text:p>#DIV/0!</text:p>
          </table:table-cell>
          <table:table-cell table:formula="of:=0.5*[.HZ12]*(([.HZ5]-[.HY5])/([.HZ1]-[.HY1]))^2" office:value-type="string" office:string-value="" calcext:value-type="error">
            <text:p>#DIV/0!</text:p>
          </table:table-cell>
          <table:table-cell table:formula="of:=0.5*[.IA12]*(([.IA5]-[.HZ5])/([.IA1]-[.HZ1]))^2" office:value-type="string" office:string-value="" calcext:value-type="error">
            <text:p>#DIV/0!</text:p>
          </table:table-cell>
          <table:table-cell table:formula="of:=0.5*[.IB12]*(([.IB5]-[.IA5])/([.IB1]-[.IA1]))^2" office:value-type="string" office:string-value="" calcext:value-type="error">
            <text:p>#DIV/0!</text:p>
          </table:table-cell>
          <table:table-cell table:formula="of:=0.5*[.IC12]*(([.IC5]-[.IB5])/([.IC1]-[.IB1]))^2" office:value-type="string" office:string-value="" calcext:value-type="error">
            <text:p>#DIV/0!</text:p>
          </table:table-cell>
          <table:table-cell table:formula="of:=0.5*[.ID12]*(([.ID5]-[.IC5])/([.ID1]-[.IC1]))^2" office:value-type="string" office:string-value="" calcext:value-type="error">
            <text:p>#DIV/0!</text:p>
          </table:table-cell>
          <table:table-cell table:formula="of:=0.5*[.IE12]*(([.IE5]-[.ID5])/([.IE1]-[.ID1]))^2" office:value-type="string" office:string-value="" calcext:value-type="error">
            <text:p>#DIV/0!</text:p>
          </table:table-cell>
          <table:table-cell table:formula="of:=0.5*[.IF12]*(([.IF5]-[.IE5])/([.IF1]-[.IE1]))^2" office:value-type="string" office:string-value="" calcext:value-type="error">
            <text:p>#DIV/0!</text:p>
          </table:table-cell>
          <table:table-cell table:formula="of:=0.5*[.IG12]*(([.IG5]-[.IF5])/([.IG1]-[.IF1]))^2" office:value-type="string" office:string-value="" calcext:value-type="error">
            <text:p>#DIV/0!</text:p>
          </table:table-cell>
          <table:table-cell table:formula="of:=0.5*[.IH12]*(([.IH5]-[.IG5])/([.IH1]-[.IG1]))^2" office:value-type="string" office:string-value="" calcext:value-type="error">
            <text:p>#DIV/0!</text:p>
          </table:table-cell>
          <table:table-cell table:formula="of:=0.5*[.II12]*(([.II5]-[.IH5])/([.II1]-[.IH1]))^2" office:value-type="string" office:string-value="" calcext:value-type="error">
            <text:p>#DIV/0!</text:p>
          </table:table-cell>
          <table:table-cell table:formula="of:=0.5*[.IJ12]*(([.IJ5]-[.II5])/([.IJ1]-[.II1]))^2" office:value-type="string" office:string-value="" calcext:value-type="error">
            <text:p>#DIV/0!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320564382932072" calcext:value-type="float">
            <text:p>3.20564382932072E-08</text:p>
          </table:table-cell>
          <table:table-cell table:formula="of:=0.5*[.D12]*(([.D6]-[.C6])/([.D1]-[.C1]))^2" office:value-type="float" office:value="0.000000223876409680915" calcext:value-type="float">
            <text:p>2.23876409680915E-07</text:p>
          </table:table-cell>
          <table:table-cell table:formula="of:=0.5*[.E12]*(([.E6]-[.D6])/([.E1]-[.D1]))^2" office:value-type="float" office:value="0.0000000510178900980923" calcext:value-type="float">
            <text:p>5.10178900980923E-08</text:p>
          </table:table-cell>
          <table:table-cell table:formula="of:=0.5*[.F12]*(([.F6]-[.E6])/([.F1]-[.E1]))^2" office:value-type="float" office:value="0.0000000225917688285722" calcext:value-type="float">
            <text:p>2.25917688285722E-08</text:p>
          </table:table-cell>
          <table:table-cell table:formula="of:=0.5*[.G12]*(([.G6]-[.F6])/([.G1]-[.F1]))^2" office:value-type="float" office:value="0.000000487487262876027" calcext:value-type="float">
            <text:p>4.87487262876027E-07</text:p>
          </table:table-cell>
          <table:table-cell table:formula="of:=0.5*[.H12]*(([.H6]-[.G6])/([.H1]-[.G1]))^2" office:value-type="float" office:value="0.000000523432151022231" calcext:value-type="float">
            <text:p>5.23432151022231E-07</text:p>
          </table:table-cell>
          <table:table-cell table:formula="of:=0.5*[.I12]*(([.I6]-[.H6])/([.I1]-[.H1]))^2" office:value-type="float" office:value="0.000000518278949292974" calcext:value-type="float">
            <text:p>5.18278949292974E-07</text:p>
          </table:table-cell>
          <table:table-cell table:formula="of:=0.5*[.J12]*(([.J6]-[.I6])/([.J1]-[.I1]))^2" office:value-type="float" office:value="0.0000000146251076973257" calcext:value-type="float">
            <text:p>1.46251076973257E-08</text:p>
          </table:table-cell>
          <table:table-cell table:formula="of:=0.5*[.K12]*(([.K6]-[.J6])/([.K1]-[.J1]))^2" office:value-type="float" office:value="0.00000000277313053194621" calcext:value-type="float">
            <text:p>2.77313053194621E-09</text:p>
          </table:table-cell>
          <table:table-cell table:formula="of:=0.5*[.L12]*(([.L6]-[.K6])/([.L1]-[.K1]))^2" office:value-type="float" office:value="0.000000178322081409167" calcext:value-type="float">
            <text:p>1.78322081409167E-07</text:p>
          </table:table-cell>
          <table:table-cell table:formula="of:=0.5*[.M12]*(([.M6]-[.L6])/([.M1]-[.L1]))^2" office:value-type="float" office:value="0.0000000770976414040948" calcext:value-type="float">
            <text:p>7.70976414040948E-08</text:p>
          </table:table-cell>
          <table:table-cell table:formula="of:=0.5*[.N12]*(([.N6]-[.M6])/([.N1]-[.M1]))^2" office:value-type="float" office:value="0.000000129370962886793" calcext:value-type="float">
            <text:p>1.29370962886793E-07</text:p>
          </table:table-cell>
          <table:table-cell table:formula="of:=0.5*[.O12]*(([.O6]-[.N6])/([.O1]-[.N1]))^2" office:value-type="float" office:value="0.0000000419448142255699" calcext:value-type="float">
            <text:p>4.19448142255699E-08</text:p>
          </table:table-cell>
          <table:table-cell table:formula="of:=0.5*[.P12]*(([.P6]-[.O6])/([.P1]-[.O1]))^2" office:value-type="float" office:value="0.000000188231367905981" calcext:value-type="float">
            <text:p>1.88231367905981E-07</text:p>
          </table:table-cell>
          <table:table-cell table:formula="of:=0.5*[.Q12]*(([.Q6]-[.P6])/([.Q1]-[.P1]))^2" office:value-type="float" office:value="0.0000000173863658832806" calcext:value-type="float">
            <text:p>1.73863658832806E-08</text:p>
          </table:table-cell>
          <table:table-cell table:formula="of:=0.5*[.R12]*(([.R6]-[.Q6])/([.R1]-[.Q1]))^2" office:value-type="float" office:value="0.000000188828384725848" calcext:value-type="float">
            <text:p>1.88828384725848E-07</text:p>
          </table:table-cell>
          <table:table-cell table:formula="of:=0.5*[.S12]*(([.S6]-[.R6])/([.S1]-[.R1]))^2" office:value-type="float" office:value="0.0000000864369307140391" calcext:value-type="float">
            <text:p>8.64369307140391E-08</text:p>
          </table:table-cell>
          <table:table-cell table:formula="of:=0.5*[.T12]*(([.T6]-[.S6])/([.T1]-[.S1]))^2" office:value-type="float" office:value="0.000000000315182361129218" calcext:value-type="float">
            <text:p>3.15182361129218E-10</text:p>
          </table:table-cell>
          <table:table-cell table:formula="of:=0.5*[.U12]*(([.U6]-[.T6])/([.U1]-[.T1]))^2" office:value-type="float" office:value="0.000000418673920005487" calcext:value-type="float">
            <text:p>4.18673920005487E-07</text:p>
          </table:table-cell>
          <table:table-cell table:formula="of:=0.5*[.V12]*(([.V6]-[.U6])/([.V1]-[.U1]))^2" office:value-type="float" office:value="0.0000000313007278867876" calcext:value-type="float">
            <text:p>3.13007278867876E-08</text:p>
          </table:table-cell>
          <table:table-cell table:formula="of:=0.5*[.W12]*(([.W6]-[.V6])/([.W1]-[.V1]))^2" office:value-type="float" office:value="0.00000064581979411683" calcext:value-type="float">
            <text:p>6.4581979411683E-07</text:p>
          </table:table-cell>
          <table:table-cell table:formula="of:=0.5*[.X12]*(([.X6]-[.W6])/([.X1]-[.W1]))^2" office:value-type="float" office:value="0.0000000734614129418726" calcext:value-type="float">
            <text:p>7.34614129418726E-08</text:p>
          </table:table-cell>
          <table:table-cell table:formula="of:=0.5*[.Y12]*(([.Y6]-[.X6])/([.Y1]-[.X1]))^2" office:value-type="float" office:value="0.000000347078946124171" calcext:value-type="float">
            <text:p>3.47078946124171E-07</text:p>
          </table:table-cell>
          <table:table-cell table:formula="of:=0.5*[.Z12]*(([.Z6]-[.Y6])/([.Z1]-[.Y1]))^2" office:value-type="float" office:value="0.0000041448360518665" calcext:value-type="float">
            <text:p>4.1448360518665E-06</text:p>
          </table:table-cell>
          <table:table-cell table:formula="of:=0.5*[.AA12]*(([.AA6]-[.Z6])/([.AA1]-[.Z1]))^2" office:value-type="float" office:value="0.000000343205332163802" calcext:value-type="float">
            <text:p>3.43205332163802E-07</text:p>
          </table:table-cell>
          <table:table-cell table:formula="of:=0.5*[.AB12]*(([.AB6]-[.AA6])/([.AB1]-[.AA1]))^2" office:value-type="float" office:value="0.0000732853487110224" calcext:value-type="float">
            <text:p>7.32853487110224E-05</text:p>
          </table:table-cell>
          <table:table-cell table:formula="of:=0.5*[.AC12]*(([.AC6]-[.AB6])/([.AC1]-[.AB1]))^2" office:value-type="float" office:value="0.00000036279535586979" calcext:value-type="float">
            <text:p>3.6279535586979E-07</text:p>
          </table:table-cell>
          <table:table-cell table:formula="of:=0.5*[.AD12]*(([.AD6]-[.AC6])/([.AD1]-[.AC1]))^2" office:value-type="float" office:value="0.000042164423397079" calcext:value-type="float">
            <text:p>4.2164423397079E-05</text:p>
          </table:table-cell>
          <table:table-cell table:formula="of:=0.5*[.AE12]*(([.AE6]-[.AD6])/([.AE1]-[.AD1]))^2" office:value-type="float" office:value="0.0000628757351612349" calcext:value-type="float">
            <text:p>6.28757351612349E-05</text:p>
          </table:table-cell>
          <table:table-cell table:formula="of:=0.5*[.AF12]*(([.AF6]-[.AE6])/([.AF1]-[.AE1]))^2" office:value-type="float" office:value="0.0000232285510277408" calcext:value-type="float">
            <text:p>2.32285510277408E-05</text:p>
          </table:table-cell>
          <table:table-cell table:formula="of:=0.5*[.AG12]*(([.AG6]-[.AF6])/([.AG1]-[.AF1]))^2" office:value-type="float" office:value="0.0000166010331442146" calcext:value-type="float">
            <text:p>1.66010331442146E-05</text:p>
          </table:table-cell>
          <table:table-cell table:formula="of:=0.5*[.AH12]*(([.AH6]-[.AG6])/([.AH1]-[.AG1]))^2" office:value-type="float" office:value="0.00196887984059754" calcext:value-type="float">
            <text:p>0.001968879840598</text:p>
          </table:table-cell>
          <table:table-cell table:formula="of:=0.5*[.AI12]*(([.AI6]-[.AH6])/([.AI1]-[.AH1]))^2" office:value-type="float" office:value="0.0144628091558316" calcext:value-type="float">
            <text:p>0.014462809155832</text:p>
          </table:table-cell>
          <table:table-cell table:formula="of:=0.5*[.AJ12]*(([.AJ6]-[.AI6])/([.AJ1]-[.AI1]))^2" office:value-type="float" office:value="0.00835932000173392" calcext:value-type="float">
            <text:p>0.008359320001734</text:p>
          </table:table-cell>
          <table:table-cell table:formula="of:=0.5*[.AK12]*(([.AK6]-[.AJ6])/([.AK1]-[.AJ1]))^2" office:value-type="float" office:value="0.00776882802389613" calcext:value-type="float">
            <text:p>0.007768828023896</text:p>
          </table:table-cell>
          <table:table-cell table:formula="of:=0.5*[.AL12]*(([.AL6]-[.AK6])/([.AL1]-[.AK1]))^2" office:value-type="float" office:value="0.000195294091779788" calcext:value-type="float">
            <text:p>0.00019529409178</text:p>
          </table:table-cell>
          <table:table-cell table:formula="of:=0.5*[.AM12]*(([.AM6]-[.AL6])/([.AM1]-[.AL1]))^2" office:value-type="float" office:value="0.0540187093424233" calcext:value-type="float">
            <text:p>0.054018709342423</text:p>
          </table:table-cell>
          <table:table-cell table:formula="of:=0.5*[.AN12]*(([.AN6]-[.AM6])/([.AN1]-[.AM1]))^2" office:value-type="float" office:value="0.000224831343937388" calcext:value-type="float">
            <text:p>0.000224831343937</text:p>
          </table:table-cell>
          <table:table-cell table:formula="of:=0.5*[.AO12]*(([.AO6]-[.AN6])/([.AO1]-[.AN1]))^2" office:value-type="float" office:value="0.00771151536723413" calcext:value-type="float">
            <text:p>0.007711515367234</text:p>
          </table:table-cell>
          <table:table-cell table:formula="of:=0.5*[.AP12]*(([.AP6]-[.AO6])/([.AP1]-[.AO1]))^2" office:value-type="float" office:value="0.000678659089858944" calcext:value-type="float">
            <text:p>0.000678659089859</text:p>
          </table:table-cell>
          <table:table-cell table:formula="of:=0.5*[.AQ12]*(([.AQ6]-[.AP6])/([.AQ1]-[.AP1]))^2" office:value-type="float" office:value="0.00145133292907797" calcext:value-type="float">
            <text:p>0.001451332929078</text:p>
          </table:table-cell>
          <table:table-cell table:formula="of:=0.5*[.AR12]*(([.AR6]-[.AQ6])/([.AR1]-[.AQ1]))^2" office:value-type="float" office:value="0.0100071865119785" calcext:value-type="float">
            <text:p>0.010007186511979</text:p>
          </table:table-cell>
          <table:table-cell table:formula="of:=0.5*[.AS12]*(([.AS6]-[.AR6])/([.AS1]-[.AR1]))^2" office:value-type="float" office:value="0.00000103263529505047" calcext:value-type="float">
            <text:p>1.03263529505047E-06</text:p>
          </table:table-cell>
          <table:table-cell table:formula="of:=0.5*[.AT12]*(([.AT6]-[.AS6])/([.AT1]-[.AS1]))^2" office:value-type="float" office:value="0.00292542819298345" calcext:value-type="float">
            <text:p>0.002925428192983</text:p>
          </table:table-cell>
          <table:table-cell table:formula="of:=0.5*[.AU12]*(([.AU6]-[.AT6])/([.AU1]-[.AT1]))^2" office:value-type="float" office:value="0.00101913457662566" calcext:value-type="float">
            <text:p>0.001019134576626</text:p>
          </table:table-cell>
          <table:table-cell table:formula="of:=0.5*[.AV12]*(([.AV6]-[.AU6])/([.AV1]-[.AU1]))^2" office:value-type="float" office:value="0.0362859747259204" calcext:value-type="float">
            <text:p>0.036285974725921</text:p>
          </table:table-cell>
          <table:table-cell table:formula="of:=0.5*[.AW12]*(([.AW6]-[.AV6])/([.AW1]-[.AV1]))^2" office:value-type="float" office:value="0.014882547049864" calcext:value-type="float">
            <text:p>0.014882547049864</text:p>
          </table:table-cell>
          <table:table-cell table:formula="of:=0.5*[.AX12]*(([.AX6]-[.AW6])/([.AX1]-[.AW1]))^2" office:value-type="float" office:value="0.0128591411304586" calcext:value-type="float">
            <text:p>0.012859141130459</text:p>
          </table:table-cell>
          <table:table-cell table:formula="of:=0.5*[.AY12]*(([.AY6]-[.AX6])/([.AY1]-[.AX1]))^2" office:value-type="float" office:value="0.00303571454210716" calcext:value-type="float">
            <text:p>0.003035714542107</text:p>
          </table:table-cell>
          <table:table-cell table:formula="of:=0.5*[.AZ12]*(([.AZ6]-[.AY6])/([.AZ1]-[.AY1]))^2" office:value-type="float" office:value="0.0013075507171349" calcext:value-type="float">
            <text:p>0.001307550717135</text:p>
          </table:table-cell>
          <table:table-cell table:formula="of:=0.5*[.BA12]*(([.BA6]-[.AZ6])/([.BA1]-[.AZ1]))^2" office:value-type="float" office:value="0.000384037510104566" calcext:value-type="float">
            <text:p>0.000384037510105</text:p>
          </table:table-cell>
          <table:table-cell table:formula="of:=0.5*[.BB12]*(([.BB6]-[.BA6])/([.BB1]-[.BA1]))^2" office:value-type="float" office:value="0.0000210559937931841" calcext:value-type="float">
            <text:p>2.10559937931841E-05</text:p>
          </table:table-cell>
          <table:table-cell table:formula="of:=0.5*[.BC12]*(([.BC6]-[.BB6])/([.BC1]-[.BB1]))^2" office:value-type="float" office:value="0.00287494476669023" calcext:value-type="float">
            <text:p>0.00287494476669</text:p>
          </table:table-cell>
          <table:table-cell table:formula="of:=0.5*[.BD12]*(([.BD6]-[.BC6])/([.BD1]-[.BC1]))^2" office:value-type="float" office:value="0.00554870287523311" calcext:value-type="float">
            <text:p>0.005548702875233</text:p>
          </table:table-cell>
          <table:table-cell table:formula="of:=0.5*[.BE12]*(([.BE6]-[.BD6])/([.BE1]-[.BD1]))^2" office:value-type="float" office:value="0.00346904881532709" calcext:value-type="float">
            <text:p>0.003469048815327</text:p>
          </table:table-cell>
          <table:table-cell table:formula="of:=0.5*[.BF12]*(([.BF6]-[.BE6])/([.BF1]-[.BE1]))^2" office:value-type="float" office:value="0.0000245949254142436" calcext:value-type="float">
            <text:p>2.45949254142436E-05</text:p>
          </table:table-cell>
          <table:table-cell table:formula="of:=0.5*[.BG12]*(([.BG6]-[.BF6])/([.BG1]-[.BF1]))^2" office:value-type="float" office:value="0.00031346771854103" calcext:value-type="float">
            <text:p>0.000313467718541</text:p>
          </table:table-cell>
          <table:table-cell table:formula="of:=0.5*[.BH12]*(([.BH6]-[.BG6])/([.BH1]-[.BG1]))^2" office:value-type="float" office:value="0.00133824176895462" calcext:value-type="float">
            <text:p>0.001338241768955</text:p>
          </table:table-cell>
          <table:table-cell table:formula="of:=0.5*[.BI12]*(([.BI6]-[.BH6])/([.BI1]-[.BH1]))^2" office:value-type="float" office:value="0.0287422876700367" calcext:value-type="float">
            <text:p>0.028742287670037</text:p>
          </table:table-cell>
          <table:table-cell table:formula="of:=0.5*[.BJ12]*(([.BJ6]-[.BI6])/([.BJ1]-[.BI1]))^2" office:value-type="float" office:value="0.0228742455205518" calcext:value-type="float">
            <text:p>0.022874245520552</text:p>
          </table:table-cell>
          <table:table-cell table:formula="of:=0.5*[.BK12]*(([.BK6]-[.BJ6])/([.BK1]-[.BJ1]))^2" office:value-type="float" office:value="0.0132965330343105" calcext:value-type="float">
            <text:p>0.013296533034311</text:p>
          </table:table-cell>
          <table:table-cell table:formula="of:=0.5*[.BL12]*(([.BL6]-[.BK6])/([.BL1]-[.BK1]))^2" office:value-type="float" office:value="0.000279574666330574" calcext:value-type="float">
            <text:p>0.000279574666331</text:p>
          </table:table-cell>
          <table:table-cell table:formula="of:=0.5*[.BM12]*(([.BM6]-[.BL6])/([.BM1]-[.BL1]))^2" office:value-type="float" office:value="0.0000398530551765435" calcext:value-type="float">
            <text:p>3.98530551765435E-05</text:p>
          </table:table-cell>
          <table:table-cell table:formula="of:=0.5*[.BN12]*(([.BN6]-[.BM6])/([.BN1]-[.BM1]))^2" office:value-type="float" office:value="0.000334036125868566" calcext:value-type="float">
            <text:p>0.000334036125869</text:p>
          </table:table-cell>
          <table:table-cell table:formula="of:=0.5*[.BO12]*(([.BO6]-[.BN6])/([.BO1]-[.BN1]))^2" office:value-type="float" office:value="0.00193928185135962" calcext:value-type="float">
            <text:p>0.00193928185136</text:p>
          </table:table-cell>
          <table:table-cell table:formula="of:=0.5*[.BP12]*(([.BP6]-[.BO6])/([.BP1]-[.BO1]))^2" office:value-type="float" office:value="0.0246054192007527" calcext:value-type="float">
            <text:p>0.024605419200753</text:p>
          </table:table-cell>
          <table:table-cell table:formula="of:=0.5*[.BQ12]*(([.BQ6]-[.BP6])/([.BQ1]-[.BP1]))^2" office:value-type="float" office:value="0.0107133488866131" calcext:value-type="float">
            <text:p>0.010713348886613</text:p>
          </table:table-cell>
          <table:table-cell table:formula="of:=0.5*[.BR12]*(([.BR6]-[.BQ6])/([.BR1]-[.BQ1]))^2" office:value-type="float" office:value="0.00486756783495953" calcext:value-type="float">
            <text:p>0.00486756783496</text:p>
          </table:table-cell>
          <table:table-cell table:formula="of:=0.5*[.BS12]*(([.BS6]-[.BR6])/([.BS1]-[.BR1]))^2" office:value-type="float" office:value="0.0000228394303645238" calcext:value-type="float">
            <text:p>2.28394303645238E-05</text:p>
          </table:table-cell>
          <table:table-cell table:formula="of:=0.5*[.BT12]*(([.BT6]-[.BS6])/([.BT1]-[.BS1]))^2" office:value-type="float" office:value="0.000140873401055609" calcext:value-type="float">
            <text:p>0.000140873401056</text:p>
          </table:table-cell>
          <table:table-cell table:formula="of:=0.5*[.BU12]*(([.BU6]-[.BT6])/([.BU1]-[.BT1]))^2" office:value-type="float" office:value="0.000276670295725077" calcext:value-type="float">
            <text:p>0.000276670295725</text:p>
          </table:table-cell>
          <table:table-cell table:formula="of:=0.5*[.BV12]*(([.BV6]-[.BU6])/([.BV1]-[.BU1]))^2" office:value-type="float" office:value="0.00245345180112468" calcext:value-type="float">
            <text:p>0.002453451801125</text:p>
          </table:table-cell>
          <table:table-cell table:formula="of:=0.5*[.BW12]*(([.BW6]-[.BV6])/([.BW1]-[.BV1]))^2" office:value-type="float" office:value="0.0273621047905647" calcext:value-type="float">
            <text:p>0.027362104790565</text:p>
          </table:table-cell>
          <table:table-cell table:formula="of:=0.5*[.BX12]*(([.BX6]-[.BW6])/([.BX1]-[.BW1]))^2" office:value-type="float" office:value="0.00414069446733306" calcext:value-type="float">
            <text:p>0.004140694467333</text:p>
          </table:table-cell>
          <table:table-cell table:formula="of:=0.5*[.BY12]*(([.BY6]-[.BX6])/([.BY1]-[.BX1]))^2" office:value-type="float" office:value="0.00438821315236346" calcext:value-type="float">
            <text:p>0.004388213152363</text:p>
          </table:table-cell>
          <table:table-cell table:formula="of:=0.5*[.BZ12]*(([.BZ6]-[.BY6])/([.BZ1]-[.BY1]))^2" office:value-type="float" office:value="0.00385617688357507" calcext:value-type="float">
            <text:p>0.003856176883575</text:p>
          </table:table-cell>
          <table:table-cell table:formula="of:=0.5*[.CA12]*(([.CA6]-[.BZ6])/([.CA1]-[.BZ1]))^2" office:value-type="float" office:value="0.00135511207281329" calcext:value-type="float">
            <text:p>0.001355112072813</text:p>
          </table:table-cell>
          <table:table-cell table:formula="of:=0.5*[.CB12]*(([.CB6]-[.CA6])/([.CB1]-[.CA1]))^2" office:value-type="float" office:value="0.00184856550048654" calcext:value-type="float">
            <text:p>0.001848565500487</text:p>
          </table:table-cell>
          <table:table-cell table:formula="of:=0.5*[.CC12]*(([.CC6]-[.CB6])/([.CC1]-[.CB1]))^2" office:value-type="float" office:value="0.000131670397897717" calcext:value-type="float">
            <text:p>0.000131670397898</text:p>
          </table:table-cell>
          <table:table-cell table:formula="of:=0.5*[.CD12]*(([.CD6]-[.CC6])/([.CD1]-[.CC1]))^2" office:value-type="float" office:value="0.000000642098053669608" calcext:value-type="float">
            <text:p>6.42098053669608E-07</text:p>
          </table:table-cell>
          <table:table-cell table:formula="of:=0.5*[.CE12]*(([.CE6]-[.CD6])/([.CE1]-[.CD1]))^2" office:value-type="float" office:value="0.0190510648992845" calcext:value-type="float">
            <text:p>0.019051064899285</text:p>
          </table:table-cell>
          <table:table-cell table:formula="of:=0.5*[.CF12]*(([.CF6]-[.CE6])/([.CF1]-[.CE1]))^2" office:value-type="float" office:value="0.0000174179579435955" calcext:value-type="float">
            <text:p>1.74179579435955E-05</text:p>
          </table:table-cell>
          <table:table-cell table:formula="of:=0.5*[.CG12]*(([.CG6]-[.CF6])/([.CG1]-[.CF1]))^2" office:value-type="float" office:value="0.0349702017130286" calcext:value-type="float">
            <text:p>0.034970201713029</text:p>
          </table:table-cell>
          <table:table-cell table:formula="of:=0.5*[.CH12]*(([.CH6]-[.CG6])/([.CH1]-[.CG1]))^2" office:value-type="float" office:value="0.00217272508121194" calcext:value-type="float">
            <text:p>0.002172725081212</text:p>
          </table:table-cell>
          <table:table-cell table:formula="of:=0.5*[.CI12]*(([.CI6]-[.CH6])/([.CI1]-[.CH1]))^2" office:value-type="float" office:value="0.000065198865289529" calcext:value-type="float">
            <text:p>6.5198865289529E-05</text:p>
          </table:table-cell>
          <table:table-cell table:formula="of:=0.5*[.CJ12]*(([.CJ6]-[.CI6])/([.CJ1]-[.CI1]))^2" office:value-type="float" office:value="0.000362391496583058" calcext:value-type="float">
            <text:p>0.000362391496583</text:p>
          </table:table-cell>
          <table:table-cell table:formula="of:=0.5*[.CK12]*(([.CK6]-[.CJ6])/([.CK1]-[.CJ1]))^2" office:value-type="float" office:value="0.00185924737432294" calcext:value-type="float">
            <text:p>0.001859247374323</text:p>
          </table:table-cell>
          <table:table-cell table:formula="of:=0.5*[.CL12]*(([.CL6]-[.CK6])/([.CL1]-[.CK1]))^2" office:value-type="float" office:value="0.0213050235097958" calcext:value-type="float">
            <text:p>0.021305023509796</text:p>
          </table:table-cell>
          <table:table-cell table:formula="of:=0.5*[.CM12]*(([.CM6]-[.CL6])/([.CM1]-[.CL1]))^2" office:value-type="float" office:value="0.00140824643230157" calcext:value-type="float">
            <text:p>0.001408246432302</text:p>
          </table:table-cell>
          <table:table-cell table:formula="of:=0.5*[.CN12]*(([.CN6]-[.CM6])/([.CN1]-[.CM1]))^2" office:value-type="float" office:value="0.0108178535007991" calcext:value-type="float">
            <text:p>0.010817853500799</text:p>
          </table:table-cell>
          <table:table-cell table:formula="of:=0.5*[.CO12]*(([.CO6]-[.CN6])/([.CO1]-[.CN1]))^2" office:value-type="float" office:value="0.00395029861969665" calcext:value-type="float">
            <text:p>0.003950298619697</text:p>
          </table:table-cell>
          <table:table-cell table:formula="of:=0.5*[.CP12]*(([.CP6]-[.CO6])/([.CP1]-[.CO1]))^2" office:value-type="float" office:value="0.00814477012775262" calcext:value-type="float">
            <text:p>0.008144770127753</text:p>
          </table:table-cell>
          <table:table-cell table:formula="of:=0.5*[.CQ12]*(([.CQ6]-[.CP6])/([.CQ1]-[.CP1]))^2" office:value-type="float" office:value="0.0000184732691783009" calcext:value-type="float">
            <text:p>1.84732691783009E-05</text:p>
          </table:table-cell>
          <table:table-cell table:formula="of:=0.5*[.CR12]*(([.CR6]-[.CQ6])/([.CR1]-[.CQ1]))^2" office:value-type="float" office:value="0.0014676987716995" calcext:value-type="float">
            <text:p>0.0014676987717</text:p>
          </table:table-cell>
          <table:table-cell table:formula="of:=0.5*[.CS12]*(([.CS6]-[.CR6])/([.CS1]-[.CR1]))^2" office:value-type="float" office:value="0.0000983477121996163" calcext:value-type="float">
            <text:p>9.83477121996163E-05</text:p>
          </table:table-cell>
          <table:table-cell table:formula="of:=0.5*[.CT12]*(([.CT6]-[.CS6])/([.CT1]-[.CS1]))^2" office:value-type="float" office:value="0.000871627796137095" calcext:value-type="float">
            <text:p>0.000871627796137</text:p>
          </table:table-cell>
          <table:table-cell table:formula="of:=0.5*[.CU12]*(([.CU6]-[.CT6])/([.CU1]-[.CT1]))^2" office:value-type="float" office:value="0.000262923693336782" calcext:value-type="float">
            <text:p>0.000262923693337</text:p>
          </table:table-cell>
          <table:table-cell table:formula="of:=0.5*[.CV12]*(([.CV6]-[.CU6])/([.CV1]-[.CU1]))^2" office:value-type="float" office:value="0.022320623436435" calcext:value-type="float">
            <text:p>0.022320623436435</text:p>
          </table:table-cell>
          <table:table-cell table:formula="of:=0.5*[.CW12]*(([.CW6]-[.CV6])/([.CW1]-[.CV1]))^2" office:value-type="float" office:value="0.000367942719500214" calcext:value-type="float">
            <text:p>0.0003679427195</text:p>
          </table:table-cell>
          <table:table-cell table:formula="of:=0.5*[.CX12]*(([.CX6]-[.CW6])/([.CX1]-[.CW1]))^2" office:value-type="float" office:value="0.0325668537532486" calcext:value-type="float">
            <text:p>0.032566853753249</text:p>
          </table:table-cell>
          <table:table-cell table:formula="of:=0.5*[.CY12]*(([.CY6]-[.CX6])/([.CY1]-[.CX1]))^2" office:value-type="float" office:value="0.0326696432374963" calcext:value-type="float">
            <text:p>0.032669643237496</text:p>
          </table:table-cell>
          <table:table-cell table:formula="of:=0.5*[.CZ12]*(([.CZ6]-[.CY6])/([.CZ1]-[.CY1]))^2" office:value-type="float" office:value="0.0148693585885273" calcext:value-type="float">
            <text:p>0.014869358588527</text:p>
          </table:table-cell>
          <table:table-cell table:formula="of:=0.5*[.DA12]*(([.DA6]-[.CZ6])/([.DA1]-[.CZ1]))^2" office:value-type="float" office:value="0.0342997986886929" calcext:value-type="float">
            <text:p>0.034299798688693</text:p>
          </table:table-cell>
          <table:table-cell table:formula="of:=0.5*[.DB12]*(([.DB6]-[.DA6])/([.DB1]-[.DA1]))^2" office:value-type="float" office:value="0.00000758327627738984" calcext:value-type="float">
            <text:p>7.58327627738984E-06</text:p>
          </table:table-cell>
          <table:table-cell table:formula="of:=0.5*[.DC12]*(([.DC6]-[.DB6])/([.DC1]-[.DB1]))^2" office:value-type="float" office:value="0.00102651426604695" calcext:value-type="float">
            <text:p>0.001026514266047</text:p>
          </table:table-cell>
          <table:table-cell table:formula="of:=0.5*[.DD12]*(([.DD6]-[.DC6])/([.DD1]-[.DC1]))^2" office:value-type="float" office:value="0.00449315099390457" calcext:value-type="float">
            <text:p>0.004493150993905</text:p>
          </table:table-cell>
          <table:table-cell table:formula="of:=0.5*[.DE12]*(([.DE6]-[.DD6])/([.DE1]-[.DD1]))^2" office:value-type="float" office:value="0.022300351598811" calcext:value-type="float">
            <text:p>0.022300351598811</text:p>
          </table:table-cell>
          <table:table-cell table:formula="of:=0.5*[.DF12]*(([.DF6]-[.DE6])/([.DF1]-[.DE1]))^2" office:value-type="float" office:value="0.0109421300768888" calcext:value-type="float">
            <text:p>0.010942130076889</text:p>
          </table:table-cell>
          <table:table-cell table:formula="of:=0.5*[.DG12]*(([.DG6]-[.DF6])/([.DG1]-[.DF1]))^2" office:value-type="float" office:value="0.00471343267601556" calcext:value-type="float">
            <text:p>0.004713432676016</text:p>
          </table:table-cell>
          <table:table-cell table:formula="of:=0.5*[.DH12]*(([.DH6]-[.DG6])/([.DH1]-[.DG1]))^2" office:value-type="float" office:value="0.0148220250385233" calcext:value-type="float">
            <text:p>0.014822025038523</text:p>
          </table:table-cell>
          <table:table-cell table:formula="of:=0.5*[.DI12]*(([.DI6]-[.DH6])/([.DI1]-[.DH1]))^2" office:value-type="float" office:value="0.000228383792069341" calcext:value-type="float">
            <text:p>0.000228383792069</text:p>
          </table:table-cell>
          <table:table-cell table:formula="of:=0.5*[.DJ12]*(([.DJ6]-[.DI6])/([.DJ1]-[.DI1]))^2" office:value-type="float" office:value="0.00452230210617518" calcext:value-type="float">
            <text:p>0.004522302106175</text:p>
          </table:table-cell>
          <table:table-cell table:formula="of:=0.5*[.DK12]*(([.DK6]-[.DJ6])/([.DK1]-[.DJ1]))^2" office:value-type="float" office:value="0.000171162859816157" calcext:value-type="float">
            <text:p>0.000171162859816</text:p>
          </table:table-cell>
          <table:table-cell table:formula="of:=0.5*[.DL12]*(([.DL6]-[.DK6])/([.DL1]-[.DK1]))^2" office:value-type="float" office:value="0.00262030719704209" calcext:value-type="float">
            <text:p>0.002620307197042</text:p>
          </table:table-cell>
          <table:table-cell table:formula="of:=0.5*[.DM12]*(([.DM6]-[.DL6])/([.DM1]-[.DL1]))^2" office:value-type="float" office:value="0.000153282450101535" calcext:value-type="float">
            <text:p>0.000153282450102</text:p>
          </table:table-cell>
          <table:table-cell table:formula="of:=0.5*[.DN12]*(([.DN6]-[.DM6])/([.DN1]-[.DM1]))^2" office:value-type="float" office:value="0.0329571963821787" calcext:value-type="float">
            <text:p>0.032957196382179</text:p>
          </table:table-cell>
          <table:table-cell table:formula="of:=0.5*[.DO12]*(([.DO6]-[.DN6])/([.DO1]-[.DN1]))^2" office:value-type="float" office:value="0.0010730951638386" calcext:value-type="float">
            <text:p>0.001073095163839</text:p>
          </table:table-cell>
          <table:table-cell table:formula="of:=0.5*[.DP12]*(([.DP6]-[.DO6])/([.DP1]-[.DO1]))^2" office:value-type="float" office:value="0.0200655217339174" calcext:value-type="float">
            <text:p>0.020065521733917</text:p>
          </table:table-cell>
          <table:table-cell table:formula="of:=0.5*[.DQ12]*(([.DQ6]-[.DP6])/([.DQ1]-[.DP1]))^2" office:value-type="float" office:value="0.0144835894886544" calcext:value-type="float">
            <text:p>0.014483589488654</text:p>
          </table:table-cell>
          <table:table-cell table:formula="of:=0.5*[.DR12]*(([.DR6]-[.DQ6])/([.DR1]-[.DQ1]))^2" office:value-type="float" office:value="0.00873848508400646" calcext:value-type="float">
            <text:p>0.008738485084006</text:p>
          </table:table-cell>
          <table:table-cell table:formula="of:=0.5*[.DS12]*(([.DS6]-[.DR6])/([.DS1]-[.DR1]))^2" office:value-type="float" office:value="0.0130674693405462" calcext:value-type="float">
            <text:p>0.013067469340546</text:p>
          </table:table-cell>
          <table:table-cell table:formula="of:=0.5*[.DT12]*(([.DT6]-[.DS6])/([.DT1]-[.DS1]))^2" office:value-type="float" office:value="0.0121938506332146" calcext:value-type="float">
            <text:p>0.012193850633215</text:p>
          </table:table-cell>
          <table:table-cell table:formula="of:=0.5*[.DU12]*(([.DU6]-[.DT6])/([.DU1]-[.DT1]))^2" office:value-type="float" office:value="0.00582386769976342" calcext:value-type="float">
            <text:p>0.005823867699763</text:p>
          </table:table-cell>
          <table:table-cell table:formula="of:=0.5*[.DV12]*(([.DV6]-[.DU6])/([.DV1]-[.DU1]))^2" office:value-type="float" office:value="0.000899990563188655" calcext:value-type="float">
            <text:p>0.000899990563189</text:p>
          </table:table-cell>
          <table:table-cell table:formula="of:=0.5*[.DW12]*(([.DW6]-[.DV6])/([.DW1]-[.DV1]))^2" office:value-type="float" office:value="0.000449829751493248" calcext:value-type="float">
            <text:p>0.000449829751493</text:p>
          </table:table-cell>
          <table:table-cell table:formula="of:=0.5*[.DX12]*(([.DX6]-[.DW6])/([.DX1]-[.DW1]))^2" office:value-type="float" office:value="0.00728559873972616" calcext:value-type="float">
            <text:p>0.007285598739726</text:p>
          </table:table-cell>
          <table:table-cell table:formula="of:=0.5*[.DY12]*(([.DY6]-[.DX6])/([.DY1]-[.DX1]))^2" office:value-type="float" office:value="0.000113196350914144" calcext:value-type="float">
            <text:p>0.000113196350914</text:p>
          </table:table-cell>
          <table:table-cell table:formula="of:=0.5*[.DZ12]*(([.DZ6]-[.DY6])/([.DZ1]-[.DY1]))^2" office:value-type="float" office:value="0.00157280460553813" calcext:value-type="float">
            <text:p>0.001572804605538</text:p>
          </table:table-cell>
          <table:table-cell table:formula="of:=0.5*[.EA12]*(([.EA6]-[.DZ6])/([.EA1]-[.DZ1]))^2" office:value-type="float" office:value="0.00721359948592739" calcext:value-type="float">
            <text:p>0.007213599485927</text:p>
          </table:table-cell>
          <table:table-cell table:formula="of:=0.5*[.EB12]*(([.EB6]-[.EA6])/([.EB1]-[.EA1]))^2" office:value-type="float" office:value="0.0000479984502957094" calcext:value-type="float">
            <text:p>4.79984502957094E-05</text:p>
          </table:table-cell>
          <table:table-cell table:formula="of:=0.5*[.EC12]*(([.EC6]-[.EB6])/([.EC1]-[.EB1]))^2" office:value-type="float" office:value="0.00460562019605034" calcext:value-type="float">
            <text:p>0.00460562019605</text:p>
          </table:table-cell>
          <table:table-cell table:formula="of:=0.5*[.ED12]*(([.ED6]-[.EC6])/([.ED1]-[.EC1]))^2" office:value-type="float" office:value="0.00278595589371764" calcext:value-type="float">
            <text:p>0.002785955893718</text:p>
          </table:table-cell>
          <table:table-cell table:formula="of:=0.5*[.EE12]*(([.EE6]-[.ED6])/([.EE1]-[.ED1]))^2" office:value-type="float" office:value="0.00130251905042431" calcext:value-type="float">
            <text:p>0.001302519050424</text:p>
          </table:table-cell>
          <table:table-cell table:formula="of:=0.5*[.EF12]*(([.EF6]-[.EE6])/([.EF1]-[.EE1]))^2" office:value-type="float" office:value="0.000000374520165509591" calcext:value-type="float">
            <text:p>3.74520165509591E-07</text:p>
          </table:table-cell>
          <table:table-cell table:formula="of:=0.5*[.EG12]*(([.EG6]-[.EF6])/([.EG1]-[.EF1]))^2" office:value-type="float" office:value="0.0412933067505331" calcext:value-type="float">
            <text:p>0.041293306750533</text:p>
          </table:table-cell>
          <table:table-cell table:formula="of:=0.5*[.EH12]*(([.EH6]-[.EG6])/([.EH1]-[.EG1]))^2" office:value-type="float" office:value="0.0324499653591209" calcext:value-type="float">
            <text:p>0.032449965359121</text:p>
          </table:table-cell>
          <table:table-cell table:formula="of:=0.5*[.EI12]*(([.EI6]-[.EH6])/([.EI1]-[.EH1]))^2" office:value-type="float" office:value="0.000192605586293765" calcext:value-type="float">
            <text:p>0.000192605586294</text:p>
          </table:table-cell>
          <table:table-cell table:formula="of:=0.5*[.EJ12]*(([.EJ6]-[.EI6])/([.EJ1]-[.EI1]))^2" office:value-type="float" office:value="0.0000147389838704331" calcext:value-type="float">
            <text:p>1.47389838704331E-05</text:p>
          </table:table-cell>
          <table:table-cell table:formula="of:=0.5*[.EK12]*(([.EK6]-[.EJ6])/([.EK1]-[.EJ1]))^2" office:value-type="float" office:value="0.000424416781878063" calcext:value-type="float">
            <text:p>0.000424416781878</text:p>
          </table:table-cell>
          <table:table-cell table:formula="of:=0.5*[.EL12]*(([.EL6]-[.EK6])/([.EL1]-[.EK1]))^2" office:value-type="float" office:value="0.00000697698847412797" calcext:value-type="float">
            <text:p>6.97698847412797E-06</text:p>
          </table:table-cell>
          <table:table-cell table:formula="of:=0.5*[.EM12]*(([.EM6]-[.EL6])/([.EM1]-[.EL1]))^2" office:value-type="float" office:value="0.0000207543631900262" calcext:value-type="float">
            <text:p>2.07543631900262E-05</text:p>
          </table:table-cell>
          <table:table-cell table:formula="of:=0.5*[.EN12]*(([.EN6]-[.EM6])/([.EN1]-[.EM1]))^2" office:value-type="float" office:value="0.000000309346026259133" calcext:value-type="float">
            <text:p>3.09346026259133E-07</text:p>
          </table:table-cell>
          <table:table-cell table:formula="of:=0.5*[.EO12]*(([.EO6]-[.EN6])/([.EO1]-[.EN1]))^2" office:value-type="float" office:value="0.000000457620418361983" calcext:value-type="float">
            <text:p>4.57620418361983E-07</text:p>
          </table:table-cell>
          <table:table-cell table:formula="of:=0.5*[.EP12]*(([.EP6]-[.EO6])/([.EP1]-[.EO1]))^2" office:value-type="float" office:value="0.000000286280845748485" calcext:value-type="float">
            <text:p>2.86280845748485E-07</text:p>
          </table:table-cell>
          <table:table-cell table:formula="of:=0.5*[.EQ12]*(([.EQ6]-[.EP6])/([.EQ1]-[.EP1]))^2" office:value-type="float" office:value="0.00000589698560809626" calcext:value-type="float">
            <text:p>5.89698560809626E-06</text:p>
          </table:table-cell>
          <table:table-cell table:formula="of:=0.5*[.ER12]*(([.ER6]-[.EQ6])/([.ER1]-[.EQ1]))^2" office:value-type="float" office:value="0.0000154198498478743" calcext:value-type="float">
            <text:p>1.54198498478743E-05</text:p>
          </table:table-cell>
          <table:table-cell table:formula="of:=0.5*[.ES12]*(([.ES6]-[.ER6])/([.ES1]-[.ER1]))^2" office:value-type="float" office:value="0.0000000000373247486622368" calcext:value-type="float">
            <text:p>3.73247486622368E-11</text:p>
          </table:table-cell>
          <table:table-cell table:formula="of:=0.5*[.ET12]*(([.ET6]-[.ES6])/([.ET1]-[.ES1]))^2" office:value-type="float" office:value="0.00000317881580977211" calcext:value-type="float">
            <text:p>3.17881580977211E-06</text:p>
          </table:table-cell>
          <table:table-cell table:formula="of:=0.5*[.EU12]*(([.EU6]-[.ET6])/([.EU1]-[.ET1]))^2" office:value-type="float" office:value="0.000000299998997344499" calcext:value-type="float">
            <text:p>2.99998997344499E-07</text:p>
          </table:table-cell>
          <table:table-cell table:formula="of:=0.5*[.EV12]*(([.EV6]-[.EU6])/([.EV1]-[.EU1]))^2" office:value-type="float" office:value="0.000000141570532730567" calcext:value-type="float">
            <text:p>1.41570532730567E-07</text:p>
          </table:table-cell>
          <table:table-cell table:formula="of:=0.5*[.EW12]*(([.EW6]-[.EV6])/([.EW1]-[.EV1]))^2" office:value-type="float" office:value="0.0000000450660869793704" calcext:value-type="float">
            <text:p>4.50660869793704E-08</text:p>
          </table:table-cell>
          <table:table-cell table:formula="of:=0.5*[.EX12]*(([.EX6]-[.EW6])/([.EX1]-[.EW1]))^2" office:value-type="float" office:value="0.000000126672279662146" calcext:value-type="float">
            <text:p>1.26672279662146E-07</text:p>
          </table:table-cell>
          <table:table-cell table:formula="of:=0.5*[.EY12]*(([.EY6]-[.EX6])/([.EY1]-[.EX1]))^2" office:value-type="float" office:value="0.0000000235578600565157" calcext:value-type="float">
            <text:p>2.35578600565157E-08</text:p>
          </table:table-cell>
          <table:table-cell table:formula="of:=0.5*[.EZ12]*(([.EZ6]-[.EY6])/([.EZ1]-[.EY1]))^2" office:value-type="float" office:value="0.00000000198987459983364" calcext:value-type="float">
            <text:p>1.98987459983364E-09</text:p>
          </table:table-cell>
          <table:table-cell table:formula="of:=0.5*[.FA12]*(([.FA6]-[.EZ6])/([.FA1]-[.EZ1]))^2" office:value-type="float" office:value="0.000000667269361629358" calcext:value-type="float">
            <text:p>6.67269361629358E-07</text:p>
          </table:table-cell>
          <table:table-cell table:formula="of:=0.5*[.FB12]*(([.FB6]-[.FA6])/([.FB1]-[.FA1]))^2" office:value-type="float" office:value="0.00000037154732629082" calcext:value-type="float">
            <text:p>3.7154732629082E-07</text:p>
          </table:table-cell>
          <table:table-cell table:formula="of:=0.5*[.FC12]*(([.FC6]-[.FB6])/([.FC1]-[.FB1]))^2" office:value-type="float" office:value="0.0000000344781808651467" calcext:value-type="float">
            <text:p>3.44781808651467E-08</text:p>
          </table:table-cell>
          <table:table-cell table:formula="of:=0.5*[.FD12]*(([.FD6]-[.FC6])/([.FD1]-[.FC1]))^2" office:value-type="float" office:value="0.0000000953009990805227" calcext:value-type="float">
            <text:p>9.53009990805227E-08</text:p>
          </table:table-cell>
          <table:table-cell table:formula="of:=0.5*[.FE12]*(([.FE6]-[.FD6])/([.FE1]-[.FD1]))^2" office:value-type="float" office:value="0.000000000197903868368772" calcext:value-type="float">
            <text:p>1.97903868368772E-10</text:p>
          </table:table-cell>
          <table:table-cell table:formula="of:=0.5*[.FF12]*(([.FF6]-[.FE6])/([.FF1]-[.FE1]))^2" office:value-type="float" office:value="0.000000306395167816731" calcext:value-type="float">
            <text:p>3.06395167816731E-07</text:p>
          </table:table-cell>
          <table:table-cell table:formula="of:=0.5*[.FG12]*(([.FG6]-[.FF6])/([.FG1]-[.FF1]))^2" office:value-type="float" office:value="0.0000000779382338906904" calcext:value-type="float">
            <text:p>7.79382338906904E-08</text:p>
          </table:table-cell>
          <table:table-cell table:formula="of:=0.5*[.FH12]*(([.FH6]-[.FG6])/([.FH1]-[.FG1]))^2" office:value-type="float" office:value="0.000000113602006710963" calcext:value-type="float">
            <text:p>1.13602006710963E-07</text:p>
          </table:table-cell>
          <table:table-cell table:formula="of:=0.5*[.FI12]*(([.FI6]-[.FH6])/([.FI1]-[.FH1]))^2" office:value-type="float" office:value="0.00000000349376967016045" calcext:value-type="float">
            <text:p>3.49376967016045E-09</text:p>
          </table:table-cell>
          <table:table-cell table:formula="of:=0.5*[.FJ12]*(([.FJ6]-[.FI6])/([.FJ1]-[.FI1]))^2" office:value-type="float" office:value="0.000000788028760942398" calcext:value-type="float">
            <text:p>7.88028760942398E-07</text:p>
          </table:table-cell>
          <table:table-cell table:formula="of:=0.5*[.FK12]*(([.FK6]-[.FJ6])/([.FK1]-[.FJ1]))^2" office:value-type="float" office:value="0.000000916098060299943" calcext:value-type="float">
            <text:p>9.16098060299943E-07</text:p>
          </table:table-cell>
          <table:table-cell table:formula="of:=0.5*[.FL12]*(([.FL6]-[.FK6])/([.FL1]-[.FK1]))^2" office:value-type="float" office:value="0.0000000504007356750399" calcext:value-type="float">
            <text:p>5.04007356750399E-08</text:p>
          </table:table-cell>
          <table:table-cell table:formula="of:=0.5*[.FM12]*(([.FM6]-[.FL6])/([.FM1]-[.FL1]))^2" office:value-type="float" office:value="0.00000000548632143238607" calcext:value-type="float">
            <text:p>5.48632143238607E-09</text:p>
          </table:table-cell>
          <table:table-cell table:formula="of:=0.5*[.FN12]*(([.FN6]-[.FM6])/([.FN1]-[.FM1]))^2" office:value-type="float" office:value="0.000000133725653968741" calcext:value-type="float">
            <text:p>1.33725653968741E-07</text:p>
          </table:table-cell>
          <table:table-cell table:formula="of:=0.5*[.FO12]*(([.FO6]-[.FN6])/([.FO1]-[.FN1]))^2" office:value-type="float" office:value="0.000000181307325514487" calcext:value-type="float">
            <text:p>1.81307325514487E-07</text:p>
          </table:table-cell>
          <table:table-cell table:formula="of:=0.5*[.FP12]*(([.FP6]-[.FO6])/([.FP1]-[.FO1]))^2" office:value-type="float" office:value="0.0000000240235814411637" calcext:value-type="float">
            <text:p>2.40235814411637E-08</text:p>
          </table:table-cell>
          <table:table-cell table:formula="of:=0.5*[.FQ12]*(([.FQ6]-[.FP6])/([.FQ1]-[.FP1]))^2" office:value-type="float" office:value="0.0000000385086249189799" calcext:value-type="float">
            <text:p>3.85086249189799E-08</text:p>
          </table:table-cell>
          <table:table-cell table:formula="of:=0.5*[.FR12]*(([.FR6]-[.FQ6])/([.FR1]-[.FQ1]))^2" office:value-type="float" office:value="0.0000000152533176422901" calcext:value-type="float">
            <text:p>1.52533176422901E-08</text:p>
          </table:table-cell>
          <table:table-cell table:formula="of:=0.5*[.FS12]*(([.FS6]-[.FR6])/([.FS1]-[.FR1]))^2" office:value-type="float" office:value="0.000000790489174286139" calcext:value-type="float">
            <text:p>7.90489174286139E-07</text:p>
          </table:table-cell>
          <table:table-cell table:formula="of:=0.5*[.FT12]*(([.FT6]-[.FS6])/([.FT1]-[.FS1]))^2" office:value-type="float" office:value="0.0000000931286297091637" calcext:value-type="float">
            <text:p>9.31286297091637E-08</text:p>
          </table:table-cell>
          <table:table-cell table:formula="of:=0.5*[.FU12]*(([.FU6]-[.FT6])/([.FU1]-[.FT1]))^2" office:value-type="float" office:value="0.00000000624886741646394" calcext:value-type="float">
            <text:p>6.24886741646394E-09</text:p>
          </table:table-cell>
          <table:table-cell table:formula="of:=0.5*[.FV12]*(([.FV6]-[.FU6])/([.FV1]-[.FU1]))^2" office:value-type="float" office:value="0.00000000870139794851454" calcext:value-type="float">
            <text:p>8.70139794851454E-09</text:p>
          </table:table-cell>
          <table:table-cell table:formula="of:=0.5*[.FW12]*(([.FW6]-[.FV6])/([.FW1]-[.FV1]))^2" office:value-type="float" office:value="0.0000000317721808036176" calcext:value-type="float">
            <text:p>3.17721808036176E-08</text:p>
          </table:table-cell>
          <table:table-cell table:formula="of:=0.5*[.FX12]*(([.FX6]-[.FW6])/([.FX1]-[.FW1]))^2" office:value-type="float" office:value="0.00000000995231402818176" calcext:value-type="float">
            <text:p>9.95231402818176E-09</text:p>
          </table:table-cell>
          <table:table-cell table:formula="of:=0.5*[.FY12]*(([.FY6]-[.FX6])/([.FY1]-[.FX1]))^2" office:value-type="float" office:value="0.0000000039392080513408" calcext:value-type="float">
            <text:p>3.9392080513408E-09</text:p>
          </table:table-cell>
          <table:table-cell table:formula="of:=0.5*[.FZ12]*(([.FZ6]-[.FY6])/([.FZ1]-[.FY1]))^2" office:value-type="float" office:value="0.00000000852659158058372" calcext:value-type="float">
            <text:p>8.52659158058372E-09</text:p>
          </table:table-cell>
          <table:table-cell table:formula="of:=0.5*[.GA12]*(([.GA6]-[.FZ6])/([.GA1]-[.FZ1]))^2" office:value-type="float" office:value="0.00000000283749528787074" calcext:value-type="float">
            <text:p>2.83749528787074E-09</text:p>
          </table:table-cell>
          <table:table-cell table:formula="of:=0.5*[.GB12]*(([.GB6]-[.GA6])/([.GB1]-[.GA1]))^2" office:value-type="float" office:value="0.0000000233789615493751" calcext:value-type="float">
            <text:p>2.33789615493751E-08</text:p>
          </table:table-cell>
          <table:table-cell table:formula="of:=0.5*[.GC12]*(([.GC6]-[.GB6])/([.GC1]-[.GB1]))^2" office:value-type="float" office:value="0.0000000059804084256389" calcext:value-type="float">
            <text:p>5.9804084256389E-09</text:p>
          </table:table-cell>
          <table:table-cell table:formula="of:=0.5*[.GD12]*(([.GD6]-[.GC6])/([.GD1]-[.GC1]))^2" office:value-type="float" office:value="0.0000000273679537084589" calcext:value-type="float">
            <text:p>2.73679537084589E-08</text:p>
          </table:table-cell>
          <table:table-cell table:formula="of:=0.5*[.GE12]*(([.GE6]-[.GD6])/([.GE1]-[.GD1]))^2" office:value-type="float" office:value="0.0000000580829679987264" calcext:value-type="float">
            <text:p>5.80829679987264E-08</text:p>
          </table:table-cell>
          <table:table-cell table:formula="of:=0.5*[.GF12]*(([.GF6]-[.GE6])/([.GF1]-[.GE1]))^2" office:value-type="float" office:value="0.0000000901441521836448" calcext:value-type="float">
            <text:p>9.01441521836448E-08</text:p>
          </table:table-cell>
          <table:table-cell table:formula="of:=0.5*[.GG12]*(([.GG6]-[.GF6])/([.GG1]-[.GF1]))^2" office:value-type="float" office:value="0.00000014392145445699" calcext:value-type="float">
            <text:p>1.4392145445699E-07</text:p>
          </table:table-cell>
          <table:table-cell table:formula="of:=0.5*[.GH12]*(([.GH6]-[.GG6])/([.GH1]-[.GG1]))^2" office:value-type="float" office:value="0.000000112233476008313" calcext:value-type="float">
            <text:p>1.12233476008313E-07</text:p>
          </table:table-cell>
          <table:table-cell table:formula="of:=0.5*[.GI12]*(([.GI6]-[.GH6])/([.GI1]-[.GH1]))^2" office:value-type="float" office:value="0.000000100683187999231" calcext:value-type="float">
            <text:p>1.00683187999231E-07</text:p>
          </table:table-cell>
          <table:table-cell table:formula="of:=0.5*[.GJ12]*(([.GJ6]-[.GI6])/([.GJ1]-[.GI1]))^2" office:value-type="float" office:value="0.00000000516984009830651" calcext:value-type="float">
            <text:p>5.16984009830651E-09</text:p>
          </table:table-cell>
          <table:table-cell table:formula="of:=0.5*[.GK12]*(([.GK6]-[.GJ6])/([.GK1]-[.GJ1]))^2" office:value-type="float" office:value="0.0000000196269383001128" calcext:value-type="float">
            <text:p>1.96269383001128E-08</text:p>
          </table:table-cell>
          <table:table-cell table:formula="of:=0.5*[.GL12]*(([.GL6]-[.GK6])/([.GL1]-[.GK1]))^2" office:value-type="float" office:value="0.000000022855133961441" calcext:value-type="float">
            <text:p>2.2855133961441E-08</text:p>
          </table:table-cell>
          <table:table-cell table:formula="of:=0.5*[.GM12]*(([.GM6]-[.GL6])/([.GM1]-[.GL1]))^2" office:value-type="float" office:value="0.000000112042612656832" calcext:value-type="float">
            <text:p>1.12042612656832E-07</text:p>
          </table:table-cell>
          <table:table-cell table:formula="of:=0.5*[.GN12]*(([.GN6]-[.GM6])/([.GN1]-[.GM1]))^2" office:value-type="float" office:value="0.0000000492536061850462" calcext:value-type="float">
            <text:p>4.92536061850462E-08</text:p>
          </table:table-cell>
          <table:table-cell table:formula="of:=0.5*[.GO12]*(([.GO6]-[.GN6])/([.GO1]-[.GN1]))^2" office:value-type="float" office:value="0.00000000644984846496057" calcext:value-type="float">
            <text:p>6.44984846496057E-09</text:p>
          </table:table-cell>
          <table:table-cell table:formula="of:=0.5*[.GP12]*(([.GP6]-[.GO6])/([.GP1]-[.GO1]))^2" office:value-type="float" office:value="0.000000146240559367455" calcext:value-type="float">
            <text:p>1.46240559367455E-07</text:p>
          </table:table-cell>
          <table:table-cell table:formula="of:=0.5*[.GQ12]*(([.GQ6]-[.GP6])/([.GQ1]-[.GP1]))^2" office:value-type="float" office:value="0.000000337928978289273" calcext:value-type="float">
            <text:p>3.37928978289273E-07</text:p>
          </table:table-cell>
          <table:table-cell table:formula="of:=0.5*[.GR12]*(([.GR6]-[.GQ6])/([.GR1]-[.GQ1]))^2" office:value-type="float" office:value="0.00000000423353620099268" calcext:value-type="float">
            <text:p>4.23353620099268E-09</text:p>
          </table:table-cell>
          <table:table-cell table:formula="of:=0.5*[.GS12]*(([.GS6]-[.GR6])/([.GS1]-[.GR1]))^2" office:value-type="float" office:value="0.0000000238192721591444" calcext:value-type="float">
            <text:p>2.38192721591444E-08</text:p>
          </table:table-cell>
          <table:table-cell table:formula="of:=0.5*[.GT12]*(([.GT6]-[.GS6])/([.GT1]-[.GS1]))^2" office:value-type="float" office:value="0.0000000383235734387834" calcext:value-type="float">
            <text:p>3.83235734387834E-08</text:p>
          </table:table-cell>
          <table:table-cell table:formula="of:=0.5*[.GU12]*(([.GU6]-[.GT6])/([.GU1]-[.GT1]))^2" office:value-type="float" office:value="0.000000126419621554044" calcext:value-type="float">
            <text:p>1.26419621554044E-07</text:p>
          </table:table-cell>
          <table:table-cell table:formula="of:=0.5*[.GV12]*(([.GV6]-[.GU6])/([.GV1]-[.GU1]))^2" office:value-type="float" office:value="0.000000502827325346133" calcext:value-type="float">
            <text:p>5.02827325346133E-07</text:p>
          </table:table-cell>
          <table:table-cell table:formula="of:=0.5*[.GW12]*(([.GW6]-[.GV6])/([.GW1]-[.GV1]))^2" office:value-type="float" office:value="0.000000000609819409990164" calcext:value-type="float">
            <text:p>6.09819409990164E-10</text:p>
          </table:table-cell>
          <table:table-cell table:formula="of:=0.5*[.GX12]*(([.GX6]-[.GW6])/([.GX1]-[.GW1]))^2" office:value-type="float" office:value="0.0000000632123201344505" calcext:value-type="float">
            <text:p>6.32123201344505E-08</text:p>
          </table:table-cell>
          <table:table-cell table:formula="of:=0.5*[.GY12]*(([.GY6]-[.GX6])/([.GY1]-[.GX1]))^2" office:value-type="float" office:value="0.000000000152561176563921" calcext:value-type="float">
            <text:p>1.52561176563921E-10</text:p>
          </table:table-cell>
          <table:table-cell table:formula="of:=0.5*[.GZ12]*(([.GZ6]-[.GY6])/([.GZ1]-[.GY1]))^2" office:value-type="float" office:value="0.0000000795152352644711" calcext:value-type="float">
            <text:p>7.95152352644711E-08</text:p>
          </table:table-cell>
          <table:table-cell table:formula="of:=0.5*[.HA12]*(([.HA6]-[.GZ6])/([.HA1]-[.GZ1]))^2" office:value-type="float" office:value="0.00000000884419143654584" calcext:value-type="float">
            <text:p>8.84419143654584E-09</text:p>
          </table:table-cell>
          <table:table-cell table:formula="of:=0.5*[.HB12]*(([.HB6]-[.HA6])/([.HB1]-[.HA1]))^2" office:value-type="float" office:value="0.000000000679629467312395" calcext:value-type="float">
            <text:p>6.79629467312395E-10</text:p>
          </table:table-cell>
          <table:table-cell table:formula="of:=0.5*[.HC12]*(([.HC6]-[.HB6])/([.HC1]-[.HB1]))^2" office:value-type="float" office:value="0.000000012749305632294" calcext:value-type="float">
            <text:p>1.2749305632294E-08</text:p>
          </table:table-cell>
          <table:table-cell table:formula="of:=0.5*[.HD12]*(([.HD6]-[.HC6])/([.HD1]-[.HC1]))^2" office:value-type="float" office:value="0.0000000997887660202783" calcext:value-type="float">
            <text:p>9.97887660202783E-08</text:p>
          </table:table-cell>
          <table:table-cell table:formula="of:=0.5*[.HE12]*(([.HE6]-[.HD6])/([.HE1]-[.HD1]))^2" office:value-type="float" office:value="0.0000000300914340507421" calcext:value-type="float">
            <text:p>3.00914340507421E-08</text:p>
          </table:table-cell>
          <table:table-cell table:formula="of:=0.5*[.HF12]*(([.HF6]-[.HE6])/([.HF1]-[.HE1]))^2" office:value-type="float" office:value="0.0000000751575035761379" calcext:value-type="float">
            <text:p>7.51575035761379E-08</text:p>
          </table:table-cell>
          <table:table-cell table:formula="of:=0.5*[.HG12]*(([.HG6]-[.HF6])/([.HG1]-[.HF1]))^2" office:value-type="float" office:value="0.0000000306292280764782" calcext:value-type="float">
            <text:p>3.06292280764782E-08</text:p>
          </table:table-cell>
          <table:table-cell table:formula="of:=0.5*[.HH12]*(([.HH6]-[.HG6])/([.HH1]-[.HG1]))^2" office:value-type="float" office:value="0.00029725456999875" calcext:value-type="float">
            <text:p>0.000297254569999</text:p>
          </table:table-cell>
          <table:table-cell table:formula="of:=0.5*[.HI12]*(([.HI6]-[.HH6])/([.HI1]-[.HH1]))^2" office:value-type="string" office:string-value="" calcext:value-type="error">
            <text:p>#DIV/0!</text:p>
          </table:table-cell>
          <table:table-cell table:formula="of:=0.5*[.HJ12]*(([.HJ6]-[.HI6])/([.HJ1]-[.HI1]))^2" office:value-type="string" office:string-value="" calcext:value-type="error">
            <text:p>#DIV/0!</text:p>
          </table:table-cell>
          <table:table-cell table:formula="of:=0.5*[.HK12]*(([.HK6]-[.HJ6])/([.HK1]-[.HJ1]))^2" office:value-type="string" office:string-value="" calcext:value-type="error">
            <text:p>#DIV/0!</text:p>
          </table:table-cell>
          <table:table-cell table:formula="of:=0.5*[.HL12]*(([.HL6]-[.HK6])/([.HL1]-[.HK1]))^2" office:value-type="string" office:string-value="" calcext:value-type="error">
            <text:p>#DIV/0!</text:p>
          </table:table-cell>
          <table:table-cell table:formula="of:=0.5*[.HM12]*(([.HM6]-[.HL6])/([.HM1]-[.HL1]))^2" office:value-type="string" office:string-value="" calcext:value-type="error">
            <text:p>#DIV/0!</text:p>
          </table:table-cell>
          <table:table-cell table:formula="of:=0.5*[.HN12]*(([.HN6]-[.HM6])/([.HN1]-[.HM1]))^2" office:value-type="string" office:string-value="" calcext:value-type="error">
            <text:p>#DIV/0!</text:p>
          </table:table-cell>
          <table:table-cell table:formula="of:=0.5*[.HO12]*(([.HO6]-[.HN6])/([.HO1]-[.HN1]))^2" office:value-type="string" office:string-value="" calcext:value-type="error">
            <text:p>#DIV/0!</text:p>
          </table:table-cell>
          <table:table-cell table:formula="of:=0.5*[.HP12]*(([.HP6]-[.HO6])/([.HP1]-[.HO1]))^2" office:value-type="string" office:string-value="" calcext:value-type="error">
            <text:p>#DIV/0!</text:p>
          </table:table-cell>
          <table:table-cell table:formula="of:=0.5*[.HQ12]*(([.HQ6]-[.HP6])/([.HQ1]-[.HP1]))^2" office:value-type="string" office:string-value="" calcext:value-type="error">
            <text:p>#DIV/0!</text:p>
          </table:table-cell>
          <table:table-cell table:formula="of:=0.5*[.HR12]*(([.HR6]-[.HQ6])/([.HR1]-[.HQ1]))^2" office:value-type="string" office:string-value="" calcext:value-type="error">
            <text:p>#DIV/0!</text:p>
          </table:table-cell>
          <table:table-cell table:formula="of:=0.5*[.HS12]*(([.HS6]-[.HR6])/([.HS1]-[.HR1]))^2" office:value-type="string" office:string-value="" calcext:value-type="error">
            <text:p>#DIV/0!</text:p>
          </table:table-cell>
          <table:table-cell table:formula="of:=0.5*[.HT12]*(([.HT6]-[.HS6])/([.HT1]-[.HS1]))^2" office:value-type="string" office:string-value="" calcext:value-type="error">
            <text:p>#DIV/0!</text:p>
          </table:table-cell>
          <table:table-cell table:formula="of:=0.5*[.HU12]*(([.HU6]-[.HT6])/([.HU1]-[.HT1]))^2" office:value-type="string" office:string-value="" calcext:value-type="error">
            <text:p>#DIV/0!</text:p>
          </table:table-cell>
          <table:table-cell table:formula="of:=0.5*[.HV12]*(([.HV6]-[.HU6])/([.HV1]-[.HU1]))^2" office:value-type="string" office:string-value="" calcext:value-type="error">
            <text:p>#DIV/0!</text:p>
          </table:table-cell>
          <table:table-cell table:formula="of:=0.5*[.HW12]*(([.HW6]-[.HV6])/([.HW1]-[.HV1]))^2" office:value-type="string" office:string-value="" calcext:value-type="error">
            <text:p>#DIV/0!</text:p>
          </table:table-cell>
          <table:table-cell table:formula="of:=0.5*[.HX12]*(([.HX6]-[.HW6])/([.HX1]-[.HW1]))^2" office:value-type="string" office:string-value="" calcext:value-type="error">
            <text:p>#DIV/0!</text:p>
          </table:table-cell>
          <table:table-cell table:formula="of:=0.5*[.HY12]*(([.HY6]-[.HX6])/([.HY1]-[.HX1]))^2" office:value-type="string" office:string-value="" calcext:value-type="error">
            <text:p>#DIV/0!</text:p>
          </table:table-cell>
          <table:table-cell table:formula="of:=0.5*[.HZ12]*(([.HZ6]-[.HY6])/([.HZ1]-[.HY1]))^2" office:value-type="string" office:string-value="" calcext:value-type="error">
            <text:p>#DIV/0!</text:p>
          </table:table-cell>
          <table:table-cell table:formula="of:=0.5*[.IA12]*(([.IA6]-[.HZ6])/([.IA1]-[.HZ1]))^2" office:value-type="string" office:string-value="" calcext:value-type="error">
            <text:p>#DIV/0!</text:p>
          </table:table-cell>
          <table:table-cell table:formula="of:=0.5*[.IB12]*(([.IB6]-[.IA6])/([.IB1]-[.IA1]))^2" office:value-type="string" office:string-value="" calcext:value-type="error">
            <text:p>#DIV/0!</text:p>
          </table:table-cell>
          <table:table-cell table:formula="of:=0.5*[.IC12]*(([.IC6]-[.IB6])/([.IC1]-[.IB1]))^2" office:value-type="string" office:string-value="" calcext:value-type="error">
            <text:p>#DIV/0!</text:p>
          </table:table-cell>
          <table:table-cell table:formula="of:=0.5*[.ID12]*(([.ID6]-[.IC6])/([.ID1]-[.IC1]))^2" office:value-type="string" office:string-value="" calcext:value-type="error">
            <text:p>#DIV/0!</text:p>
          </table:table-cell>
          <table:table-cell table:formula="of:=0.5*[.IE12]*(([.IE6]-[.ID6])/([.IE1]-[.ID1]))^2" office:value-type="string" office:string-value="" calcext:value-type="error">
            <text:p>#DIV/0!</text:p>
          </table:table-cell>
          <table:table-cell table:formula="of:=0.5*[.IF12]*(([.IF6]-[.IE6])/([.IF1]-[.IE1]))^2" office:value-type="string" office:string-value="" calcext:value-type="error">
            <text:p>#DIV/0!</text:p>
          </table:table-cell>
          <table:table-cell table:formula="of:=0.5*[.IG12]*(([.IG6]-[.IF6])/([.IG1]-[.IF1]))^2" office:value-type="string" office:string-value="" calcext:value-type="error">
            <text:p>#DIV/0!</text:p>
          </table:table-cell>
          <table:table-cell table:formula="of:=0.5*[.IH12]*(([.IH6]-[.IG6])/([.IH1]-[.IG1]))^2" office:value-type="string" office:string-value="" calcext:value-type="error">
            <text:p>#DIV/0!</text:p>
          </table:table-cell>
          <table:table-cell table:formula="of:=0.5*[.II12]*(([.II6]-[.IH6])/([.II1]-[.IH1]))^2" office:value-type="string" office:string-value="" calcext:value-type="error">
            <text:p>#DIV/0!</text:p>
          </table:table-cell>
          <table:table-cell table:formula="of:=0.5*[.IJ12]*(([.IJ6]-[.II6])/([.IJ1]-[.II1]))^2" office:value-type="string" office:string-value="" calcext:value-type="error">
            <text:p>#DIV/0!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HG13])" office:value-type="float" office:value="2.94292157454219" calcext:value-type="float">
            <text:p>2.9429215745421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HG14])" office:value-type="float" office:value="0.866089462495095" calcext:value-type="float">
            <text:p>0.86608946249509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80901103703729" calcext:value-type="float">
            <text:p>3.80901103703729</text:p>
          </table:table-cell>
          <table:table-cell table:formula="of:=[.B17]+[.C9]" office:value-type="float" office:value="10.5848381369959" calcext:value-type="float">
            <text:p>10.5848381369959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52:22.425626975</dc:date>
    <meta:editing-duration>PT28S</meta:editing-duration>
    <meta:editing-cycles>1</meta:editing-cycles>
    <meta:document-statistic meta:table-count="1" meta:cell-count="4260" meta:object-count="0"/>
    <meta:generator>LibreOffice/6.4.7.2$Linux_X86_64 LibreOffice_project/40$Build-2</meta:generator>
  </office:meta>
</office:document-meta>
</file>